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Lucidasans" svg:font-family="Lucidasans"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78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9" style:family="table-column">
      <style:table-column-properties fo:break-before="auto" style:column-width="1.649cm"/>
    </style:style>
    <style:style style:name="co10" style:family="table-column">
      <style:table-column-properties fo:break-before="auto" style:column-width="17.251cm"/>
    </style:style>
    <style:style style:name="co11" style:family="table-column">
      <style:table-column-properties fo:break-before="auto" style:column-width="1.319cm"/>
    </style:style>
    <style:style style:name="co12" style:family="table-column">
      <style:table-column-properties fo:break-before="auto" style:column-width="2.775cm"/>
    </style:style>
    <style:style style:name="co13" style:family="table-column">
      <style:table-column-properties fo:break-before="auto" style:column-width="1cm"/>
    </style:style>
    <style:style style:name="co14" style:family="table-column">
      <style:table-column-properties fo:break-before="auto" style:column-width="2.769cm"/>
    </style:style>
    <style:style style:name="co15" style:family="table-column">
      <style:table-column-properties fo:break-before="auto" style:column-width="1.42cm"/>
    </style:style>
    <style:style style:name="co16" style:family="table-column">
      <style:table-column-properties fo:break-before="auto" style:column-width="1.48cm"/>
    </style:style>
    <style:style style:name="co17" style:family="table-column">
      <style:table-column-properties fo:break-before="auto" style:column-width="0.499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
    </style:style>
    <style:style style:name="ce2" style:family="table-cell" style:parent-style-name="Default">
      <style:table-cell-properties fo:background-color="#ff9966" fo:border="0.018cm solid #000000"/>
      <style:text-properties style:font-name="Helvetica"/>
    </style:style>
    <style:style style:name="ce3" style:family="table-cell" style:parent-style-name="Default">
      <style:table-cell-properties style:cell-protect="none" style:print-content="true" fo:border="0.018cm solid #000000"/>
      <style:text-properties style:font-name="Helvetica"/>
    </style:style>
    <style:style style:name="ce4" style:family="table-cell" style:parent-style-name="Default">
      <style:table-cell-properties style:cell-protect="none" style:print-content="true" fo:background-color="transparent" fo:border="0.018cm solid #000000"/>
      <style:text-properties style:font-name="Helvetica"/>
    </style:style>
    <style:style style:name="ce5" style:family="table-cell" style:parent-style-name="Default">
      <style:table-cell-properties style:cell-protect="none" style:print-content="true" fo:border="0.018cm solid #000000"/>
    </style:style>
    <style:style style:name="ce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
    </style:style>
    <style:style style:name="ce7" style:family="table-cell" style:parent-style-name="Default" style:data-style-name="N114">
      <style:table-cell-properties fo:background-color="#ff9966" fo:border="0.018cm solid #000000"/>
      <style:text-properties style:font-name="Helvetica"/>
    </style:style>
    <style:style style:name="ce8" style:family="table-cell" style:parent-style-name="Default" style:data-style-name="N114">
      <style:table-cell-properties style:cell-protect="none" style:print-content="true"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9" style:family="table-cell" style:parent-style-name="Default" style:data-style-name="N114">
      <style:table-cell-properties style:cell-protect="none" style:print-content="true" fo:border="0.018cm solid #000000"/>
      <style:text-properties style:font-name="Helvetica"/>
    </style:style>
    <style:style style:name="ce10"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1" style:family="table-cell" style:parent-style-name="Default" style:data-style-name="N114">
      <style:table-cell-properties style:cell-protect="none" style:print-content="true" fo:background-color="transparent" fo:border="0.018cm solid #000000"/>
      <style:text-properties style:font-name="Helvetica"/>
    </style:style>
    <style:style style:name="ce12" style:family="table-cell" style:parent-style-name="Default" style:data-style-name="N114">
      <style:table-cell-properties style:cell-protect="none" style:print-content="true" fo:background-color="transparent" fo:border="0.018cm solid #000000"/>
      <style:text-properties style:font-name="Helvetica" style:font-name-asian="Bitstream Vera Sans1" style:font-name-complex="Lucidasans"/>
    </style:style>
    <style:style style:name="ce13" style:family="table-cell" style:parent-style-name="Default" style:data-style-name="N114">
      <style:table-cell-properties style:cell-protect="none" style:print-content="true" fo:border="0.018cm solid #000000"/>
    </style:style>
    <style:style style:name="ce14"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
    </style:style>
    <style:style style:name="ce15" style:family="table-cell" style:parent-style-name="Default" style:data-style-name="N100">
      <style:table-cell-properties fo:background-color="#ff9966" fo:border="0.018cm solid #000000"/>
      <style:text-properties style:font-name="Helvetica"/>
    </style:style>
    <style:style style:name="ce16" style:family="table-cell" style:parent-style-name="Default" style:data-style-name="N100">
      <style:table-cell-properties style:cell-protect="none" style:print-content="true" fo:border="0.018cm solid #000000"/>
      <style:text-properties style:font-name="Helvetica"/>
    </style:style>
    <style:style style:name="ce17" style:family="table-cell" style:parent-style-name="Default" style:data-style-name="N100">
      <style:table-cell-properties style:cell-protect="none" style:print-content="true" fo:background-color="transparent" fo:border="0.018cm solid #000000"/>
      <style:text-properties style:font-name="Helvetica"/>
    </style:style>
    <style:style style:name="ce18"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
    </style:style>
    <style:style style:name="ce20" style:family="table-cell" style:parent-style-name="Default">
      <style:table-cell-properties style:cell-protect="none" style:print-content="true" fo:background-color="transparent" fo:border="0.018cm solid #000000"/>
    </style:style>
    <style:style style:name="ce21" style:family="table-cell" style:parent-style-name="Default">
      <style:table-cell-properties fo:background-color="#ff9966" fo:border="0.018cm solid #000000"/>
      <style:text-properties style:font-name="Helvetica" style:font-name-asian="Bitstream Vera Sans1" style:font-name-complex="Lucidasans"/>
    </style:style>
    <style:style style:name="ce22" style:family="table-cell" style:parent-style-name="Default" style:data-style-name="N100">
      <style:table-cell-properties fo:background-color="#ff9966" fo:border="0.018cm solid #000000"/>
      <style:text-properties style:font-name="Helvetica" style:font-name-asian="Bitstream Vera Sans1" style:font-name-complex="Lucidasans"/>
    </style:style>
    <style:style style:name="ce23" style:family="table-cell" style:parent-style-name="Default" style:data-style-name="N100">
      <style:table-cell-properties style:cell-protect="none" style:print-content="true" fo:background-color="transparent" fo:border="0.018cm solid #000000"/>
    </style:style>
    <style:style style:name="ce24" style:family="table-cell" style:parent-style-name="Default" style:data-style-name="N100">
      <style:table-cell-properties style:cell-protect="none" style:print-content="true" fo:border="0.018cm solid #000000"/>
    </style:style>
    <style:style style:name="ce25" style:family="table-cell" style:parent-style-name="Default" style:data-style-name="N100">
      <style:table-cell-properties style:cell-protect="none" style:print-content="true" fo:border="0.018cm solid #000000"/>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26" style:family="table-cell" style:parent-style-name="Default" style:data-style-name="N100">
      <style:table-cell-properties style:cell-protect="none" style:print-content="true" fo:background-color="transparent" fo:border="0.018cm solid #000000"/>
      <style:text-properties style:font-name="Helvetica" style:font-name-asian="Bitstream Vera Sans1" style:font-name-complex="Lucidasans"/>
    </style:style>
    <style:style style:name="ce27"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
    </style:style>
    <style:style style:name="ce28" style:family="table-cell" style:parent-style-name="Default">
      <style:table-cell-properties fo:border="none"/>
      <style:text-properties style:font-name="Helvetica"/>
    </style:style>
    <style:style style:name="ce29" style:family="table-cell" style:parent-style-name="Default">
      <style:table-cell-properties fo:background-color="transparent" fo:border="none"/>
      <style:text-properties style:font-name="Helvetica"/>
    </style:style>
    <style:style style:name="ce30" style:family="table-cell" style:parent-style-name="Default" style:data-style-name="N100"/>
    <style:style style:name="ce3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
    </style:style>
    <style:style style:name="ce32"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
    </style:style>
    <style:style style:name="ce33" style:family="table-cell" style:parent-style-name="Default" style:data-style-name="N114">
      <style:table-cell-properties style:cell-protect="none" style:print-content="true" fo:background-color="transparent" fo:border="0.018cm solid #000000"/>
    </style:style>
    <style:style style:name="ce34"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
    </style:style>
    <style:style style:name="ce35"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
    </style:style>
    <style:style style:name="ce36"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37"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 style:font-name-asian="Bitstream Vera Sans1" style:font-name-complex="Lucidasans"/>
    </style:style>
    <style:style style:name="ce38"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
    </style:style>
    <style:style style:name="ce39"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40"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41"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42"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 style:font-name-asian="Bitstream Vera Sans1" style:font-name-complex="Lucidasans"/>
    </style:style>
    <style:style style:name="ce43"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
    </style:style>
    <style:style style:name="ce44" style:family="table-cell" style:parent-style-name="Default">
      <style:table-cell-properties fo:background-color="transparent"/>
    </style:style>
    <style:style style:name="ce45"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size="11pt" fo:font-weight="bold" style:font-size-asian="11pt" style:font-size-complex="11pt"/>
    </style:style>
    <style:style style:name="ce46"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 fo:font-weight="normal"/>
    </style:style>
    <style:style style:name="ce47"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 fo:font-weight="bold"/>
    </style:style>
    <style:style style:name="ce48"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weight="bold"/>
    </style:style>
    <style:style style:name="ce49"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
    </style:style>
    <style:style style:name="ce50" style:family="table-cell" style:parent-style-name="Default">
      <style:table-cell-properties fo:background-color="#ccffff" fo:border="0.018cm solid #000000" style:vertical-align="top"/>
      <style:text-properties style:font-name="Helvetica"/>
    </style:style>
    <style:style style:name="ce51" style:family="table-cell" style:parent-style-name="Default">
      <style:table-cell-properties fo:background-color="#ccffff" fo:border="0.018cm solid #000000" style:vertical-align="automatic"/>
      <style:text-properties style:font-name="Helvetica"/>
    </style:style>
    <style:style style:name="ce52"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
    </style:style>
    <style:style style:name="ce53"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
    </style:style>
    <style:style style:name="ce54"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 fo:font-size="10pt"/>
    </style:style>
    <style:style style:name="ce55" style:family="table-cell" style:parent-style-name="Default">
      <style:table-cell-properties style:vertical-align="automatic"/>
      <style:text-properties style:font-name="Helvetica"/>
    </style:style>
    <style:style style:name="ce56"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 fo:font-size="10pt"/>
    </style:style>
    <style:style style:name="ce57" style:family="table-cell" style:parent-style-name="Default">
      <style:table-cell-properties fo:border="0.018cm solid #000000" style:vertical-align="automatic"/>
      <style:text-properties style:font-name="Helvetica"/>
    </style:style>
    <style:style style:name="ce58" style:family="table-cell" style:parent-style-name="Default">
      <style:table-cell-properties style:text-align-source="fix" style:repeat-content="false" fo:border="0.018cm solid #000000" style:vertical-align="automatic"/>
      <style:paragraph-properties fo:text-align="start" fo:margin-left="0cm"/>
      <style:text-properties style:font-name="Helvetica" fo:font-size="10pt"/>
    </style:style>
    <style:style style:name="ce59"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 fo:font-size="10pt"/>
    </style:style>
    <style:style style:name="ce60"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
    </style:style>
    <style:style style:name="ce61"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
    </style:style>
    <style:style style:name="ce62" style:family="table-cell" style:parent-style-name="Default">
      <style:table-cell-properties style:text-align-source="fix" style:repeat-content="false" style:vertical-align="automatic"/>
      <style:paragraph-properties fo:text-align="start" fo:margin-left="0cm"/>
      <style:text-properties style:font-name="Helvetica" fo:font-size="10pt"/>
    </style:style>
    <style:style style:name="ce63" style:family="table-cell" style:parent-style-name="Default" style:data-style-name="N113">
      <style:table-cell-properties fo:background-color="transparent" fo:border="0.018cm solid #000000" style:vertical-align="automatic"/>
      <style:text-properties style:font-name="Helvetica"/>
    </style:style>
    <style:style style:name="ce64" style:family="table-cell" style:parent-style-name="Default" style:data-style-name="N100">
      <style:table-cell-properties fo:background-color="transparent" fo:border="0.018cm solid #000000" style:vertical-align="automatic"/>
      <style:text-properties style:font-name="Helvetica"/>
    </style:style>
    <style:style style:name="ce65"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
    </style:style>
    <style:style style:name="ce66"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
    </style:style>
    <style:style style:name="ce67"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 fo:font-size="10pt"/>
    </style:style>
    <style:style style:name="ce68"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
    </style:style>
    <style:style style:name="ce69" style:family="table-cell" style:parent-style-name="Default">
      <style:table-cell-properties style:text-align-source="fix" style:repeat-content="false" fo:border="0.018cm solid #000000" style:vertical-align="automatic"/>
      <style:paragraph-properties fo:text-align="end" fo:margin-left="0cm"/>
      <style:text-properties style:font-name="Helvetica"/>
    </style:style>
    <style:style style:name="ce70" style:family="table-cell" style:parent-style-name="Default">
      <style:table-cell-properties fo:background-color="transparent" fo:border="0.018cm solid #000000" style:vertical-align="automatic"/>
      <style:text-properties style:font-name="Helvetica" fo:font-weight="bold"/>
    </style:style>
    <style:style style:name="ce71" style:family="table-cell" style:parent-style-name="Default" style:data-style-name="N100">
      <style:table-cell-properties fo:background-color="transparent" fo:border="0.018cm solid #000000" style:vertical-align="automatic"/>
      <style:text-properties style:font-name="Helvetica" fo:font-weight="bold"/>
    </style:style>
    <style:style style:name="ce72"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
    </style:style>
    <style:style style:name="ce73" style:family="table-cell" style:parent-style-name="Default">
      <style:table-cell-properties fo:border="0.018cm solid #000000" style:vertical-align="automatic"/>
      <style:text-properties style:font-name="Helvetica" fo:font-size="10pt" style:font-name-asian="Bitstream Vera Sans1" style:font-name-complex="Lucidasans"/>
    </style:style>
    <style:style style:name="ce74" style:family="table-cell" style:parent-style-name="Default">
      <style:table-cell-properties fo:border="0.018cm solid #000000" style:vertical-align="automatic"/>
      <style:text-properties style:font-name="Helvetica" style:font-name-asian="Bitstream Vera Sans1" style:font-name-complex="Lucidasans"/>
    </style:style>
    <style:style style:name="ce75"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76"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
    </style:style>
    <style:style style:name="ce77"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78" style:family="table-cell" style:parent-style-name="Default">
      <style:table-cell-properties style:vertical-align="automatic"/>
      <style:text-properties style:font-name="Helvetica" fo:font-size="10pt"/>
    </style:style>
    <style:style style:name="ce79" style:family="table-cell" style:parent-style-name="Default">
      <style:table-cell-properties fo:background-color="transparent" fo:border="0.018cm solid #000000" style:vertical-align="automatic"/>
      <style:text-properties style:font-name="Helvetica"/>
    </style:style>
    <style:style style:name="ce80"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
    </style:style>
    <style:style style:name="ce81"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
    </style:style>
    <style:style style:name="ce82"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
    </style:style>
    <style:style style:name="ce83"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
    </style:style>
    <style:style style:name="ce84" style:family="table-cell" style:parent-style-name="Default">
      <style:table-cell-properties fo:background-color="#ff9966" fo:border="0.018cm solid #000000" style:vertical-align="automatic"/>
      <style:text-properties style:font-name="Helvetica" fo:font-size="10pt" style:font-name-asian="Bitstream Vera Sans1" style:font-name-complex="Lucidasans"/>
    </style:style>
    <style:style style:name="ce85" style:family="table-cell" style:parent-style-name="Default">
      <style:table-cell-properties fo:background-color="#ff9966" fo:border="0.018cm solid #000000" style:vertical-align="automatic"/>
      <style:text-properties style:font-name="Helvetica" style:font-name-asian="Bitstream Vera Sans1" style:font-name-complex="Lucidasans"/>
    </style:style>
    <style:style style:name="ce86"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 fo:font-size="10pt"/>
    </style:style>
    <style:style style:name="ce87"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 style:font-name-asian="Bitstream Vera Sans1" style:font-name-complex="Lucidasans"/>
    </style:style>
    <style:style style:name="ce88"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89"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
    </style:style>
    <style:style style:name="ce90" style:family="table-cell" style:parent-style-name="Default">
      <style:table-cell-properties style:text-align-source="value-type" style:repeat-content="false" style:vertical-align="automatic"/>
      <style:paragraph-properties fo:margin-left="0cm"/>
      <style:text-properties style:font-name="Helvetica" fo:font-size="10pt"/>
    </style:style>
    <style:style style:name="ce91"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 fo:font-size="10pt" fo:font-weight="bold"/>
    </style:style>
    <style:style style:name="ce92" style:family="table-cell" style:parent-style-name="Default">
      <style:table-cell-properties fo:background-color="#ccffff" fo:border="0.018cm solid #000000" style:vertical-align="automatic"/>
      <style:text-properties style:font-name="Helvetica" fo:font-size="10pt"/>
    </style:style>
    <style:style style:name="ce93" style:family="table-cell" style:parent-style-name="Default">
      <style:table-cell-properties fo:border="0.018cm solid #000000" style:vertical-align="automatic"/>
      <style:text-properties style:font-name="Helvetica" fo:font-size="10pt"/>
    </style:style>
    <style:style style:name="ce94"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95" style:family="table-cell" style:parent-style-name="Default">
      <style:table-cell-properties fo:background-color="transparent" fo:border="0.018cm solid #000000" style:vertical-align="automatic"/>
      <style:text-properties style:font-name="Helvetica" fo:font-size="10pt" style:font-name-asian="Bitstream Vera Sans1" style:font-name-complex="Lucidasans"/>
    </style:style>
    <style:style style:name="ce96" style:family="table-cell" style:parent-style-name="Default">
      <style:table-cell-properties style:vertical-align="automatic"/>
    </style:style>
    <style:style style:name="ce97" style:family="table-cell" style:parent-style-name="Default">
      <style:table-cell-properties fo:background-color="#ff9966" fo:border="0.018cm solid #000000" style:vertical-align="automatic"/>
      <style:text-properties style:use-window-font-color="true" style:font-name="Helvetica" fo:font-size="10pt" style:font-name-asian="Bitstream Vera Sans1" style:font-name-complex="Lucidasans"/>
    </style:style>
    <style:style style:name="ce98" style:family="table-cell" style:parent-style-name="Default">
      <style:table-cell-properties fo:background-color="#ff9966" fo:border="0.018cm solid #000000" style:vertical-align="automatic"/>
      <style:text-properties style:use-window-font-color="true" style:font-name="Helvetica" style:font-name-asian="Bitstream Vera Sans1" style:font-name-complex="Lucidasans"/>
    </style:style>
    <style:style style:name="ce99" style:family="table-cell" style:parent-style-name="Default">
      <style:table-cell-properties fo:background-color="transparent" fo:border="0.018cm solid #000000" style:vertical-align="automatic"/>
      <style:text-properties style:font-name="Helvetica" style:font-name-asian="Bitstream Vera Sans1" style:font-name-complex="Lucidasans"/>
    </style:style>
    <style:style style:name="ce100"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 fo:font-size="11pt" fo:font-weight="bold" style:font-size-asian="11pt" style:font-size-complex="11pt"/>
    </style:style>
    <style:style style:name="ce101" style:family="table-cell" style:parent-style-name="Default">
      <style:table-cell-properties fo:background-color="#ffff99" style:cell-protect="none" style:print-content="true" fo:border="0.018cm solid #000000" style:vertical-align="automatic"/>
      <style:text-properties style:font-name="Helvetica"/>
    </style:style>
    <style:style style:name="ce102"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fo:color="#000080" style:font-name="Helvetica" fo:font-weight="bold" style:font-weight-asian="bold" style:font-weight-complex="bold"/>
    </style:style>
    <style:style style:name="ce103"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
    </style:style>
    <style:style style:name="ce104" style:family="table-cell" style:parent-style-name="Default" style:data-style-name="N114">
      <style:table-cell-properties fo:background-color="#ffff99" style:cell-protect="none" style:print-content="true" fo:border="0.018cm solid #000000" style:vertical-align="automatic"/>
      <style:text-properties style:font-name="Helvetica"/>
    </style:style>
    <style:style style:name="ce105" style:family="table-cell" style:parent-style-name="Default" style:data-style-name="N114">
      <style:table-cell-properties style:vertical-align="automatic"/>
      <style:text-properties style:font-name="Helvetica"/>
    </style:style>
    <style:style style:name="ce106"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
    </style:style>
    <style:style style:name="ce107" style:family="table-cell" style:parent-style-name="Default" style:data-style-name="N100">
      <style:table-cell-properties fo:background-color="#ffff99" style:cell-protect="none" style:print-content="true" fo:border="0.018cm solid #000000" style:vertical-align="automatic"/>
      <style:text-properties style:font-name="Helvetica"/>
    </style:style>
    <style:style style:name="ce108"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
    </style:style>
    <style:style style:name="ce109" style:family="table-cell" style:parent-style-name="Default">
      <style:table-cell-properties fo:background-color="#ff9966" fo:border="0.018cm solid #000000" style:vertical-align="automatic"/>
      <style:text-properties style:font-name="Helvetica"/>
    </style:style>
    <style:style style:name="ce110" style:family="table-cell" style:parent-style-name="Default">
      <style:table-cell-properties fo:border="none" style:vertical-align="automatic"/>
      <style:text-properties style:font-name="Helvetica"/>
    </style:style>
    <style:style style:name="ce111" style:family="table-cell" style:parent-style-name="Default" style:data-style-name="N100">
      <style:table-cell-properties style:vertical-align="top"/>
      <style:text-properties style:font-name="Helvetica"/>
    </style:style>
    <style:style style:name="ce112"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size="11pt" fo:font-weight="bold"/>
    </style:style>
    <style:style style:name="ce113"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
    </style:style>
    <style:style style:name="ce114"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
    </style:style>
    <style:style style:name="ce115"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
    </style:style>
    <style:style style:name="ce116" style:family="table-cell" style:parent-style-name="Default" style:data-style-name="N100">
      <style:table-cell-properties style:vertical-align="top"/>
    </style:style>
    <style:style style:name="ce117" style:family="table-cell" style:parent-style-name="Default">
      <style:table-cell-properties style:vertical-align="top"/>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5" style:family="graphic">
      <style:graphic-properties draw:stroke="none" svg:stroke-color="#000000" draw:fill="none" draw:fill-color="#ffffff" draw:textarea-horizontal-align="left" draw:textarea-vertical-align="middle" fo:min-height="2.16cm"/>
    </style:style>
    <style:style style:name="gr6"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 fo:font-size="10pt"/>
    </style:style>
    <style:style style:name="T1" style:family="text">
      <style:text-properties style:text-outline="false" style:text-line-through-style="none" style:font-name="Helvetica"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4" style:family="text">
      <style:text-properties style:font-name="Helvetica" fo:font-size="10pt"/>
    </style:style>
    <style:style style:name="T5" style:family="text">
      <style:text-properties fo:color="#800000" style:text-outline="false" style:text-line-through-style="none" style:font-name="Helvetica"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6" style:family="text">
      <style:text-properties fo:color="#800000" style:text-outline="false" style:text-line-through-style="none" style:font-name="Helvetica" fo:font-size="10pt" fo:language="en" fo:country="GB" fo:font-style="italic"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7" style:family="text">
      <style:text-properties fo:color="#000080" style:font-name="Arial" fo:font-weight="bold" style:font-weight-asian="bold" style:font-weight-complex="bold"/>
    </style:style>
    <style:style style:name="T8" style:family="text">
      <style:text-properties fo:color="#000080" fo:font-weight="bold" style:font-weight-asian="bold" style:font-weight-complex="bold"/>
    </style:style>
    <style:style style:name="T9" style:family="text">
      <style:text-properties fo:color="#000080" fo:font-style="italic" fo:font-weight="bold" style:font-style-asian="italic" style:font-weight-asian="bold" style:font-style-complex="italic" style:font-weight-complex="bold"/>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5"/>
        <table:table-column table:style-name="co2" table:default-cell-style-name="ce13"/>
        <table:table-column table:style-name="co2" table:default-cell-style-name="ce5"/>
        <table:table-column table:style-name="co3" table:number-columns-repeated="2" table:default-cell-style-name="ce5"/>
        <table:table-column table:style-name="co2" table:number-columns-repeated="2" table:default-cell-style-name="ce5"/>
        <table:table-column table:style-name="co4" table:default-cell-style-name="ce20"/>
        <table:table-column table:style-name="co1" table:number-columns-repeated="3" table:default-cell-style-name="ce5"/>
        <table:table-column table:style-name="co5" table:default-cell-style-name="ce5"/>
        <table:table-column table:style-name="co6" table:default-cell-style-name="ce24"/>
        <table:table-column table:style-name="co7" table:default-cell-style-name="ce5"/>
        <table:table-column table:style-name="co8" table:number-columns-repeated="1010" table:default-cell-style-name="Default"/>
        <table:table-header-rows>
          <table:table-row table:style-name="ro1">
            <table:table-cell table:style-name="ce1" office:value-type="string">
              <text:p>No. of Flight</text:p>
            </table:table-cell>
            <table:table-cell table:style-name="ce6"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4" office:value-type="string">
              <text:p>IGC File</text:p>
            </table:table-cell>
            <table:table-cell table:style-name="ce14" office:value-type="string">
              <text:p>Details of Flight</text:p>
            </table:table-cell>
            <table:table-cell table:style-name="ce27" table:number-columns-repeated="243"/>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7"/>
            <table:table-cell table:style-name="ce2" table:formula="of:=SUM([.$J$3:.$J$3002])+FLOOR(SUM([.$K$3:.$K$3002])/60;1)" office:value-type="float" office:value="5">
              <text:p>5</text:p>
            </table:table-cell>
            <table:table-cell table:style-name="ce2" table:formula="of:=MOD(SUM([.$K$3:.$K$3002]);60)" office:value-type="float" office:value="30">
              <text:p>30</text:p>
            </table:table-cell>
            <table:table-cell table:style-name="ce21" table:formula="of:=SUM([.$L$3:.$L$3002])" office:value-type="float" office:value="750">
              <text:p>750</text:p>
            </table:table-cell>
            <table:table-cell table:style-name="ce22"/>
            <table:table-cell table:style-name="ce15"/>
            <table:table-cell table:style-name="ce28" table:number-columns-repeated="243"/>
            <table:table-cell table:number-columns-repeated="767"/>
          </table:table-row>
        </table:table-header-rows>
        <table:table-row table:style-name="ro2">
          <table:table-cell table:style-name="ce3" office:value-type="float" office:value="1">
            <text:p>1</text:p>
          </table:table-cell>
          <table:table-cell table:style-name="ce8" office:value-type="date" office:date-value="2009-01-01">
            <text:p>01 Jan 09</text:p>
          </table:table-cell>
          <table:table-cell table:style-name="ce16" office:value-type="string">
            <text:p>Antares</text:p>
          </table:table-cell>
          <table:table-cell table:style-name="ce16" office:value-type="string">
            <text:p>123</text:p>
          </table:table-cell>
          <table:table-cell table:style-name="ce16" office:value-type="string">
            <text:p>W</text:p>
          </table:table-cell>
          <table:table-cell table:number-columns-repeated="2" table:style-name="ce16" office:value-type="string">
            <text:p>Lasham</text:p>
          </table:table-cell>
          <table:table-cell table:style-name="ce17" office:value-type="string">
            <text:p>An Other</text:p>
          </table:table-cell>
          <table:table-cell table:style-name="ce16" office:value-type="string">
            <text:p>P1</text:p>
          </table:table-cell>
          <table:table-cell table:style-name="ce3" office:value-type="float" office:value="5">
            <text:p>5</text:p>
          </table:table-cell>
          <table:table-cell table:style-name="ce3" office:value-type="float" office:value="30">
            <text:p>30</text:p>
          </table:table-cell>
          <table:table-cell table:style-name="ce3" office:value-type="float" office:value="750">
            <text:p>750</text:p>
          </table:table-cell>
          <table:table-cell table:style-name="ce16" office:value-type="string">
            <text:p>911XXXX1.IGC</text:p>
          </table:table-cell>
          <table:table-cell table:style-name="ce16" office:value-type="string">
            <text:p>First XC of the year.</text:p>
          </table:table-cell>
          <table:table-cell table:style-name="ce28" table:number-columns-repeated="243"/>
          <table:table-cell table:number-columns-repeated="767"/>
        </table:table-row>
        <table:table-row table:style-name="ro2">
          <table:table-cell table:style-name="ce3" office:value-type="float" office:value="2">
            <text:p>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
            <text:p>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4">
            <text:p>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5">
            <text:p>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6">
            <text:p>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7">
            <text:p>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8">
            <text:p>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9">
            <text:p>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0">
            <text:p>1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1">
            <text:p>1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2">
            <text:p>1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3">
            <text:p>1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4">
            <text:p>1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5">
            <text:p>1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6">
            <text:p>1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7">
            <text:p>1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8">
            <text:p>1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9">
            <text:p>1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0">
            <text:p>2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1">
            <text:p>2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2">
            <text:p>22</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3">
            <text:p>23</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table-cell table:style-name="ce25"/>
          <table:table-cell table:style-name="ce28" table:number-columns-repeated="243"/>
          <table:table-cell table:number-columns-repeated="767"/>
        </table:table-row>
        <table:table-row table:style-name="ro2">
          <table:table-cell table:style-name="ce3" office:value-type="float" office:value="24">
            <text:p>24</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5">
            <text:p>25</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6">
            <text:p>26</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7">
            <text:p>27</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8">
            <text:p>28</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9">
            <text:p>2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0">
            <text:p>3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
            <text:p>3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
            <text:p>3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
            <text:p>3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
            <text:p>3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
            <text:p>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
            <text:p>3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
            <text:p>3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
            <text:p>3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
            <text:p>3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
            <text:p>4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
            <text:p>4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
            <text:p>4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
            <text:p>4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
            <text:p>4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
            <text:p>4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
            <text:p>4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
            <text:p>4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
            <text:p>4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
            <text:p>4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
            <text:p>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1">
            <text:p>5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2">
            <text:p>5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3">
            <text:p>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4">
            <text:p>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5">
            <text:p>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6">
            <text:p>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7">
            <text:p>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8">
            <text:p>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9">
            <text:p>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0">
            <text:p>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1">
            <text:p>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2">
            <text:p>6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3">
            <text:p>6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4">
            <text:p>6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5">
            <text:p>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6">
            <text:p>6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7">
            <text:p>6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8">
            <text:p>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9">
            <text:p>6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0">
            <text:p>7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1">
            <text:p>7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2">
            <text:p>7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3">
            <text:p>7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4">
            <text:p>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5">
            <text:p>7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6">
            <text:p>7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7">
            <text:p>7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8">
            <text:p>7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9">
            <text:p>7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0">
            <text:p>8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1">
            <text:p>8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2">
            <text:p>8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3">
            <text:p>8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4">
            <text:p>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5">
            <text:p>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6">
            <text:p>8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7">
            <text:p>8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8">
            <text:p>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9">
            <text:p>8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0">
            <text:p>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1">
            <text:p>9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2">
            <text:p>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3">
            <text:p>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4">
            <text:p>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5">
            <text:p>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96">
            <text:p>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7">
            <text:p>9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8">
            <text:p>9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9">
            <text:p>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0">
            <text:p>1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1">
            <text:p>10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2">
            <text:p>10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3">
            <text:p>1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4">
            <text:p>1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5">
            <text:p>1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6">
            <text:p>1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7">
            <text:p>1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8">
            <text:p>1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9">
            <text:p>1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0">
            <text:p>1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1">
            <text:p>111</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2">
            <text:p>1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3">
            <text:p>1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4">
            <text:p>1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5">
            <text:p>1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6">
            <text:p>1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7">
            <text:p>1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8">
            <text:p>1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9">
            <text:p>1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0">
            <text:p>1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1">
            <text:p>1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2">
            <text:p>1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3">
            <text:p>1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4">
            <text:p>1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5">
            <text:p>1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6">
            <text:p>1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7">
            <text:p>1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8">
            <text:p>1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9">
            <text:p>1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0">
            <text:p>1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1">
            <text:p>1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2">
            <text:p>1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3">
            <text:p>1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4">
            <text:p>1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5">
            <text:p>1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6">
            <text:p>1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7">
            <text:p>1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8">
            <text:p>1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9">
            <text:p>1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0">
            <text:p>1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1">
            <text:p>1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2">
            <text:p>1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3">
            <text:p>1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4">
            <text:p>1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5">
            <text:p>1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6">
            <text:p>14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47">
            <text:p>1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8">
            <text:p>1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9">
            <text:p>1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0">
            <text:p>1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1">
            <text:p>1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2">
            <text:p>1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3">
            <text:p>1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4">
            <text:p>1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5">
            <text:p>1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6">
            <text:p>1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7">
            <text:p>1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8">
            <text:p>1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9">
            <text:p>1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0">
            <text:p>1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1">
            <text:p>1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2">
            <text:p>162</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3">
            <text:p>163</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4">
            <text:p>164</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5">
            <text:p>1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6">
            <text:p>1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7">
            <text:p>1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8">
            <text:p>1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9">
            <text:p>169</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0">
            <text:p>17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1">
            <text:p>171</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2">
            <text:p>1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3">
            <text:p>173</text:p>
          </table:table-cell>
          <table:table-cell table:style-name="ce12"/>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4">
            <text:p>174</text:p>
          </table:table-cell>
          <table:table-cell table:style-name="ce10"/>
          <table:table-cell table:style-name="ce18"/>
          <table:table-cell table:style-name="ce17" table:number-columns-repeated="6"/>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5">
            <text:p>1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6">
            <text:p>17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77">
            <text:p>1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8">
            <text:p>1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9">
            <text:p>1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0">
            <text:p>18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81">
            <text:p>1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2">
            <text:p>1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3">
            <text:p>1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4">
            <text:p>1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5">
            <text:p>1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6">
            <text:p>1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7">
            <text:p>1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8">
            <text:p>1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9">
            <text:p>1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0">
            <text:p>1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1">
            <text:p>1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2">
            <text:p>1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3">
            <text:p>193</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4">
            <text:p>194</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5">
            <text:p>1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6">
            <text:p>19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97">
            <text:p>1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8">
            <text:p>1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9">
            <text:p>1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0">
            <text:p>2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1">
            <text:p>2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2">
            <text:p>2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3">
            <text:p>2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4">
            <text:p>20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5">
            <text:p>2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6">
            <text:p>2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7">
            <text:p>2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8">
            <text:p>20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9">
            <text:p>2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0">
            <text:p>2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1">
            <text:p>2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2">
            <text:p>2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3">
            <text:p>2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4">
            <text:p>2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5">
            <text:p>2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6">
            <text:p>2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7">
            <text:p>2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8">
            <text:p>2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9">
            <text:p>2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0">
            <text:p>2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1">
            <text:p>2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2">
            <text:p>2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3">
            <text:p>2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4">
            <text:p>2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5">
            <text:p>2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6">
            <text:p>2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7">
            <text:p>2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8">
            <text:p>2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9">
            <text:p>2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0">
            <text:p>2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1">
            <text:p>2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2">
            <text:p>2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3">
            <text:p>2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4">
            <text:p>2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5">
            <text:p>2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6">
            <text:p>2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7">
            <text:p>2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8">
            <text:p>2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9">
            <text:p>2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0">
            <text:p>2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1">
            <text:p>2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2">
            <text:p>24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43">
            <text:p>2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4">
            <text:p>2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5">
            <text:p>2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6">
            <text:p>2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7">
            <text:p>2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8">
            <text:p>2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9">
            <text:p>2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0">
            <text:p>2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1">
            <text:p>2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2">
            <text:p>2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3">
            <text:p>253</text:p>
          </table:table-cell>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table-cell table:style-name="ce3" office:value-type="float" office:value="254">
            <text:p>2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5">
            <text:p>2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6">
            <text:p>2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7">
            <text:p>2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8">
            <text:p>2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9">
            <text:p>2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0">
            <text:p>2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1">
            <text:p>2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2">
            <text:p>2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3">
            <text:p>2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4">
            <text:p>2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5">
            <text:p>2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6">
            <text:p>2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7">
            <text:p>2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8">
            <text:p>2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9">
            <text:p>2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0">
            <text:p>2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1">
            <text:p>2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2">
            <text:p>2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3">
            <text:p>2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4">
            <text:p>2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5">
            <text:p>2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6">
            <text:p>2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7">
            <text:p>2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8">
            <text:p>2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79">
            <text:p>2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80">
            <text:p>2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1">
            <text:p>2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2">
            <text:p>2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3">
            <text:p>2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4">
            <text:p>2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5">
            <text:p>2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6">
            <text:p>2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7">
            <text:p>2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8">
            <text:p>2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9">
            <text:p>2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0">
            <text:p>2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1">
            <text:p>2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2">
            <text:p>2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3">
            <text:p>2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4">
            <text:p>2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5">
            <text:p>2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6">
            <text:p>2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7">
            <text:p>2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8">
            <text:p>2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9">
            <text:p>2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0">
            <text:p>3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1">
            <text:p>3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2">
            <text:p>3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3">
            <text:p>3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4">
            <text:p>3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5">
            <text:p>3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6">
            <text:p>30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7">
            <text:p>3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8">
            <text:p>30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09">
            <text:p>30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0">
            <text:p>3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1">
            <text:p>3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2">
            <text:p>3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3">
            <text:p>3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4">
            <text:p>3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5">
            <text:p>3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6">
            <text:p>3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7">
            <text:p>3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8">
            <text:p>3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9">
            <text:p>31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20">
            <text:p>3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1">
            <text:p>3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2">
            <text:p>3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3">
            <text:p>3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4">
            <text:p>3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5">
            <text:p>3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6">
            <text:p>3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7">
            <text:p>3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8">
            <text:p>3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9">
            <text:p>3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0">
            <text:p>3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1">
            <text:p>3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2">
            <text:p>3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3">
            <text:p>3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4">
            <text:p>3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5">
            <text:p>3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6">
            <text:p>3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7">
            <text:p>3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8">
            <text:p>3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9">
            <text:p>3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0">
            <text:p>340</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1">
            <text:p>341</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2">
            <text:p>3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3">
            <text:p>3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4">
            <text:p>3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5">
            <text:p>3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6">
            <text:p>3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7">
            <text:p>3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8">
            <text:p>3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9">
            <text:p>3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0">
            <text:p>3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1">
            <text:p>3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2">
            <text:p>3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3">
            <text:p>3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4">
            <text:p>3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5">
            <text:p>3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6">
            <text:p>3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7">
            <text:p>357</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8">
            <text:p>35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9">
            <text:p>35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60">
            <text:p>3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1">
            <text:p>3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2">
            <text:p>3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3">
            <text:p>3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4">
            <text:p>3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5">
            <text:p>3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6">
            <text:p>3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7">
            <text:p>3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8">
            <text:p>3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9">
            <text:p>3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0">
            <text:p>3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1">
            <text:p>3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2">
            <text:p>3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3">
            <text:p>3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4">
            <text:p>3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5">
            <text:p>3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6">
            <text:p>3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7">
            <text:p>3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8">
            <text:p>3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9">
            <text:p>3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0">
            <text:p>3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1">
            <text:p>3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2">
            <text:p>3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3">
            <text:p>3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4">
            <text:p>3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5">
            <text:p>3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6">
            <text:p>3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7">
            <text:p>3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8">
            <text:p>3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9">
            <text:p>3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0">
            <text:p>3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1">
            <text:p>3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2">
            <text:p>3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3">
            <text:p>393</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4">
            <text:p>394</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5">
            <text:p>3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6">
            <text:p>3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7">
            <text:p>3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8">
            <text:p>3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9">
            <text:p>3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0">
            <text:p>4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1">
            <text:p>4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2">
            <text:p>4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3">
            <text:p>403</text:p>
          </table:table-cell>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table-cell table:style-name="ce3" office:value-type="float" office:value="404">
            <text:p>4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5">
            <text:p>4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6">
            <text:p>40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07">
            <text:p>4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8">
            <text:p>4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9">
            <text:p>4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0">
            <text:p>4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1">
            <text:p>4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2">
            <text:p>4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3">
            <text:p>4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4">
            <text:p>4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5">
            <text:p>4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6">
            <text:p>4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7">
            <text:p>4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8">
            <text:p>4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9">
            <text:p>4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0">
            <text:p>42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1">
            <text:p>4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2">
            <text:p>42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3">
            <text:p>4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4">
            <text:p>4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5">
            <text:p>4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6">
            <text:p>4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7">
            <text:p>4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8">
            <text:p>4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9">
            <text:p>4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0">
            <text:p>4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1">
            <text:p>4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2">
            <text:p>4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3">
            <text:p>4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4">
            <text:p>4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5">
            <text:p>4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6">
            <text:p>4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7">
            <text:p>4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8">
            <text:p>4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9">
            <text:p>4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0">
            <text:p>4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1">
            <text:p>4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2">
            <text:p>4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3">
            <text:p>4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4">
            <text:p>4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5">
            <text:p>4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6">
            <text:p>4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7">
            <text:p>4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8">
            <text:p>4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9">
            <text:p>4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0">
            <text:p>45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51">
            <text:p>4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2">
            <text:p>4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3">
            <text:p>4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4">
            <text:p>4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5">
            <text:p>4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6">
            <text:p>4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7">
            <text:p>4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8">
            <text:p>4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9">
            <text:p>4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0">
            <text:p>4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1">
            <text:p>4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2">
            <text:p>4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3">
            <text:p>4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4">
            <text:p>4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5">
            <text:p>4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6">
            <text:p>4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7">
            <text:p>467</text:p>
          </table:table-cell>
          <table:table-cell table:style-name="ce11"/>
          <table:table-cell table:style-name="ce17" table:number-columns-repeated="7"/>
          <table:table-cell table:style-name="ce4" table:number-columns-repeated="3"/>
          <table:table-cell table:style-name="ce17"/>
          <table:table-cell table:style-name="ce4"/>
          <table:table-cell table:style-name="ce28" table:number-columns-repeated="243"/>
          <table:table-cell table:number-columns-repeated="767"/>
        </table:table-row>
        <table:table-row table:style-name="ro2">
          <table:table-cell table:style-name="ce3" office:value-type="float" office:value="468">
            <text:p>4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9">
            <text:p>4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0">
            <text:p>4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1">
            <text:p>4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2">
            <text:p>4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3">
            <text:p>4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4">
            <text:p>4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5">
            <text:p>4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6">
            <text:p>4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7">
            <text:p>4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8">
            <text:p>4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79">
            <text:p>4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80">
            <text:p>4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1">
            <text:p>4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2">
            <text:p>4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3">
            <text:p>4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4">
            <text:p>4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5">
            <text:p>4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6">
            <text:p>4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7">
            <text:p>4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8">
            <text:p>4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9">
            <text:p>4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0">
            <text:p>4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1">
            <text:p>4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2">
            <text:p>4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3">
            <text:p>4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4">
            <text:p>4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5">
            <text:p>4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6">
            <text:p>4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7">
            <text:p>4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8">
            <text:p>4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9">
            <text:p>4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0">
            <text:p>5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9">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number-rows-repeated="8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number-rows-repeated="17">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2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number-rows-repeated="240">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number-rows-repeated="146">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30969">
          <table:table-cell table:style-name="ce3"/>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number-rows-repeated="6">
          <table:table-cell table:number-columns-repeated="7"/>
          <table:table-cell table:style-name="ce17"/>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table:table-column table:style-name="co1" table:default-cell-style-name="ce20"/>
        <table:table-column table:style-name="co2" table:default-cell-style-name="ce33"/>
        <table:table-column table:style-name="co4" table:default-cell-style-name="ce20"/>
        <table:table-column table:style-name="co3" table:default-cell-style-name="ce20"/>
        <table:table-column table:style-name="co2" table:default-cell-style-name="ce20"/>
        <table:table-column table:style-name="co9" table:default-cell-style-name="ce36"/>
        <table:table-column table:style-name="co2" table:default-cell-style-name="ce20"/>
        <table:table-column table:style-name="co9" table:default-cell-style-name="ce36"/>
        <table:table-column table:style-name="co4" table:default-cell-style-name="ce20"/>
        <table:table-column table:style-name="co1" table:number-columns-repeated="2" table:default-cell-style-name="ce23"/>
        <table:table-column table:style-name="co1" table:number-columns-repeated="5" table:default-cell-style-name="ce39"/>
        <table:table-column table:style-name="co10" table:default-cell-style-name="ce23"/>
        <table:table-column table:style-name="co8" table:number-columns-repeated="239" table:default-cell-style-name="ce44"/>
        <table:table-column table:style-name="co8" table:number-columns-repeated="767" table:default-cell-style-name="Default"/>
        <table:table-header-rows>
          <table:table-row table:style-name="ro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Dep Time</text:p>
            </table:table-cell>
            <table:table-cell table:style-name="ce19" office:value-type="string">
              <text:p>Arr Place</text:p>
            </table:table-cell>
            <table:table-cell table:style-name="ce19" office:value-type="string">
              <text:p>Arr Tim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9" office:value-type="string">
              <text:p>Day (hrs)</text:p>
            </table:table-cell>
            <table:table-cell table:style-name="ce19" office:value-type="string">
              <text:p>Night (hrs)</text:p>
            </table:table-cell>
            <table:table-cell table:style-name="ce19" office:value-type="string">
              <text:p>Instr (hrs)</text:p>
            </table:table-cell>
            <table:table-cell table:style-name="ce19" office:value-type="string">
              <text:p>Day (ldgs)</text:p>
            </table:table-cell>
            <table:table-cell table:style-name="ce19" office:value-type="string">
              <text:p>Night (ldgs)</text:p>
            </table:table-cell>
            <table:table-cell table:style-name="ce19" office:value-type="string">
              <text:p>Remarks</text:p>
            </table:table-cell>
            <table:table-cell table:style-name="ce43" table:number-columns-repeated="239"/>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3"/>
            <table:table-cell table:style-name="ce34"/>
            <table:table-cell table:style-name="ce15"/>
            <table:table-cell table:style-name="ce34"/>
            <table:table-cell table:style-name="ce15" table:number-columns-repeated="3"/>
            <table:table-cell table:style-name="ce37" table:formula="of:=SUM([.$L$3:.$L$1002])" office:value-type="float" office:value="2.5">
              <text:p>2.5</text:p>
            </table:table-cell>
            <table:table-cell table:style-name="ce37" table:formula="of:=SUM([.$M$3:.$M$1002])" office:value-type="float" office:value="1.5">
              <text:p>1.5</text:p>
            </table:table-cell>
            <table:table-cell table:style-name="ce37" table:formula="of:=SUM([.$N$3:.$N$1002])" office:value-type="float" office:value="1.25">
              <text:p>1.25</text:p>
            </table:table-cell>
            <table:table-cell table:style-name="ce37" table:formula="of:=SUM([.$O$3:.$O$1002])" office:value-type="float" office:value="2">
              <text:p>2</text:p>
            </table:table-cell>
            <table:table-cell table:style-name="ce37" table:formula="of:=SUM([.$P$3:.$P$1002])" office:value-type="float" office:value="2">
              <text:p>2</text:p>
            </table:table-cell>
            <table:table-cell table:style-name="ce15"/>
            <table:table-cell table:style-name="ce29" table:number-columns-repeated="239"/>
            <table:table-cell table:number-columns-repeated="767"/>
          </table:table-row>
        </table:table-header-rows>
        <table:table-row table:style-name="ro2">
          <table:table-cell table:style-name="ce4" office:value-type="float" office:value="1">
            <text:p>1</text:p>
          </table:table-cell>
          <table:table-cell table:style-name="ce10" office:value-type="date" office:date-value="2009-01-02">
            <text:p>02 Jan 09</text:p>
          </table:table-cell>
          <table:table-cell table:style-name="ce17" office:value-type="string">
            <text:p>Super Dimona</text:p>
          </table:table-cell>
          <table:table-cell table:style-name="ce17" office:value-type="string">
            <text:p>G-XXXX</text:p>
          </table:table-cell>
          <table:table-cell table:style-name="ce17" office:value-type="string">
            <text:p>Enstone</text:p>
          </table:table-cell>
          <table:table-cell table:style-name="ce35" office:value-type="time" office:time-value="PT15H00M00S">
            <text:p>15:00</text:p>
          </table:table-cell>
          <table:table-cell table:style-name="ce17" office:value-type="string">
            <text:p>Enstone</text:p>
          </table:table-cell>
          <table:table-cell table:style-name="ce35" office:value-type="time" office:time-value="PT19H00M00S">
            <text:p>19:00</text:p>
          </table:table-cell>
          <table:table-cell table:style-name="ce17" office:value-type="string">
            <text:p>An Other</text:p>
          </table:table-cell>
          <table:table-cell table:style-name="ce17" office:value-type="string">
            <text:p>P2-UT</text:p>
          </table:table-cell>
          <table:table-cell table:style-name="ce17" office:value-type="string">
            <text:p>TMG</text:p>
          </table:table-cell>
          <table:table-cell table:style-name="ce38" office:value-type="float" office:value="2.5">
            <text:p>2.5</text:p>
          </table:table-cell>
          <table:table-cell table:style-name="ce38" office:value-type="float" office:value="1.5">
            <text:p>1.5</text:p>
          </table:table-cell>
          <table:table-cell table:style-name="ce38" office:value-type="float" office:value="1.25">
            <text:p>1.25</text:p>
          </table:table-cell>
          <table:table-cell table:number-columns-repeated="2" table:style-name="ce38" office:value-type="float" office:value="2">
            <text:p>2</text:p>
          </table:table-cell>
          <table:table-cell table:style-name="ce17" office:value-type="string">
            <text:p>Training flight.</text:p>
          </table:table-cell>
          <table:table-cell table:style-name="ce29" table:number-columns-repeated="239"/>
          <table:table-cell table:number-columns-repeated="767"/>
        </table:table-row>
        <table:table-row table:style-name="ro2">
          <table:table-cell table:style-name="ce4" office:value-type="float" office:value="2">
            <text:p>2</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3">
            <text:p>3</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4">
            <text:p>4</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5">
            <text:p>5</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6">
            <text:p>6</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7">
            <text:p>7</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
            <text:p>8</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
            <text:p>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
            <text:p>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
            <text:p>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
            <text:p>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
            <text:p>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
            <text:p>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
            <text:p>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
            <text:p>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
            <text:p>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
            <text:p>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
            <text:p>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
            <text:p>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
            <text:p>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
            <text:p>2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
            <text:p>2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1"/>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
            <text:p>2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
            <text:p>2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
            <text:p>2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
            <text:p>2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
            <text:p>2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
            <text:p>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
            <text:p>3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
            <text:p>3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
            <text:p>3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
            <text:p>3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
            <text:p>3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
            <text:p>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
            <text:p>3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
            <text:p>3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
            <text:p>3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
            <text:p>3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
            <text:p>4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
            <text:p>4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
            <text:p>4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
            <text:p>4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
            <text:p>4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
            <text:p>4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
            <text:p>4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
            <text:p>4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
            <text:p>4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
            <text:p>4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
            <text:p>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1">
            <text:p>5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2">
            <text:p>5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3">
            <text:p>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4">
            <text:p>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5">
            <text:p>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6">
            <text:p>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7">
            <text:p>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8">
            <text:p>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9">
            <text:p>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0">
            <text:p>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1">
            <text:p>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2">
            <text:p>6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3">
            <text:p>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4">
            <text:p>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5">
            <text:p>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6">
            <text:p>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7">
            <text:p>6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8">
            <text:p>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9">
            <text:p>6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0">
            <text:p>7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1">
            <text:p>7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2">
            <text:p>7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3">
            <text:p>7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4">
            <text:p>7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5">
            <text:p>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6">
            <text:p>7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7">
            <text:p>7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8">
            <text:p>7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9">
            <text:p>7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0">
            <text:p>8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1">
            <text:p>8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2">
            <text:p>8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3">
            <text:p>8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4">
            <text:p>8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5">
            <text:p>8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6">
            <text:p>8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7">
            <text:p>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8">
            <text:p>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9">
            <text:p>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0">
            <text:p>9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1">
            <text:p>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2">
            <text:p>9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3">
            <text:p>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4">
            <text:p>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5">
            <text:p>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6">
            <text:p>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97">
            <text:p>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8">
            <text:p>9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9">
            <text:p>9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0">
            <text:p>1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1">
            <text:p>10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2">
            <text:p>10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3">
            <text:p>10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4">
            <text:p>1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5">
            <text:p>1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6">
            <text:p>10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7">
            <text:p>1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8">
            <text:p>1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9">
            <text:p>1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0">
            <text:p>1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1">
            <text:p>1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2">
            <text:p>1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3">
            <text:p>1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4">
            <text:p>1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5">
            <text:p>1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6">
            <text:p>1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7">
            <text:p>1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8">
            <text:p>1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9">
            <text:p>1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0">
            <text:p>1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1">
            <text:p>1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2">
            <text:p>1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3">
            <text:p>1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4">
            <text:p>1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5">
            <text:p>1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6">
            <text:p>1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7">
            <text:p>1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8">
            <text:p>1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9">
            <text:p>1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0">
            <text:p>1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1">
            <text:p>1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2">
            <text:p>1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3">
            <text:p>1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4">
            <text:p>1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5">
            <text:p>1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6">
            <text:p>1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7">
            <text:p>1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8">
            <text:p>1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9">
            <text:p>1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0">
            <text:p>1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1">
            <text:p>1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2">
            <text:p>1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3">
            <text:p>1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4">
            <text:p>1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5">
            <text:p>1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6">
            <text:p>1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7">
            <text:p>1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48">
            <text:p>1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9">
            <text:p>1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0">
            <text:p>1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1">
            <text:p>1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2">
            <text:p>1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3">
            <text:p>1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4">
            <text:p>1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5">
            <text:p>1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6">
            <text:p>1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7">
            <text:p>1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8">
            <text:p>1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9">
            <text:p>1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0">
            <text:p>1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1">
            <text:p>1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2">
            <text:p>1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3">
            <text:p>1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4">
            <text:p>1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5">
            <text:p>1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6">
            <text:p>1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7">
            <text:p>1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8">
            <text:p>1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9">
            <text:p>1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0">
            <text:p>1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1">
            <text:p>1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2">
            <text:p>1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3">
            <text:p>1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4">
            <text:p>1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5">
            <text:p>175</text:p>
          </table:table-cell>
          <table:table-cell table:style-name="ce12"/>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6">
            <text:p>176</text:p>
          </table:table-cell>
          <table:table-cell table:style-name="ce10"/>
          <table:table-cell table:style-name="ce18"/>
          <table:table-cell table:style-name="ce17" table:number-columns-repeated="2"/>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7">
            <text:p>1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8">
            <text:p>1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79">
            <text:p>1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0">
            <text:p>1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1">
            <text:p>1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2">
            <text:p>1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83">
            <text:p>1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4">
            <text:p>1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5">
            <text:p>1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6">
            <text:p>1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7">
            <text:p>1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8">
            <text:p>1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9">
            <text:p>1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0">
            <text:p>1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1">
            <text:p>1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2">
            <text:p>1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3">
            <text:p>1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4">
            <text:p>1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5">
            <text:p>1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6">
            <text:p>1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7">
            <text:p>1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8">
            <text:p>1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9">
            <text:p>1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00">
            <text:p>2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1">
            <text:p>2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2">
            <text:p>2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3">
            <text:p>2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4">
            <text:p>2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5">
            <text:p>2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6">
            <text:p>2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7">
            <text:p>2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8">
            <text:p>2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9">
            <text:p>20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0">
            <text:p>21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1">
            <text:p>21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2">
            <text:p>2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3">
            <text:p>2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4">
            <text:p>2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5">
            <text:p>2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6">
            <text:p>2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7">
            <text:p>2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8">
            <text:p>2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9">
            <text:p>2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0">
            <text:p>2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1">
            <text:p>2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2">
            <text:p>2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3">
            <text:p>2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4">
            <text:p>2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5">
            <text:p>2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6">
            <text:p>2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7">
            <text:p>2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8">
            <text:p>2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9">
            <text:p>2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0">
            <text:p>2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1">
            <text:p>2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2">
            <text:p>2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3">
            <text:p>2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4">
            <text:p>2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5">
            <text:p>2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6">
            <text:p>2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7">
            <text:p>2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8">
            <text:p>2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9">
            <text:p>2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0">
            <text:p>2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1">
            <text:p>2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2">
            <text:p>2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3">
            <text:p>2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4">
            <text:p>2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5">
            <text:p>2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6">
            <text:p>2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7">
            <text:p>2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8">
            <text:p>2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9">
            <text:p>2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0">
            <text:p>2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1">
            <text:p>2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2">
            <text:p>2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3">
            <text:p>2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4">
            <text:p>2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5">
            <text:p>2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6">
            <text:p>2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7">
            <text:p>2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8">
            <text:p>2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9">
            <text:p>2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0">
            <text:p>2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1">
            <text:p>2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2">
            <text:p>2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3">
            <text:p>2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4">
            <text:p>2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5">
            <text:p>2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6">
            <text:p>2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7">
            <text:p>2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8">
            <text:p>2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9">
            <text:p>2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0">
            <text:p>2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1">
            <text:p>2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2">
            <text:p>2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3">
            <text:p>2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4">
            <text:p>2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5">
            <text:p>2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6">
            <text:p>2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7">
            <text:p>2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8">
            <text:p>2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9">
            <text:p>2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0">
            <text:p>2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1">
            <text:p>2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2">
            <text:p>2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3">
            <text:p>2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4">
            <text:p>2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5">
            <text:p>2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6">
            <text:p>2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7">
            <text:p>2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8">
            <text:p>2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9">
            <text:p>2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0">
            <text:p>2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1">
            <text:p>2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2">
            <text:p>2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3">
            <text:p>2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4">
            <text:p>2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5">
            <text:p>2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6">
            <text:p>2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7">
            <text:p>2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8">
            <text:p>2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9">
            <text:p>2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0">
            <text:p>3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1">
            <text:p>3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2">
            <text:p>3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3">
            <text:p>3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4">
            <text:p>30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5">
            <text:p>3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6">
            <text:p>3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7">
            <text:p>3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8">
            <text:p>3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9">
            <text:p>3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0">
            <text:p>3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1">
            <text:p>3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2">
            <text:p>3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3">
            <text:p>3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4">
            <text:p>3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5">
            <text:p>3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6">
            <text:p>3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7">
            <text:p>3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8">
            <text:p>3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9">
            <text:p>3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0">
            <text:p>3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1">
            <text:p>3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2">
            <text:p>3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3">
            <text:p>3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24">
            <text:p>3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5">
            <text:p>3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6">
            <text:p>3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7">
            <text:p>3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8">
            <text:p>3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9">
            <text:p>3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0">
            <text:p>3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1">
            <text:p>3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2">
            <text:p>3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3">
            <text:p>3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4">
            <text:p>3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5">
            <text:p>3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6">
            <text:p>3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7">
            <text:p>3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8">
            <text:p>3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9">
            <text:p>3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0">
            <text:p>3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1">
            <text:p>3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2">
            <text:p>3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3">
            <text:p>3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4">
            <text:p>3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5">
            <text:p>3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6">
            <text:p>3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7">
            <text:p>3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8">
            <text:p>3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9">
            <text:p>3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0">
            <text:p>3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1">
            <text:p>3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2">
            <text:p>3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3">
            <text:p>3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4">
            <text:p>3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5">
            <text:p>3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6">
            <text:p>3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7">
            <text:p>3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8">
            <text:p>3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9">
            <text:p>3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0">
            <text:p>3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1">
            <text:p>3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2">
            <text:p>3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3">
            <text:p>3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4">
            <text:p>3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5">
            <text:p>3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6">
            <text:p>3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7">
            <text:p>3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8">
            <text:p>3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9">
            <text:p>3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0">
            <text:p>3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1">
            <text:p>3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2">
            <text:p>3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3">
            <text:p>3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4">
            <text:p>3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5">
            <text:p>3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6">
            <text:p>3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7">
            <text:p>3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8">
            <text:p>3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9">
            <text:p>3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0">
            <text:p>3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1">
            <text:p>3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2">
            <text:p>3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3">
            <text:p>3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4">
            <text:p>3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5">
            <text:p>3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6">
            <text:p>3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7">
            <text:p>3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8">
            <text:p>3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9">
            <text:p>3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0">
            <text:p>3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1">
            <text:p>3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2">
            <text:p>3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3">
            <text:p>3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4">
            <text:p>3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5">
            <text:p>3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6">
            <text:p>3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7">
            <text:p>3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8">
            <text:p>3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9">
            <text:p>3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00">
            <text:p>4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1">
            <text:p>4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2">
            <text:p>4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3">
            <text:p>4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4">
            <text:p>4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5">
            <text:p>4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6">
            <text:p>4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7">
            <text:p>4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408">
            <text:p>4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9">
            <text:p>4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0">
            <text:p>4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11">
            <text:p>4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2">
            <text:p>4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3">
            <text:p>4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4">
            <text:p>4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5">
            <text:p>4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6">
            <text:p>4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7">
            <text:p>4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8">
            <text:p>4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9">
            <text:p>4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0">
            <text:p>4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1">
            <text:p>4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2">
            <text:p>4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3">
            <text:p>4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4">
            <text:p>4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5">
            <text:p>4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6">
            <text:p>4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7">
            <text:p>4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8">
            <text:p>4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9">
            <text:p>4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0">
            <text:p>4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1">
            <text:p>4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2">
            <text:p>4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3">
            <text:p>4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4">
            <text:p>4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5">
            <text:p>4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6">
            <text:p>4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7">
            <text:p>4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8">
            <text:p>4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9">
            <text:p>4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0">
            <text:p>4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1">
            <text:p>4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2">
            <text:p>4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3">
            <text:p>4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4">
            <text:p>4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5">
            <text:p>4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6">
            <text:p>4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7">
            <text:p>4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8">
            <text:p>4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9">
            <text:p>4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0">
            <text:p>4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1">
            <text:p>4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2">
            <text:p>4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3">
            <text:p>4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4">
            <text:p>4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55">
            <text:p>4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6">
            <text:p>4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7">
            <text:p>4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8">
            <text:p>4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9">
            <text:p>4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0">
            <text:p>4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1">
            <text:p>4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2">
            <text:p>4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3">
            <text:p>4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4">
            <text:p>4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5">
            <text:p>4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6">
            <text:p>4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7">
            <text:p>4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8">
            <text:p>4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9">
            <text:p>4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0">
            <text:p>4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1">
            <text:p>4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2">
            <text:p>4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3">
            <text:p>4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4">
            <text:p>4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5">
            <text:p>4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6">
            <text:p>4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7">
            <text:p>4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8">
            <text:p>4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9">
            <text:p>4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0">
            <text:p>4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1">
            <text:p>4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2">
            <text:p>4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3">
            <text:p>4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4">
            <text:p>4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5">
            <text:p>4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6">
            <text:p>4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7">
            <text:p>4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8">
            <text:p>4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9">
            <text:p>4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0">
            <text:p>4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1">
            <text:p>4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2">
            <text:p>4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3">
            <text:p>4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4">
            <text:p>4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5">
            <text:p>4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6">
            <text:p>4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7">
            <text:p>4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8">
            <text:p>4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9">
            <text:p>4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0">
            <text:p>5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1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number-rows-repeated="8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number-rows-repeated="1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2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number-rows-repeated="3135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GlidingStats" table:style-name="ta1" table:protected="true" table:print-ranges="GlidingStats.A1:Gliding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Glid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Glid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GlidingStats.W18" table:end-x="2.01cm" table:end-y="0.296cm" draw:z-index="3" draw:style-name="gr1" svg:width="16cm" svg:height="7.75cm" svg:x="0.077cm" svg:y="0.193cm">
              <draw:object draw:notify-on-update-of-ranges="GlidingStats.C7:GlidingStats.N7 GlidingStats.B8:GlidingStats.B8 GlidingStats.C8:GlidingStats.N8 GlidingStats.B9:GlidingStats.B9 GlidingStats.C9:GlidingStats.N9" xlink:href="./Object 1" xlink:type="simple" xlink:show="embed" xlink:actuate="onLoad"/>
              <draw:image xlink:href="./ObjectReplacements/Object 1"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glider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7])*([$GlidingFlights.$B$3:.$B$3002]&lt;[.D$7]))" office:value-type="float" office:value="0">
            <text:p>0</text:p>
          </table:table-cell>
          <table:table-cell table:style-name="ce73" table:number-matrix-columns-spanned="1" table:number-matrix-rows-spanned="1" table:formula="of:=SUM(([$GlidingFlights.$B$3:.$B$3002]&gt;=[.D$7])*([$GlidingFlights.$B$3:.$B$3002]&lt;[.E$7]))" office:value-type="float" office:value="0">
            <text:p>0</text:p>
          </table:table-cell>
          <table:table-cell table:style-name="ce73" table:number-matrix-columns-spanned="1" table:number-matrix-rows-spanned="1" table:formula="of:=SUM(([$GlidingFlights.$B$3:.$B$3002]&gt;=[.E$7])*([$GlidingFlights.$B$3:.$B$3002]&lt;[.F$7]))" office:value-type="float" office:value="0">
            <text:p>0</text:p>
          </table:table-cell>
          <table:table-cell table:style-name="ce73" table:number-matrix-columns-spanned="1" table:number-matrix-rows-spanned="1" table:formula="of:=SUM(([$GlidingFlights.$B$3:.$B$3002]&gt;=[.F$7])*([$GlidingFlights.$B$3:.$B$3002]&lt;[.G$7]))" office:value-type="float" office:value="0">
            <text:p>0</text:p>
          </table:table-cell>
          <table:table-cell table:style-name="ce73" table:number-matrix-columns-spanned="1" table:number-matrix-rows-spanned="1" table:formula="of:=SUM(([$GlidingFlights.$B$3:.$B$3002]&gt;=[.G$7])*([$GlidingFlights.$B$3:.$B$3002]&lt;[.H$7]))" office:value-type="float" office:value="0">
            <text:p>0</text:p>
          </table:table-cell>
          <table:table-cell table:style-name="ce73" table:number-matrix-columns-spanned="1" table:number-matrix-rows-spanned="1" table:formula="of:=SUM(([$GlidingFlights.$B$3:.$B$3002]&gt;=[.H$7])*([$GlidingFlights.$B$3:.$B$3002]&lt;[.I$7]))" office:value-type="float" office:value="0">
            <text:p>0</text:p>
          </table:table-cell>
          <table:table-cell table:style-name="ce73" table:number-matrix-columns-spanned="1" table:number-matrix-rows-spanned="1" table:formula="of:=SUM(([$GlidingFlights.$B$3:.$B$3002]&gt;=[.I$7])*([$GlidingFlights.$B$3:.$B$3002]&lt;[.J$7]))" office:value-type="float" office:value="0">
            <text:p>0</text:p>
          </table:table-cell>
          <table:table-cell table:style-name="ce73" table:number-matrix-columns-spanned="1" table:number-matrix-rows-spanned="1" table:formula="of:=SUM(([$GlidingFlights.$B$3:.$B$3002]&gt;=[.J$7])*([$GlidingFlights.$B$3:.$B$3002]&lt;[.K$7]))" office:value-type="float" office:value="0">
            <text:p>0</text:p>
          </table:table-cell>
          <table:table-cell table:style-name="ce73" table:number-matrix-columns-spanned="1" table:number-matrix-rows-spanned="1" table:formula="of:=SUM(([$GlidingFlights.$B$3:.$B$3002]&gt;=[.K$7])*([$GlidingFlights.$B$3:.$B$3002]&lt;[.L$7]))" office:value-type="float" office:value="0">
            <text:p>0</text:p>
          </table:table-cell>
          <table:table-cell table:style-name="ce73" table:number-matrix-columns-spanned="1" table:number-matrix-rows-spanned="1" table:formula="of:=SUM(([$GlidingFlights.$B$3:.$B$3002]&gt;=[.L$7])*([$GlidingFlights.$B$3:.$B$3002]&lt;[.M$7]))" office:value-type="float" office:value="0">
            <text:p>0</text:p>
          </table:table-cell>
          <table:table-cell table:style-name="ce73" table:number-matrix-columns-spanned="1" table:number-matrix-rows-spanned="1" table:formula="of:=SUM(([$GlidingFlights.$B$3:.$B$3002]&gt;=[.M$7])*([$GlidingFlights.$B$3:.$B$3002]&lt;[.N$7]))" office:value-type="float" office:value="0">
            <text:p>0</text:p>
          </table:table-cell>
          <table:table-cell table:style-name="ce73" table:number-matrix-columns-spanned="1" table:number-matrix-rows-spanned="1" table:formula="of:=SUM(([$GlidingFlights.$B$3:.$B$3002]&gt;=[.N$7])*([$GlidingFlights.$B$3:.$B$3002]&lt;DATE(YEAR([.$K$2])+1;1;1)))" office:value-type="float" office:value="1">
            <text:p>1</text:p>
          </table:table-cell>
          <table:table-cell table:style-name="ce84" table:number-matrix-columns-spanned="1" table:number-matrix-rows-spanned="1" table:formula="of:=SUM(([$GlidingFlights.$B$3:.$B$3002]&gt;=DATEVALUE(&quot;01/01/1900&quot;))*([$GlidingFlights.$B$3:.$B$3002]&lt;=[.$K$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GlidingFlights.$B$3:.$B$3002]&gt;=[.C$7])*([$GlidingFlights.$B$3:.$B$3002]&lt;[.D$7])*[$GlidingFlights.$J$3:.$J$3002])+FLOOR(SUM(([$GlidingFlights.$B$3:.$B$3002]&gt;=[.C$7])*([$GlidingFlights.$B$3:.$B$3002]&lt;[.D$7])*[$GlidingFlights.$K$3:.$K$3002])/60;1)" office:value-type="float" office:value="0">
            <text:p>0</text:p>
          </table:table-cell>
          <table:table-cell table:style-name="ce74" table:number-matrix-columns-spanned="1" table:number-matrix-rows-spanned="1" table:formula="of:=SUM(([$GlidingFlights.$B$3:.$B$3002]&gt;=[.D$7])*([$GlidingFlights.$B$3:.$B$3002]&lt;[.E$7])*[$GlidingFlights.$J$3:.$J$3002])+FLOOR(SUM(([$GlidingFlights.$B$3:.$B$3002]&gt;=[.D$7])*([$GlidingFlights.$B$3:.$B$3002]&lt;[.E$7])*[$GlidingFlights.$K$3:.$K$3002])/60;1)" office:value-type="float" office:value="0">
            <text:p>0</text:p>
          </table:table-cell>
          <table:table-cell table:style-name="ce74" table:number-matrix-columns-spanned="1" table:number-matrix-rows-spanned="1" table:formula="of:=SUM(([$GlidingFlights.$B$3:.$B$3002]&gt;=[.E$7])*([$GlidingFlights.$B$3:.$B$3002]&lt;[.F$7])*[$GlidingFlights.$J$3:.$J$3002])+FLOOR(SUM(([$GlidingFlights.$B$3:.$B$3002]&gt;=[.E$7])*([$GlidingFlights.$B$3:.$B$3002]&lt;[.F$7])*[$GlidingFlights.$K$3:.$K$3002])/60;1)" office:value-type="float" office:value="0">
            <text:p>0</text:p>
          </table:table-cell>
          <table:table-cell table:style-name="ce74" table:number-matrix-columns-spanned="1" table:number-matrix-rows-spanned="1" table:formula="of:=SUM(([$GlidingFlights.$B$3:.$B$3002]&gt;=[.F$7])*([$GlidingFlights.$B$3:.$B$3002]&lt;[.G$7])*[$GlidingFlights.$J$3:.$J$3002])+FLOOR(SUM(([$GlidingFlights.$B$3:.$B$3002]&gt;=[.F$7])*([$GlidingFlights.$B$3:.$B$3002]&lt;[.G$7])*[$GlidingFlights.$K$3:.$K$3002])/60;1)" office:value-type="float" office:value="0">
            <text:p>0</text:p>
          </table:table-cell>
          <table:table-cell table:style-name="ce74" table:number-matrix-columns-spanned="1" table:number-matrix-rows-spanned="1" table:formula="of:=SUM(([$GlidingFlights.$B$3:.$B$3002]&gt;=[.G$7])*([$GlidingFlights.$B$3:.$B$3002]&lt;[.H$7])*[$GlidingFlights.$J$3:.$J$3002])+FLOOR(SUM(([$GlidingFlights.$B$3:.$B$3002]&gt;=[.G$7])*([$GlidingFlights.$B$3:.$B$3002]&lt;[.H$7])*[$GlidingFlights.$K$3:.$K$3002])/60;1)" office:value-type="float" office:value="0">
            <text:p>0</text:p>
          </table:table-cell>
          <table:table-cell table:style-name="ce74" table:number-matrix-columns-spanned="1" table:number-matrix-rows-spanned="1" table:formula="of:=SUM(([$GlidingFlights.$B$3:.$B$3002]&gt;=[.H$7])*([$GlidingFlights.$B$3:.$B$3002]&lt;[.I$7])*[$GlidingFlights.$J$3:.$J$3002])+FLOOR(SUM(([$GlidingFlights.$B$3:.$B$3002]&gt;=[.H$7])*([$GlidingFlights.$B$3:.$B$3002]&lt;[.I$7])*[$GlidingFlights.$K$3:.$K$3002])/60;1)" office:value-type="float" office:value="0">
            <text:p>0</text:p>
          </table:table-cell>
          <table:table-cell table:style-name="ce74" table:number-matrix-columns-spanned="1" table:number-matrix-rows-spanned="1" table:formula="of:=SUM(([$GlidingFlights.$B$3:.$B$3002]&gt;=[.I$7])*([$GlidingFlights.$B$3:.$B$3002]&lt;[.J$7])*[$GlidingFlights.$J$3:.$J$3002])+FLOOR(SUM(([$GlidingFlights.$B$3:.$B$3002]&gt;=[.I$7])*([$GlidingFlights.$B$3:.$B$3002]&lt;[.J$7])*[$GlidingFlights.$K$3:.$K$3002])/60;1)" office:value-type="float" office:value="0">
            <text:p>0</text:p>
          </table:table-cell>
          <table:table-cell table:style-name="ce74" table:number-matrix-columns-spanned="1" table:number-matrix-rows-spanned="1" table:formula="of:=SUM(([$GlidingFlights.$B$3:.$B$3002]&gt;=[.J$7])*([$GlidingFlights.$B$3:.$B$3002]&lt;[.K$7])*[$GlidingFlights.$J$3:.$J$3002])+FLOOR(SUM(([$GlidingFlights.$B$3:.$B$3002]&gt;=[.J$7])*([$GlidingFlights.$B$3:.$B$3002]&lt;[.K$7])*[$GlidingFlights.$K$3:.$K$3002])/60;1)" office:value-type="float" office:value="0">
            <text:p>0</text:p>
          </table:table-cell>
          <table:table-cell table:style-name="ce73" table:number-matrix-columns-spanned="1" table:number-matrix-rows-spanned="1" table:formula="of:=SUM(([$GlidingFlights.$B$3:.$B$3002]&gt;=[.K$7])*([$GlidingFlights.$B$3:.$B$3002]&lt;[.L$7])*[$GlidingFlights.$J$3:.$J$3002])+FLOOR(SUM(([$GlidingFlights.$B$3:.$B$3002]&gt;=[.K$7])*([$GlidingFlights.$B$3:.$B$3002]&lt;[.L$7])*[$GlidingFlights.$K$3:.$K$3002])/60;1)" office:value-type="float" office:value="0">
            <text:p>0</text:p>
          </table:table-cell>
          <table:table-cell table:style-name="ce73" table:number-matrix-columns-spanned="1" table:number-matrix-rows-spanned="1" table:formula="of:=SUM(([$GlidingFlights.$B$3:.$B$3002]&gt;=[.L$7])*([$GlidingFlights.$B$3:.$B$3002]&lt;[.M$7])*[$GlidingFlights.$J$3:.$J$3002])+FLOOR(SUM(([$GlidingFlights.$B$3:.$B$3002]&gt;=[.L$7])*([$GlidingFlights.$B$3:.$B$3002]&lt;[.M$7])*[$GlidingFlights.$K$3:.$K$3002])/60;1)" office:value-type="float" office:value="0">
            <text:p>0</text:p>
          </table:table-cell>
          <table:table-cell table:style-name="ce73" table:number-matrix-columns-spanned="1" table:number-matrix-rows-spanned="1" table:formula="of:=SUM(([$GlidingFlights.$B$3:.$B$3002]&gt;=[.M$7])*([$GlidingFlights.$B$3:.$B$3002]&lt;[.N$7])*[$GlidingFlights.$J$3:.$J$3002])+FLOOR(SUM(([$GlidingFlights.$B$3:.$B$3002]&gt;=[.M$7])*([$GlidingFlights.$B$3:.$B$3002]&lt;[.N$7])*[$GlidingFlights.$K$3:.$K$3002])/60;1)" office:value-type="float" office:value="0">
            <text:p>0</text:p>
          </table:table-cell>
          <table:table-cell table:style-name="ce73" table:number-matrix-columns-spanned="1" table:number-matrix-rows-spanned="1" table:formula="of:=SUM(([$GlidingFlights.$B$3:.$B$3002]&gt;=[.N$7])*([$GlidingFlights.$B$3:.$B$3002]&lt;DATE(YEAR([.$K$2])+1;1;1))*[$GlidingFlights.$J$3:.$J$3002])+FLOOR(SUM(([$GlidingFlights.$B$3:.$B$3002]&gt;=[.N$7])*([$GlidingFlights.$B$3:.$B$3002]&lt;DATE(YEAR([.$K$2])+1;1;1))*[$GlidingFlights.$K$3:.$K$3002])/60;1)" office:value-type="float" office:value="5">
            <text:p>5</text:p>
          </table:table-cell>
          <table:table-cell table:style-name="ce85" table:number-matrix-columns-spanned="1" table:number-matrix-rows-spanned="1" table:formula="of:=SUM(([$GlidingFlights.$B$3:.$B$3002]&gt;=DATEVALUE(&quot;01/01/1900&quot;))*([$GlidingFlights.$B$3:.$B$3002]&lt;=[.$K$2])*[$GlidingFlights.$J$3:.$J$3002])+FLOOR(SUM(([$GlidingFlights.$B$3:.$B$3002]&gt;=DATEVALUE(&quot;01/01/1900&quot;))*([$GlidingFlights.$B$3:.$B$3002]&lt;=[.$K$2])*[$GlidingFlights.$K$3:.$K$3002])/60;1)" office:value-type="float" office:value="5">
            <text:p>5</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mins)</text:p>
          </table:table-cell>
          <table:table-cell table:style-name="ce73" table:number-matrix-columns-spanned="1" table:number-matrix-rows-spanned="1" table:formula="of:=MOD(SUM(([$GlidingFlights.$B$3:.$B$3002]&gt;=[.C$7])*([$GlidingFlights.$B$3:.$B$3002]&lt;[.D$7])*[$GlidingFlights.$K$3:.$K$3002]);60)" office:value-type="float" office:value="0">
            <text:p>0</text:p>
          </table:table-cell>
          <table:table-cell table:style-name="ce73" table:number-matrix-columns-spanned="1" table:number-matrix-rows-spanned="1" table:formula="of:=MOD(SUM(([$GlidingFlights.$B$3:.$B$3002]&gt;=[.D$7])*([$GlidingFlights.$B$3:.$B$3002]&lt;[.E$7])*[$GlidingFlights.$K$3:.$K$3002]);60)" office:value-type="float" office:value="0">
            <text:p>0</text:p>
          </table:table-cell>
          <table:table-cell table:style-name="ce73" table:number-matrix-columns-spanned="1" table:number-matrix-rows-spanned="1" table:formula="of:=MOD(SUM(([$GlidingFlights.$B$3:.$B$3002]&gt;=[.E$7])*([$GlidingFlights.$B$3:.$B$3002]&lt;[.F$7])*[$GlidingFlights.$K$3:.$K$3002]);60)" office:value-type="float" office:value="0">
            <text:p>0</text:p>
          </table:table-cell>
          <table:table-cell table:style-name="ce73" table:number-matrix-columns-spanned="1" table:number-matrix-rows-spanned="1" table:formula="of:=MOD(SUM(([$GlidingFlights.$B$3:.$B$3002]&gt;=[.F$7])*([$GlidingFlights.$B$3:.$B$3002]&lt;[.G$7])*[$GlidingFlights.$K$3:.$K$3002]);60)" office:value-type="float" office:value="0">
            <text:p>0</text:p>
          </table:table-cell>
          <table:table-cell table:style-name="ce73" table:number-matrix-columns-spanned="1" table:number-matrix-rows-spanned="1" table:formula="of:=MOD(SUM(([$GlidingFlights.$B$3:.$B$3002]&gt;=[.G$7])*([$GlidingFlights.$B$3:.$B$3002]&lt;[.H$7])*[$GlidingFlights.$K$3:.$K$3002]);60)" office:value-type="float" office:value="0">
            <text:p>0</text:p>
          </table:table-cell>
          <table:table-cell table:style-name="ce73" table:number-matrix-columns-spanned="1" table:number-matrix-rows-spanned="1" table:formula="of:=MOD(SUM(([$GlidingFlights.$B$3:.$B$3002]&gt;=[.H$7])*([$GlidingFlights.$B$3:.$B$3002]&lt;[.I$7])*[$GlidingFlights.$K$3:.$K$3002]);60)" office:value-type="float" office:value="0">
            <text:p>0</text:p>
          </table:table-cell>
          <table:table-cell table:style-name="ce73" table:number-matrix-columns-spanned="1" table:number-matrix-rows-spanned="1" table:formula="of:=MOD(SUM(([$GlidingFlights.$B$3:.$B$3002]&gt;=[.I$7])*([$GlidingFlights.$B$3:.$B$3002]&lt;[.J$7])*[$GlidingFlights.$K$3:.$K$3002]);60)" office:value-type="float" office:value="0">
            <text:p>0</text:p>
          </table:table-cell>
          <table:table-cell table:style-name="ce73" table:number-matrix-columns-spanned="1" table:number-matrix-rows-spanned="1" table:formula="of:=MOD(SUM(([$GlidingFlights.$B$3:.$B$3002]&gt;=[.J$7])*([$GlidingFlights.$B$3:.$B$3002]&lt;[.K$7])*[$GlidingFlights.$K$3:.$K$3002]);60)" office:value-type="float" office:value="0">
            <text:p>0</text:p>
          </table:table-cell>
          <table:table-cell table:style-name="ce73" table:number-matrix-columns-spanned="1" table:number-matrix-rows-spanned="1" table:formula="of:=MOD(SUM(([$GlidingFlights.$B$3:.$B$3002]&gt;=[.K$7])*([$GlidingFlights.$B$3:.$B$3002]&lt;[.L$7])*[$GlidingFlights.$K$3:.$K$3002]);60)" office:value-type="float" office:value="0">
            <text:p>0</text:p>
          </table:table-cell>
          <table:table-cell table:style-name="ce73" table:number-matrix-columns-spanned="1" table:number-matrix-rows-spanned="1" table:formula="of:=MOD(SUM(([$GlidingFlights.$B$3:.$B$3002]&gt;=[.L$7])*([$GlidingFlights.$B$3:.$B$3002]&lt;[.M$7])*[$GlidingFlights.$K$3:.$K$3002]);60)" office:value-type="float" office:value="0">
            <text:p>0</text:p>
          </table:table-cell>
          <table:table-cell table:style-name="ce73" table:number-matrix-columns-spanned="1" table:number-matrix-rows-spanned="1" table:formula="of:=MOD(SUM(([$GlidingFlights.$B$3:.$B$3002]&gt;=[.M$7])*([$GlidingFlights.$B$3:.$B$3002]&lt;[.N$7])*[$GlidingFlights.$K$3:.$K$3002]);60)" office:value-type="float" office:value="0">
            <text:p>0</text:p>
          </table:table-cell>
          <table:table-cell table:style-name="ce73" table:number-matrix-columns-spanned="1" table:number-matrix-rows-spanned="1" table:formula="of:=MOD(SUM(([$GlidingFlights.$B$3:.$B$3002]&gt;=[.N$7])*([$GlidingFlights.$B$3:.$B$3002]&lt;DATE(YEAR([.$K$2])+1;1;1))*[$GlidingFlights.$K$3:.$K$3002]);60)" office:value-type="float" office:value="30">
            <text:p>30</text:p>
          </table:table-cell>
          <table:table-cell table:style-name="ce84" table:number-matrix-columns-spanned="1" table:number-matrix-rows-spanned="1" table:formula="of:=MOD(SUM(([$GlidingFlights.$B$3:.$B$3002]&gt;=DATEVALUE(&quot;01/01/1900&quot;))*([$GlidingFlights.$B$3:.$B$3002]&lt;=[.$K$2])*[$GlidingFlights.$K$3:.$K$3002]);60)" office:value-type="float" office:value="30">
            <text:p>3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Distance (kms)</text:p>
          </table:table-cell>
          <table:table-cell table:style-name="ce73" table:number-matrix-columns-spanned="1" table:number-matrix-rows-spanned="1" table:formula="of:=SUM(([$GlidingFlights.$B$3:.$B$3002]&gt;=[.C$7])*([$GlidingFlights.$B$3:.$B$3002]&lt;[.D$7])*[$GlidingFlights.$L$3:.$L$3002])" office:value-type="float" office:value="0">
            <text:p>0</text:p>
          </table:table-cell>
          <table:table-cell table:style-name="ce73" table:number-matrix-columns-spanned="1" table:number-matrix-rows-spanned="1" table:formula="of:=SUM(([$GlidingFlights.$B$3:.$B$3002]&gt;=[.D$7])*([$GlidingFlights.$B$3:.$B$3002]&lt;[.E$7])*[$GlidingFlights.$L$3:.$L$3002])" office:value-type="float" office:value="0">
            <text:p>0</text:p>
          </table:table-cell>
          <table:table-cell table:style-name="ce73" table:number-matrix-columns-spanned="1" table:number-matrix-rows-spanned="1" table:formula="of:=SUM(([$GlidingFlights.$B$3:.$B$3002]&gt;=[.E$7])*([$GlidingFlights.$B$3:.$B$3002]&lt;[.F$7])*[$GlidingFlights.$L$3:.$L$3002])" office:value-type="float" office:value="0">
            <text:p>0</text:p>
          </table:table-cell>
          <table:table-cell table:style-name="ce73" table:number-matrix-columns-spanned="1" table:number-matrix-rows-spanned="1" table:formula="of:=SUM(([$GlidingFlights.$B$3:.$B$3002]&gt;=[.F$7])*([$GlidingFlights.$B$3:.$B$3002]&lt;[.G$7])*[$GlidingFlights.$L$3:.$L$3002])" office:value-type="float" office:value="0">
            <text:p>0</text:p>
          </table:table-cell>
          <table:table-cell table:style-name="ce73" table:number-matrix-columns-spanned="1" table:number-matrix-rows-spanned="1" table:formula="of:=SUM(([$GlidingFlights.$B$3:.$B$3002]&gt;=[.G$7])*([$GlidingFlights.$B$3:.$B$3002]&lt;[.H$7])*[$GlidingFlights.$L$3:.$L$3002])" office:value-type="float" office:value="0">
            <text:p>0</text:p>
          </table:table-cell>
          <table:table-cell table:style-name="ce73" table:number-matrix-columns-spanned="1" table:number-matrix-rows-spanned="1" table:formula="of:=SUM(([$GlidingFlights.$B$3:.$B$3002]&gt;=[.H$7])*([$GlidingFlights.$B$3:.$B$3002]&lt;[.I$7])*[$GlidingFlights.$L$3:.$L$3002])" office:value-type="float" office:value="0">
            <text:p>0</text:p>
          </table:table-cell>
          <table:table-cell table:style-name="ce73" table:number-matrix-columns-spanned="1" table:number-matrix-rows-spanned="1" table:formula="of:=SUM(([$GlidingFlights.$B$3:.$B$3002]&gt;=[.I$7])*([$GlidingFlights.$B$3:.$B$3002]&lt;[.J$7])*[$GlidingFlights.$L$3:.$L$3002])" office:value-type="float" office:value="0">
            <text:p>0</text:p>
          </table:table-cell>
          <table:table-cell table:style-name="ce73" table:number-matrix-columns-spanned="1" table:number-matrix-rows-spanned="1" table:formula="of:=SUM(([$GlidingFlights.$B$3:.$B$3002]&gt;=[.J$7])*([$GlidingFlights.$B$3:.$B$3002]&lt;[.K$7])*[$GlidingFlights.$L$3:.$L$3002])" office:value-type="float" office:value="0">
            <text:p>0</text:p>
          </table:table-cell>
          <table:table-cell table:style-name="ce73" table:number-matrix-columns-spanned="1" table:number-matrix-rows-spanned="1" table:formula="of:=SUM(([$GlidingFlights.$B$3:.$B$3002]&gt;=[.K$7])*([$GlidingFlights.$B$3:.$B$3002]&lt;[.L$7])*[$GlidingFlights.$L$3:.$L$3002])" office:value-type="float" office:value="0">
            <text:p>0</text:p>
          </table:table-cell>
          <table:table-cell table:style-name="ce73" table:number-matrix-columns-spanned="1" table:number-matrix-rows-spanned="1" table:formula="of:=SUM(([$GlidingFlights.$B$3:.$B$3002]&gt;=[.L$7])*([$GlidingFlights.$B$3:.$B$3002]&lt;[.M$7])*[$GlidingFlights.$L$3:.$L$3002])" office:value-type="float" office:value="0">
            <text:p>0</text:p>
          </table:table-cell>
          <table:table-cell table:style-name="ce73" table:number-matrix-columns-spanned="1" table:number-matrix-rows-spanned="1" table:formula="of:=SUM(([$GlidingFlights.$B$3:.$B$3002]&gt;=[.M$7])*([$GlidingFlights.$B$3:.$B$3002]&lt;[.N$7])*[$GlidingFlights.$L$3:.$L$3002])" office:value-type="float" office:value="0">
            <text:p>0</text:p>
          </table:table-cell>
          <table:table-cell table:style-name="ce73" table:number-matrix-columns-spanned="1" table:number-matrix-rows-spanned="1" table:formula="of:=SUM(([$GlidingFlights.$B$3:.$B$3002]&gt;=[.N$7])*([$GlidingFlights.$B$3:.$B$3002]&lt;DATE(YEAR([.$K$2])+1;1;1))*[$GlidingFlights.$L$3:.$L$3002])" office:value-type="float" office:value="750">
            <text:p>750</text:p>
          </table:table-cell>
          <table:table-cell table:style-name="ce84" table:number-matrix-columns-spanned="1" table:number-matrix-rows-spanned="1" table:formula="of:=SUM(([$GlidingFlights.$B$3:.$B$3002]&gt;=DATEVALUE(&quot;01/01/1900&quot;))*([$GlidingFlights.$B$3:.$B$3002]&lt;=[.$K$2])*[$GlidingFlights.$L$3:.$L$3002])" office:value-type="float" office:value="750">
            <text:p>75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13])*([$GlidingFlights.$B$3:.$B$3002]&gt;=[.C$7])*([$GlidingFlights.$B$3:.$B$3002]&lt;[.D$7]))" office:value-type="float" office:value="0">
            <text:p>0</text:p>
          </table:table-cell>
          <table:table-cell table:style-name="ce73" table:number-matrix-columns-spanned="1" table:number-matrix-rows-spanned="1" table:formula="of:=SUM(([$GlidingFlights.$D$3:.$D$3002]=[.$A13])*([$GlidingFlights.$B$3:.$B$3002]&gt;=[.D$7])*([$GlidingFlights.$B$3:.$B$3002]&lt;[.E$7]))" office:value-type="float" office:value="0">
            <text:p>0</text:p>
          </table:table-cell>
          <table:table-cell table:style-name="ce73" table:number-matrix-columns-spanned="1" table:number-matrix-rows-spanned="1" table:formula="of:=SUM(([$GlidingFlights.$D$3:.$D$3002]=[.$A13])*([$GlidingFlights.$B$3:.$B$3002]&gt;=[.E$7])*([$GlidingFlights.$B$3:.$B$3002]&lt;[.F$7]))" office:value-type="float" office:value="0">
            <text:p>0</text:p>
          </table:table-cell>
          <table:table-cell table:style-name="ce73" table:number-matrix-columns-spanned="1" table:number-matrix-rows-spanned="1" table:formula="of:=SUM(([$GlidingFlights.$D$3:.$D$3002]=[.$A13])*([$GlidingFlights.$B$3:.$B$3002]&gt;=[.F$7])*([$GlidingFlights.$B$3:.$B$3002]&lt;[.G$7]))" office:value-type="float" office:value="0">
            <text:p>0</text:p>
          </table:table-cell>
          <table:table-cell table:style-name="ce73" table:number-matrix-columns-spanned="1" table:number-matrix-rows-spanned="1" table:formula="of:=SUM(([$GlidingFlights.$D$3:.$D$3002]=[.$A13])*([$GlidingFlights.$B$3:.$B$3002]&gt;=[.G$7])*([$GlidingFlights.$B$3:.$B$3002]&lt;[.H$7]))" office:value-type="float" office:value="0">
            <text:p>0</text:p>
          </table:table-cell>
          <table:table-cell table:style-name="ce73" table:number-matrix-columns-spanned="1" table:number-matrix-rows-spanned="1" table:formula="of:=SUM(([$GlidingFlights.$D$3:.$D$3002]=[.$A13])*([$GlidingFlights.$B$3:.$B$3002]&gt;=[.H$7])*([$GlidingFlights.$B$3:.$B$3002]&lt;[.I$7]))" office:value-type="float" office:value="0">
            <text:p>0</text:p>
          </table:table-cell>
          <table:table-cell table:style-name="ce73" table:number-matrix-columns-spanned="1" table:number-matrix-rows-spanned="1" table:formula="of:=SUM(([$GlidingFlights.$D$3:.$D$3002]=[.$A13])*([$GlidingFlights.$B$3:.$B$3002]&gt;=[.I$7])*([$GlidingFlights.$B$3:.$B$3002]&lt;[.J$7]))" office:value-type="float" office:value="0">
            <text:p>0</text:p>
          </table:table-cell>
          <table:table-cell table:style-name="ce73" table:number-matrix-columns-spanned="1" table:number-matrix-rows-spanned="1" table:formula="of:=SUM(([$GlidingFlights.$D$3:.$D$3002]=[.$A13])*([$GlidingFlights.$B$3:.$B$3002]&gt;=[.J$7])*([$GlidingFlights.$B$3:.$B$3002]&lt;[.K$7]))" office:value-type="float" office:value="0">
            <text:p>0</text:p>
          </table:table-cell>
          <table:table-cell table:style-name="ce73" table:number-matrix-columns-spanned="1" table:number-matrix-rows-spanned="1" table:formula="of:=SUM(([$GlidingFlights.$D$3:.$D$3002]=[.$A13])*([$GlidingFlights.$B$3:.$B$3002]&gt;=[.K$7])*([$GlidingFlights.$B$3:.$B$3002]&lt;[.L$7]))" office:value-type="float" office:value="0">
            <text:p>0</text:p>
          </table:table-cell>
          <table:table-cell table:style-name="ce73" table:number-matrix-columns-spanned="1" table:number-matrix-rows-spanned="1" table:formula="of:=SUM(([$GlidingFlights.$D$3:.$D$3002]=[.$A13])*([$GlidingFlights.$B$3:.$B$3002]&gt;=[.L$7])*([$GlidingFlights.$B$3:.$B$3002]&lt;[.M$7]))" office:value-type="float" office:value="0">
            <text:p>0</text:p>
          </table:table-cell>
          <table:table-cell table:style-name="ce73" table:number-matrix-columns-spanned="1" table:number-matrix-rows-spanned="1" table:formula="of:=SUM(([$GlidingFlights.$D$3:.$D$3002]=[.$A13])*([$GlidingFlights.$B$3:.$B$3002]&gt;=[.M$7])*([$GlidingFlights.$B$3:.$B$3002]&lt;[.N$7]))" office:value-type="float" office:value="0">
            <text:p>0</text:p>
          </table:table-cell>
          <table:table-cell table:style-name="ce73" table:number-matrix-columns-spanned="1" table:number-matrix-rows-spanned="1" table:formula="of:=SUM(([$GlidingFlights.$D$3:.$D$3002]=[.$A13])*([$GlidingFlights.$B$3:.$B$3002]&gt;=[.N$7])*([$GlidingFlights.$B$3:.$B$3002]&lt;DATE(YEAR([.$K$2])+1;1;1)))" office:value-type="float" office:value="0">
            <text:p>0</text:p>
          </table:table-cell>
          <table:table-cell table:style-name="ce84" table:number-matrix-columns-spanned="1" table:number-matrix-rows-spanned="1" table:formula="of:=SUM(([$GlidingFlights.$D$3:.$D$3002]=[.$A13])*([$GlidingFlights.$B$3:.$B$3002]&gt;=DATEVALUE(&quot;01/01/1900&quot;))*([$GlidingFlights.$B$3:.$B$3002]&lt;=[.$K$2]))"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13])*([$GlidingFlights.$B$3:.$B$3002]&gt;=[.C$7])*([$GlidingFlights.$B$3:.$B$3002]&lt;[.D$7])*[$GlidingFlights.$J$3:.$J$3002])+FLOOR(SUM(([$GlidingFlights.$D$3:.$D$3002]=[.$A13])*([$GlidingFlights.$B$3:.$B$3002]&gt;=[.C$7])*([$GlidingFlights.$B$3:.$B$3002]&lt;[.D$7])*[$GlidingFlights.$K$3:.$K$3002])/60;1)" office:value-type="float" office:value="0">
            <text:p>0</text:p>
          </table:table-cell>
          <table:table-cell table:style-name="ce74" table:number-matrix-columns-spanned="1" table:number-matrix-rows-spanned="1" table:formula="of:=SUM(([$GlidingFlights.$D$3:.$D$3002]=[.$A13])*([$GlidingFlights.$B$3:.$B$3002]&gt;=[.D$7])*([$GlidingFlights.$B$3:.$B$3002]&lt;[.E$7])*[$GlidingFlights.$J$3:.$J$3002])+FLOOR(SUM(([$GlidingFlights.$D$3:.$D$3002]=[.$A13])*([$GlidingFlights.$B$3:.$B$3002]&gt;=[.D$7])*([$GlidingFlights.$B$3:.$B$3002]&lt;[.E$7])*[$GlidingFlights.$K$3:.$K$3002])/60;1)" office:value-type="float" office:value="0">
            <text:p>0</text:p>
          </table:table-cell>
          <table:table-cell table:style-name="ce74" table:number-matrix-columns-spanned="1" table:number-matrix-rows-spanned="1" table:formula="of:=SUM(([$GlidingFlights.$D$3:.$D$3002]=[.$A13])*([$GlidingFlights.$B$3:.$B$3002]&gt;=[.E$7])*([$GlidingFlights.$B$3:.$B$3002]&lt;[.F$7])*[$GlidingFlights.$J$3:.$J$3002])+FLOOR(SUM(([$GlidingFlights.$D$3:.$D$3002]=[.$A13])*([$GlidingFlights.$B$3:.$B$3002]&gt;=[.E$7])*([$GlidingFlights.$B$3:.$B$3002]&lt;[.F$7])*[$GlidingFlights.$K$3:.$K$3002])/60;1)" office:value-type="float" office:value="0">
            <text:p>0</text:p>
          </table:table-cell>
          <table:table-cell table:style-name="ce74" table:number-matrix-columns-spanned="1" table:number-matrix-rows-spanned="1" table:formula="of:=SUM(([$GlidingFlights.$D$3:.$D$3002]=[.$A13])*([$GlidingFlights.$B$3:.$B$3002]&gt;=[.F$7])*([$GlidingFlights.$B$3:.$B$3002]&lt;[.G$7])*[$GlidingFlights.$J$3:.$J$3002])+FLOOR(SUM(([$GlidingFlights.$D$3:.$D$3002]=[.$A13])*([$GlidingFlights.$B$3:.$B$3002]&gt;=[.F$7])*([$GlidingFlights.$B$3:.$B$3002]&lt;[.G$7])*[$GlidingFlights.$K$3:.$K$3002])/60;1)" office:value-type="float" office:value="0">
            <text:p>0</text:p>
          </table:table-cell>
          <table:table-cell table:style-name="ce74" table:number-matrix-columns-spanned="1" table:number-matrix-rows-spanned="1" table:formula="of:=SUM(([$GlidingFlights.$D$3:.$D$3002]=[.$A13])*([$GlidingFlights.$B$3:.$B$3002]&gt;=[.G$7])*([$GlidingFlights.$B$3:.$B$3002]&lt;[.H$7])*[$GlidingFlights.$J$3:.$J$3002])+FLOOR(SUM(([$GlidingFlights.$D$3:.$D$3002]=[.$A13])*([$GlidingFlights.$B$3:.$B$3002]&gt;=[.G$7])*([$GlidingFlights.$B$3:.$B$3002]&lt;[.H$7])*[$GlidingFlights.$K$3:.$K$3002])/60;1)" office:value-type="float" office:value="0">
            <text:p>0</text:p>
          </table:table-cell>
          <table:table-cell table:style-name="ce74" table:number-matrix-columns-spanned="1" table:number-matrix-rows-spanned="1" table:formula="of:=SUM(([$GlidingFlights.$D$3:.$D$3002]=[.$A13])*([$GlidingFlights.$B$3:.$B$3002]&gt;=[.H$7])*([$GlidingFlights.$B$3:.$B$3002]&lt;[.I$7])*[$GlidingFlights.$J$3:.$J$3002])+FLOOR(SUM(([$GlidingFlights.$D$3:.$D$3002]=[.$A13])*([$GlidingFlights.$B$3:.$B$3002]&gt;=[.H$7])*([$GlidingFlights.$B$3:.$B$3002]&lt;[.I$7])*[$GlidingFlights.$K$3:.$K$3002])/60;1)" office:value-type="float" office:value="0">
            <text:p>0</text:p>
          </table:table-cell>
          <table:table-cell table:style-name="ce74" table:number-matrix-columns-spanned="1" table:number-matrix-rows-spanned="1" table:formula="of:=SUM(([$GlidingFlights.$D$3:.$D$3002]=[.$A13])*([$GlidingFlights.$B$3:.$B$3002]&gt;=[.I$7])*([$GlidingFlights.$B$3:.$B$3002]&lt;[.J$7])*[$GlidingFlights.$J$3:.$J$3002])+FLOOR(SUM(([$GlidingFlights.$D$3:.$D$3002]=[.$A13])*([$GlidingFlights.$B$3:.$B$3002]&gt;=[.I$7])*([$GlidingFlights.$B$3:.$B$3002]&lt;[.J$7])*[$GlidingFlights.$K$3:.$K$3002])/60;1)" office:value-type="float" office:value="0">
            <text:p>0</text:p>
          </table:table-cell>
          <table:table-cell table:style-name="ce74" table:number-matrix-columns-spanned="1" table:number-matrix-rows-spanned="1" table:formula="of:=SUM(([$GlidingFlights.$D$3:.$D$3002]=[.$A13])*([$GlidingFlights.$B$3:.$B$3002]&gt;=[.J$7])*([$GlidingFlights.$B$3:.$B$3002]&lt;[.K$7])*[$GlidingFlights.$J$3:.$J$3002])+FLOOR(SUM(([$GlidingFlights.$D$3:.$D$3002]=[.$A13])*([$GlidingFlights.$B$3:.$B$3002]&gt;=[.J$7])*([$GlidingFlights.$B$3:.$B$3002]&lt;[.K$7])*[$GlidingFlights.$K$3:.$K$3002])/60;1)" office:value-type="float" office:value="0">
            <text:p>0</text:p>
          </table:table-cell>
          <table:table-cell table:style-name="ce74" table:number-matrix-columns-spanned="1" table:number-matrix-rows-spanned="1" table:formula="of:=SUM(([$GlidingFlights.$D$3:.$D$3002]=[.$A13])*([$GlidingFlights.$B$3:.$B$3002]&gt;=[.K$7])*([$GlidingFlights.$B$3:.$B$3002]&lt;[.L$7])*[$GlidingFlights.$J$3:.$J$3002])+FLOOR(SUM(([$GlidingFlights.$D$3:.$D$3002]=[.$A13])*([$GlidingFlights.$B$3:.$B$3002]&gt;=[.K$7])*([$GlidingFlights.$B$3:.$B$3002]&lt;[.L$7])*[$GlidingFlights.$K$3:.$K$3002])/60;1)" office:value-type="float" office:value="0">
            <text:p>0</text:p>
          </table:table-cell>
          <table:table-cell table:style-name="ce74" table:number-matrix-columns-spanned="1" table:number-matrix-rows-spanned="1" table:formula="of:=SUM(([$GlidingFlights.$D$3:.$D$3002]=[.$A13])*([$GlidingFlights.$B$3:.$B$3002]&gt;=[.L$7])*([$GlidingFlights.$B$3:.$B$3002]&lt;[.M$7])*[$GlidingFlights.$J$3:.$J$3002])+FLOOR(SUM(([$GlidingFlights.$D$3:.$D$3002]=[.$A13])*([$GlidingFlights.$B$3:.$B$3002]&gt;=[.L$7])*([$GlidingFlights.$B$3:.$B$3002]&lt;[.M$7])*[$GlidingFlights.$K$3:.$K$3002])/60;1)" office:value-type="float" office:value="0">
            <text:p>0</text:p>
          </table:table-cell>
          <table:table-cell table:style-name="ce74" table:number-matrix-columns-spanned="1" table:number-matrix-rows-spanned="1" table:formula="of:=SUM(([$GlidingFlights.$D$3:.$D$3002]=[.$A13])*([$GlidingFlights.$B$3:.$B$3002]&gt;=[.M$7])*([$GlidingFlights.$B$3:.$B$3002]&lt;[.N$7])*[$GlidingFlights.$J$3:.$J$3002])+FLOOR(SUM(([$GlidingFlights.$D$3:.$D$3002]=[.$A13])*([$GlidingFlights.$B$3:.$B$3002]&gt;=[.M$7])*([$GlidingFlights.$B$3:.$B$3002]&lt;[.N$7])*[$GlidingFlights.$K$3:.$K$3002])/60;1)" office:value-type="float" office:value="0">
            <text:p>0</text:p>
          </table:table-cell>
          <table:table-cell table:style-name="ce74" table:number-matrix-columns-spanned="1" table:number-matrix-rows-spanned="1" table:formula="of:=SUM(([$GlidingFlights.$D$3:.$D$3002]=[.$A13])*([$GlidingFlights.$B$3:.$B$3002]&gt;=[.N$7])*([$GlidingFlights.$B$3:.$B$3002]&lt;DATE(YEAR([.$K$2])+1;1;1))*[$GlidingFlights.$J$3:.$J$3002])+FLOOR(SUM(([$GlidingFlights.$D$3:.$D$3002]=[.$A13])*([$GlidingFlights.$B$3:.$B$3002]&gt;=[.N$7])*([$GlidingFlights.$B$3:.$B$3002]&lt;DATE(YEAR([.$K$2])+1;1;1))*[$GlidingFlights.$K$3:.$K$3002])/60;1)" office:value-type="float" office:value="0">
            <text:p>0</text:p>
          </table:table-cell>
          <table:table-cell table:style-name="ce85" table:number-matrix-columns-spanned="1" table:number-matrix-rows-spanned="1" table:formula="of:=SUM(([$GlidingFlights.$D$3:.$D$3002]=[.$A13])*([$GlidingFlights.$B$3:.$B$3002]&gt;=DATEVALUE(&quot;01/01/1900&quot;))*([$GlidingFlights.$B$3:.$B$3002]&lt;=[.$K$2])*[$GlidingFlights.$J$3:.$J$3002])+FLOOR(SUM(([$GlidingFlights.$D$3:.$D$3002]=[.$A13])*([$GlidingFlights.$B$3:.$B$3002]&gt;=DATEVALUE(&quot;01/01/1900&quot;))*([$GlidingFlights.$B$3:.$B$3002]&lt;=[.$K$2])*[$GlidingFlights.$K$3:.$K$3002])/60;1)"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13])*([$GlidingFlights.$B$3:.$B$3002]&gt;=[.C$7])*([$GlidingFlights.$B$3:.$B$3002]&lt;[.D$7])*[$GlidingFlights.$K$3:.$K$3002]);60)" office:value-type="float" office:value="0">
            <text:p>0</text:p>
          </table:table-cell>
          <table:table-cell table:style-name="ce73" table:number-matrix-columns-spanned="1" table:number-matrix-rows-spanned="1" table:formula="of:=MOD(SUM(([$GlidingFlights.$D$3:.$D$3002]=[.$A13])*([$GlidingFlights.$B$3:.$B$3002]&gt;=[.D$7])*([$GlidingFlights.$B$3:.$B$3002]&lt;[.E$7])*[$GlidingFlights.$K$3:.$K$3002]);60)" office:value-type="float" office:value="0">
            <text:p>0</text:p>
          </table:table-cell>
          <table:table-cell table:style-name="ce73" table:number-matrix-columns-spanned="1" table:number-matrix-rows-spanned="1" table:formula="of:=MOD(SUM(([$GlidingFlights.$D$3:.$D$3002]=[.$A13])*([$GlidingFlights.$B$3:.$B$3002]&gt;=[.E$7])*([$GlidingFlights.$B$3:.$B$3002]&lt;[.F$7])*[$GlidingFlights.$K$3:.$K$3002]);60)" office:value-type="float" office:value="0">
            <text:p>0</text:p>
          </table:table-cell>
          <table:table-cell table:style-name="ce73" table:number-matrix-columns-spanned="1" table:number-matrix-rows-spanned="1" table:formula="of:=MOD(SUM(([$GlidingFlights.$D$3:.$D$3002]=[.$A13])*([$GlidingFlights.$B$3:.$B$3002]&gt;=[.F$7])*([$GlidingFlights.$B$3:.$B$3002]&lt;[.G$7])*[$GlidingFlights.$K$3:.$K$3002]);60)" office:value-type="float" office:value="0">
            <text:p>0</text:p>
          </table:table-cell>
          <table:table-cell table:style-name="ce73" table:number-matrix-columns-spanned="1" table:number-matrix-rows-spanned="1" table:formula="of:=MOD(SUM(([$GlidingFlights.$D$3:.$D$3002]=[.$A13])*([$GlidingFlights.$B$3:.$B$3002]&gt;=[.G$7])*([$GlidingFlights.$B$3:.$B$3002]&lt;[.H$7])*[$GlidingFlights.$K$3:.$K$3002]);60)" office:value-type="float" office:value="0">
            <text:p>0</text:p>
          </table:table-cell>
          <table:table-cell table:style-name="ce73" table:number-matrix-columns-spanned="1" table:number-matrix-rows-spanned="1" table:formula="of:=MOD(SUM(([$GlidingFlights.$D$3:.$D$3002]=[.$A13])*([$GlidingFlights.$B$3:.$B$3002]&gt;=[.H$7])*([$GlidingFlights.$B$3:.$B$3002]&lt;[.I$7])*[$GlidingFlights.$K$3:.$K$3002]);60)" office:value-type="float" office:value="0">
            <text:p>0</text:p>
          </table:table-cell>
          <table:table-cell table:style-name="ce73" table:number-matrix-columns-spanned="1" table:number-matrix-rows-spanned="1" table:formula="of:=MOD(SUM(([$GlidingFlights.$D$3:.$D$3002]=[.$A13])*([$GlidingFlights.$B$3:.$B$3002]&gt;=[.I$7])*([$GlidingFlights.$B$3:.$B$3002]&lt;[.J$7])*[$GlidingFlights.$K$3:.$K$3002]);60)" office:value-type="float" office:value="0">
            <text:p>0</text:p>
          </table:table-cell>
          <table:table-cell table:style-name="ce73" table:number-matrix-columns-spanned="1" table:number-matrix-rows-spanned="1" table:formula="of:=MOD(SUM(([$GlidingFlights.$D$3:.$D$3002]=[.$A13])*([$GlidingFlights.$B$3:.$B$3002]&gt;=[.J$7])*([$GlidingFlights.$B$3:.$B$3002]&lt;[.K$7])*[$GlidingFlights.$K$3:.$K$3002]);60)" office:value-type="float" office:value="0">
            <text:p>0</text:p>
          </table:table-cell>
          <table:table-cell table:style-name="ce73" table:number-matrix-columns-spanned="1" table:number-matrix-rows-spanned="1" table:formula="of:=MOD(SUM(([$GlidingFlights.$D$3:.$D$3002]=[.$A13])*([$GlidingFlights.$B$3:.$B$3002]&gt;=[.K$7])*([$GlidingFlights.$B$3:.$B$3002]&lt;[.L$7])*[$GlidingFlights.$K$3:.$K$3002]);60)" office:value-type="float" office:value="0">
            <text:p>0</text:p>
          </table:table-cell>
          <table:table-cell table:style-name="ce73" table:number-matrix-columns-spanned="1" table:number-matrix-rows-spanned="1" table:formula="of:=MOD(SUM(([$GlidingFlights.$D$3:.$D$3002]=[.$A13])*([$GlidingFlights.$B$3:.$B$3002]&gt;=[.L$7])*([$GlidingFlights.$B$3:.$B$3002]&lt;[.M$7])*[$GlidingFlights.$K$3:.$K$3002]);60)" office:value-type="float" office:value="0">
            <text:p>0</text:p>
          </table:table-cell>
          <table:table-cell table:style-name="ce73" table:number-matrix-columns-spanned="1" table:number-matrix-rows-spanned="1" table:formula="of:=MOD(SUM(([$GlidingFlights.$D$3:.$D$3002]=[.$A13])*([$GlidingFlights.$B$3:.$B$3002]&gt;=[.M$7])*([$GlidingFlights.$B$3:.$B$3002]&lt;[.N$7])*[$GlidingFlights.$K$3:.$K$3002]);60)" office:value-type="float" office:value="0">
            <text:p>0</text:p>
          </table:table-cell>
          <table:table-cell table:style-name="ce73" table:number-matrix-columns-spanned="1" table:number-matrix-rows-spanned="1" table:formula="of:=MOD(SUM(([$GlidingFlights.$D$3:.$D$3002]=[.$A13])*([$GlidingFlights.$B$3:.$B$3002]&gt;=[.N$7])*([$GlidingFlights.$B$3:.$B$3002]&lt;DATE(YEAR([.$K$2])+1;1;1))*[$GlidingFlights.$K$3:.$K$3002]);60)" office:value-type="float" office:value="0">
            <text:p>0</text:p>
          </table:table-cell>
          <table:table-cell table:style-name="ce84" table:number-matrix-columns-spanned="1" table:number-matrix-rows-spanned="1" table:formula="of:=MOD(SUM(([$GlidingFlights.$D$3:.$D$3002]=[.$A13])*([$GlidingFlights.$B$3:.$B$3002]&gt;=DATEVALUE(&quot;01/01/1900&quot;))*([$GlidingFlights.$B$3:.$B$3002]&lt;=[.$K$2])*[$GlidingFlights.$K$3:.$K$3002]);60)"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13])*([$GlidingFlights.$B$3:.$B$3002]&gt;=[.C$7])*([$GlidingFlights.$B$3:.$B$3002]&lt;[.D$7])*[$GlidingFlights.$L$3:.$L$3002])" office:value-type="float" office:value="0">
            <text:p>0</text:p>
          </table:table-cell>
          <table:table-cell table:style-name="ce73" table:number-matrix-columns-spanned="1" table:number-matrix-rows-spanned="1" table:formula="of:=SUM(([$GlidingFlights.$D$3:.$D$3002]=[.$A13])*([$GlidingFlights.$B$3:.$B$3002]&gt;=[.D$7])*([$GlidingFlights.$B$3:.$B$3002]&lt;[.E$7])*[$GlidingFlights.$L$3:.$L$3002])" office:value-type="float" office:value="0">
            <text:p>0</text:p>
          </table:table-cell>
          <table:table-cell table:style-name="ce73" table:number-matrix-columns-spanned="1" table:number-matrix-rows-spanned="1" table:formula="of:=SUM(([$GlidingFlights.$D$3:.$D$3002]=[.$A13])*([$GlidingFlights.$B$3:.$B$3002]&gt;=[.E$7])*([$GlidingFlights.$B$3:.$B$3002]&lt;[.F$7])*[$GlidingFlights.$L$3:.$L$3002])" office:value-type="float" office:value="0">
            <text:p>0</text:p>
          </table:table-cell>
          <table:table-cell table:style-name="ce73" table:number-matrix-columns-spanned="1" table:number-matrix-rows-spanned="1" table:formula="of:=SUM(([$GlidingFlights.$D$3:.$D$3002]=[.$A13])*([$GlidingFlights.$B$3:.$B$3002]&gt;=[.F$7])*([$GlidingFlights.$B$3:.$B$3002]&lt;[.G$7])*[$GlidingFlights.$L$3:.$L$3002])" office:value-type="float" office:value="0">
            <text:p>0</text:p>
          </table:table-cell>
          <table:table-cell table:style-name="ce73" table:number-matrix-columns-spanned="1" table:number-matrix-rows-spanned="1" table:formula="of:=SUM(([$GlidingFlights.$D$3:.$D$3002]=[.$A13])*([$GlidingFlights.$B$3:.$B$3002]&gt;=[.G$7])*([$GlidingFlights.$B$3:.$B$3002]&lt;[.H$7])*[$GlidingFlights.$L$3:.$L$3002])" office:value-type="float" office:value="0">
            <text:p>0</text:p>
          </table:table-cell>
          <table:table-cell table:style-name="ce73" table:number-matrix-columns-spanned="1" table:number-matrix-rows-spanned="1" table:formula="of:=SUM(([$GlidingFlights.$D$3:.$D$3002]=[.$A13])*([$GlidingFlights.$B$3:.$B$3002]&gt;=[.H$7])*([$GlidingFlights.$B$3:.$B$3002]&lt;[.I$7])*[$GlidingFlights.$L$3:.$L$3002])" office:value-type="float" office:value="0">
            <text:p>0</text:p>
          </table:table-cell>
          <table:table-cell table:style-name="ce73" table:number-matrix-columns-spanned="1" table:number-matrix-rows-spanned="1" table:formula="of:=SUM(([$GlidingFlights.$D$3:.$D$3002]=[.$A13])*([$GlidingFlights.$B$3:.$B$3002]&gt;=[.I$7])*([$GlidingFlights.$B$3:.$B$3002]&lt;[.J$7])*[$GlidingFlights.$L$3:.$L$3002])" office:value-type="float" office:value="0">
            <text:p>0</text:p>
          </table:table-cell>
          <table:table-cell table:style-name="ce73" table:number-matrix-columns-spanned="1" table:number-matrix-rows-spanned="1" table:formula="of:=SUM(([$GlidingFlights.$D$3:.$D$3002]=[.$A13])*([$GlidingFlights.$B$3:.$B$3002]&gt;=[.J$7])*([$GlidingFlights.$B$3:.$B$3002]&lt;[.K$7])*[$GlidingFlights.$L$3:.$L$3002])" office:value-type="float" office:value="0">
            <text:p>0</text:p>
          </table:table-cell>
          <table:table-cell table:style-name="ce73" table:number-matrix-columns-spanned="1" table:number-matrix-rows-spanned="1" table:formula="of:=SUM(([$GlidingFlights.$D$3:.$D$3002]=[.$A13])*([$GlidingFlights.$B$3:.$B$3002]&gt;=[.K$7])*([$GlidingFlights.$B$3:.$B$3002]&lt;[.L$7])*[$GlidingFlights.$L$3:.$L$3002])" office:value-type="float" office:value="0">
            <text:p>0</text:p>
          </table:table-cell>
          <table:table-cell table:style-name="ce73" table:number-matrix-columns-spanned="1" table:number-matrix-rows-spanned="1" table:formula="of:=SUM(([$GlidingFlights.$D$3:.$D$3002]=[.$A13])*([$GlidingFlights.$B$3:.$B$3002]&gt;=[.L$7])*([$GlidingFlights.$B$3:.$B$3002]&lt;[.M$7])*[$GlidingFlights.$L$3:.$L$3002])" office:value-type="float" office:value="0">
            <text:p>0</text:p>
          </table:table-cell>
          <table:table-cell table:style-name="ce73" table:number-matrix-columns-spanned="1" table:number-matrix-rows-spanned="1" table:formula="of:=SUM(([$GlidingFlights.$D$3:.$D$3002]=[.$A13])*([$GlidingFlights.$B$3:.$B$3002]&gt;=[.M$7])*([$GlidingFlights.$B$3:.$B$3002]&lt;[.N$7])*[$GlidingFlights.$L$3:.$L$3002])" office:value-type="float" office:value="0">
            <text:p>0</text:p>
          </table:table-cell>
          <table:table-cell table:style-name="ce73" table:number-matrix-columns-spanned="1" table:number-matrix-rows-spanned="1" table:formula="of:=SUM(([$GlidingFlights.$D$3:.$D$3002]=[.$A13])*([$GlidingFlights.$B$3:.$B$3002]&gt;=[.N$7])*([$GlidingFlights.$B$3:.$B$3002]&lt;DATE(YEAR([.$K$2])+1;1;1))*[$GlidingFlights.$L$3:.$L$3002])" office:value-type="float" office:value="0">
            <text:p>0</text:p>
          </table:table-cell>
          <table:table-cell table:style-name="ce84" table:number-matrix-columns-spanned="1" table:number-matrix-rows-spanned="1" table:formula="of:=SUM(([$GlidingFlights.$D$3:.$D$3002]=[.$A13])*([$GlidingFlights.$B$3:.$B$3002]&gt;=DATEVALUE(&quot;01/01/1900&quot;))*([$GlidingFlights.$B$3:.$B$3002]&lt;=[.$K$2])*[$GlidingFlights.$L$3:.$L$3002])" office:value-type="float" office:value="0">
            <text:p>0</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6" office:value-type="string">
            <text:p>This Yr</text:p>
          </table:table-cell>
          <table:table-cell table:style-name="ce78"/>
          <table:table-cell table:style-name="ce78">
            <draw:frame table:end-cell-address="GlidingStats.W35" table:end-x="2.01cm" table:end-y="0.17cm" draw:z-index="4" draw:style-name="gr1" svg:width="16cm" svg:height="7.75cm" svg:x="0.07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19])*([$GlidingFlights.$B$3:.$B$3002]&lt;[.D$19]))" office:value-type="float" office:value="1">
            <text:p>1</text:p>
          </table:table-cell>
          <table:table-cell table:style-name="ce73" table:number-matrix-columns-spanned="1" table:number-matrix-rows-spanned="1" table:formula="of:=SUM(([$GlidingFlights.$B$3:.$B$3002]&gt;=[.D$19])*([$GlidingFlights.$B$3:.$B$3002]&lt;[.E$19]))" office:value-type="float" office:value="0">
            <text:p>0</text:p>
          </table:table-cell>
          <table:table-cell table:style-name="ce73" table:number-matrix-columns-spanned="1" table:number-matrix-rows-spanned="1" table:formula="of:=SUM(([$GlidingFlights.$B$3:.$B$3002]&gt;=[.E$19])*([$GlidingFlights.$B$3:.$B$3002]&lt;[.F$19]))" office:value-type="float" office:value="0">
            <text:p>0</text:p>
          </table:table-cell>
          <table:table-cell table:style-name="ce73" table:number-matrix-columns-spanned="1" table:number-matrix-rows-spanned="1" table:formula="of:=SUM(([$GlidingFlights.$B$3:.$B$3002]&gt;=[.F$19])*([$GlidingFlights.$B$3:.$B$3002]&lt;[.G$19]))" office:value-type="float" office:value="0">
            <text:p>0</text:p>
          </table:table-cell>
          <table:table-cell table:style-name="ce73" table:number-matrix-columns-spanned="1" table:number-matrix-rows-spanned="1" table:formula="of:=SUM(([$GlidingFlights.$B$3:.$B$3002]&gt;=[.G$19])*([$GlidingFlights.$B$3:.$B$3002]&lt;[.H$19]))" office:value-type="float" office:value="0">
            <text:p>0</text:p>
          </table:table-cell>
          <table:table-cell table:style-name="ce73" table:number-matrix-columns-spanned="1" table:number-matrix-rows-spanned="1" table:formula="of:=SUM(([$GlidingFlights.$B$3:.$B$3002]&gt;=[.H$19])*([$GlidingFlights.$B$3:.$B$3002]&lt;[.I$19]))" office:value-type="float" office:value="0">
            <text:p>0</text:p>
          </table:table-cell>
          <table:table-cell table:style-name="ce73" table:number-matrix-columns-spanned="1" table:number-matrix-rows-spanned="1" table:formula="of:=SUM(([$GlidingFlights.$B$3:.$B$3002]&gt;=[.I$19])*([$GlidingFlights.$B$3:.$B$3002]&lt;[.J$19]))" office:value-type="float" office:value="0">
            <text:p>0</text:p>
          </table:table-cell>
          <table:table-cell table:style-name="ce73" table:number-matrix-columns-spanned="1" table:number-matrix-rows-spanned="1" table:formula="of:=SUM(([$GlidingFlights.$B$3:.$B$3002]&gt;=[.J$19])*([$GlidingFlights.$B$3:.$B$3002]&lt;[.K$19]))" office:value-type="float" office:value="0">
            <text:p>0</text:p>
          </table:table-cell>
          <table:table-cell table:style-name="ce73" table:number-matrix-columns-spanned="1" table:number-matrix-rows-spanned="1" table:formula="of:=SUM(([$GlidingFlights.$B$3:.$B$3002]&gt;=[.K$19])*([$GlidingFlights.$B$3:.$B$3002]&lt;[.L$19]))" office:value-type="float" office:value="0">
            <text:p>0</text:p>
          </table:table-cell>
          <table:table-cell table:style-name="ce73" table:number-matrix-columns-spanned="1" table:number-matrix-rows-spanned="1" table:formula="of:=SUM(([$GlidingFlights.$B$3:.$B$3002]&gt;=[.L$19])*([$GlidingFlights.$B$3:.$B$3002]&lt;[.M$19]))" office:value-type="float" office:value="0">
            <text:p>0</text:p>
          </table:table-cell>
          <table:table-cell table:style-name="ce73" table:number-matrix-columns-spanned="1" table:number-matrix-rows-spanned="1" table:formula="of:=SUM(([$GlidingFlights.$B$3:.$B$3002]&gt;=[.M$19])*([$GlidingFlights.$B$3:.$B$3002]&lt;[.N$19]))" office:value-type="float" office:value="0">
            <text:p>0</text:p>
          </table:table-cell>
          <table:table-cell table:style-name="ce73" table:number-matrix-columns-spanned="1" table:number-matrix-rows-spanned="1" table:formula="of:=SUM(([$GlidingFlights.$B$3:.$B$3002]&gt;=[.N$19])*([$GlidingFlights.$B$3:.$B$3002]&lt;DATE(YEAR([.$K$2])+1;1;1)))" office:value-type="float" office:value="0">
            <text:p>0</text:p>
          </table:table-cell>
          <table:table-cell table:style-name="ce87" table:number-matrix-columns-spanned="1" table:number-matrix-rows-spanned="1" table:formula="of:=SUM(([$GlidingFlights.$B$3:.$B$3002]&gt;=DATE(YEAR([.$K$2]);1;1))*([$GlidingFlights.$B$3:.$B$3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C$19])*([$GlidingFlights.$B$3:.$B$3002]&lt;[.D$19])*[$GlidingFlights.$J$3:.$J$3002])+FLOOR(SUM(([$GlidingFlights.$B$3:.$B$3002]&gt;=[.C$19])*([$GlidingFlights.$B$3:.$B$3002]&lt;[.D$19])*[$GlidingFlights.$K$3:.$K$3002])/60;1)" office:value-type="float" office:value="5">
            <text:p>5</text:p>
          </table:table-cell>
          <table:table-cell table:style-name="ce74" table:number-matrix-columns-spanned="1" table:number-matrix-rows-spanned="1" table:formula="of:=SUM(([$GlidingFlights.$B$3:.$B$3002]&gt;=[.D$19])*([$GlidingFlights.$B$3:.$B$3002]&lt;[.E$19])*[$GlidingFlights.$J$3:.$J$3002])+FLOOR(SUM(([$GlidingFlights.$B$3:.$B$3002]&gt;=[.D$19])*([$GlidingFlights.$B$3:.$B$3002]&lt;[.E$19])*[$GlidingFlights.$K$3:.$K$3002])/60;1)" office:value-type="float" office:value="0">
            <text:p>0</text:p>
          </table:table-cell>
          <table:table-cell table:style-name="ce74" table:number-matrix-columns-spanned="1" table:number-matrix-rows-spanned="1" table:formula="of:=SUM(([$GlidingFlights.$B$3:.$B$3002]&gt;=[.E$19])*([$GlidingFlights.$B$3:.$B$3002]&lt;[.F$19])*[$GlidingFlights.$J$3:.$J$3002])+FLOOR(SUM(([$GlidingFlights.$B$3:.$B$3002]&gt;=[.E$19])*([$GlidingFlights.$B$3:.$B$3002]&lt;[.F$19])*[$GlidingFlights.$K$3:.$K$3002])/60;1)" office:value-type="float" office:value="0">
            <text:p>0</text:p>
          </table:table-cell>
          <table:table-cell table:style-name="ce74" table:number-matrix-columns-spanned="1" table:number-matrix-rows-spanned="1" table:formula="of:=SUM(([$GlidingFlights.$B$3:.$B$3002]&gt;=[.F$19])*([$GlidingFlights.$B$3:.$B$3002]&lt;[.G$19])*[$GlidingFlights.$J$3:.$J$3002])+FLOOR(SUM(([$GlidingFlights.$B$3:.$B$3002]&gt;=[.F$19])*([$GlidingFlights.$B$3:.$B$3002]&lt;[.G$19])*[$GlidingFlights.$K$3:.$K$3002])/60;1)" office:value-type="float" office:value="0">
            <text:p>0</text:p>
          </table:table-cell>
          <table:table-cell table:style-name="ce74" table:number-matrix-columns-spanned="1" table:number-matrix-rows-spanned="1" table:formula="of:=SUM(([$GlidingFlights.$B$3:.$B$3002]&gt;=[.G$19])*([$GlidingFlights.$B$3:.$B$3002]&lt;[.H$19])*[$GlidingFlights.$J$3:.$J$3002])+FLOOR(SUM(([$GlidingFlights.$B$3:.$B$3002]&gt;=[.G$19])*([$GlidingFlights.$B$3:.$B$3002]&lt;[.H$19])*[$GlidingFlights.$K$3:.$K$3002])/60;1)" office:value-type="float" office:value="0">
            <text:p>0</text:p>
          </table:table-cell>
          <table:table-cell table:style-name="ce74" table:number-matrix-columns-spanned="1" table:number-matrix-rows-spanned="1" table:formula="of:=SUM(([$GlidingFlights.$B$3:.$B$3002]&gt;=[.H$19])*([$GlidingFlights.$B$3:.$B$3002]&lt;[.I$19])*[$GlidingFlights.$J$3:.$J$3002])+FLOOR(SUM(([$GlidingFlights.$B$3:.$B$3002]&gt;=[.H$19])*([$GlidingFlights.$B$3:.$B$3002]&lt;[.I$19])*[$GlidingFlights.$K$3:.$K$3002])/60;1)" office:value-type="float" office:value="0">
            <text:p>0</text:p>
          </table:table-cell>
          <table:table-cell table:style-name="ce74" table:number-matrix-columns-spanned="1" table:number-matrix-rows-spanned="1" table:formula="of:=SUM(([$GlidingFlights.$B$3:.$B$3002]&gt;=[.I$19])*([$GlidingFlights.$B$3:.$B$3002]&lt;[.J$19])*[$GlidingFlights.$J$3:.$J$3002])+FLOOR(SUM(([$GlidingFlights.$B$3:.$B$3002]&gt;=[.I$19])*([$GlidingFlights.$B$3:.$B$3002]&lt;[.J$19])*[$GlidingFlights.$K$3:.$K$3002])/60;1)" office:value-type="float" office:value="0">
            <text:p>0</text:p>
          </table:table-cell>
          <table:table-cell table:style-name="ce74" table:number-matrix-columns-spanned="1" table:number-matrix-rows-spanned="1" table:formula="of:=SUM(([$GlidingFlights.$B$3:.$B$3002]&gt;=[.J$19])*([$GlidingFlights.$B$3:.$B$3002]&lt;[.K$19])*[$GlidingFlights.$J$3:.$J$3002])+FLOOR(SUM(([$GlidingFlights.$B$3:.$B$3002]&gt;=[.J$19])*([$GlidingFlights.$B$3:.$B$3002]&lt;[.K$19])*[$GlidingFlights.$K$3:.$K$3002])/60;1)" office:value-type="float" office:value="0">
            <text:p>0</text:p>
          </table:table-cell>
          <table:table-cell table:style-name="ce73" table:number-matrix-columns-spanned="1" table:number-matrix-rows-spanned="1" table:formula="of:=SUM(([$GlidingFlights.$B$3:.$B$3002]&gt;=[.K$19])*([$GlidingFlights.$B$3:.$B$3002]&lt;[.L$19])*[$GlidingFlights.$J$3:.$J$3002])+FLOOR(SUM(([$GlidingFlights.$B$3:.$B$3002]&gt;=[.K$19])*([$GlidingFlights.$B$3:.$B$3002]&lt;[.L$19])*[$GlidingFlights.$K$3:.$K$3002])/60;1)" office:value-type="float" office:value="0">
            <text:p>0</text:p>
          </table:table-cell>
          <table:table-cell table:style-name="ce73" table:number-matrix-columns-spanned="1" table:number-matrix-rows-spanned="1" table:formula="of:=SUM(([$GlidingFlights.$B$3:.$B$3002]&gt;=[.L$19])*([$GlidingFlights.$B$3:.$B$3002]&lt;[.M$19])*[$GlidingFlights.$J$3:.$J$3002])+FLOOR(SUM(([$GlidingFlights.$B$3:.$B$3002]&gt;=[.L$19])*([$GlidingFlights.$B$3:.$B$3002]&lt;[.M$19])*[$GlidingFlights.$K$3:.$K$3002])/60;1)" office:value-type="float" office:value="0">
            <text:p>0</text:p>
          </table:table-cell>
          <table:table-cell table:style-name="ce73" table:number-matrix-columns-spanned="1" table:number-matrix-rows-spanned="1" table:formula="of:=SUM(([$GlidingFlights.$B$3:.$B$3002]&gt;=[.M$19])*([$GlidingFlights.$B$3:.$B$3002]&lt;[.N$19])*[$GlidingFlights.$J$3:.$J$3002])+FLOOR(SUM(([$GlidingFlights.$B$3:.$B$3002]&gt;=[.M$19])*([$GlidingFlights.$B$3:.$B$3002]&lt;[.N$19])*[$GlidingFlights.$K$3:.$K$3002])/60;1)" office:value-type="float" office:value="0">
            <text:p>0</text:p>
          </table:table-cell>
          <table:table-cell table:style-name="ce73" table:number-matrix-columns-spanned="1" table:number-matrix-rows-spanned="1" table:formula="of:=SUM(([$GlidingFlights.$B$3:.$B$3002]&gt;=[.N$19])*([$GlidingFlights.$B$3:.$B$3002]&lt;DATE(YEAR([.$K$2])+1;1;1))*[$GlidingFlights.$J$3:.$J$3002])+FLOOR(SUM(([$GlidingFlights.$B$3:.$B$3002]&gt;=[.N$19])*([$GlidingFlights.$B$3:.$B$3002]&lt;DATE(YEAR([.$K$2])+1;1;1))*[$GlidingFlights.$K$3:.$K$3002])/60;1)" office:value-type="float" office:value="0">
            <text:p>0</text:p>
          </table:table-cell>
          <table:table-cell table:style-name="ce88" table:number-matrix-columns-spanned="1" table:number-matrix-rows-spanned="1" table:formula="of:=SUM(([$GlidingFlights.$B$3:.$B$3002]&gt;=DATE(YEAR([.$K$2]);1;1))*([$GlidingFlights.$B$3:.$B$3002]&lt;DATE(YEAR([.$K$2])+1;1;1))*[$GlidingFlights.$J$3:.$J$3002])+FLOOR(SUM(([$GlidingFlights.$B$3:.$B$3002]&gt;=DATE(YEAR([.$K$2]);1;1))*([$GlidingFlights.$B$3:.$B$3002]&lt;DATE(YEAR([.$K$2])+1;1;1))*[$GlidingFlights.$K$3:.$K$3002])/60;1)" office:value-type="float" office:value="5">
            <text:p>5</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C$19])*([$GlidingFlights.$B$3:.$B$3002]&lt;[.D$19])*[$GlidingFlights.$K$3:.$K$3002]);60)" office:value-type="float" office:value="30">
            <text:p>30</text:p>
          </table:table-cell>
          <table:table-cell table:style-name="ce73" table:number-matrix-columns-spanned="1" table:number-matrix-rows-spanned="1" table:formula="of:=MOD(SUM(([$GlidingFlights.$B$3:.$B$3002]&gt;=[.D$19])*([$GlidingFlights.$B$3:.$B$3002]&lt;[.E$19])*[$GlidingFlights.$K$3:.$K$3002]);60)" office:value-type="float" office:value="0">
            <text:p>0</text:p>
          </table:table-cell>
          <table:table-cell table:style-name="ce73" table:number-matrix-columns-spanned="1" table:number-matrix-rows-spanned="1" table:formula="of:=MOD(SUM(([$GlidingFlights.$B$3:.$B$3002]&gt;=[.E$19])*([$GlidingFlights.$B$3:.$B$3002]&lt;[.F$19])*[$GlidingFlights.$K$3:.$K$3002]);60)" office:value-type="float" office:value="0">
            <text:p>0</text:p>
          </table:table-cell>
          <table:table-cell table:style-name="ce73" table:number-matrix-columns-spanned="1" table:number-matrix-rows-spanned="1" table:formula="of:=MOD(SUM(([$GlidingFlights.$B$3:.$B$3002]&gt;=[.F$19])*([$GlidingFlights.$B$3:.$B$3002]&lt;[.G$19])*[$GlidingFlights.$K$3:.$K$3002]);60)" office:value-type="float" office:value="0">
            <text:p>0</text:p>
          </table:table-cell>
          <table:table-cell table:style-name="ce73" table:number-matrix-columns-spanned="1" table:number-matrix-rows-spanned="1" table:formula="of:=MOD(SUM(([$GlidingFlights.$B$3:.$B$3002]&gt;=[.G$19])*([$GlidingFlights.$B$3:.$B$3002]&lt;[.H$19])*[$GlidingFlights.$K$3:.$K$3002]);60)" office:value-type="float" office:value="0">
            <text:p>0</text:p>
          </table:table-cell>
          <table:table-cell table:style-name="ce73" table:number-matrix-columns-spanned="1" table:number-matrix-rows-spanned="1" table:formula="of:=MOD(SUM(([$GlidingFlights.$B$3:.$B$3002]&gt;=[.H$19])*([$GlidingFlights.$B$3:.$B$3002]&lt;[.I$19])*[$GlidingFlights.$K$3:.$K$3002]);60)" office:value-type="float" office:value="0">
            <text:p>0</text:p>
          </table:table-cell>
          <table:table-cell table:style-name="ce73" table:number-matrix-columns-spanned="1" table:number-matrix-rows-spanned="1" table:formula="of:=MOD(SUM(([$GlidingFlights.$B$3:.$B$3002]&gt;=[.I$19])*([$GlidingFlights.$B$3:.$B$3002]&lt;[.J$19])*[$GlidingFlights.$K$3:.$K$3002]);60)" office:value-type="float" office:value="0">
            <text:p>0</text:p>
          </table:table-cell>
          <table:table-cell table:style-name="ce73" table:number-matrix-columns-spanned="1" table:number-matrix-rows-spanned="1" table:formula="of:=MOD(SUM(([$GlidingFlights.$B$3:.$B$3002]&gt;=[.J$19])*([$GlidingFlights.$B$3:.$B$3002]&lt;[.K$19])*[$GlidingFlights.$K$3:.$K$3002]);60)" office:value-type="float" office:value="0">
            <text:p>0</text:p>
          </table:table-cell>
          <table:table-cell table:style-name="ce73" table:number-matrix-columns-spanned="1" table:number-matrix-rows-spanned="1" table:formula="of:=MOD(SUM(([$GlidingFlights.$B$3:.$B$3002]&gt;=[.K$19])*([$GlidingFlights.$B$3:.$B$3002]&lt;[.L$19])*[$GlidingFlights.$K$3:.$K$3002]);60)" office:value-type="float" office:value="0">
            <text:p>0</text:p>
          </table:table-cell>
          <table:table-cell table:style-name="ce73" table:number-matrix-columns-spanned="1" table:number-matrix-rows-spanned="1" table:formula="of:=MOD(SUM(([$GlidingFlights.$B$3:.$B$3002]&gt;=[.L$19])*([$GlidingFlights.$B$3:.$B$3002]&lt;[.M$19])*[$GlidingFlights.$K$3:.$K$3002]);60)" office:value-type="float" office:value="0">
            <text:p>0</text:p>
          </table:table-cell>
          <table:table-cell table:style-name="ce73" table:number-matrix-columns-spanned="1" table:number-matrix-rows-spanned="1" table:formula="of:=MOD(SUM(([$GlidingFlights.$B$3:.$B$3002]&gt;=[.M$19])*([$GlidingFlights.$B$3:.$B$3002]&lt;[.N$19])*[$GlidingFlights.$K$3:.$K$3002]);60)" office:value-type="float" office:value="0">
            <text:p>0</text:p>
          </table:table-cell>
          <table:table-cell table:style-name="ce73" table:number-matrix-columns-spanned="1" table:number-matrix-rows-spanned="1" table:formula="of:=MOD(SUM(([$GlidingFlights.$B$3:.$B$3002]&gt;=[.N$19])*([$GlidingFlights.$B$3:.$B$3002]&lt;DATE(YEAR([.$K$2])+1;1;1))*[$GlidingFlights.$K$3:.$K$3002]);60)" office:value-type="float" office:value="0">
            <text:p>0</text:p>
          </table:table-cell>
          <table:table-cell table:style-name="ce89" table:number-matrix-columns-spanned="1" table:number-matrix-rows-spanned="1" table:formula="of:=MOD(SUM(([$GlidingFlights.$B$3:.$B$3002]&gt;=DATE(YEAR([.$K$2]);1;1))*([$GlidingFlights.$B$3:.$B$3002]&lt;DATE(YEAR([.$K$2])+1;1;1))*[$GlidingFlights.$K$3:.$K$3002]);60)" office:value-type="float" office:value="30">
            <text:p>30</text:p>
          </table:table-cell>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C$19])*([$GlidingFlights.$B$3:.$B$3002]&lt;[.D$19])*[$GlidingFlights.$L$3:.$L$3002])" office:value-type="float" office:value="750">
            <text:p>750</text:p>
          </table:table-cell>
          <table:table-cell table:style-name="ce73" table:number-matrix-columns-spanned="1" table:number-matrix-rows-spanned="1" table:formula="of:=SUM(([$GlidingFlights.$B$3:.$B$3002]&gt;=[.D$19])*([$GlidingFlights.$B$3:.$B$3002]&lt;[.E$19])*[$GlidingFlights.$L$3:.$L$3002])" office:value-type="float" office:value="0">
            <text:p>0</text:p>
          </table:table-cell>
          <table:table-cell table:style-name="ce73" table:number-matrix-columns-spanned="1" table:number-matrix-rows-spanned="1" table:formula="of:=SUM(([$GlidingFlights.$B$3:.$B$3002]&gt;=[.E$19])*([$GlidingFlights.$B$3:.$B$3002]&lt;[.F$19])*[$GlidingFlights.$L$3:.$L$3002])" office:value-type="float" office:value="0">
            <text:p>0</text:p>
          </table:table-cell>
          <table:table-cell table:style-name="ce73" table:number-matrix-columns-spanned="1" table:number-matrix-rows-spanned="1" table:formula="of:=SUM(([$GlidingFlights.$B$3:.$B$3002]&gt;=[.F$19])*([$GlidingFlights.$B$3:.$B$3002]&lt;[.G$19])*[$GlidingFlights.$L$3:.$L$3002])" office:value-type="float" office:value="0">
            <text:p>0</text:p>
          </table:table-cell>
          <table:table-cell table:style-name="ce73" table:number-matrix-columns-spanned="1" table:number-matrix-rows-spanned="1" table:formula="of:=SUM(([$GlidingFlights.$B$3:.$B$3002]&gt;=[.G$19])*([$GlidingFlights.$B$3:.$B$3002]&lt;[.H$19])*[$GlidingFlights.$L$3:.$L$3002])" office:value-type="float" office:value="0">
            <text:p>0</text:p>
          </table:table-cell>
          <table:table-cell table:style-name="ce73" table:number-matrix-columns-spanned="1" table:number-matrix-rows-spanned="1" table:formula="of:=SUM(([$GlidingFlights.$B$3:.$B$3002]&gt;=[.H$19])*([$GlidingFlights.$B$3:.$B$3002]&lt;[.I$19])*[$GlidingFlights.$L$3:.$L$3002])" office:value-type="float" office:value="0">
            <text:p>0</text:p>
          </table:table-cell>
          <table:table-cell table:style-name="ce73" table:number-matrix-columns-spanned="1" table:number-matrix-rows-spanned="1" table:formula="of:=SUM(([$GlidingFlights.$B$3:.$B$3002]&gt;=[.I$19])*([$GlidingFlights.$B$3:.$B$3002]&lt;[.J$19])*[$GlidingFlights.$L$3:.$L$3002])" office:value-type="float" office:value="0">
            <text:p>0</text:p>
          </table:table-cell>
          <table:table-cell table:style-name="ce73" table:number-matrix-columns-spanned="1" table:number-matrix-rows-spanned="1" table:formula="of:=SUM(([$GlidingFlights.$B$3:.$B$3002]&gt;=[.J$19])*([$GlidingFlights.$B$3:.$B$3002]&lt;[.K$19])*[$GlidingFlights.$L$3:.$L$3002])" office:value-type="float" office:value="0">
            <text:p>0</text:p>
          </table:table-cell>
          <table:table-cell table:style-name="ce73" table:number-matrix-columns-spanned="1" table:number-matrix-rows-spanned="1" table:formula="of:=SUM(([$GlidingFlights.$B$3:.$B$3002]&gt;=[.K$19])*([$GlidingFlights.$B$3:.$B$3002]&lt;[.L$19])*[$GlidingFlights.$L$3:.$L$3002])" office:value-type="float" office:value="0">
            <text:p>0</text:p>
          </table:table-cell>
          <table:table-cell table:style-name="ce73" table:number-matrix-columns-spanned="1" table:number-matrix-rows-spanned="1" table:formula="of:=SUM(([$GlidingFlights.$B$3:.$B$3002]&gt;=[.L$19])*([$GlidingFlights.$B$3:.$B$3002]&lt;[.M$19])*[$GlidingFlights.$L$3:.$L$3002])" office:value-type="float" office:value="0">
            <text:p>0</text:p>
          </table:table-cell>
          <table:table-cell table:style-name="ce73" table:number-matrix-columns-spanned="1" table:number-matrix-rows-spanned="1" table:formula="of:=SUM(([$GlidingFlights.$B$3:.$B$3002]&gt;=[.M$19])*([$GlidingFlights.$B$3:.$B$3002]&lt;[.N$19])*[$GlidingFlights.$L$3:.$L$3002])" office:value-type="float" office:value="0">
            <text:p>0</text:p>
          </table:table-cell>
          <table:table-cell table:style-name="ce73" table:number-matrix-columns-spanned="1" table:number-matrix-rows-spanned="1" table:formula="of:=SUM(([$GlidingFlights.$B$3:.$B$3002]&gt;=[.N$19])*([$GlidingFlights.$B$3:.$B$3002]&lt;DATE(YEAR([.$K$2])+1;1;1))*[$GlidingFlights.$L$3:.$L$3002])" office:value-type="float" office:value="0">
            <text:p>0</text:p>
          </table:table-cell>
          <table:table-cell table:style-name="ce89" table:number-matrix-columns-spanned="1" table:number-matrix-rows-spanned="1" table:formula="of:=SUM(([$GlidingFlights.$B$3:.$B$3002]&gt;=DATE(YEAR([.$K$2]);1;1))*([$GlidingFlights.$B$3:.$B$3002]&lt;DATE(YEAR([.$K$2])+1;1;1))*[$GlidingFlights.$L$3:.$L$3002])" office:value-type="float" office:value="750">
            <text:p>750</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25])*([$GlidingFlights.$B$3:.$B$3002]&gt;=[.C$19])*([$GlidingFlights.$B$3:.$B$3002]&lt;[.D$19]))" office:value-type="float" office:value="0">
            <text:p>0</text:p>
          </table:table-cell>
          <table:table-cell table:style-name="ce73" table:number-matrix-columns-spanned="1" table:number-matrix-rows-spanned="1" table:formula="of:=SUM(([$GlidingFlights.$D$3:.$D$3002]=[.$A25])*([$GlidingFlights.$B$3:.$B$3002]&gt;=[.D$19])*([$GlidingFlights.$B$3:.$B$3002]&lt;[.E$19]))" office:value-type="float" office:value="0">
            <text:p>0</text:p>
          </table:table-cell>
          <table:table-cell table:style-name="ce73" table:number-matrix-columns-spanned="1" table:number-matrix-rows-spanned="1" table:formula="of:=SUM(([$GlidingFlights.$D$3:.$D$3002]=[.$A25])*([$GlidingFlights.$B$3:.$B$3002]&gt;=[.E$19])*([$GlidingFlights.$B$3:.$B$3002]&lt;[.F$19]))" office:value-type="float" office:value="0">
            <text:p>0</text:p>
          </table:table-cell>
          <table:table-cell table:style-name="ce73" table:number-matrix-columns-spanned="1" table:number-matrix-rows-spanned="1" table:formula="of:=SUM(([$GlidingFlights.$D$3:.$D$3002]=[.$A25])*([$GlidingFlights.$B$3:.$B$3002]&gt;=[.F$19])*([$GlidingFlights.$B$3:.$B$3002]&lt;[.G$19]))" office:value-type="float" office:value="0">
            <text:p>0</text:p>
          </table:table-cell>
          <table:table-cell table:style-name="ce73" table:number-matrix-columns-spanned="1" table:number-matrix-rows-spanned="1" table:formula="of:=SUM(([$GlidingFlights.$D$3:.$D$3002]=[.$A25])*([$GlidingFlights.$B$3:.$B$3002]&gt;=[.G$19])*([$GlidingFlights.$B$3:.$B$3002]&lt;[.H$19]))" office:value-type="float" office:value="0">
            <text:p>0</text:p>
          </table:table-cell>
          <table:table-cell table:style-name="ce73" table:number-matrix-columns-spanned="1" table:number-matrix-rows-spanned="1" table:formula="of:=SUM(([$GlidingFlights.$D$3:.$D$3002]=[.$A25])*([$GlidingFlights.$B$3:.$B$3002]&gt;=[.H$19])*([$GlidingFlights.$B$3:.$B$3002]&lt;[.I$19]))" office:value-type="float" office:value="0">
            <text:p>0</text:p>
          </table:table-cell>
          <table:table-cell table:style-name="ce73" table:number-matrix-columns-spanned="1" table:number-matrix-rows-spanned="1" table:formula="of:=SUM(([$GlidingFlights.$D$3:.$D$3002]=[.$A25])*([$GlidingFlights.$B$3:.$B$3002]&gt;=[.I$19])*([$GlidingFlights.$B$3:.$B$3002]&lt;[.J$19]))" office:value-type="float" office:value="0">
            <text:p>0</text:p>
          </table:table-cell>
          <table:table-cell table:style-name="ce73" table:number-matrix-columns-spanned="1" table:number-matrix-rows-spanned="1" table:formula="of:=SUM(([$GlidingFlights.$D$3:.$D$3002]=[.$A25])*([$GlidingFlights.$B$3:.$B$3002]&gt;=[.J$19])*([$GlidingFlights.$B$3:.$B$3002]&lt;[.K$19]))" office:value-type="float" office:value="0">
            <text:p>0</text:p>
          </table:table-cell>
          <table:table-cell table:style-name="ce73" table:number-matrix-columns-spanned="1" table:number-matrix-rows-spanned="1" table:formula="of:=SUM(([$GlidingFlights.$D$3:.$D$3002]=[.$A25])*([$GlidingFlights.$B$3:.$B$3002]&gt;=[.K$19])*([$GlidingFlights.$B$3:.$B$3002]&lt;[.L$19]))" office:value-type="float" office:value="0">
            <text:p>0</text:p>
          </table:table-cell>
          <table:table-cell table:style-name="ce73" table:number-matrix-columns-spanned="1" table:number-matrix-rows-spanned="1" table:formula="of:=SUM(([$GlidingFlights.$D$3:.$D$3002]=[.$A25])*([$GlidingFlights.$B$3:.$B$3002]&gt;=[.L$19])*([$GlidingFlights.$B$3:.$B$3002]&lt;[.M$19]))" office:value-type="float" office:value="0">
            <text:p>0</text:p>
          </table:table-cell>
          <table:table-cell table:style-name="ce73" table:number-matrix-columns-spanned="1" table:number-matrix-rows-spanned="1" table:formula="of:=SUM(([$GlidingFlights.$D$3:.$D$3002]=[.$A25])*([$GlidingFlights.$B$3:.$B$3002]&gt;=[.M$19])*([$GlidingFlights.$B$3:.$B$3002]&lt;[.N$19]))" office:value-type="float" office:value="0">
            <text:p>0</text:p>
          </table:table-cell>
          <table:table-cell table:style-name="ce73" table:number-matrix-columns-spanned="1" table:number-matrix-rows-spanned="1" table:formula="of:=SUM(([$GlidingFlights.$D$3:.$D$3002]=[.$A25])*([$GlidingFlights.$B$3:.$B$3002]&gt;=[.N$19])*([$GlidingFlights.$B$3:.$B$3002]&lt;DATE(YEAR([.$K$2])+1;1;1)))" office:value-type="float" office:value="0">
            <text:p>0</text:p>
          </table:table-cell>
          <table:table-cell table:style-name="ce87" table:number-matrix-columns-spanned="1" table:number-matrix-rows-spanned="1" table:formula="of:=SUM(([$GlidingFlights.$D$3:.$D$3002]=[.$A25])*([$GlidingFlights.$B$3:.$B$3002]&gt;=DATE(YEAR([.$K$2]);1;1))*([$GlidingFlights.$B$3:.$B$3002]&lt;DATE(YEAR([.$K$2])+1;1;1)))" office:value-type="float" office:value="0">
            <text:p>0</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25])*([$GlidingFlights.$B$3:.$B$3002]&gt;=[.C$19])*([$GlidingFlights.$B$3:.$B$3002]&lt;[.D$19])*[$GlidingFlights.$J$3:.$J$3002])+FLOOR(SUM(([$GlidingFlights.$D$3:.$D$3002]=[.$A25])*([$GlidingFlights.$B$3:.$B$3002]&gt;=[.C$19])*([$GlidingFlights.$B$3:.$B$3002]&lt;[.D$19])*[$GlidingFlights.$K$3:.$K$3002])/60;1)" office:value-type="float" office:value="0">
            <text:p>0</text:p>
          </table:table-cell>
          <table:table-cell table:style-name="ce74" table:number-matrix-columns-spanned="1" table:number-matrix-rows-spanned="1" table:formula="of:=SUM(([$GlidingFlights.$D$3:.$D$3002]=[.$A25])*([$GlidingFlights.$B$3:.$B$3002]&gt;=[.D$19])*([$GlidingFlights.$B$3:.$B$3002]&lt;[.E$19])*[$GlidingFlights.$J$3:.$J$3002])+FLOOR(SUM(([$GlidingFlights.$D$3:.$D$3002]=[.$A25])*([$GlidingFlights.$B$3:.$B$3002]&gt;=[.D$19])*([$GlidingFlights.$B$3:.$B$3002]&lt;[.E$19])*[$GlidingFlights.$K$3:.$K$3002])/60;1)" office:value-type="float" office:value="0">
            <text:p>0</text:p>
          </table:table-cell>
          <table:table-cell table:style-name="ce74" table:number-matrix-columns-spanned="1" table:number-matrix-rows-spanned="1" table:formula="of:=SUM(([$GlidingFlights.$D$3:.$D$3002]=[.$A25])*([$GlidingFlights.$B$3:.$B$3002]&gt;=[.E$19])*([$GlidingFlights.$B$3:.$B$3002]&lt;[.F$19])*[$GlidingFlights.$J$3:.$J$3002])+FLOOR(SUM(([$GlidingFlights.$D$3:.$D$3002]=[.$A25])*([$GlidingFlights.$B$3:.$B$3002]&gt;=[.E$19])*([$GlidingFlights.$B$3:.$B$3002]&lt;[.F$19])*[$GlidingFlights.$K$3:.$K$3002])/60;1)" office:value-type="float" office:value="0">
            <text:p>0</text:p>
          </table:table-cell>
          <table:table-cell table:style-name="ce74" table:number-matrix-columns-spanned="1" table:number-matrix-rows-spanned="1" table:formula="of:=SUM(([$GlidingFlights.$D$3:.$D$3002]=[.$A25])*([$GlidingFlights.$B$3:.$B$3002]&gt;=[.F$19])*([$GlidingFlights.$B$3:.$B$3002]&lt;[.G$19])*[$GlidingFlights.$J$3:.$J$3002])+FLOOR(SUM(([$GlidingFlights.$D$3:.$D$3002]=[.$A25])*([$GlidingFlights.$B$3:.$B$3002]&gt;=[.F$19])*([$GlidingFlights.$B$3:.$B$3002]&lt;[.G$19])*[$GlidingFlights.$K$3:.$K$3002])/60;1)" office:value-type="float" office:value="0">
            <text:p>0</text:p>
          </table:table-cell>
          <table:table-cell table:style-name="ce74" table:number-matrix-columns-spanned="1" table:number-matrix-rows-spanned="1" table:formula="of:=SUM(([$GlidingFlights.$D$3:.$D$3002]=[.$A25])*([$GlidingFlights.$B$3:.$B$3002]&gt;=[.G$19])*([$GlidingFlights.$B$3:.$B$3002]&lt;[.H$19])*[$GlidingFlights.$J$3:.$J$3002])+FLOOR(SUM(([$GlidingFlights.$D$3:.$D$3002]=[.$A25])*([$GlidingFlights.$B$3:.$B$3002]&gt;=[.G$19])*([$GlidingFlights.$B$3:.$B$3002]&lt;[.H$19])*[$GlidingFlights.$K$3:.$K$3002])/60;1)" office:value-type="float" office:value="0">
            <text:p>0</text:p>
          </table:table-cell>
          <table:table-cell table:style-name="ce74" table:number-matrix-columns-spanned="1" table:number-matrix-rows-spanned="1" table:formula="of:=SUM(([$GlidingFlights.$D$3:.$D$3002]=[.$A25])*([$GlidingFlights.$B$3:.$B$3002]&gt;=[.H$19])*([$GlidingFlights.$B$3:.$B$3002]&lt;[.I$19])*[$GlidingFlights.$J$3:.$J$3002])+FLOOR(SUM(([$GlidingFlights.$D$3:.$D$3002]=[.$A25])*([$GlidingFlights.$B$3:.$B$3002]&gt;=[.H$19])*([$GlidingFlights.$B$3:.$B$3002]&lt;[.I$19])*[$GlidingFlights.$K$3:.$K$3002])/60;1)" office:value-type="float" office:value="0">
            <text:p>0</text:p>
          </table:table-cell>
          <table:table-cell table:style-name="ce74" table:number-matrix-columns-spanned="1" table:number-matrix-rows-spanned="1" table:formula="of:=SUM(([$GlidingFlights.$D$3:.$D$3002]=[.$A25])*([$GlidingFlights.$B$3:.$B$3002]&gt;=[.I$19])*([$GlidingFlights.$B$3:.$B$3002]&lt;[.J$19])*[$GlidingFlights.$J$3:.$J$3002])+FLOOR(SUM(([$GlidingFlights.$D$3:.$D$3002]=[.$A25])*([$GlidingFlights.$B$3:.$B$3002]&gt;=[.I$19])*([$GlidingFlights.$B$3:.$B$3002]&lt;[.J$19])*[$GlidingFlights.$K$3:.$K$3002])/60;1)" office:value-type="float" office:value="0">
            <text:p>0</text:p>
          </table:table-cell>
          <table:table-cell table:style-name="ce74" table:number-matrix-columns-spanned="1" table:number-matrix-rows-spanned="1" table:formula="of:=SUM(([$GlidingFlights.$D$3:.$D$3002]=[.$A25])*([$GlidingFlights.$B$3:.$B$3002]&gt;=[.J$19])*([$GlidingFlights.$B$3:.$B$3002]&lt;[.K$19])*[$GlidingFlights.$J$3:.$J$3002])+FLOOR(SUM(([$GlidingFlights.$D$3:.$D$3002]=[.$A25])*([$GlidingFlights.$B$3:.$B$3002]&gt;=[.J$19])*([$GlidingFlights.$B$3:.$B$3002]&lt;[.K$19])*[$GlidingFlights.$K$3:.$K$3002])/60;1)" office:value-type="float" office:value="0">
            <text:p>0</text:p>
          </table:table-cell>
          <table:table-cell table:style-name="ce74" table:number-matrix-columns-spanned="1" table:number-matrix-rows-spanned="1" table:formula="of:=SUM(([$GlidingFlights.$D$3:.$D$3002]=[.$A25])*([$GlidingFlights.$B$3:.$B$3002]&gt;=[.K$19])*([$GlidingFlights.$B$3:.$B$3002]&lt;[.L$19])*[$GlidingFlights.$J$3:.$J$3002])+FLOOR(SUM(([$GlidingFlights.$D$3:.$D$3002]=[.$A25])*([$GlidingFlights.$B$3:.$B$3002]&gt;=[.K$19])*([$GlidingFlights.$B$3:.$B$3002]&lt;[.L$19])*[$GlidingFlights.$K$3:.$K$3002])/60;1)" office:value-type="float" office:value="0">
            <text:p>0</text:p>
          </table:table-cell>
          <table:table-cell table:style-name="ce74" table:number-matrix-columns-spanned="1" table:number-matrix-rows-spanned="1" table:formula="of:=SUM(([$GlidingFlights.$D$3:.$D$3002]=[.$A25])*([$GlidingFlights.$B$3:.$B$3002]&gt;=[.L$19])*([$GlidingFlights.$B$3:.$B$3002]&lt;[.M$19])*[$GlidingFlights.$J$3:.$J$3002])+FLOOR(SUM(([$GlidingFlights.$D$3:.$D$3002]=[.$A25])*([$GlidingFlights.$B$3:.$B$3002]&gt;=[.L$19])*([$GlidingFlights.$B$3:.$B$3002]&lt;[.M$19])*[$GlidingFlights.$K$3:.$K$3002])/60;1)" office:value-type="float" office:value="0">
            <text:p>0</text:p>
          </table:table-cell>
          <table:table-cell table:style-name="ce74" table:number-matrix-columns-spanned="1" table:number-matrix-rows-spanned="1" table:formula="of:=SUM(([$GlidingFlights.$D$3:.$D$3002]=[.$A25])*([$GlidingFlights.$B$3:.$B$3002]&gt;=[.M$19])*([$GlidingFlights.$B$3:.$B$3002]&lt;[.N$19])*[$GlidingFlights.$J$3:.$J$3002])+FLOOR(SUM(([$GlidingFlights.$D$3:.$D$3002]=[.$A25])*([$GlidingFlights.$B$3:.$B$3002]&gt;=[.M$19])*([$GlidingFlights.$B$3:.$B$3002]&lt;[.N$19])*[$GlidingFlights.$K$3:.$K$3002])/60;1)" office:value-type="float" office:value="0">
            <text:p>0</text:p>
          </table:table-cell>
          <table:table-cell table:style-name="ce74" table:number-matrix-columns-spanned="1" table:number-matrix-rows-spanned="1" table:formula="of:=SUM(([$GlidingFlights.$D$3:.$D$3002]=[.$A25])*([$GlidingFlights.$B$3:.$B$3002]&gt;=[.N$19])*([$GlidingFlights.$B$3:.$B$3002]&lt;DATE(YEAR([.$K$2])+1;1;1))*[$GlidingFlights.$J$3:.$J$3002])+FLOOR(SUM(([$GlidingFlights.$D$3:.$D$3002]=[.$A25])*([$GlidingFlights.$B$3:.$B$3002]&gt;=[.N$19])*([$GlidingFlights.$B$3:.$B$3002]&lt;DATE(YEAR([.$K$2])+1;1;1))*[$GlidingFlights.$K$3:.$K$3002])/60;1)" office:value-type="float" office:value="0">
            <text:p>0</text:p>
          </table:table-cell>
          <table:table-cell table:style-name="ce88" table:number-matrix-columns-spanned="1" table:number-matrix-rows-spanned="1" table:formula="of:=SUM(([$GlidingFlights.$D$3:.$D$3002]=[.$A25])*([$GlidingFlights.$B$3:.$B$3002]&gt;=DATE(YEAR([.$K$2]);1;1))*([$GlidingFlights.$B$3:.$B$3002]&lt;DATE(YEAR([.$K$2])+1;1;1))*[$GlidingFlights.$J$3:.$J$3002])+FLOOR(SUM(([$GlidingFlights.$D$3:.$D$3002]=[.$A25])*([$GlidingFlights.$B$3:.$B$3002]&gt;=DATE(YEAR([.$K$2]);1;1))*([$GlidingFlights.$B$3:.$B$3002]&lt;DATE(YEAR([.$K$2])+1;1;1))*[$GlidingFlights.$K$3:.$K$3002])/60;1)"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25])*([$GlidingFlights.$B$3:.$B$3002]&gt;=[.C$19])*([$GlidingFlights.$B$3:.$B$3002]&lt;[.D$19])*[$GlidingFlights.$K$3:.$K$3002]);60)" office:value-type="float" office:value="0">
            <text:p>0</text:p>
          </table:table-cell>
          <table:table-cell table:style-name="ce73" table:number-matrix-columns-spanned="1" table:number-matrix-rows-spanned="1" table:formula="of:=MOD(SUM(([$GlidingFlights.$D$3:.$D$3002]=[.$A25])*([$GlidingFlights.$B$3:.$B$3002]&gt;=[.D$19])*([$GlidingFlights.$B$3:.$B$3002]&lt;[.E$19])*[$GlidingFlights.$K$3:.$K$3002]);60)" office:value-type="float" office:value="0">
            <text:p>0</text:p>
          </table:table-cell>
          <table:table-cell table:style-name="ce73" table:number-matrix-columns-spanned="1" table:number-matrix-rows-spanned="1" table:formula="of:=MOD(SUM(([$GlidingFlights.$D$3:.$D$3002]=[.$A25])*([$GlidingFlights.$B$3:.$B$3002]&gt;=[.E$19])*([$GlidingFlights.$B$3:.$B$3002]&lt;[.F$19])*[$GlidingFlights.$K$3:.$K$3002]);60)" office:value-type="float" office:value="0">
            <text:p>0</text:p>
          </table:table-cell>
          <table:table-cell table:style-name="ce73" table:number-matrix-columns-spanned="1" table:number-matrix-rows-spanned="1" table:formula="of:=MOD(SUM(([$GlidingFlights.$D$3:.$D$3002]=[.$A25])*([$GlidingFlights.$B$3:.$B$3002]&gt;=[.F$19])*([$GlidingFlights.$B$3:.$B$3002]&lt;[.G$19])*[$GlidingFlights.$K$3:.$K$3002]);60)" office:value-type="float" office:value="0">
            <text:p>0</text:p>
          </table:table-cell>
          <table:table-cell table:style-name="ce73" table:number-matrix-columns-spanned="1" table:number-matrix-rows-spanned="1" table:formula="of:=MOD(SUM(([$GlidingFlights.$D$3:.$D$3002]=[.$A25])*([$GlidingFlights.$B$3:.$B$3002]&gt;=[.G$19])*([$GlidingFlights.$B$3:.$B$3002]&lt;[.H$19])*[$GlidingFlights.$K$3:.$K$3002]);60)" office:value-type="float" office:value="0">
            <text:p>0</text:p>
          </table:table-cell>
          <table:table-cell table:style-name="ce73" table:number-matrix-columns-spanned="1" table:number-matrix-rows-spanned="1" table:formula="of:=MOD(SUM(([$GlidingFlights.$D$3:.$D$3002]=[.$A25])*([$GlidingFlights.$B$3:.$B$3002]&gt;=[.H$19])*([$GlidingFlights.$B$3:.$B$3002]&lt;[.I$19])*[$GlidingFlights.$K$3:.$K$3002]);60)" office:value-type="float" office:value="0">
            <text:p>0</text:p>
          </table:table-cell>
          <table:table-cell table:style-name="ce73" table:number-matrix-columns-spanned="1" table:number-matrix-rows-spanned="1" table:formula="of:=MOD(SUM(([$GlidingFlights.$D$3:.$D$3002]=[.$A25])*([$GlidingFlights.$B$3:.$B$3002]&gt;=[.I$19])*([$GlidingFlights.$B$3:.$B$3002]&lt;[.J$19])*[$GlidingFlights.$K$3:.$K$3002]);60)" office:value-type="float" office:value="0">
            <text:p>0</text:p>
          </table:table-cell>
          <table:table-cell table:style-name="ce73" table:number-matrix-columns-spanned="1" table:number-matrix-rows-spanned="1" table:formula="of:=MOD(SUM(([$GlidingFlights.$D$3:.$D$3002]=[.$A25])*([$GlidingFlights.$B$3:.$B$3002]&gt;=[.J$19])*([$GlidingFlights.$B$3:.$B$3002]&lt;[.K$19])*[$GlidingFlights.$K$3:.$K$3002]);60)" office:value-type="float" office:value="0">
            <text:p>0</text:p>
          </table:table-cell>
          <table:table-cell table:style-name="ce73" table:number-matrix-columns-spanned="1" table:number-matrix-rows-spanned="1" table:formula="of:=MOD(SUM(([$GlidingFlights.$D$3:.$D$3002]=[.$A25])*([$GlidingFlights.$B$3:.$B$3002]&gt;=[.K$19])*([$GlidingFlights.$B$3:.$B$3002]&lt;[.L$19])*[$GlidingFlights.$K$3:.$K$3002]);60)" office:value-type="float" office:value="0">
            <text:p>0</text:p>
          </table:table-cell>
          <table:table-cell table:style-name="ce73" table:number-matrix-columns-spanned="1" table:number-matrix-rows-spanned="1" table:formula="of:=MOD(SUM(([$GlidingFlights.$D$3:.$D$3002]=[.$A25])*([$GlidingFlights.$B$3:.$B$3002]&gt;=[.L$19])*([$GlidingFlights.$B$3:.$B$3002]&lt;[.M$19])*[$GlidingFlights.$K$3:.$K$3002]);60)" office:value-type="float" office:value="0">
            <text:p>0</text:p>
          </table:table-cell>
          <table:table-cell table:style-name="ce73" table:number-matrix-columns-spanned="1" table:number-matrix-rows-spanned="1" table:formula="of:=MOD(SUM(([$GlidingFlights.$D$3:.$D$3002]=[.$A25])*([$GlidingFlights.$B$3:.$B$3002]&gt;=[.M$19])*([$GlidingFlights.$B$3:.$B$3002]&lt;[.N$19])*[$GlidingFlights.$K$3:.$K$3002]);60)" office:value-type="float" office:value="0">
            <text:p>0</text:p>
          </table:table-cell>
          <table:table-cell table:style-name="ce73" table:number-matrix-columns-spanned="1" table:number-matrix-rows-spanned="1" table:formula="of:=MOD(SUM(([$GlidingFlights.$D$3:.$D$3002]=[.$A25])*([$GlidingFlights.$B$3:.$B$3002]&gt;=[.N$19])*([$GlidingFlights.$B$3:.$B$3002]&lt;DATE(YEAR([.$K$2])+1;1;1))*[$GlidingFlights.$K$3:.$K$3002]);60)" office:value-type="float" office:value="0">
            <text:p>0</text:p>
          </table:table-cell>
          <table:table-cell table:style-name="ce89" table:number-matrix-columns-spanned="1" table:number-matrix-rows-spanned="1" table:formula="of:=MOD(SUM(([$GlidingFlights.$D$3:.$D$3002]=[.$A25])*([$GlidingFlights.$B$3:.$B$3002]&gt;=DATE(YEAR([.$K$2]);1;1))*([$GlidingFlights.$B$3:.$B$3002]&lt;DATE(YEAR([.$K$2])+1;1;1))*[$GlidingFlights.$K$3:.$K$3002]);60)"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25])*([$GlidingFlights.$B$3:.$B$3002]&gt;=[.C$19])*([$GlidingFlights.$B$3:.$B$3002]&lt;[.D$19])*[$GlidingFlights.$L$3:.$L$3002])" office:value-type="float" office:value="0">
            <text:p>0</text:p>
          </table:table-cell>
          <table:table-cell table:style-name="ce73" table:number-matrix-columns-spanned="1" table:number-matrix-rows-spanned="1" table:formula="of:=SUM(([$GlidingFlights.$D$3:.$D$3002]=[.$A25])*([$GlidingFlights.$B$3:.$B$3002]&gt;=[.D$19])*([$GlidingFlights.$B$3:.$B$3002]&lt;[.E$19])*[$GlidingFlights.$L$3:.$L$3002])" office:value-type="float" office:value="0">
            <text:p>0</text:p>
          </table:table-cell>
          <table:table-cell table:style-name="ce73" table:number-matrix-columns-spanned="1" table:number-matrix-rows-spanned="1" table:formula="of:=SUM(([$GlidingFlights.$D$3:.$D$3002]=[.$A25])*([$GlidingFlights.$B$3:.$B$3002]&gt;=[.E$19])*([$GlidingFlights.$B$3:.$B$3002]&lt;[.F$19])*[$GlidingFlights.$L$3:.$L$3002])" office:value-type="float" office:value="0">
            <text:p>0</text:p>
          </table:table-cell>
          <table:table-cell table:style-name="ce73" table:number-matrix-columns-spanned="1" table:number-matrix-rows-spanned="1" table:formula="of:=SUM(([$GlidingFlights.$D$3:.$D$3002]=[.$A25])*([$GlidingFlights.$B$3:.$B$3002]&gt;=[.F$19])*([$GlidingFlights.$B$3:.$B$3002]&lt;[.G$19])*[$GlidingFlights.$L$3:.$L$3002])" office:value-type="float" office:value="0">
            <text:p>0</text:p>
          </table:table-cell>
          <table:table-cell table:style-name="ce73" table:number-matrix-columns-spanned="1" table:number-matrix-rows-spanned="1" table:formula="of:=SUM(([$GlidingFlights.$D$3:.$D$3002]=[.$A25])*([$GlidingFlights.$B$3:.$B$3002]&gt;=[.G$19])*([$GlidingFlights.$B$3:.$B$3002]&lt;[.H$19])*[$GlidingFlights.$L$3:.$L$3002])" office:value-type="float" office:value="0">
            <text:p>0</text:p>
          </table:table-cell>
          <table:table-cell table:style-name="ce73" table:number-matrix-columns-spanned="1" table:number-matrix-rows-spanned="1" table:formula="of:=SUM(([$GlidingFlights.$D$3:.$D$3002]=[.$A25])*([$GlidingFlights.$B$3:.$B$3002]&gt;=[.H$19])*([$GlidingFlights.$B$3:.$B$3002]&lt;[.I$19])*[$GlidingFlights.$L$3:.$L$3002])" office:value-type="float" office:value="0">
            <text:p>0</text:p>
          </table:table-cell>
          <table:table-cell table:style-name="ce73" table:number-matrix-columns-spanned="1" table:number-matrix-rows-spanned="1" table:formula="of:=SUM(([$GlidingFlights.$D$3:.$D$3002]=[.$A25])*([$GlidingFlights.$B$3:.$B$3002]&gt;=[.I$19])*([$GlidingFlights.$B$3:.$B$3002]&lt;[.J$19])*[$GlidingFlights.$L$3:.$L$3002])" office:value-type="float" office:value="0">
            <text:p>0</text:p>
          </table:table-cell>
          <table:table-cell table:style-name="ce73" table:number-matrix-columns-spanned="1" table:number-matrix-rows-spanned="1" table:formula="of:=SUM(([$GlidingFlights.$D$3:.$D$3002]=[.$A25])*([$GlidingFlights.$B$3:.$B$3002]&gt;=[.J$19])*([$GlidingFlights.$B$3:.$B$3002]&lt;[.K$19])*[$GlidingFlights.$L$3:.$L$3002])" office:value-type="float" office:value="0">
            <text:p>0</text:p>
          </table:table-cell>
          <table:table-cell table:style-name="ce73" table:number-matrix-columns-spanned="1" table:number-matrix-rows-spanned="1" table:formula="of:=SUM(([$GlidingFlights.$D$3:.$D$3002]=[.$A25])*([$GlidingFlights.$B$3:.$B$3002]&gt;=[.K$19])*([$GlidingFlights.$B$3:.$B$3002]&lt;[.L$19])*[$GlidingFlights.$L$3:.$L$3002])" office:value-type="float" office:value="0">
            <text:p>0</text:p>
          </table:table-cell>
          <table:table-cell table:style-name="ce73" table:number-matrix-columns-spanned="1" table:number-matrix-rows-spanned="1" table:formula="of:=SUM(([$GlidingFlights.$D$3:.$D$3002]=[.$A25])*([$GlidingFlights.$B$3:.$B$3002]&gt;=[.L$19])*([$GlidingFlights.$B$3:.$B$3002]&lt;[.M$19])*[$GlidingFlights.$L$3:.$L$3002])" office:value-type="float" office:value="0">
            <text:p>0</text:p>
          </table:table-cell>
          <table:table-cell table:style-name="ce73" table:number-matrix-columns-spanned="1" table:number-matrix-rows-spanned="1" table:formula="of:=SUM(([$GlidingFlights.$D$3:.$D$3002]=[.$A25])*([$GlidingFlights.$B$3:.$B$3002]&gt;=[.M$19])*([$GlidingFlights.$B$3:.$B$3002]&lt;[.N$19])*[$GlidingFlights.$L$3:.$L$3002])" office:value-type="float" office:value="0">
            <text:p>0</text:p>
          </table:table-cell>
          <table:table-cell table:style-name="ce73" table:number-matrix-columns-spanned="1" table:number-matrix-rows-spanned="1" table:formula="of:=SUM(([$GlidingFlights.$D$3:.$D$3002]=[.$A25])*([$GlidingFlights.$B$3:.$B$3002]&gt;=[.N$19])*([$GlidingFlights.$B$3:.$B$3002]&lt;DATE(YEAR([.$K$2])+1;1;1))*[$GlidingFlights.$L$3:.$L$3002])" office:value-type="float" office:value="0">
            <text:p>0</text:p>
          </table:table-cell>
          <table:table-cell table:style-name="ce89" table:number-matrix-columns-spanned="1" table:number-matrix-rows-spanned="1" table:formula="of:=SUM(([$GlidingFlights.$D$3:.$D$3002]=[.$A25])*([$GlidingFlights.$B$3:.$B$3002]&gt;=DATE(YEAR([.$K$2]);1;1))*([$GlidingFlights.$B$3:.$B$3002]&lt;DATE(YEAR([.$K$2])+1;1;1))*[$GlidingFlights.$L$3:.$L$3002])" office:value-type="float" office:value="0">
            <text:p>0</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GlidingStats.O56" table:end-x="1.148cm" table:end-y="0.452cm" draw:z-index="0"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 If the currency calculations produce errors, you must install and/or activate the Analysis AddIn.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K$2]-[.C$32]))*([$GlidingFlights.$B$3:.$B$3002]&lt;=[.$K$2]))" office:value-type="float" office:value="0">
            <text:p>0</text:p>
          </table:table-cell>
          <table:table-cell table:style-name="ce73" table:number-matrix-columns-spanned="1" table:number-matrix-rows-spanned="1" table:formula="of:=SUM(([$GlidingFlights.$B$3:.$B$3002]&gt;=([.$K$2]-[.D$32]))*([$GlidingFlights.$B$3:.$B$3002]&lt;=[.$K$2]))" office:value-type="float" office:value="0">
            <text:p>0</text:p>
          </table:table-cell>
          <table:table-cell table:style-name="ce73" table:number-matrix-columns-spanned="1" table:number-matrix-rows-spanned="1" table:formula="of:=SUM(([$GlidingFlights.$B$3:.$B$3002]&gt;=([.$K$2]-[.E$32]))*([$GlidingFlights.$B$3:.$B$3002]&lt;=[.$K$2]))" office:value-type="float" office:value="0">
            <text:p>0</text:p>
          </table:table-cell>
          <table:table-cell table:style-name="ce73" table:number-matrix-columns-spanned="1" table:number-matrix-rows-spanned="1" table:formula="of:=SUM(([$GlidingFlights.$B$3:.$B$3002]&gt;=([.$K$2]-[.F$32]))*([$GlidingFlights.$B$3:.$B$3002]&lt;=[.$K$2]))" office:value-type="float" office:value="1">
            <text:p>1</text:p>
          </table:table-cell>
          <table:table-cell table:style-name="ce73" table:number-matrix-columns-spanned="1" table:number-matrix-rows-spanned="1" table:formula="of:=SUM(([$GlidingFlights.$B$3:.$B$3002]&gt;=([.$K$2]-[.G$32]))*([$GlidingFlights.$B$3:.$B$3002]&lt;=[.$K$2]))" office:value-type="float" office:value="1">
            <text:p>1</text:p>
          </table:table-cell>
          <table:table-cell table:style-name="ce73" table:number-matrix-columns-spanned="1" table:number-matrix-rows-spanned="1" table:formula="of:=SUM(([$GlidingFlights.$B$3:.$B$3002]&gt;=([.$K$2]-[.H$32]))*([$GlidingFlights.$B$3:.$B$3002]&lt;=[.$K$2]))" office:value-type="float" office:value="1">
            <text:p>1</text:p>
          </table:table-cell>
          <table:table-cell table:style-name="ce73" table:number-matrix-columns-spanned="1" table:number-matrix-rows-spanned="1" table:formula="of:=SUM(([$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K$2]-[.C$32]))*([$GlidingFlights.$B$3:.$B$3002]&lt;=[.$K$2])*[$GlidingFlights.$J$3:.$J$3002])+FLOOR(SUM(([$GlidingFlights.$B$3:.$B$3002]&gt;=([.$K$2]-[.C$32]))*([$GlidingFlights.$B$3:.$B$3002]&lt;=[.$K$2])*[$GlidingFlights.$K$3:.$K$3002])/60;1)" office:value-type="float" office:value="0">
            <text:p>0</text:p>
          </table:table-cell>
          <table:table-cell table:style-name="ce74" table:number-matrix-columns-spanned="1" table:number-matrix-rows-spanned="1" table:formula="of:=SUM(([$GlidingFlights.$B$3:.$B$3002]&gt;=([.$K$2]-[.D$32]))*([$GlidingFlights.$B$3:.$B$3002]&lt;=[.$K$2])*[$GlidingFlights.$J$3:.$J$3002])+FLOOR(SUM(([$GlidingFlights.$B$3:.$B$3002]&gt;=([.$K$2]-[.D$32]))*([$GlidingFlights.$B$3:.$B$3002]&lt;=[.$K$2])*[$GlidingFlights.$K$3:.$K$3002])/60;1)" office:value-type="float" office:value="0">
            <text:p>0</text:p>
          </table:table-cell>
          <table:table-cell table:style-name="ce74" table:number-matrix-columns-spanned="1" table:number-matrix-rows-spanned="1" table:formula="of:=SUM(([$GlidingFlights.$B$3:.$B$3002]&gt;=([.$K$2]-[.E$32]))*([$GlidingFlights.$B$3:.$B$3002]&lt;=[.$K$2])*[$GlidingFlights.$J$3:.$J$3002])+FLOOR(SUM(([$GlidingFlights.$B$3:.$B$3002]&gt;=([.$K$2]-[.E$32]))*([$GlidingFlights.$B$3:.$B$3002]&lt;=[.$K$2])*[$GlidingFlights.$K$3:.$K$3002])/60;1)" office:value-type="float" office:value="0">
            <text:p>0</text:p>
          </table:table-cell>
          <table:table-cell table:style-name="ce74" table:number-matrix-columns-spanned="1" table:number-matrix-rows-spanned="1" table:formula="of:=SUM(([$GlidingFlights.$B$3:.$B$3002]&gt;=([.$K$2]-[.F$32]))*([$GlidingFlights.$B$3:.$B$3002]&lt;=[.$K$2])*[$GlidingFlights.$J$3:.$J$3002])+FLOOR(SUM(([$GlidingFlights.$B$3:.$B$3002]&gt;=([.$K$2]-[.F$32]))*([$GlidingFlights.$B$3:.$B$3002]&lt;=[.$K$2])*[$GlidingFlights.$K$3:.$K$3002])/60;1)" office:value-type="float" office:value="5">
            <text:p>5</text:p>
          </table:table-cell>
          <table:table-cell table:style-name="ce74" table:number-matrix-columns-spanned="1" table:number-matrix-rows-spanned="1" table:formula="of:=SUM(([$GlidingFlights.$B$3:.$B$3002]&gt;=([.$K$2]-[.G$32]))*([$GlidingFlights.$B$3:.$B$3002]&lt;=[.$K$2])*[$GlidingFlights.$J$3:.$J$3002])+FLOOR(SUM(([$GlidingFlights.$B$3:.$B$3002]&gt;=([.$K$2]-[.G$32]))*([$GlidingFlights.$B$3:.$B$3002]&lt;=[.$K$2])*[$GlidingFlights.$K$3:.$K$3002])/60;1)" office:value-type="float" office:value="5">
            <text:p>5</text:p>
          </table:table-cell>
          <table:table-cell table:style-name="ce74" table:number-matrix-columns-spanned="1" table:number-matrix-rows-spanned="1" table:formula="of:=SUM(([$GlidingFlights.$B$3:.$B$3002]&gt;=([.$K$2]-[.H$32]))*([$GlidingFlights.$B$3:.$B$3002]&lt;=[.$K$2])*[$GlidingFlights.$J$3:.$J$3002])+FLOOR(SUM(([$GlidingFlights.$B$3:.$B$3002]&gt;=([.$K$2]-[.H$32]))*([$GlidingFlights.$B$3:.$B$3002]&lt;=[.$K$2])*[$GlidingFlights.$K$3:.$K$3002])/60;1)" office:value-type="float" office:value="5">
            <text:p>5</text:p>
          </table:table-cell>
          <table:table-cell table:style-name="ce74" table:number-matrix-columns-spanned="1" table:number-matrix-rows-spanned="1" table:formula="of:=SUM(([$GlidingFlights.$B$3:.$B$3002]&gt;=([.$K$2]-[.I$32]))*([$GlidingFlights.$B$3:.$B$3002]&lt;=[.$K$2])*[$GlidingFlights.$J$3:.$J$3002])+FLOOR(SUM(([$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K$2]-[.C$32]))*([$GlidingFlights.$B$3:.$B$3002]&lt;=[.$K$2])*[$GlidingFlights.$K$3:.$K$3002]);60)" office:value-type="float" office:value="0">
            <text:p>0</text:p>
          </table:table-cell>
          <table:table-cell table:style-name="ce73" table:number-matrix-columns-spanned="1" table:number-matrix-rows-spanned="1" table:formula="of:=MOD(SUM(([$GlidingFlights.$B$3:.$B$3002]&gt;=([.$K$2]-[.D$32]))*([$GlidingFlights.$B$3:.$B$3002]&lt;=[.$K$2])*[$GlidingFlights.$K$3:.$K$3002]);60)" office:value-type="float" office:value="0">
            <text:p>0</text:p>
          </table:table-cell>
          <table:table-cell table:style-name="ce73" table:number-matrix-columns-spanned="1" table:number-matrix-rows-spanned="1" table:formula="of:=MOD(SUM(([$GlidingFlights.$B$3:.$B$3002]&gt;=([.$K$2]-[.E$32]))*([$GlidingFlights.$B$3:.$B$3002]&lt;=[.$K$2])*[$GlidingFlights.$K$3:.$K$3002]);60)" office:value-type="float" office:value="0">
            <text:p>0</text:p>
          </table:table-cell>
          <table:table-cell table:style-name="ce73" table:number-matrix-columns-spanned="1" table:number-matrix-rows-spanned="1" table:formula="of:=MOD(SUM(([$GlidingFlights.$B$3:.$B$3002]&gt;=([.$K$2]-[.F$32]))*([$GlidingFlights.$B$3:.$B$3002]&lt;=[.$K$2])*[$GlidingFlights.$K$3:.$K$3002]);60)" office:value-type="float" office:value="30">
            <text:p>30</text:p>
          </table:table-cell>
          <table:table-cell table:style-name="ce73" table:number-matrix-columns-spanned="1" table:number-matrix-rows-spanned="1" table:formula="of:=MOD(SUM(([$GlidingFlights.$B$3:.$B$3002]&gt;=([.$K$2]-[.G$32]))*([$GlidingFlights.$B$3:.$B$3002]&lt;=[.$K$2])*[$GlidingFlights.$K$3:.$K$3002]);60)" office:value-type="float" office:value="30">
            <text:p>30</text:p>
          </table:table-cell>
          <table:table-cell table:style-name="ce73" table:number-matrix-columns-spanned="1" table:number-matrix-rows-spanned="1" table:formula="of:=MOD(SUM(([$GlidingFlights.$B$3:.$B$3002]&gt;=([.$K$2]-[.H$32]))*([$GlidingFlights.$B$3:.$B$3002]&lt;=[.$K$2])*[$GlidingFlights.$K$3:.$K$3002]);60)" office:value-type="float" office:value="30">
            <text:p>30</text:p>
          </table:table-cell>
          <table:table-cell table:style-name="ce73" table:number-matrix-columns-spanned="1" table:number-matrix-rows-spanned="1" table:formula="of:=MOD(SUM(([$GlidingFlights.$B$3:.$B$3002]&gt;=([.$K$2]-[.I$32]))*([$GlidingFlights.$B$3:.$B$3002]&lt;=[.$K$2])*[$GlidingFlights.$K$3:.$K$3002]);60)" office:value-type="float" office:value="30">
            <text:p>30</text:p>
          </table:table-cell>
          <table:table-cell table:number-columns-repeated="6"/>
          <table:table-cell table:style-name="ce78"/>
          <table:table-cell table:style-name="ce78">
            <draw:frame table:end-cell-address="GlidingStats.W50" table:end-x="2.01cm" table:end-y="0.25cm" draw:z-index="1" draw:style-name="gr1" svg:width="16cm" svg:height="7cm" svg:x="0.077cm" svg:y="0.42cm">
              <draw:object draw:notify-on-update-of-ranges="GlidingStats.S52:GlidingStats.V52 GlidingStats.S53:GlidingStats.V53 GlidingStats.S54:GlidingStats.V54" xlink:href="./Object 2" xlink:type="simple" xlink:show="embed" xlink:actuate="onLoad"/>
              <draw:image xlink:href="./ObjectReplacements/Object 2"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K$2]-[.C$32]))*([$GlidingFlights.$B$3:.$B$3002]&lt;=[.$K$2])*[$GlidingFlights.$L$3:.$L$3002])" office:value-type="float" office:value="0">
            <text:p>0</text:p>
          </table:table-cell>
          <table:table-cell table:style-name="ce73" table:number-matrix-columns-spanned="1" table:number-matrix-rows-spanned="1" table:formula="of:=SUM(([$GlidingFlights.$B$3:.$B$3002]&gt;=([.$K$2]-[.D$32]))*([$GlidingFlights.$B$3:.$B$3002]&lt;=[.$K$2])*[$GlidingFlights.$L$3:.$L$3002])" office:value-type="float" office:value="0">
            <text:p>0</text:p>
          </table:table-cell>
          <table:table-cell table:style-name="ce73" table:number-matrix-columns-spanned="1" table:number-matrix-rows-spanned="1" table:formula="of:=SUM(([$GlidingFlights.$B$3:.$B$3002]&gt;=([.$K$2]-[.E$32]))*([$GlidingFlights.$B$3:.$B$3002]&lt;=[.$K$2])*[$GlidingFlights.$L$3:.$L$3002])" office:value-type="float" office:value="0">
            <text:p>0</text:p>
          </table:table-cell>
          <table:table-cell table:style-name="ce73" table:number-matrix-columns-spanned="1" table:number-matrix-rows-spanned="1" table:formula="of:=SUM(([$GlidingFlights.$B$3:.$B$3002]&gt;=([.$K$2]-[.F$32]))*([$GlidingFlights.$B$3:.$B$3002]&lt;=[.$K$2])*[$GlidingFlights.$L$3:.$L$3002])" office:value-type="float" office:value="750">
            <text:p>750</text:p>
          </table:table-cell>
          <table:table-cell table:style-name="ce73" table:number-matrix-columns-spanned="1" table:number-matrix-rows-spanned="1" table:formula="of:=SUM(([$GlidingFlights.$B$3:.$B$3002]&gt;=([.$K$2]-[.G$32]))*([$GlidingFlights.$B$3:.$B$3002]&lt;=[.$K$2])*[$GlidingFlights.$L$3:.$L$3002])" office:value-type="float" office:value="750">
            <text:p>750</text:p>
          </table:table-cell>
          <table:table-cell table:style-name="ce73" table:number-matrix-columns-spanned="1" table:number-matrix-rows-spanned="1" table:formula="of:=SUM(([$GlidingFlights.$B$3:.$B$3002]&gt;=([.$K$2]-[.H$32]))*([$GlidingFlights.$B$3:.$B$3002]&lt;=[.$K$2])*[$GlidingFlights.$L$3:.$L$3002])" office:value-type="float" office:value="750">
            <text:p>750</text:p>
          </table:table-cell>
          <table:table-cell table:style-name="ce73" table:number-matrix-columns-spanned="1" table:number-matrix-rows-spanned="1" table:formula="of:=SUM(([$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LEFT([$GlidingFlights.$I$3:.$I$3002];2)=[.$A37])*([$GlidingFlights.$B$3:.$B$3002]&gt;=([.$K$2]-[.C$32]))*([$GlidingFlights.$B$3:.$B$3002]&lt;=[.$K$2]))" office:value-type="float" office:value="0">
            <text:p>0</text:p>
          </table:table-cell>
          <table:table-cell table:style-name="ce73" table:number-matrix-columns-spanned="1" table:number-matrix-rows-spanned="1" table:formula="of:=SUM((LEFT([$GlidingFlights.$I$3:.$I$3002];2)=[.$A37])*([$GlidingFlights.$B$3:.$B$3002]&gt;=([.$K$2]-[.D$32]))*([$GlidingFlights.$B$3:.$B$3002]&lt;=[.$K$2]))" office:value-type="float" office:value="0">
            <text:p>0</text:p>
          </table:table-cell>
          <table:table-cell table:style-name="ce73" table:number-matrix-columns-spanned="1" table:number-matrix-rows-spanned="1" table:formula="of:=SUM((LEFT([$GlidingFlights.$I$3:.$I$3002];2)=[.$A37])*([$GlidingFlights.$B$3:.$B$3002]&gt;=([.$K$2]-[.E$32]))*([$GlidingFlights.$B$3:.$B$3002]&lt;=[.$K$2]))" office:value-type="float" office:value="0">
            <text:p>0</text:p>
          </table:table-cell>
          <table:table-cell table:style-name="ce73" table:number-matrix-columns-spanned="1" table:number-matrix-rows-spanned="1" table:formula="of:=SUM((LEFT([$GlidingFlights.$I$3:.$I$3002];2)=[.$A37])*([$GlidingFlights.$B$3:.$B$3002]&gt;=([.$K$2]-[.F$32]))*([$GlidingFlights.$B$3:.$B$3002]&lt;=[.$K$2]))" office:value-type="float" office:value="1">
            <text:p>1</text:p>
          </table:table-cell>
          <table:table-cell table:style-name="ce73" table:number-matrix-columns-spanned="1" table:number-matrix-rows-spanned="1" table:formula="of:=SUM((LEFT([$GlidingFlights.$I$3:.$I$3002];2)=[.$A37])*([$GlidingFlights.$B$3:.$B$3002]&gt;=([.$K$2]-[.G$32]))*([$GlidingFlights.$B$3:.$B$3002]&lt;=[.$K$2]))" office:value-type="float" office:value="1">
            <text:p>1</text:p>
          </table:table-cell>
          <table:table-cell table:style-name="ce73" table:number-matrix-columns-spanned="1" table:number-matrix-rows-spanned="1" table:formula="of:=SUM((LEFT([$GlidingFlights.$I$3:.$I$3002];2)=[.$A37])*([$GlidingFlights.$B$3:.$B$3002]&gt;=([.$K$2]-[.H$32]))*([$GlidingFlights.$B$3:.$B$3002]&lt;=[.$K$2]))" office:value-type="float" office:value="1">
            <text:p>1</text:p>
          </table:table-cell>
          <table:table-cell table:style-name="ce73" table:number-matrix-columns-spanned="1" table:number-matrix-rows-spanned="1" table:formula="of:=SUM((LEFT([$GlidingFlights.$I$3:.$I$3002];2)=[.$A37])*([$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37])*([$GlidingFlights.$B$3:.$B$3002]&gt;=([.$K$2]-[.C$32]))*([$GlidingFlights.$B$3:.$B$3002]&lt;=[.$K$2])*[$GlidingFlights.$J$3:.$J$3002])+FLOOR(SUM((LEFT([$GlidingFlights.$I$3:.$I$3002];2)=[.$A37])*([$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D$32]))*([$GlidingFlights.$B$3:.$B$3002]&lt;=[.$K$2])*[$GlidingFlights.$J$3:.$J$3002])+FLOOR(SUM((LEFT([$GlidingFlights.$I$3:.$I$3002];2)=[.$A37])*([$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E$32]))*([$GlidingFlights.$B$3:.$B$3002]&lt;=[.$K$2])*[$GlidingFlights.$J$3:.$J$3002])+FLOOR(SUM((LEFT([$GlidingFlights.$I$3:.$I$3002];2)=[.$A37])*([$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F$32]))*([$GlidingFlights.$B$3:.$B$3002]&lt;=[.$K$2])*[$GlidingFlights.$J$3:.$J$3002])+FLOOR(SUM((LEFT([$GlidingFlights.$I$3:.$I$3002];2)=[.$A37])*([$GlidingFlights.$B$3:.$B$3002]&gt;=([.$K$2]-[.F$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G$32]))*([$GlidingFlights.$B$3:.$B$3002]&lt;=[.$K$2])*[$GlidingFlights.$J$3:.$J$3002])+FLOOR(SUM((LEFT([$GlidingFlights.$I$3:.$I$3002];2)=[.$A37])*([$GlidingFlights.$B$3:.$B$3002]&gt;=([.$K$2]-[.G$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H$32]))*([$GlidingFlights.$B$3:.$B$3002]&lt;=[.$K$2])*[$GlidingFlights.$J$3:.$J$3002])+FLOOR(SUM((LEFT([$GlidingFlights.$I$3:.$I$3002];2)=[.$A37])*([$GlidingFlights.$B$3:.$B$3002]&gt;=([.$K$2]-[.H$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I$32]))*([$GlidingFlights.$B$3:.$B$3002]&lt;=[.$K$2])*[$GlidingFlights.$J$3:.$J$3002])+FLOOR(SUM((LEFT([$GlidingFlights.$I$3:.$I$3002];2)=[.$A37])*([$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37])*([$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F$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G$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H$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I$32]))*([$GlidingFlights.$B$3:.$B$3002]&lt;=[.$K$2])*[$GlidingFlights.$K$3:.$K$3002]);60)" office:value-type="float" office:value="30">
            <text:p>3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37])*([$GlidingFlights.$B$3:.$B$3002]&gt;=([.$K$2]-[.C$32]))*([$GlidingFlights.$B$3:.$B$3002]&lt;=[.$K$2])*[$GlidingFlights.$L$3:.$L$3002])" office:value-type="float" office:value="0">
            <text:p>0</text:p>
          </table:table-cell>
          <table:table-cell table:style-name="ce73" table:number-matrix-columns-spanned="1" table:number-matrix-rows-spanned="1" table:formula="of:=SUM((LEFT([$GlidingFlights.$I$3:.$I$3002];2)=[.$A37])*([$GlidingFlights.$B$3:.$B$3002]&gt;=([.$K$2]-[.D$32]))*([$GlidingFlights.$B$3:.$B$3002]&lt;=[.$K$2])*[$GlidingFlights.$L$3:.$L$3002])" office:value-type="float" office:value="0">
            <text:p>0</text:p>
          </table:table-cell>
          <table:table-cell table:style-name="ce73" table:number-matrix-columns-spanned="1" table:number-matrix-rows-spanned="1" table:formula="of:=SUM((LEFT([$GlidingFlights.$I$3:.$I$3002];2)=[.$A37])*([$GlidingFlights.$B$3:.$B$3002]&gt;=([.$K$2]-[.E$32]))*([$GlidingFlights.$B$3:.$B$3002]&lt;=[.$K$2])*[$GlidingFlights.$L$3:.$L$3002])" office:value-type="float" office:value="0">
            <text:p>0</text:p>
          </table:table-cell>
          <table:table-cell table:style-name="ce73" table:number-matrix-columns-spanned="1" table:number-matrix-rows-spanned="1" table:formula="of:=SUM((LEFT([$GlidingFlights.$I$3:.$I$3002];2)=[.$A37])*([$GlidingFlights.$B$3:.$B$3002]&gt;=([.$K$2]-[.F$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G$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H$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LEFT([$GlidingFlights.$I$3:.$I$3002];2)=[.$A41])*([$GlidingFlights.$B$3:.$B$3002]&gt;=([.$K$2]-[.C$32]))*([$GlidingFlights.$B$3:.$B$3002]&lt;=[.$K$2]))" office:value-type="float" office:value="0">
            <text:p>0</text:p>
          </table:table-cell>
          <table:table-cell table:style-name="ce73" table:number-matrix-columns-spanned="1" table:number-matrix-rows-spanned="1" table:formula="of:=SUM((LEFT([$GlidingFlights.$I$3:.$I$3002];2)=[.$A41])*([$GlidingFlights.$B$3:.$B$3002]&gt;=([.$K$2]-[.D$32]))*([$GlidingFlights.$B$3:.$B$3002]&lt;=[.$K$2]))" office:value-type="float" office:value="0">
            <text:p>0</text:p>
          </table:table-cell>
          <table:table-cell table:style-name="ce73" table:number-matrix-columns-spanned="1" table:number-matrix-rows-spanned="1" table:formula="of:=SUM((LEFT([$GlidingFlights.$I$3:.$I$3002];2)=[.$A41])*([$GlidingFlights.$B$3:.$B$3002]&gt;=([.$K$2]-[.E$32]))*([$GlidingFlights.$B$3:.$B$3002]&lt;=[.$K$2]))" office:value-type="float" office:value="0">
            <text:p>0</text:p>
          </table:table-cell>
          <table:table-cell table:style-name="ce73" table:number-matrix-columns-spanned="1" table:number-matrix-rows-spanned="1" table:formula="of:=SUM((LEFT([$GlidingFlights.$I$3:.$I$3002];2)=[.$A41])*([$GlidingFlights.$B$3:.$B$3002]&gt;=([.$K$2]-[.F$32]))*([$GlidingFlights.$B$3:.$B$3002]&lt;=[.$K$2]))" office:value-type="float" office:value="0">
            <text:p>0</text:p>
          </table:table-cell>
          <table:table-cell table:style-name="ce73" table:number-matrix-columns-spanned="1" table:number-matrix-rows-spanned="1" table:formula="of:=SUM((LEFT([$GlidingFlights.$I$3:.$I$3002];2)=[.$A41])*([$GlidingFlights.$B$3:.$B$3002]&gt;=([.$K$2]-[.G$32]))*([$GlidingFlights.$B$3:.$B$3002]&lt;=[.$K$2]))" office:value-type="float" office:value="0">
            <text:p>0</text:p>
          </table:table-cell>
          <table:table-cell table:style-name="ce73" table:number-matrix-columns-spanned="1" table:number-matrix-rows-spanned="1" table:formula="of:=SUM((LEFT([$GlidingFlights.$I$3:.$I$3002];2)=[.$A41])*([$GlidingFlights.$B$3:.$B$3002]&gt;=([.$K$2]-[.H$32]))*([$GlidingFlights.$B$3:.$B$3002]&lt;=[.$K$2]))" office:value-type="float" office:value="0">
            <text:p>0</text:p>
          </table:table-cell>
          <table:table-cell table:style-name="ce73" table:number-matrix-columns-spanned="1" table:number-matrix-rows-spanned="1" table:formula="of:=SUM((LEFT([$GlidingFlights.$I$3:.$I$3002];2)=[.$A41])*([$GlidingFlights.$B$3:.$B$3002]&gt;=([.$K$2]-[.I$32]))*([$GlidingFlights.$B$3:.$B$3002]&lt;=[.$K$2]))" office:value-type="float" office:value="0">
            <text:p>0</text:p>
          </table:table-cell>
          <table:table-cell table:number-columns-repeated="6"/>
          <table:table-cell table:style-name="ce78" table:number-columns-repeated="5"/>
          <table:table-cell table:style-name="ce78">
            <draw:frame table:end-cell-address="GlidingStats.W45" table:end-x="1.873cm" table:end-y="0.368cm" draw:z-index="2" draw:style-name="gr3" draw:text-style-name="P3" svg:width="4.503cm" svg:height="2.156cm" svg:x="1.894cm" svg:y="0.124cm">
              <draw:text-box>
                <text:p><text:span text:style-name="T4">Outer Ring: No. of Flight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1])*([$GlidingFlights.$B$3:.$B$3002]&gt;=([.$K$2]-[.C$32]))*([$GlidingFlights.$B$3:.$B$3002]&lt;=[.$K$2])*[$GlidingFlights.$J$3:.$J$3002])+FLOOR(SUM((LEFT([$GlidingFlights.$I$3:.$I$3002];2)=[.$A41])*([$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D$32]))*([$GlidingFlights.$B$3:.$B$3002]&lt;=[.$K$2])*[$GlidingFlights.$J$3:.$J$3002])+FLOOR(SUM((LEFT([$GlidingFlights.$I$3:.$I$3002];2)=[.$A41])*([$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E$32]))*([$GlidingFlights.$B$3:.$B$3002]&lt;=[.$K$2])*[$GlidingFlights.$J$3:.$J$3002])+FLOOR(SUM((LEFT([$GlidingFlights.$I$3:.$I$3002];2)=[.$A41])*([$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F$32]))*([$GlidingFlights.$B$3:.$B$3002]&lt;=[.$K$2])*[$GlidingFlights.$J$3:.$J$3002])+FLOOR(SUM((LEFT([$GlidingFlights.$I$3:.$I$3002];2)=[.$A41])*([$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G$32]))*([$GlidingFlights.$B$3:.$B$3002]&lt;=[.$K$2])*[$GlidingFlights.$J$3:.$J$3002])+FLOOR(SUM((LEFT([$GlidingFlights.$I$3:.$I$3002];2)=[.$A41])*([$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H$32]))*([$GlidingFlights.$B$3:.$B$3002]&lt;=[.$K$2])*[$GlidingFlights.$J$3:.$J$3002])+FLOOR(SUM((LEFT([$GlidingFlights.$I$3:.$I$3002];2)=[.$A41])*([$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I$32]))*([$GlidingFlights.$B$3:.$B$3002]&lt;=[.$K$2])*[$GlidingFlights.$J$3:.$J$3002])+FLOOR(SUM((LEFT([$GlidingFlights.$I$3:.$I$3002];2)=[.$A41])*([$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1])*([$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I$32]))*([$GlidingFlights.$B$3:.$B$3002]&lt;=[.$K$2])*[$GlidingFlights.$K$3:.$K$3002]);60)"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1])*([$GlidingFlights.$B$3:.$B$3002]&gt;=([.$K$2]-[.C$32]))*([$GlidingFlights.$B$3:.$B$3002]&lt;=[.$K$2])*[$GlidingFlights.$L$3:.$L$3002])" office:value-type="float" office:value="0">
            <text:p>0</text:p>
          </table:table-cell>
          <table:table-cell table:style-name="ce73" table:number-matrix-columns-spanned="1" table:number-matrix-rows-spanned="1" table:formula="of:=SUM((LEFT([$GlidingFlights.$I$3:.$I$3002];2)=[.$A41])*([$GlidingFlights.$B$3:.$B$3002]&gt;=([.$K$2]-[.D$32]))*([$GlidingFlights.$B$3:.$B$3002]&lt;=[.$K$2])*[$GlidingFlights.$L$3:.$L$3002])" office:value-type="float" office:value="0">
            <text:p>0</text:p>
          </table:table-cell>
          <table:table-cell table:style-name="ce73" table:number-matrix-columns-spanned="1" table:number-matrix-rows-spanned="1" table:formula="of:=SUM((LEFT([$GlidingFlights.$I$3:.$I$3002];2)=[.$A41])*([$GlidingFlights.$B$3:.$B$3002]&gt;=([.$K$2]-[.E$32]))*([$GlidingFlights.$B$3:.$B$3002]&lt;=[.$K$2])*[$GlidingFlights.$L$3:.$L$3002])" office:value-type="float" office:value="0">
            <text:p>0</text:p>
          </table:table-cell>
          <table:table-cell table:style-name="ce73" table:number-matrix-columns-spanned="1" table:number-matrix-rows-spanned="1" table:formula="of:=SUM((LEFT([$GlidingFlights.$I$3:.$I$3002];2)=[.$A41])*([$GlidingFlights.$B$3:.$B$3002]&gt;=([.$K$2]-[.F$32]))*([$GlidingFlights.$B$3:.$B$3002]&lt;=[.$K$2])*[$GlidingFlights.$L$3:.$L$3002])" office:value-type="float" office:value="0">
            <text:p>0</text:p>
          </table:table-cell>
          <table:table-cell table:style-name="ce73" table:number-matrix-columns-spanned="1" table:number-matrix-rows-spanned="1" table:formula="of:=SUM((LEFT([$GlidingFlights.$I$3:.$I$3002];2)=[.$A41])*([$GlidingFlights.$B$3:.$B$3002]&gt;=([.$K$2]-[.G$32]))*([$GlidingFlights.$B$3:.$B$3002]&lt;=[.$K$2])*[$GlidingFlights.$L$3:.$L$3002])" office:value-type="float" office:value="0">
            <text:p>0</text:p>
          </table:table-cell>
          <table:table-cell table:style-name="ce73" table:number-matrix-columns-spanned="1" table:number-matrix-rows-spanned="1" table:formula="of:=SUM((LEFT([$GlidingFlights.$I$3:.$I$3002];2)=[.$A41])*([$GlidingFlights.$B$3:.$B$3002]&gt;=([.$K$2]-[.H$32]))*([$GlidingFlights.$B$3:.$B$3002]&lt;=[.$K$2])*[$GlidingFlights.$L$3:.$L$3002])" office:value-type="float" office:value="0">
            <text:p>0</text:p>
          </table:table-cell>
          <table:table-cell table:style-name="ce73" table:number-matrix-columns-spanned="1" table:number-matrix-rows-spanned="1" table:formula="of:=SUM((LEFT([$GlidingFlights.$I$3:.$I$3002];2)=[.$A41])*([$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LEFT([$GlidingFlights.$I$3:.$I$3002];2)=[.$A45])*([$GlidingFlights.$B$3:.$B$3002]&gt;=([.$K$2]-[.C$32]))*([$GlidingFlights.$B$3:.$B$3002]&lt;=[.$K$2]))" office:value-type="float" office:value="0">
            <text:p>0</text:p>
          </table:table-cell>
          <table:table-cell table:style-name="ce73" table:number-matrix-columns-spanned="1" table:number-matrix-rows-spanned="1" table:formula="of:=SUM((LEFT([$GlidingFlights.$I$3:.$I$3002];2)=[.$A45])*([$GlidingFlights.$B$3:.$B$3002]&gt;=([.$K$2]-[.D$32]))*([$GlidingFlights.$B$3:.$B$3002]&lt;=[.$K$2]))" office:value-type="float" office:value="0">
            <text:p>0</text:p>
          </table:table-cell>
          <table:table-cell table:style-name="ce73" table:number-matrix-columns-spanned="1" table:number-matrix-rows-spanned="1" table:formula="of:=SUM((LEFT([$GlidingFlights.$I$3:.$I$3002];2)=[.$A45])*([$GlidingFlights.$B$3:.$B$3002]&gt;=([.$K$2]-[.E$32]))*([$GlidingFlights.$B$3:.$B$3002]&lt;=[.$K$2]))" office:value-type="float" office:value="0">
            <text:p>0</text:p>
          </table:table-cell>
          <table:table-cell table:style-name="ce73" table:number-matrix-columns-spanned="1" table:number-matrix-rows-spanned="1" table:formula="of:=SUM((LEFT([$GlidingFlights.$I$3:.$I$3002];2)=[.$A45])*([$GlidingFlights.$B$3:.$B$3002]&gt;=([.$K$2]-[.F$32]))*([$GlidingFlights.$B$3:.$B$3002]&lt;=[.$K$2]))" office:value-type="float" office:value="0">
            <text:p>0</text:p>
          </table:table-cell>
          <table:table-cell table:style-name="ce73" table:number-matrix-columns-spanned="1" table:number-matrix-rows-spanned="1" table:formula="of:=SUM((LEFT([$GlidingFlights.$I$3:.$I$3002];2)=[.$A45])*([$GlidingFlights.$B$3:.$B$3002]&gt;=([.$K$2]-[.G$32]))*([$GlidingFlights.$B$3:.$B$3002]&lt;=[.$K$2]))" office:value-type="float" office:value="0">
            <text:p>0</text:p>
          </table:table-cell>
          <table:table-cell table:style-name="ce73" table:number-matrix-columns-spanned="1" table:number-matrix-rows-spanned="1" table:formula="of:=SUM((LEFT([$GlidingFlights.$I$3:.$I$3002];2)=[.$A45])*([$GlidingFlights.$B$3:.$B$3002]&gt;=([.$K$2]-[.H$32]))*([$GlidingFlights.$B$3:.$B$3002]&lt;=[.$K$2]))" office:value-type="float" office:value="0">
            <text:p>0</text:p>
          </table:table-cell>
          <table:table-cell table:style-name="ce73" table:number-matrix-columns-spanned="1" table:number-matrix-rows-spanned="1" table:formula="of:=SUM((LEFT([$GlidingFlights.$I$3:.$I$3002];2)=[.$A45])*([$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5])*([$GlidingFlights.$B$3:.$B$3002]&gt;=([.$K$2]-[.C$32]))*([$GlidingFlights.$B$3:.$B$3002]&lt;=[.$K$2])*[$GlidingFlights.$J$3:.$J$3002])+FLOOR(SUM((LEFT([$GlidingFlights.$I$3:.$I$3002];2)=[.$A45])*([$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D$32]))*([$GlidingFlights.$B$3:.$B$3002]&lt;=[.$K$2])*[$GlidingFlights.$J$3:.$J$3002])+FLOOR(SUM((LEFT([$GlidingFlights.$I$3:.$I$3002];2)=[.$A45])*([$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E$32]))*([$GlidingFlights.$B$3:.$B$3002]&lt;=[.$K$2])*[$GlidingFlights.$J$3:.$J$3002])+FLOOR(SUM((LEFT([$GlidingFlights.$I$3:.$I$3002];2)=[.$A45])*([$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F$32]))*([$GlidingFlights.$B$3:.$B$3002]&lt;=[.$K$2])*[$GlidingFlights.$J$3:.$J$3002])+FLOOR(SUM((LEFT([$GlidingFlights.$I$3:.$I$3002];2)=[.$A45])*([$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G$32]))*([$GlidingFlights.$B$3:.$B$3002]&lt;=[.$K$2])*[$GlidingFlights.$J$3:.$J$3002])+FLOOR(SUM((LEFT([$GlidingFlights.$I$3:.$I$3002];2)=[.$A45])*([$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H$32]))*([$GlidingFlights.$B$3:.$B$3002]&lt;=[.$K$2])*[$GlidingFlights.$J$3:.$J$3002])+FLOOR(SUM((LEFT([$GlidingFlights.$I$3:.$I$3002];2)=[.$A45])*([$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I$32]))*([$GlidingFlights.$B$3:.$B$3002]&lt;=[.$K$2])*[$GlidingFlights.$J$3:.$J$3002])+FLOOR(SUM((LEFT([$GlidingFlights.$I$3:.$I$3002];2)=[.$A45])*([$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5])*([$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I$32]))*([$GlidingFlights.$B$3:.$B$3002]&lt;=[.$K$2])*[$GlidingFlights.$K$3:.$K$3002]);60)"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5])*([$GlidingFlights.$B$3:.$B$3002]&gt;=([.$K$2]-[.C$32]))*([$GlidingFlights.$B$3:.$B$3002]&lt;=[.$K$2])*[$GlidingFlights.$L$3:.$L$3002])" office:value-type="float" office:value="0">
            <text:p>0</text:p>
          </table:table-cell>
          <table:table-cell table:style-name="ce73" table:number-matrix-columns-spanned="1" table:number-matrix-rows-spanned="1" table:formula="of:=SUM((LEFT([$GlidingFlights.$I$3:.$I$3002];2)=[.$A45])*([$GlidingFlights.$B$3:.$B$3002]&gt;=([.$K$2]-[.D$32]))*([$GlidingFlights.$B$3:.$B$3002]&lt;=[.$K$2])*[$GlidingFlights.$L$3:.$L$3002])" office:value-type="float" office:value="0">
            <text:p>0</text:p>
          </table:table-cell>
          <table:table-cell table:style-name="ce73" table:number-matrix-columns-spanned="1" table:number-matrix-rows-spanned="1" table:formula="of:=SUM((LEFT([$GlidingFlights.$I$3:.$I$3002];2)=[.$A45])*([$GlidingFlights.$B$3:.$B$3002]&gt;=([.$K$2]-[.E$32]))*([$GlidingFlights.$B$3:.$B$3002]&lt;=[.$K$2])*[$GlidingFlights.$L$3:.$L$3002])" office:value-type="float" office:value="0">
            <text:p>0</text:p>
          </table:table-cell>
          <table:table-cell table:style-name="ce73" table:number-matrix-columns-spanned="1" table:number-matrix-rows-spanned="1" table:formula="of:=SUM((LEFT([$GlidingFlights.$I$3:.$I$3002];2)=[.$A45])*([$GlidingFlights.$B$3:.$B$3002]&gt;=([.$K$2]-[.F$32]))*([$GlidingFlights.$B$3:.$B$3002]&lt;=[.$K$2])*[$GlidingFlights.$L$3:.$L$3002])" office:value-type="float" office:value="0">
            <text:p>0</text:p>
          </table:table-cell>
          <table:table-cell table:style-name="ce73" table:number-matrix-columns-spanned="1" table:number-matrix-rows-spanned="1" table:formula="of:=SUM((LEFT([$GlidingFlights.$I$3:.$I$3002];2)=[.$A45])*([$GlidingFlights.$B$3:.$B$3002]&gt;=([.$K$2]-[.G$32]))*([$GlidingFlights.$B$3:.$B$3002]&lt;=[.$K$2])*[$GlidingFlights.$L$3:.$L$3002])" office:value-type="float" office:value="0">
            <text:p>0</text:p>
          </table:table-cell>
          <table:table-cell table:style-name="ce73" table:number-matrix-columns-spanned="1" table:number-matrix-rows-spanned="1" table:formula="of:=SUM((LEFT([$GlidingFlights.$I$3:.$I$3002];2)=[.$A45])*([$GlidingFlights.$B$3:.$B$3002]&gt;=([.$K$2]-[.H$32]))*([$GlidingFlights.$B$3:.$B$3002]&lt;=[.$K$2])*[$GlidingFlights.$L$3:.$L$3002])" office:value-type="float" office:value="0">
            <text:p>0</text:p>
          </table:table-cell>
          <table:table-cell table:style-name="ce73" table:number-matrix-columns-spanned="1" table:number-matrix-rows-spanned="1" table:formula="of:=SUM((LEFT([$GlidingFlights.$I$3:.$I$3002];2)=[.$A45])*([$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LEFT([$GlidingFlights.$I$3:.$I$3002];2)=[.$A49])*([$GlidingFlights.$B$3:.$B$3002]&gt;=([.$K$2]-[.C$32]))*([$GlidingFlights.$B$3:.$B$3002]&lt;=[.$K$2]))" office:value-type="float" office:value="0">
            <text:p>0</text:p>
          </table:table-cell>
          <table:table-cell table:style-name="ce73" table:number-matrix-columns-spanned="1" table:number-matrix-rows-spanned="1" table:formula="of:=SUM((LEFT([$GlidingFlights.$I$3:.$I$3002];2)=[.$A49])*([$GlidingFlights.$B$3:.$B$3002]&gt;=([.$K$2]-[.D$32]))*([$GlidingFlights.$B$3:.$B$3002]&lt;=[.$K$2]))" office:value-type="float" office:value="0">
            <text:p>0</text:p>
          </table:table-cell>
          <table:table-cell table:style-name="ce73" table:number-matrix-columns-spanned="1" table:number-matrix-rows-spanned="1" table:formula="of:=SUM((LEFT([$GlidingFlights.$I$3:.$I$3002];2)=[.$A49])*([$GlidingFlights.$B$3:.$B$3002]&gt;=([.$K$2]-[.E$32]))*([$GlidingFlights.$B$3:.$B$3002]&lt;=[.$K$2]))" office:value-type="float" office:value="0">
            <text:p>0</text:p>
          </table:table-cell>
          <table:table-cell table:style-name="ce73" table:number-matrix-columns-spanned="1" table:number-matrix-rows-spanned="1" table:formula="of:=SUM((LEFT([$GlidingFlights.$I$3:.$I$3002];2)=[.$A49])*([$GlidingFlights.$B$3:.$B$3002]&gt;=([.$K$2]-[.F$32]))*([$GlidingFlights.$B$3:.$B$3002]&lt;=[.$K$2]))" office:value-type="float" office:value="0">
            <text:p>0</text:p>
          </table:table-cell>
          <table:table-cell table:style-name="ce73" table:number-matrix-columns-spanned="1" table:number-matrix-rows-spanned="1" table:formula="of:=SUM((LEFT([$GlidingFlights.$I$3:.$I$3002];2)=[.$A49])*([$GlidingFlights.$B$3:.$B$3002]&gt;=([.$K$2]-[.G$32]))*([$GlidingFlights.$B$3:.$B$3002]&lt;=[.$K$2]))" office:value-type="float" office:value="0">
            <text:p>0</text:p>
          </table:table-cell>
          <table:table-cell table:style-name="ce73" table:number-matrix-columns-spanned="1" table:number-matrix-rows-spanned="1" table:formula="of:=SUM((LEFT([$GlidingFlights.$I$3:.$I$3002];2)=[.$A49])*([$GlidingFlights.$B$3:.$B$3002]&gt;=([.$K$2]-[.H$32]))*([$GlidingFlights.$B$3:.$B$3002]&lt;=[.$K$2]))" office:value-type="float" office:value="0">
            <text:p>0</text:p>
          </table:table-cell>
          <table:table-cell table:style-name="ce73" table:number-matrix-columns-spanned="1" table:number-matrix-rows-spanned="1" table:formula="of:=SUM((LEFT([$GlidingFlights.$I$3:.$I$3002];2)=[.$A49])*([$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9])*([$GlidingFlights.$B$3:.$B$3002]&gt;=([.$K$2]-[.C$32]))*([$GlidingFlights.$B$3:.$B$3002]&lt;=[.$K$2])*[$GlidingFlights.$J$3:.$J$3002])+FLOOR(SUM((LEFT([$GlidingFlights.$I$3:.$I$3002];2)=[.$A49])*([$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D$32]))*([$GlidingFlights.$B$3:.$B$3002]&lt;=[.$K$2])*[$GlidingFlights.$J$3:.$J$3002])+FLOOR(SUM((LEFT([$GlidingFlights.$I$3:.$I$3002];2)=[.$A49])*([$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E$32]))*([$GlidingFlights.$B$3:.$B$3002]&lt;=[.$K$2])*[$GlidingFlights.$J$3:.$J$3002])+FLOOR(SUM((LEFT([$GlidingFlights.$I$3:.$I$3002];2)=[.$A49])*([$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F$32]))*([$GlidingFlights.$B$3:.$B$3002]&lt;=[.$K$2])*[$GlidingFlights.$J$3:.$J$3002])+FLOOR(SUM((LEFT([$GlidingFlights.$I$3:.$I$3002];2)=[.$A49])*([$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G$32]))*([$GlidingFlights.$B$3:.$B$3002]&lt;=[.$K$2])*[$GlidingFlights.$J$3:.$J$3002])+FLOOR(SUM((LEFT([$GlidingFlights.$I$3:.$I$3002];2)=[.$A49])*([$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H$32]))*([$GlidingFlights.$B$3:.$B$3002]&lt;=[.$K$2])*[$GlidingFlights.$J$3:.$J$3002])+FLOOR(SUM((LEFT([$GlidingFlights.$I$3:.$I$3002];2)=[.$A49])*([$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I$32]))*([$GlidingFlights.$B$3:.$B$3002]&lt;=[.$K$2])*[$GlidingFlights.$J$3:.$J$3002])+FLOOR(SUM((LEFT([$GlidingFlights.$I$3:.$I$3002];2)=[.$A49])*([$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9])*([$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I$32]))*([$GlidingFlights.$B$3:.$B$3002]&lt;=[.$K$2])*[$GlidingFlights.$K$3:.$K$3002]);60)"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9])*([$GlidingFlights.$B$3:.$B$3002]&gt;=([.$K$2]-[.C$32]))*([$GlidingFlights.$B$3:.$B$3002]&lt;=[.$K$2])*[$GlidingFlights.$L$3:.$L$3002])" office:value-type="float" office:value="0">
            <text:p>0</text:p>
          </table:table-cell>
          <table:table-cell table:style-name="ce73" table:number-matrix-columns-spanned="1" table:number-matrix-rows-spanned="1" table:formula="of:=SUM((LEFT([$GlidingFlights.$I$3:.$I$3002];2)=[.$A49])*([$GlidingFlights.$B$3:.$B$3002]&gt;=([.$K$2]-[.D$32]))*([$GlidingFlights.$B$3:.$B$3002]&lt;=[.$K$2])*[$GlidingFlights.$L$3:.$L$3002])" office:value-type="float" office:value="0">
            <text:p>0</text:p>
          </table:table-cell>
          <table:table-cell table:style-name="ce73" table:number-matrix-columns-spanned="1" table:number-matrix-rows-spanned="1" table:formula="of:=SUM((LEFT([$GlidingFlights.$I$3:.$I$3002];2)=[.$A49])*([$GlidingFlights.$B$3:.$B$3002]&gt;=([.$K$2]-[.E$32]))*([$GlidingFlights.$B$3:.$B$3002]&lt;=[.$K$2])*[$GlidingFlights.$L$3:.$L$3002])" office:value-type="float" office:value="0">
            <text:p>0</text:p>
          </table:table-cell>
          <table:table-cell table:style-name="ce73" table:number-matrix-columns-spanned="1" table:number-matrix-rows-spanned="1" table:formula="of:=SUM((LEFT([$GlidingFlights.$I$3:.$I$3002];2)=[.$A49])*([$GlidingFlights.$B$3:.$B$3002]&gt;=([.$K$2]-[.F$32]))*([$GlidingFlights.$B$3:.$B$3002]&lt;=[.$K$2])*[$GlidingFlights.$L$3:.$L$3002])" office:value-type="float" office:value="0">
            <text:p>0</text:p>
          </table:table-cell>
          <table:table-cell table:style-name="ce73" table:number-matrix-columns-spanned="1" table:number-matrix-rows-spanned="1" table:formula="of:=SUM((LEFT([$GlidingFlights.$I$3:.$I$3002];2)=[.$A49])*([$GlidingFlights.$B$3:.$B$3002]&gt;=([.$K$2]-[.G$32]))*([$GlidingFlights.$B$3:.$B$3002]&lt;=[.$K$2])*[$GlidingFlights.$L$3:.$L$3002])" office:value-type="float" office:value="0">
            <text:p>0</text:p>
          </table:table-cell>
          <table:table-cell table:style-name="ce73" table:number-matrix-columns-spanned="1" table:number-matrix-rows-spanned="1" table:formula="of:=SUM((LEFT([$GlidingFlights.$I$3:.$I$3002];2)=[.$A49])*([$GlidingFlights.$B$3:.$B$3002]&gt;=([.$K$2]-[.H$32]))*([$GlidingFlights.$B$3:.$B$3002]&lt;=[.$K$2])*[$GlidingFlights.$L$3:.$L$3002])" office:value-type="float" office:value="0">
            <text:p>0</text:p>
          </table:table-cell>
          <table:table-cell table:style-name="ce73" table:number-matrix-columns-spanned="1" table:number-matrix-rows-spanned="1" table:formula="of:=SUM((LEFT([$GlidingFlights.$I$3:.$I$3002];2)=[.$A49])*([$GlidingFlights.$B$3:.$B$3002]&gt;=([.$K$2]-[.I$32]))*([$GlidingFlights.$B$3:.$B$3002]&lt;=[.$K$2])*[$GlidingFlights.$L$3:.$L$3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54])*([$GlidingFlights.$B$3:.$B$3002]&gt;=([.$K$2]-[.C$32]))*([$GlidingFlights.$B$3:.$B$3002]&lt;=[.$K$2]))" office:value-type="float" office:value="0">
            <text:p>0</text:p>
          </table:table-cell>
          <table:table-cell table:style-name="ce73" table:number-matrix-columns-spanned="1" table:number-matrix-rows-spanned="1" table:formula="of:=SUM(([$GlidingFlights.$D$3:.$D$3002]=[.$A54])*([$GlidingFlights.$B$3:.$B$3002]&gt;=([.$K$2]-[.D$32]))*([$GlidingFlights.$B$3:.$B$3002]&lt;=[.$K$2]))" office:value-type="float" office:value="0">
            <text:p>0</text:p>
          </table:table-cell>
          <table:table-cell table:style-name="ce73" table:number-matrix-columns-spanned="1" table:number-matrix-rows-spanned="1" table:formula="of:=SUM(([$GlidingFlights.$D$3:.$D$3002]=[.$A54])*([$GlidingFlights.$B$3:.$B$3002]&gt;=([.$K$2]-[.E$32]))*([$GlidingFlights.$B$3:.$B$3002]&lt;=[.$K$2]))" office:value-type="float" office:value="0">
            <text:p>0</text:p>
          </table:table-cell>
          <table:table-cell table:style-name="ce73" table:number-matrix-columns-spanned="1" table:number-matrix-rows-spanned="1" table:formula="of:=SUM(([$GlidingFlights.$D$3:.$D$3002]=[.$A54])*([$GlidingFlights.$B$3:.$B$3002]&gt;=([.$K$2]-[.F$32]))*([$GlidingFlights.$B$3:.$B$3002]&lt;=[.$K$2]))" office:value-type="float" office:value="0">
            <text:p>0</text:p>
          </table:table-cell>
          <table:table-cell table:style-name="ce73" table:number-matrix-columns-spanned="1" table:number-matrix-rows-spanned="1" table:formula="of:=SUM(([$GlidingFlights.$D$3:.$D$3002]=[.$A54])*([$GlidingFlights.$B$3:.$B$3002]&gt;=([.$K$2]-[.G$32]))*([$GlidingFlights.$B$3:.$B$3002]&lt;=[.$K$2]))" office:value-type="float" office:value="0">
            <text:p>0</text:p>
          </table:table-cell>
          <table:table-cell table:style-name="ce73" table:number-matrix-columns-spanned="1" table:number-matrix-rows-spanned="1" table:formula="of:=SUM(([$GlidingFlights.$D$3:.$D$3002]=[.$A54])*([$GlidingFlights.$B$3:.$B$3002]&gt;=([.$K$2]-[.H$32]))*([$GlidingFlights.$B$3:.$B$3002]&lt;=[.$K$2]))" office:value-type="float" office:value="0">
            <text:p>0</text:p>
          </table:table-cell>
          <table:table-cell table:style-name="ce73" table:number-matrix-columns-spanned="1" table:number-matrix-rows-spanned="1" table:formula="of:=SUM(([$GlidingFlights.$D$3:.$D$3002]=[.$A54])*([$GlidingFlights.$B$3:.$B$3002]&gt;=([.$K$2]-[.I$32]))*([$GlidingFlights.$B$3:.$B$3002]&lt;=[.$K$2]))" office:value-type="float" office:value="0">
            <text:p>0</text:p>
          </table:table-cell>
          <table:table-cell table:number-columns-repeated="6"/>
          <table:table-cell table:style-name="ce78"/>
          <table:table-cell table:style-name="ce66" office:value-type="string">
            <text:p>No. of Flights</text:p>
          </table:table-cell>
          <table:table-cell table:style-name="ce95" table:formula="of:=COUNTA([$GlidingFlights.$B$3:.$B$3002])" office:value-type="float" office:value="1">
            <text:p>1</text:p>
          </table:table-cell>
          <table:table-cell table:style-name="ce73" table:number-matrix-columns-spanned="1" table:number-matrix-rows-spanned="1" table:formula="of:=SUM(LEFT([$GlidingFlights.$I$3:.$I$3002];2)=[.S$52])" office:value-type="float" office:value="1">
            <text:p>1</text:p>
          </table:table-cell>
          <table:table-cell table:style-name="ce73" table:number-matrix-columns-spanned="1" table:number-matrix-rows-spanned="1" table:formula="of:=SUM(LEFT([$GlidingFlights.$I$3:.$I$3002];2)=[.T$52])" office:value-type="float" office:value="0">
            <text:p>0</text:p>
          </table:table-cell>
          <table:table-cell table:style-name="ce73" table:number-matrix-columns-spanned="1" table:number-matrix-rows-spanned="1" table:formula="of:=SUM(LEFT([$GlidingFlights.$I$3:.$I$3002];2)=[.U$52])" office:value-type="float" office:value="0">
            <text:p>0</text:p>
          </table:table-cell>
          <table:table-cell table:style-name="ce73" table:number-matrix-columns-spanned="1" table:number-matrix-rows-spanned="1" table:formula="of:=SUM(LEFT([$GlidingFlights.$I$3:.$I$3002];2)=[.V$52])" office:value-type="float" office:value="0">
            <text:p>0</text:p>
          </table:table-cell>
          <table:table-cell table:style-name="ce73" table:number-matrix-columns-spanned="1" table:number-matrix-rows-spanned="1" table:formula="of:=SUM([$GlidingFlights.$D$3:.$D$3002]=[.W$52])" office:value-type="float" office:value="0">
            <text:p>0</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54])*([$GlidingFlights.$B$3:.$B$3002]&gt;=([.$K$2]-[.C$32]))*([$GlidingFlights.$B$3:.$B$3002]&lt;=[.$K$2])*[$GlidingFlights.$J$3:.$J$3002])+FLOOR(SUM(([$GlidingFlights.$D$3:.$D$3002]=[.$A54])*([$GlidingFlights.$B$3:.$B$3002]&gt;=([.$K$2]-[.C$32]))*([$GlidingFlights.$B$3:.$B$3002]&lt;=[.$K$2])*[$GlidingFlights.$K$3:.$K$3002])/60;1)" office:value-type="float" office:value="0">
            <text:p>0</text:p>
          </table:table-cell>
          <table:table-cell table:style-name="ce74" table:number-matrix-columns-spanned="1" table:number-matrix-rows-spanned="1" table:formula="of:=SUM(([$GlidingFlights.$D$3:.$D$3002]=[.$A54])*([$GlidingFlights.$B$3:.$B$3002]&gt;=([.$K$2]-[.D$32]))*([$GlidingFlights.$B$3:.$B$3002]&lt;=[.$K$2])*[$GlidingFlights.$J$3:.$J$3002])+FLOOR(SUM(([$GlidingFlights.$D$3:.$D$3002]=[.$A54])*([$GlidingFlights.$B$3:.$B$3002]&gt;=([.$K$2]-[.D$32]))*([$GlidingFlights.$B$3:.$B$3002]&lt;=[.$K$2])*[$GlidingFlights.$K$3:.$K$3002])/60;1)" office:value-type="float" office:value="0">
            <text:p>0</text:p>
          </table:table-cell>
          <table:table-cell table:style-name="ce74" table:number-matrix-columns-spanned="1" table:number-matrix-rows-spanned="1" table:formula="of:=SUM(([$GlidingFlights.$D$3:.$D$3002]=[.$A54])*([$GlidingFlights.$B$3:.$B$3002]&gt;=([.$K$2]-[.E$32]))*([$GlidingFlights.$B$3:.$B$3002]&lt;=[.$K$2])*[$GlidingFlights.$J$3:.$J$3002])+FLOOR(SUM(([$GlidingFlights.$D$3:.$D$3002]=[.$A54])*([$GlidingFlights.$B$3:.$B$3002]&gt;=([.$K$2]-[.E$32]))*([$GlidingFlights.$B$3:.$B$3002]&lt;=[.$K$2])*[$GlidingFlights.$K$3:.$K$3002])/60;1)" office:value-type="float" office:value="0">
            <text:p>0</text:p>
          </table:table-cell>
          <table:table-cell table:style-name="ce74" table:number-matrix-columns-spanned="1" table:number-matrix-rows-spanned="1" table:formula="of:=SUM(([$GlidingFlights.$D$3:.$D$3002]=[.$A54])*([$GlidingFlights.$B$3:.$B$3002]&gt;=([.$K$2]-[.F$32]))*([$GlidingFlights.$B$3:.$B$3002]&lt;=[.$K$2])*[$GlidingFlights.$J$3:.$J$3002])+FLOOR(SUM(([$GlidingFlights.$D$3:.$D$3002]=[.$A54])*([$GlidingFlights.$B$3:.$B$3002]&gt;=([.$K$2]-[.F$32]))*([$GlidingFlights.$B$3:.$B$3002]&lt;=[.$K$2])*[$GlidingFlights.$K$3:.$K$3002])/60;1)" office:value-type="float" office:value="0">
            <text:p>0</text:p>
          </table:table-cell>
          <table:table-cell table:style-name="ce74" table:number-matrix-columns-spanned="1" table:number-matrix-rows-spanned="1" table:formula="of:=SUM(([$GlidingFlights.$D$3:.$D$3002]=[.$A54])*([$GlidingFlights.$B$3:.$B$3002]&gt;=([.$K$2]-[.G$32]))*([$GlidingFlights.$B$3:.$B$3002]&lt;=[.$K$2])*[$GlidingFlights.$J$3:.$J$3002])+FLOOR(SUM(([$GlidingFlights.$D$3:.$D$3002]=[.$A54])*([$GlidingFlights.$B$3:.$B$3002]&gt;=([.$K$2]-[.G$32]))*([$GlidingFlights.$B$3:.$B$3002]&lt;=[.$K$2])*[$GlidingFlights.$K$3:.$K$3002])/60;1)" office:value-type="float" office:value="0">
            <text:p>0</text:p>
          </table:table-cell>
          <table:table-cell table:style-name="ce74" table:number-matrix-columns-spanned="1" table:number-matrix-rows-spanned="1" table:formula="of:=SUM(([$GlidingFlights.$D$3:.$D$3002]=[.$A54])*([$GlidingFlights.$B$3:.$B$3002]&gt;=([.$K$2]-[.H$32]))*([$GlidingFlights.$B$3:.$B$3002]&lt;=[.$K$2])*[$GlidingFlights.$J$3:.$J$3002])+FLOOR(SUM(([$GlidingFlights.$D$3:.$D$3002]=[.$A54])*([$GlidingFlights.$B$3:.$B$3002]&gt;=([.$K$2]-[.H$32]))*([$GlidingFlights.$B$3:.$B$3002]&lt;=[.$K$2])*[$GlidingFlights.$K$3:.$K$3002])/60;1)" office:value-type="float" office:value="0">
            <text:p>0</text:p>
          </table:table-cell>
          <table:table-cell table:style-name="ce74" table:number-matrix-columns-spanned="1" table:number-matrix-rows-spanned="1" table:formula="of:=SUM(([$GlidingFlights.$D$3:.$D$3002]=[.$A54])*([$GlidingFlights.$B$3:.$B$3002]&gt;=([.$K$2]-[.I$32]))*([$GlidingFlights.$B$3:.$B$3002]&lt;=[.$K$2])*[$GlidingFlights.$J$3:.$J$3002])+FLOOR(SUM(([$GlidingFlights.$D$3:.$D$3002]=[.$A54])*([$GlidingFlights.$B$3:.$B$3002]&gt;=([.$K$2]-[.I$32]))*([$GlidingFlights.$B$3:.$B$3002]&lt;=[.$K$2])*[$GlidingFlights.$K$3:.$K$3002])/60;1)" office:value-type="float" office:value="0">
            <text:p>0</text:p>
          </table:table-cell>
          <table:table-cell table:number-columns-repeated="6"/>
          <table:table-cell table:style-name="ce78"/>
          <table:table-cell table:style-name="ce66" office:value-type="string">
            <text:p>Time (hrs)</text:p>
          </table:table-cell>
          <table:table-cell table:style-name="ce79" table:formula="of:=SUM([$GlidingFlights.$J$3:.$J$3002])+FLOOR(SUM([$GlidingFlights.$K$3:.$K$3002])/60;1)" office:value-type="float" office:value="5">
            <text:p>5</text:p>
          </table:table-cell>
          <table:table-cell table:style-name="ce74" table:number-matrix-columns-spanned="1" table:number-matrix-rows-spanned="1" table:formula="of:=SUM((LEFT([$GlidingFlights.$I$3:.$I$3002];2)=[.S$52])*[$GlidingFlights.$J$3:.$J$3002])+FLOOR(SUM((LEFT([$GlidingFlights.$I$3:.$I$3002];2)=[.S$52])*[$GlidingFlights.$K$3:.$K$3002])/60;1)" office:value-type="float" office:value="5">
            <text:p>5</text:p>
          </table:table-cell>
          <table:table-cell table:style-name="ce74" table:number-matrix-columns-spanned="1" table:number-matrix-rows-spanned="1" table:formula="of:=SUM((LEFT([$GlidingFlights.$I$3:.$I$3002];2)=[.T$52])*[$GlidingFlights.$J$3:.$J$3002])+FLOOR(SUM((LEFT([$GlidingFlights.$I$3:.$I$3002];2)=[.T$52])*[$GlidingFlights.$K$3:.$K$3002])/60;1)" office:value-type="float" office:value="0">
            <text:p>0</text:p>
          </table:table-cell>
          <table:table-cell table:style-name="ce74" table:number-matrix-columns-spanned="1" table:number-matrix-rows-spanned="1" table:formula="of:=SUM((LEFT([$GlidingFlights.$I$3:.$I$3002];2)=[.U$52])*[$GlidingFlights.$J$3:.$J$3002])+FLOOR(SUM((LEFT([$GlidingFlights.$I$3:.$I$3002];2)=[.U$52])*[$GlidingFlights.$K$3:.$K$3002])/60;1)" office:value-type="float" office:value="0">
            <text:p>0</text:p>
          </table:table-cell>
          <table:table-cell table:style-name="ce74" table:number-matrix-columns-spanned="1" table:number-matrix-rows-spanned="1" table:formula="of:=SUM((LEFT([$GlidingFlights.$I$3:.$I$3002];2)=[.V$52])*[$GlidingFlights.$J$3:.$J$3002])+FLOOR(SUM((LEFT([$GlidingFlights.$I$3:.$I$3002];2)=[.V$52])*[$GlidingFlights.$K$3:.$K$3002])/60;1)" office:value-type="float" office:value="0">
            <text:p>0</text:p>
          </table:table-cell>
          <table:table-cell table:style-name="ce74" table:number-matrix-columns-spanned="1" table:number-matrix-rows-spanned="1" table:formula="of:=SUM(([$GlidingFlights.$D$3:.$D$3002]=[.W$52])*[$GlidingFlights.$J$3:.$J$3002])+FLOOR(SUM(([$GlidingFlights.$D$3:.$D$3002]=[.W$52])*[$GlidingFlights.$K$3:.$K$3002])/60;1)"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54])*([$GlidingFlights.$B$3:.$B$3002]&gt;=([.$K$2]-[.C$32]))*([$GlidingFlights.$B$3:.$B$3002]&lt;=[.$K$2])*[$GlidingFlights.$K$3:.$K$3002]);60)" office:value-type="float" office:value="0">
            <text:p>0</text:p>
          </table:table-cell>
          <table:table-cell table:style-name="ce73" table:number-matrix-columns-spanned="1" table:number-matrix-rows-spanned="1" table:formula="of:=MOD(SUM(([$GlidingFlights.$D$3:.$D$3002]=[.$A54])*([$GlidingFlights.$B$3:.$B$3002]&gt;=([.$K$2]-[.D$32]))*([$GlidingFlights.$B$3:.$B$3002]&lt;=[.$K$2])*[$GlidingFlights.$K$3:.$K$3002]);60)" office:value-type="float" office:value="0">
            <text:p>0</text:p>
          </table:table-cell>
          <table:table-cell table:style-name="ce73" table:number-matrix-columns-spanned="1" table:number-matrix-rows-spanned="1" table:formula="of:=MOD(SUM(([$GlidingFlights.$D$3:.$D$3002]=[.$A54])*([$GlidingFlights.$B$3:.$B$3002]&gt;=([.$K$2]-[.E$32]))*([$GlidingFlights.$B$3:.$B$3002]&lt;=[.$K$2])*[$GlidingFlights.$K$3:.$K$3002]);60)" office:value-type="float" office:value="0">
            <text:p>0</text:p>
          </table:table-cell>
          <table:table-cell table:style-name="ce73" table:number-matrix-columns-spanned="1" table:number-matrix-rows-spanned="1" table:formula="of:=MOD(SUM(([$GlidingFlights.$D$3:.$D$3002]=[.$A54])*([$GlidingFlights.$B$3:.$B$3002]&gt;=([.$K$2]-[.F$32]))*([$GlidingFlights.$B$3:.$B$3002]&lt;=[.$K$2])*[$GlidingFlights.$K$3:.$K$3002]);60)" office:value-type="float" office:value="0">
            <text:p>0</text:p>
          </table:table-cell>
          <table:table-cell table:style-name="ce73" table:number-matrix-columns-spanned="1" table:number-matrix-rows-spanned="1" table:formula="of:=MOD(SUM(([$GlidingFlights.$D$3:.$D$3002]=[.$A54])*([$GlidingFlights.$B$3:.$B$3002]&gt;=([.$K$2]-[.G$32]))*([$GlidingFlights.$B$3:.$B$3002]&lt;=[.$K$2])*[$GlidingFlights.$K$3:.$K$3002]);60)" office:value-type="float" office:value="0">
            <text:p>0</text:p>
          </table:table-cell>
          <table:table-cell table:style-name="ce73" table:number-matrix-columns-spanned="1" table:number-matrix-rows-spanned="1" table:formula="of:=MOD(SUM(([$GlidingFlights.$D$3:.$D$3002]=[.$A54])*([$GlidingFlights.$B$3:.$B$3002]&gt;=([.$K$2]-[.H$32]))*([$GlidingFlights.$B$3:.$B$3002]&lt;=[.$K$2])*[$GlidingFlights.$K$3:.$K$3002]);60)" office:value-type="float" office:value="0">
            <text:p>0</text:p>
          </table:table-cell>
          <table:table-cell table:style-name="ce73" table:number-matrix-columns-spanned="1" table:number-matrix-rows-spanned="1" table:formula="of:=MOD(SUM(([$GlidingFlights.$D$3:.$D$3002]=[.$A54])*([$GlidingFlights.$B$3:.$B$3002]&gt;=([.$K$2]-[.I$32]))*([$GlidingFlights.$B$3:.$B$3002]&lt;=[.$K$2])*[$GlidingFlights.$K$3:.$K$3002]);60)" office:value-type="float" office:value="0">
            <text:p>0</text:p>
          </table:table-cell>
          <table:table-cell table:number-columns-repeated="6"/>
          <table:table-cell table:style-name="ce78"/>
          <table:table-cell table:style-name="ce66" office:value-type="string">
            <text:p>Time (mins)</text:p>
          </table:table-cell>
          <table:table-cell table:style-name="ce79" table:formula="of:=MOD(SUM([$GlidingFlights.$K$3:.$K$3002]);60)" office:value-type="float" office:value="30">
            <text:p>30</text:p>
          </table:table-cell>
          <table:table-cell table:style-name="ce73" table:number-matrix-columns-spanned="1" table:number-matrix-rows-spanned="1" table:formula="of:=MOD(SUM((LEFT([$GlidingFlights.$I$3:.$I$3002];2)=[.S$52])*[$GlidingFlights.$K$3:.$K$3002]);60)" office:value-type="float" office:value="30">
            <text:p>30</text:p>
          </table:table-cell>
          <table:table-cell table:style-name="ce73" table:number-matrix-columns-spanned="1" table:number-matrix-rows-spanned="1" table:formula="of:=MOD(SUM((LEFT([$GlidingFlights.$I$3:.$I$3002];2)=[.T$52])*[$GlidingFlights.$K$3:.$K$3002]);60)" office:value-type="float" office:value="0">
            <text:p>0</text:p>
          </table:table-cell>
          <table:table-cell table:style-name="ce73" table:number-matrix-columns-spanned="1" table:number-matrix-rows-spanned="1" table:formula="of:=MOD(SUM((LEFT([$GlidingFlights.$I$3:.$I$3002];2)=[.U$52])*[$GlidingFlights.$K$3:.$K$3002]);60)" office:value-type="float" office:value="0">
            <text:p>0</text:p>
          </table:table-cell>
          <table:table-cell table:style-name="ce73" table:number-matrix-columns-spanned="1" table:number-matrix-rows-spanned="1" table:formula="of:=MOD(SUM((LEFT([$GlidingFlights.$I$3:.$I$3002];2)=[.V$52])*[$GlidingFlights.$K$3:.$K$3002]);60)" office:value-type="float" office:value="0">
            <text:p>0</text:p>
          </table:table-cell>
          <table:table-cell table:style-name="ce73" table:number-matrix-columns-spanned="1" table:number-matrix-rows-spanned="1" table:formula="of:=MOD(SUM(([$GlidingFlights.$D$3:.$D$3002]=[.W$52])*[$GlidingFlights.$K$3:.$K$3002]);60)"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54])*([$GlidingFlights.$B$3:.$B$3002]&gt;=([.$K$2]-[.C$32]))*([$GlidingFlights.$B$3:.$B$3002]&lt;=[.$K$2])*[$GlidingFlights.$L$3:.$L$3002])" office:value-type="float" office:value="0">
            <text:p>0</text:p>
          </table:table-cell>
          <table:table-cell table:style-name="ce73" table:number-matrix-columns-spanned="1" table:number-matrix-rows-spanned="1" table:formula="of:=SUM(([$GlidingFlights.$D$3:.$D$3002]=[.$A54])*([$GlidingFlights.$B$3:.$B$3002]&gt;=([.$K$2]-[.D$32]))*([$GlidingFlights.$B$3:.$B$3002]&lt;=[.$K$2])*[$GlidingFlights.$L$3:.$L$3002])" office:value-type="float" office:value="0">
            <text:p>0</text:p>
          </table:table-cell>
          <table:table-cell table:style-name="ce73" table:number-matrix-columns-spanned="1" table:number-matrix-rows-spanned="1" table:formula="of:=SUM(([$GlidingFlights.$D$3:.$D$3002]=[.$A54])*([$GlidingFlights.$B$3:.$B$3002]&gt;=([.$K$2]-[.E$32]))*([$GlidingFlights.$B$3:.$B$3002]&lt;=[.$K$2])*[$GlidingFlights.$L$3:.$L$3002])" office:value-type="float" office:value="0">
            <text:p>0</text:p>
          </table:table-cell>
          <table:table-cell table:style-name="ce73" table:number-matrix-columns-spanned="1" table:number-matrix-rows-spanned="1" table:formula="of:=SUM(([$GlidingFlights.$D$3:.$D$3002]=[.$A54])*([$GlidingFlights.$B$3:.$B$3002]&gt;=([.$K$2]-[.F$32]))*([$GlidingFlights.$B$3:.$B$3002]&lt;=[.$K$2])*[$GlidingFlights.$L$3:.$L$3002])" office:value-type="float" office:value="0">
            <text:p>0</text:p>
          </table:table-cell>
          <table:table-cell table:style-name="ce73" table:number-matrix-columns-spanned="1" table:number-matrix-rows-spanned="1" table:formula="of:=SUM(([$GlidingFlights.$D$3:.$D$3002]=[.$A54])*([$GlidingFlights.$B$3:.$B$3002]&gt;=([.$K$2]-[.G$32]))*([$GlidingFlights.$B$3:.$B$3002]&lt;=[.$K$2])*[$GlidingFlights.$L$3:.$L$3002])" office:value-type="float" office:value="0">
            <text:p>0</text:p>
          </table:table-cell>
          <table:table-cell table:style-name="ce73" table:number-matrix-columns-spanned="1" table:number-matrix-rows-spanned="1" table:formula="of:=SUM(([$GlidingFlights.$D$3:.$D$3002]=[.$A54])*([$GlidingFlights.$B$3:.$B$3002]&gt;=([.$K$2]-[.H$32]))*([$GlidingFlights.$B$3:.$B$3002]&lt;=[.$K$2])*[$GlidingFlights.$L$3:.$L$3002])" office:value-type="float" office:value="0">
            <text:p>0</text:p>
          </table:table-cell>
          <table:table-cell table:style-name="ce73" table:number-matrix-columns-spanned="1" table:number-matrix-rows-spanned="1" table:formula="of:=SUM(([$GlidingFlights.$D$3:.$D$3002]=[.$A54])*([$GlidingFlights.$B$3:.$B$3002]&gt;=([.$K$2]-[.I$32]))*([$GlidingFlights.$B$3:.$B$3002]&lt;=[.$K$2])*[$GlidingFlights.$L$3:.$L$3002])" office:value-type="float" office:value="0">
            <text:p>0</text:p>
          </table:table-cell>
          <table:table-cell table:number-columns-repeated="6"/>
          <table:table-cell table:style-name="ce78"/>
          <table:table-cell table:style-name="ce66" office:value-type="string">
            <text:p>Distance (kms)</text:p>
          </table:table-cell>
          <table:table-cell table:style-name="ce95" table:formula="of:=SUM([$GlidingFlights.$L$3:.$L$3002])" office:value-type="float" office:value="750">
            <text:p>750</text:p>
          </table:table-cell>
          <table:table-cell table:style-name="ce73" table:number-matrix-columns-spanned="1" table:number-matrix-rows-spanned="1" table:formula="of:=SUM((LEFT([$GlidingFlights.$I$3:.$I$3002];2)=[.S$52])*[$GlidingFlights.$L$3:.$L$3002])" office:value-type="float" office:value="750">
            <text:p>750</text:p>
          </table:table-cell>
          <table:table-cell table:style-name="ce73" table:number-matrix-columns-spanned="1" table:number-matrix-rows-spanned="1" table:formula="of:=SUM((LEFT([$GlidingFlights.$I$3:.$I$3002];2)=[.T$52])*[$GlidingFlights.$L$3:.$L$3002])" office:value-type="float" office:value="0">
            <text:p>0</text:p>
          </table:table-cell>
          <table:table-cell table:style-name="ce73" table:number-matrix-columns-spanned="1" table:number-matrix-rows-spanned="1" table:formula="of:=SUM((LEFT([$GlidingFlights.$I$3:.$I$3002];2)=[.U$52])*[$GlidingFlights.$L$3:.$L$3002])" office:value-type="float" office:value="0">
            <text:p>0</text:p>
          </table:table-cell>
          <table:table-cell table:style-name="ce73" table:number-matrix-columns-spanned="1" table:number-matrix-rows-spanned="1" table:formula="of:=SUM((LEFT([$GlidingFlights.$I$3:.$I$3002];2)=[.V$52])*[$GlidingFlights.$L$3:.$L$3002])" office:value-type="float" office:value="0">
            <text:p>0</text:p>
          </table:table-cell>
          <table:table-cell table:style-name="ce73" table:number-matrix-columns-spanned="1" table:number-matrix-rows-spanned="1" table:formula="of:=SUM(([$GlidingFlights.$D$3:.$D$3002]=[.W$52])*[$GlidingFlights.$L$3:.$L$3002])" office:value-type="float" office:value="0">
            <text:p>0</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9"/>
          <table:covered-table-cell table:number-columns-repeated="4" table:style-name="ce78"/>
          <table:covered-table-cell table:style-name="ce90"/>
          <table:covered-table-cell table:number-columns-repeated="8" table:style-name="ce78"/>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Stats" table:style-name="ta1" table:protected="true" table:print-ranges="PoweredStats.A1:Powered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Powered Fly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Powered Fly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PoweredStats.W18" table:end-x="2.01cm" table:end-y="0.296cm" draw:z-index="1" draw:style-name="gr1" svg:width="16cm" svg:height="7.75cm" svg:x="0.07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aircraft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7])*([$PoweredFlights.$B$3:.$B$1002]&lt;[.D$7]))" office:value-type="float" office:value="0">
            <text:p>0</text:p>
          </table:table-cell>
          <table:table-cell table:style-name="ce73" table:number-matrix-columns-spanned="1" table:number-matrix-rows-spanned="1" table:formula="of:=SUM(([$PoweredFlights.$B$3:.$B$1002]&gt;=[.D$7])*([$PoweredFlights.$B$3:.$B$1002]&lt;[.E$7]))" office:value-type="float" office:value="0">
            <text:p>0</text:p>
          </table:table-cell>
          <table:table-cell table:style-name="ce73" table:number-matrix-columns-spanned="1" table:number-matrix-rows-spanned="1" table:formula="of:=SUM(([$PoweredFlights.$B$3:.$B$1002]&gt;=[.E$7])*([$PoweredFlights.$B$3:.$B$1002]&lt;[.F$7]))" office:value-type="float" office:value="0">
            <text:p>0</text:p>
          </table:table-cell>
          <table:table-cell table:style-name="ce73" table:number-matrix-columns-spanned="1" table:number-matrix-rows-spanned="1" table:formula="of:=SUM(([$PoweredFlights.$B$3:.$B$1002]&gt;=[.F$7])*([$PoweredFlights.$B$3:.$B$1002]&lt;[.G$7]))" office:value-type="float" office:value="0">
            <text:p>0</text:p>
          </table:table-cell>
          <table:table-cell table:style-name="ce73" table:number-matrix-columns-spanned="1" table:number-matrix-rows-spanned="1" table:formula="of:=SUM(([$PoweredFlights.$B$3:.$B$1002]&gt;=[.G$7])*([$PoweredFlights.$B$3:.$B$1002]&lt;[.H$7]))" office:value-type="float" office:value="0">
            <text:p>0</text:p>
          </table:table-cell>
          <table:table-cell table:style-name="ce73" table:number-matrix-columns-spanned="1" table:number-matrix-rows-spanned="1" table:formula="of:=SUM(([$PoweredFlights.$B$3:.$B$1002]&gt;=[.H$7])*([$PoweredFlights.$B$3:.$B$1002]&lt;[.I$7]))" office:value-type="float" office:value="0">
            <text:p>0</text:p>
          </table:table-cell>
          <table:table-cell table:style-name="ce73" table:number-matrix-columns-spanned="1" table:number-matrix-rows-spanned="1" table:formula="of:=SUM(([$PoweredFlights.$B$3:.$B$1002]&gt;=[.I$7])*([$PoweredFlights.$B$3:.$B$1002]&lt;[.J$7]))" office:value-type="float" office:value="0">
            <text:p>0</text:p>
          </table:table-cell>
          <table:table-cell table:style-name="ce73" table:number-matrix-columns-spanned="1" table:number-matrix-rows-spanned="1" table:formula="of:=SUM(([$PoweredFlights.$B$3:.$B$1002]&gt;=[.J$7])*([$PoweredFlights.$B$3:.$B$1002]&lt;[.K$7]))" office:value-type="float" office:value="0">
            <text:p>0</text:p>
          </table:table-cell>
          <table:table-cell table:style-name="ce73" table:number-matrix-columns-spanned="1" table:number-matrix-rows-spanned="1" table:formula="of:=SUM(([$PoweredFlights.$B$3:.$B$1002]&gt;=[.K$7])*([$PoweredFlights.$B$3:.$B$1002]&lt;[.L$7]))" office:value-type="float" office:value="0">
            <text:p>0</text:p>
          </table:table-cell>
          <table:table-cell table:style-name="ce73" table:number-matrix-columns-spanned="1" table:number-matrix-rows-spanned="1" table:formula="of:=SUM(([$PoweredFlights.$B$3:.$B$1002]&gt;=[.L$7])*([$PoweredFlights.$B$3:.$B$1002]&lt;[.M$7]))" office:value-type="float" office:value="0">
            <text:p>0</text:p>
          </table:table-cell>
          <table:table-cell table:style-name="ce73" table:number-matrix-columns-spanned="1" table:number-matrix-rows-spanned="1" table:formula="of:=SUM(([$PoweredFlights.$B$3:.$B$1002]&gt;=[.M$7])*([$PoweredFlights.$B$3:.$B$1002]&lt;[.N$7]))" office:value-type="float" office:value="0">
            <text:p>0</text:p>
          </table:table-cell>
          <table:table-cell table:style-name="ce73" table:number-matrix-columns-spanned="1" table:number-matrix-rows-spanned="1" table:formula="of:=SUM(([$PoweredFlights.$B$3:.$B$1002]&gt;=[.N$7])*([$PoweredFlights.$B$3:.$B$1002]&lt;DATE(YEAR([.$K$2])+1;1;1)))" office:value-type="float" office:value="1">
            <text:p>1</text:p>
          </table:table-cell>
          <table:table-cell table:style-name="ce84" table:number-matrix-columns-spanned="1" table:number-matrix-rows-spanned="1" table:formula="of:=SUM(([$PoweredFlights.$B$3:.$B$1002]&gt;=DATEVALUE(&quot;01/01/1900&quot;))*([$PoweredFlights.$B$3:.$B$1002]&lt;=[.$K$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No. of Landings</text:p>
          </table:table-cell>
          <table:table-cell table:style-name="ce74" table:number-matrix-columns-spanned="1" table:number-matrix-rows-spanned="1" table:formula="of:=SUM(([$PoweredFlights.$B$3:.$B$1002]&gt;=[.C$7])*([$PoweredFlights.$B$3:.$B$1002]&lt;[.D$7])*[$PoweredFlights.$O$3:.$O$1002])+SUM(([$PoweredFlights.$B$3:.$B$1002]&gt;=[.C$7])*([$PoweredFlights.$B$3:.$B$1002]&lt;[.D$7])*[$PoweredFlights.$P$3:.$P$1002])" office:value-type="float" office:value="0">
            <text:p>0</text:p>
          </table:table-cell>
          <table:table-cell table:style-name="ce74" table:number-matrix-columns-spanned="1" table:number-matrix-rows-spanned="1" table:formula="of:=SUM(([$PoweredFlights.$B$3:.$B$1002]&gt;=[.D$7])*([$PoweredFlights.$B$3:.$B$1002]&lt;[.E$7])*[$PoweredFlights.$O$3:.$O$1002])+SUM(([$PoweredFlights.$B$3:.$B$1002]&gt;=[.D$7])*([$PoweredFlights.$B$3:.$B$1002]&lt;[.E$7])*[$PoweredFlights.$P$3:.$P$1002])" office:value-type="float" office:value="0">
            <text:p>0</text:p>
          </table:table-cell>
          <table:table-cell table:style-name="ce74" table:number-matrix-columns-spanned="1" table:number-matrix-rows-spanned="1" table:formula="of:=SUM(([$PoweredFlights.$B$3:.$B$1002]&gt;=[.E$7])*([$PoweredFlights.$B$3:.$B$1002]&lt;[.F$7])*[$PoweredFlights.$O$3:.$O$1002])+SUM(([$PoweredFlights.$B$3:.$B$1002]&gt;=[.E$7])*([$PoweredFlights.$B$3:.$B$1002]&lt;[.F$7])*[$PoweredFlights.$P$3:.$P$1002])" office:value-type="float" office:value="0">
            <text:p>0</text:p>
          </table:table-cell>
          <table:table-cell table:style-name="ce74" table:number-matrix-columns-spanned="1" table:number-matrix-rows-spanned="1" table:formula="of:=SUM(([$PoweredFlights.$B$3:.$B$1002]&gt;=[.F$7])*([$PoweredFlights.$B$3:.$B$1002]&lt;[.G$7])*[$PoweredFlights.$O$3:.$O$1002])+SUM(([$PoweredFlights.$B$3:.$B$1002]&gt;=[.F$7])*([$PoweredFlights.$B$3:.$B$1002]&lt;[.G$7])*[$PoweredFlights.$P$3:.$P$1002])" office:value-type="float" office:value="0">
            <text:p>0</text:p>
          </table:table-cell>
          <table:table-cell table:style-name="ce74" table:number-matrix-columns-spanned="1" table:number-matrix-rows-spanned="1" table:formula="of:=SUM(([$PoweredFlights.$B$3:.$B$1002]&gt;=[.G$7])*([$PoweredFlights.$B$3:.$B$1002]&lt;[.H$7])*[$PoweredFlights.$O$3:.$O$1002])+SUM(([$PoweredFlights.$B$3:.$B$1002]&gt;=[.G$7])*([$PoweredFlights.$B$3:.$B$1002]&lt;[.H$7])*[$PoweredFlights.$P$3:.$P$1002])" office:value-type="float" office:value="0">
            <text:p>0</text:p>
          </table:table-cell>
          <table:table-cell table:style-name="ce74" table:number-matrix-columns-spanned="1" table:number-matrix-rows-spanned="1" table:formula="of:=SUM(([$PoweredFlights.$B$3:.$B$1002]&gt;=[.H$7])*([$PoweredFlights.$B$3:.$B$1002]&lt;[.I$7])*[$PoweredFlights.$O$3:.$O$1002])+SUM(([$PoweredFlights.$B$3:.$B$1002]&gt;=[.H$7])*([$PoweredFlights.$B$3:.$B$1002]&lt;[.I$7])*[$PoweredFlights.$P$3:.$P$1002])" office:value-type="float" office:value="0">
            <text:p>0</text:p>
          </table:table-cell>
          <table:table-cell table:style-name="ce74" table:number-matrix-columns-spanned="1" table:number-matrix-rows-spanned="1" table:formula="of:=SUM(([$PoweredFlights.$B$3:.$B$1002]&gt;=[.I$7])*([$PoweredFlights.$B$3:.$B$1002]&lt;[.J$7])*[$PoweredFlights.$O$3:.$O$1002])+SUM(([$PoweredFlights.$B$3:.$B$1002]&gt;=[.I$7])*([$PoweredFlights.$B$3:.$B$1002]&lt;[.J$7])*[$PoweredFlights.$P$3:.$P$1002])" office:value-type="float" office:value="0">
            <text:p>0</text:p>
          </table:table-cell>
          <table:table-cell table:style-name="ce74" table:number-matrix-columns-spanned="1" table:number-matrix-rows-spanned="1" table:formula="of:=SUM(([$PoweredFlights.$B$3:.$B$1002]&gt;=[.J$7])*([$PoweredFlights.$B$3:.$B$1002]&lt;[.K$7])*[$PoweredFlights.$O$3:.$O$1002])+SUM(([$PoweredFlights.$B$3:.$B$1002]&gt;=[.J$7])*([$PoweredFlights.$B$3:.$B$1002]&lt;[.K$7])*[$PoweredFlights.$P$3:.$P$1002])" office:value-type="float" office:value="0">
            <text:p>0</text:p>
          </table:table-cell>
          <table:table-cell table:style-name="ce74" table:number-matrix-columns-spanned="1" table:number-matrix-rows-spanned="1" table:formula="of:=SUM(([$PoweredFlights.$B$3:.$B$1002]&gt;=[.K$7])*([$PoweredFlights.$B$3:.$B$1002]&lt;[.L$7])*[$PoweredFlights.$O$3:.$O$1002])+SUM(([$PoweredFlights.$B$3:.$B$1002]&gt;=[.K$7])*([$PoweredFlights.$B$3:.$B$1002]&lt;[.L$7])*[$PoweredFlights.$P$3:.$P$1002])" office:value-type="float" office:value="0">
            <text:p>0</text:p>
          </table:table-cell>
          <table:table-cell table:style-name="ce74" table:number-matrix-columns-spanned="1" table:number-matrix-rows-spanned="1" table:formula="of:=SUM(([$PoweredFlights.$B$3:.$B$1002]&gt;=[.L$7])*([$PoweredFlights.$B$3:.$B$1002]&lt;[.M$7])*[$PoweredFlights.$O$3:.$O$1002])+SUM(([$PoweredFlights.$B$3:.$B$1002]&gt;=[.L$7])*([$PoweredFlights.$B$3:.$B$1002]&lt;[.M$7])*[$PoweredFlights.$P$3:.$P$1002])" office:value-type="float" office:value="0">
            <text:p>0</text:p>
          </table:table-cell>
          <table:table-cell table:style-name="ce74" table:number-matrix-columns-spanned="1" table:number-matrix-rows-spanned="1" table:formula="of:=SUM(([$PoweredFlights.$B$3:.$B$1002]&gt;=[.M$7])*([$PoweredFlights.$B$3:.$B$1002]&lt;[.N$7])*[$PoweredFlights.$O$3:.$O$1002])+SUM(([$PoweredFlights.$B$3:.$B$1002]&gt;=[.M$7])*([$PoweredFlights.$B$3:.$B$1002]&lt;[.N$7])*[$PoweredFlights.$P$3:.$P$1002])" office:value-type="float" office:value="0">
            <text:p>0</text:p>
          </table:table-cell>
          <table:table-cell table:style-name="ce74" table:number-matrix-columns-spanned="1" table:number-matrix-rows-spanned="1" table:formula="of:=SUM(([$PoweredFlights.$B$3:.$B$1002]&gt;=[.N$7])*([$PoweredFlights.$B$3:.$B$1002]&lt;DATE(YEAR([.$K$2])+1;1;1))*[$PoweredFlights.$O$3:.$O$1002])+SUM(([$PoweredFlights.$B$3:.$B$1002]&gt;=[.N$7])*([$PoweredFlights.$B$3:.$B$1002]&lt;DATE(YEAR([.$K$2])+1;1;1))*[$PoweredFlights.$P$3:.$P$1002])" office:value-type="float" office:value="4">
            <text:p>4</text:p>
          </table:table-cell>
          <table:table-cell table:style-name="ce85" table:number-matrix-columns-spanned="1" table:number-matrix-rows-spanned="1" table:formula="of:=SUM(([$PoweredFlights.$B$3:.$B$1002]&gt;=DATEVALUE(&quot;01/01/1900&quot;))*([$PoweredFlights.$B$3:.$B$1002]&lt;=[.$K$2])*[$PoweredFlights.$O$3:.$O$1002])+SUM(([$PoweredFlights.$B$3:.$B$1002]&gt;=DATEVALUE(&quot;01/01/1900&quot;))*([$PoweredFlights.$B$3:.$B$1002]&lt;=[.$K$2])*[$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PoweredFlights.$B$3:.$B$1002]&gt;=[.C$7])*([$PoweredFlights.$B$3:.$B$1002]&lt;[.D$7])*[$PoweredFlights.$L$3:.$L$1002])+SUM(([$PoweredFlights.$B$3:.$B$1002]&gt;=[.C$7])*([$PoweredFlights.$B$3:.$B$1002]&lt;[.D$7])*[$PoweredFlights.$M$3:.$M$1002])" office:value-type="float" office:value="0">
            <text:p>0</text:p>
          </table:table-cell>
          <table:table-cell table:style-name="ce74" table:number-matrix-columns-spanned="1" table:number-matrix-rows-spanned="1" table:formula="of:=SUM(([$PoweredFlights.$B$3:.$B$1002]&gt;=[.D$7])*([$PoweredFlights.$B$3:.$B$1002]&lt;[.E$7])*[$PoweredFlights.$L$3:.$L$1002])+SUM(([$PoweredFlights.$B$3:.$B$1002]&gt;=[.D$7])*([$PoweredFlights.$B$3:.$B$1002]&lt;[.E$7])*[$PoweredFlights.$M$3:.$M$1002])" office:value-type="float" office:value="0">
            <text:p>0</text:p>
          </table:table-cell>
          <table:table-cell table:style-name="ce74" table:number-matrix-columns-spanned="1" table:number-matrix-rows-spanned="1" table:formula="of:=SUM(([$PoweredFlights.$B$3:.$B$1002]&gt;=[.E$7])*([$PoweredFlights.$B$3:.$B$1002]&lt;[.F$7])*[$PoweredFlights.$L$3:.$L$1002])+SUM(([$PoweredFlights.$B$3:.$B$1002]&gt;=[.E$7])*([$PoweredFlights.$B$3:.$B$1002]&lt;[.F$7])*[$PoweredFlights.$M$3:.$M$1002])" office:value-type="float" office:value="0">
            <text:p>0</text:p>
          </table:table-cell>
          <table:table-cell table:style-name="ce74" table:number-matrix-columns-spanned="1" table:number-matrix-rows-spanned="1" table:formula="of:=SUM(([$PoweredFlights.$B$3:.$B$1002]&gt;=[.F$7])*([$PoweredFlights.$B$3:.$B$1002]&lt;[.G$7])*[$PoweredFlights.$L$3:.$L$1002])+SUM(([$PoweredFlights.$B$3:.$B$1002]&gt;=[.F$7])*([$PoweredFlights.$B$3:.$B$1002]&lt;[.G$7])*[$PoweredFlights.$M$3:.$M$1002])" office:value-type="float" office:value="0">
            <text:p>0</text:p>
          </table:table-cell>
          <table:table-cell table:style-name="ce74" table:number-matrix-columns-spanned="1" table:number-matrix-rows-spanned="1" table:formula="of:=SUM(([$PoweredFlights.$B$3:.$B$1002]&gt;=[.G$7])*([$PoweredFlights.$B$3:.$B$1002]&lt;[.H$7])*[$PoweredFlights.$L$3:.$L$1002])+SUM(([$PoweredFlights.$B$3:.$B$1002]&gt;=[.G$7])*([$PoweredFlights.$B$3:.$B$1002]&lt;[.H$7])*[$PoweredFlights.$M$3:.$M$1002])" office:value-type="float" office:value="0">
            <text:p>0</text:p>
          </table:table-cell>
          <table:table-cell table:style-name="ce74" table:number-matrix-columns-spanned="1" table:number-matrix-rows-spanned="1" table:formula="of:=SUM(([$PoweredFlights.$B$3:.$B$1002]&gt;=[.H$7])*([$PoweredFlights.$B$3:.$B$1002]&lt;[.I$7])*[$PoweredFlights.$L$3:.$L$1002])+SUM(([$PoweredFlights.$B$3:.$B$1002]&gt;=[.H$7])*([$PoweredFlights.$B$3:.$B$1002]&lt;[.I$7])*[$PoweredFlights.$M$3:.$M$1002])" office:value-type="float" office:value="0">
            <text:p>0</text:p>
          </table:table-cell>
          <table:table-cell table:style-name="ce74" table:number-matrix-columns-spanned="1" table:number-matrix-rows-spanned="1" table:formula="of:=SUM(([$PoweredFlights.$B$3:.$B$1002]&gt;=[.I$7])*([$PoweredFlights.$B$3:.$B$1002]&lt;[.J$7])*[$PoweredFlights.$L$3:.$L$1002])+SUM(([$PoweredFlights.$B$3:.$B$1002]&gt;=[.I$7])*([$PoweredFlights.$B$3:.$B$1002]&lt;[.J$7])*[$PoweredFlights.$M$3:.$M$1002])" office:value-type="float" office:value="0">
            <text:p>0</text:p>
          </table:table-cell>
          <table:table-cell table:style-name="ce74" table:number-matrix-columns-spanned="1" table:number-matrix-rows-spanned="1" table:formula="of:=SUM(([$PoweredFlights.$B$3:.$B$1002]&gt;=[.J$7])*([$PoweredFlights.$B$3:.$B$1002]&lt;[.K$7])*[$PoweredFlights.$L$3:.$L$1002])+SUM(([$PoweredFlights.$B$3:.$B$1002]&gt;=[.J$7])*([$PoweredFlights.$B$3:.$B$1002]&lt;[.K$7])*[$PoweredFlights.$M$3:.$M$1002])" office:value-type="float" office:value="0">
            <text:p>0</text:p>
          </table:table-cell>
          <table:table-cell table:style-name="ce74" table:number-matrix-columns-spanned="1" table:number-matrix-rows-spanned="1" table:formula="of:=SUM(([$PoweredFlights.$B$3:.$B$1002]&gt;=[.K$7])*([$PoweredFlights.$B$3:.$B$1002]&lt;[.L$7])*[$PoweredFlights.$L$3:.$L$1002])+SUM(([$PoweredFlights.$B$3:.$B$1002]&gt;=[.K$7])*([$PoweredFlights.$B$3:.$B$1002]&lt;[.L$7])*[$PoweredFlights.$M$3:.$M$1002])" office:value-type="float" office:value="0">
            <text:p>0</text:p>
          </table:table-cell>
          <table:table-cell table:style-name="ce74" table:number-matrix-columns-spanned="1" table:number-matrix-rows-spanned="1" table:formula="of:=SUM(([$PoweredFlights.$B$3:.$B$1002]&gt;=[.L$7])*([$PoweredFlights.$B$3:.$B$1002]&lt;[.M$7])*[$PoweredFlights.$L$3:.$L$1002])+SUM(([$PoweredFlights.$B$3:.$B$1002]&gt;=[.L$7])*([$PoweredFlights.$B$3:.$B$1002]&lt;[.M$7])*[$PoweredFlights.$M$3:.$M$1002])" office:value-type="float" office:value="0">
            <text:p>0</text:p>
          </table:table-cell>
          <table:table-cell table:style-name="ce74" table:number-matrix-columns-spanned="1" table:number-matrix-rows-spanned="1" table:formula="of:=SUM(([$PoweredFlights.$B$3:.$B$1002]&gt;=[.M$7])*([$PoweredFlights.$B$3:.$B$1002]&lt;[.N$7])*[$PoweredFlights.$L$3:.$L$1002])+SUM(([$PoweredFlights.$B$3:.$B$1002]&gt;=[.M$7])*([$PoweredFlights.$B$3:.$B$1002]&lt;[.N$7])*[$PoweredFlights.$M$3:.$M$1002])" office:value-type="float" office:value="0">
            <text:p>0</text:p>
          </table:table-cell>
          <table:table-cell table:style-name="ce74" table:number-matrix-columns-spanned="1" table:number-matrix-rows-spanned="1" table:formula="of:=SUM(([$PoweredFlights.$B$3:.$B$1002]&gt;=[.N$7])*([$PoweredFlights.$B$3:.$B$1002]&lt;DATE(YEAR([.$K$2])+1;1;1))*[$PoweredFlights.$L$3:.$L$1002])+SUM(([$PoweredFlights.$B$3:.$B$1002]&gt;=[.N$7])*([$PoweredFlights.$B$3:.$B$1002]&lt;DATE(YEAR([.$K$2])+1;1;1))*[$PoweredFlights.$M$3:.$M$1002])" office:value-type="float" office:value="4">
            <text:p>4</text:p>
          </table:table-cell>
          <table:table-cell table:style-name="ce85" table:number-matrix-columns-spanned="1" table:number-matrix-rows-spanned="1" table:formula="of:=SUM(([$PoweredFlights.$B$3:.$B$1002]&gt;=DATEVALUE(&quot;01/01/1900&quot;))*([$PoweredFlights.$B$3:.$B$1002]&lt;=[.$K$2])*[$PoweredFlights.$L$3:.$L$1002])+SUM(([$PoweredFlights.$B$3:.$B$1002]&gt;=DATEVALUE(&quot;01/01/1900&quot;))*([$PoweredFlights.$B$3:.$B$1002]&lt;=[.$K$2])*[$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Instr Time (hrs)</text:p>
          </table:table-cell>
          <table:table-cell table:style-name="ce73" table:number-matrix-columns-spanned="1" table:number-matrix-rows-spanned="1" table:formula="of:=SUM(([$PoweredFlights.$B$3:.$B$1002]&gt;=[.C$7])*([$PoweredFlights.$B$3:.$B$1002]&lt;[.D$7])*[$PoweredFlights.$N$3:.$N$1002])" office:value-type="float" office:value="0">
            <text:p>0</text:p>
          </table:table-cell>
          <table:table-cell table:style-name="ce73" table:number-matrix-columns-spanned="1" table:number-matrix-rows-spanned="1" table:formula="of:=SUM(([$PoweredFlights.$B$3:.$B$1002]&gt;=[.D$7])*([$PoweredFlights.$B$3:.$B$1002]&lt;[.E$7])*[$PoweredFlights.$N$3:.$N$1002])" office:value-type="float" office:value="0">
            <text:p>0</text:p>
          </table:table-cell>
          <table:table-cell table:style-name="ce73" table:number-matrix-columns-spanned="1" table:number-matrix-rows-spanned="1" table:formula="of:=SUM(([$PoweredFlights.$B$3:.$B$1002]&gt;=[.E$7])*([$PoweredFlights.$B$3:.$B$1002]&lt;[.F$7])*[$PoweredFlights.$N$3:.$N$1002])" office:value-type="float" office:value="0">
            <text:p>0</text:p>
          </table:table-cell>
          <table:table-cell table:style-name="ce73" table:number-matrix-columns-spanned="1" table:number-matrix-rows-spanned="1" table:formula="of:=SUM(([$PoweredFlights.$B$3:.$B$1002]&gt;=[.F$7])*([$PoweredFlights.$B$3:.$B$1002]&lt;[.G$7])*[$PoweredFlights.$N$3:.$N$1002])" office:value-type="float" office:value="0">
            <text:p>0</text:p>
          </table:table-cell>
          <table:table-cell table:style-name="ce73" table:number-matrix-columns-spanned="1" table:number-matrix-rows-spanned="1" table:formula="of:=SUM(([$PoweredFlights.$B$3:.$B$1002]&gt;=[.G$7])*([$PoweredFlights.$B$3:.$B$1002]&lt;[.H$7])*[$PoweredFlights.$N$3:.$N$1002])" office:value-type="float" office:value="0">
            <text:p>0</text:p>
          </table:table-cell>
          <table:table-cell table:style-name="ce73" table:number-matrix-columns-spanned="1" table:number-matrix-rows-spanned="1" table:formula="of:=SUM(([$PoweredFlights.$B$3:.$B$1002]&gt;=[.H$7])*([$PoweredFlights.$B$3:.$B$1002]&lt;[.I$7])*[$PoweredFlights.$N$3:.$N$1002])" office:value-type="float" office:value="0">
            <text:p>0</text:p>
          </table:table-cell>
          <table:table-cell table:style-name="ce73" table:number-matrix-columns-spanned="1" table:number-matrix-rows-spanned="1" table:formula="of:=SUM(([$PoweredFlights.$B$3:.$B$1002]&gt;=[.I$7])*([$PoweredFlights.$B$3:.$B$1002]&lt;[.J$7])*[$PoweredFlights.$N$3:.$N$1002])" office:value-type="float" office:value="0">
            <text:p>0</text:p>
          </table:table-cell>
          <table:table-cell table:style-name="ce73" table:number-matrix-columns-spanned="1" table:number-matrix-rows-spanned="1" table:formula="of:=SUM(([$PoweredFlights.$B$3:.$B$1002]&gt;=[.J$7])*([$PoweredFlights.$B$3:.$B$1002]&lt;[.K$7])*[$PoweredFlights.$N$3:.$N$1002])" office:value-type="float" office:value="0">
            <text:p>0</text:p>
          </table:table-cell>
          <table:table-cell table:style-name="ce73" table:number-matrix-columns-spanned="1" table:number-matrix-rows-spanned="1" table:formula="of:=SUM(([$PoweredFlights.$B$3:.$B$1002]&gt;=[.K$7])*([$PoweredFlights.$B$3:.$B$1002]&lt;[.L$7])*[$PoweredFlights.$N$3:.$N$1002])" office:value-type="float" office:value="0">
            <text:p>0</text:p>
          </table:table-cell>
          <table:table-cell table:style-name="ce73" table:number-matrix-columns-spanned="1" table:number-matrix-rows-spanned="1" table:formula="of:=SUM(([$PoweredFlights.$B$3:.$B$1002]&gt;=[.L$7])*([$PoweredFlights.$B$3:.$B$1002]&lt;[.M$7])*[$PoweredFlights.$N$3:.$N$1002])" office:value-type="float" office:value="0">
            <text:p>0</text:p>
          </table:table-cell>
          <table:table-cell table:style-name="ce73" table:number-matrix-columns-spanned="1" table:number-matrix-rows-spanned="1" table:formula="of:=SUM(([$PoweredFlights.$B$3:.$B$1002]&gt;=[.M$7])*([$PoweredFlights.$B$3:.$B$1002]&lt;[.N$7])*[$PoweredFlights.$N$3:.$N$1002])" office:value-type="float" office:value="0">
            <text:p>0</text:p>
          </table:table-cell>
          <table:table-cell table:style-name="ce73" table:number-matrix-columns-spanned="1" table:number-matrix-rows-spanned="1" table:formula="of:=SUM(([$PoweredFlights.$B$3:.$B$1002]&gt;=[.N$7])*([$PoweredFlights.$B$3:.$B$1002]&lt;DATE(YEAR([.$K$2])+1;1;1))*[$PoweredFlights.$N$3:.$N$1002])" office:value-type="float" office:value="1.25">
            <text:p>1.25</text:p>
          </table:table-cell>
          <table:table-cell table:style-name="ce84" table:number-matrix-columns-spanned="1" table:number-matrix-rows-spanned="1" table:formula="of:=SUM(([$PoweredFlights.$B$3:.$B$1002]&gt;=DATEVALUE(&quot;01/01/1900&quot;))*([$PoweredFlights.$B$3:.$B$1002]&lt;=[.$K$2])*[$PoweredFlights.$N$3:.$N$1002])" office:value-type="float" office:value="1.25">
            <text:p>1.25</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13])*([$PoweredFlights.$B$3:.$B$1002]&gt;=[.C$7])*([$PoweredFlights.$B$3:.$B$1002]&lt;[.D$7]))" office:value-type="float" office:value="0">
            <text:p>0</text:p>
          </table:table-cell>
          <table:table-cell table:style-name="ce73" table:number-matrix-columns-spanned="1" table:number-matrix-rows-spanned="1" table:formula="of:=SUM(([$PoweredFlights.$D$3:.$D$1002]=[.$A13])*([$PoweredFlights.$B$3:.$B$1002]&gt;=[.D$7])*([$PoweredFlights.$B$3:.$B$1002]&lt;[.E$7]))" office:value-type="float" office:value="0">
            <text:p>0</text:p>
          </table:table-cell>
          <table:table-cell table:style-name="ce73" table:number-matrix-columns-spanned="1" table:number-matrix-rows-spanned="1" table:formula="of:=SUM(([$PoweredFlights.$D$3:.$D$1002]=[.$A13])*([$PoweredFlights.$B$3:.$B$1002]&gt;=[.E$7])*([$PoweredFlights.$B$3:.$B$1002]&lt;[.F$7]))" office:value-type="float" office:value="0">
            <text:p>0</text:p>
          </table:table-cell>
          <table:table-cell table:style-name="ce73" table:number-matrix-columns-spanned="1" table:number-matrix-rows-spanned="1" table:formula="of:=SUM(([$PoweredFlights.$D$3:.$D$1002]=[.$A13])*([$PoweredFlights.$B$3:.$B$1002]&gt;=[.F$7])*([$PoweredFlights.$B$3:.$B$1002]&lt;[.G$7]))" office:value-type="float" office:value="0">
            <text:p>0</text:p>
          </table:table-cell>
          <table:table-cell table:style-name="ce73" table:number-matrix-columns-spanned="1" table:number-matrix-rows-spanned="1" table:formula="of:=SUM(([$PoweredFlights.$D$3:.$D$1002]=[.$A13])*([$PoweredFlights.$B$3:.$B$1002]&gt;=[.G$7])*([$PoweredFlights.$B$3:.$B$1002]&lt;[.H$7]))" office:value-type="float" office:value="0">
            <text:p>0</text:p>
          </table:table-cell>
          <table:table-cell table:style-name="ce73" table:number-matrix-columns-spanned="1" table:number-matrix-rows-spanned="1" table:formula="of:=SUM(([$PoweredFlights.$D$3:.$D$1002]=[.$A13])*([$PoweredFlights.$B$3:.$B$1002]&gt;=[.H$7])*([$PoweredFlights.$B$3:.$B$1002]&lt;[.I$7]))" office:value-type="float" office:value="0">
            <text:p>0</text:p>
          </table:table-cell>
          <table:table-cell table:style-name="ce73" table:number-matrix-columns-spanned="1" table:number-matrix-rows-spanned="1" table:formula="of:=SUM(([$PoweredFlights.$D$3:.$D$1002]=[.$A13])*([$PoweredFlights.$B$3:.$B$1002]&gt;=[.I$7])*([$PoweredFlights.$B$3:.$B$1002]&lt;[.J$7]))" office:value-type="float" office:value="0">
            <text:p>0</text:p>
          </table:table-cell>
          <table:table-cell table:style-name="ce73" table:number-matrix-columns-spanned="1" table:number-matrix-rows-spanned="1" table:formula="of:=SUM(([$PoweredFlights.$D$3:.$D$1002]=[.$A13])*([$PoweredFlights.$B$3:.$B$1002]&gt;=[.J$7])*([$PoweredFlights.$B$3:.$B$1002]&lt;[.K$7]))" office:value-type="float" office:value="0">
            <text:p>0</text:p>
          </table:table-cell>
          <table:table-cell table:style-name="ce73" table:number-matrix-columns-spanned="1" table:number-matrix-rows-spanned="1" table:formula="of:=SUM(([$PoweredFlights.$D$3:.$D$1002]=[.$A13])*([$PoweredFlights.$B$3:.$B$1002]&gt;=[.K$7])*([$PoweredFlights.$B$3:.$B$1002]&lt;[.L$7]))" office:value-type="float" office:value="0">
            <text:p>0</text:p>
          </table:table-cell>
          <table:table-cell table:style-name="ce73" table:number-matrix-columns-spanned="1" table:number-matrix-rows-spanned="1" table:formula="of:=SUM(([$PoweredFlights.$D$3:.$D$1002]=[.$A13])*([$PoweredFlights.$B$3:.$B$1002]&gt;=[.L$7])*([$PoweredFlights.$B$3:.$B$1002]&lt;[.M$7]))" office:value-type="float" office:value="0">
            <text:p>0</text:p>
          </table:table-cell>
          <table:table-cell table:style-name="ce73" table:number-matrix-columns-spanned="1" table:number-matrix-rows-spanned="1" table:formula="of:=SUM(([$PoweredFlights.$D$3:.$D$1002]=[.$A13])*([$PoweredFlights.$B$3:.$B$1002]&gt;=[.M$7])*([$PoweredFlights.$B$3:.$B$1002]&lt;[.N$7]))" office:value-type="float" office:value="0">
            <text:p>0</text:p>
          </table:table-cell>
          <table:table-cell table:style-name="ce73" table:number-matrix-columns-spanned="1" table:number-matrix-rows-spanned="1" table:formula="of:=SUM(([$PoweredFlights.$D$3:.$D$1002]=[.$A13])*([$PoweredFlights.$B$3:.$B$1002]&gt;=[.N$7])*([$PoweredFlights.$B$3:.$B$1002]&lt;DATE(YEAR([.$K$2])+1;1;1)))" office:value-type="float" office:value="1">
            <text:p>1</text:p>
          </table:table-cell>
          <table:table-cell table:style-name="ce97" table:number-matrix-columns-spanned="1" table:number-matrix-rows-spanned="1" table:formula="of:=SUM(([$PoweredFlights.$D$3:.$D$1002]=[.$A13])*([$PoweredFlights.$B$3:.$B$1002]&gt;=DATEVALUE(&quot;01/01/1900&quot;))*([$PoweredFlights.$B$3:.$B$1002]&lt;=[.$K$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13])*([$PoweredFlights.$B$3:.$B$1002]&gt;=[.C$7])*([$PoweredFlights.$B$3:.$B$1002]&lt;[.D$7])*[$PoweredFlights.$O$3:.$O$1002])+SUM(([$PoweredFlights.$D$3:.$D$1002]=[.$A13])*([$PoweredFlights.$B$3:.$B$1002]&gt;=[.C$7])*([$PoweredFlights.$B$3:.$B$1002]&lt;[.D$7])*[$PoweredFlights.$P$3:.$P$1002])" office:value-type="float" office:value="0">
            <text:p>0</text:p>
          </table:table-cell>
          <table:table-cell table:style-name="ce74" table:number-matrix-columns-spanned="1" table:number-matrix-rows-spanned="1" table:formula="of:=SUM(([$PoweredFlights.$D$3:.$D$1002]=[.$A13])*([$PoweredFlights.$B$3:.$B$1002]&gt;=[.D$7])*([$PoweredFlights.$B$3:.$B$1002]&lt;[.E$7])*[$PoweredFlights.$O$3:.$O$1002])+SUM(([$PoweredFlights.$D$3:.$D$1002]=[.$A13])*([$PoweredFlights.$B$3:.$B$1002]&gt;=[.D$7])*([$PoweredFlights.$B$3:.$B$1002]&lt;[.E$7])*[$PoweredFlights.$P$3:.$P$1002])" office:value-type="float" office:value="0">
            <text:p>0</text:p>
          </table:table-cell>
          <table:table-cell table:style-name="ce74" table:number-matrix-columns-spanned="1" table:number-matrix-rows-spanned="1" table:formula="of:=SUM(([$PoweredFlights.$D$3:.$D$1002]=[.$A13])*([$PoweredFlights.$B$3:.$B$1002]&gt;=[.E$7])*([$PoweredFlights.$B$3:.$B$1002]&lt;[.F$7])*[$PoweredFlights.$O$3:.$O$1002])+SUM(([$PoweredFlights.$D$3:.$D$1002]=[.$A13])*([$PoweredFlights.$B$3:.$B$1002]&gt;=[.E$7])*([$PoweredFlights.$B$3:.$B$1002]&lt;[.F$7])*[$PoweredFlights.$P$3:.$P$1002])" office:value-type="float" office:value="0">
            <text:p>0</text:p>
          </table:table-cell>
          <table:table-cell table:style-name="ce74" table:number-matrix-columns-spanned="1" table:number-matrix-rows-spanned="1" table:formula="of:=SUM(([$PoweredFlights.$D$3:.$D$1002]=[.$A13])*([$PoweredFlights.$B$3:.$B$1002]&gt;=[.F$7])*([$PoweredFlights.$B$3:.$B$1002]&lt;[.G$7])*[$PoweredFlights.$O$3:.$O$1002])+SUM(([$PoweredFlights.$D$3:.$D$1002]=[.$A13])*([$PoweredFlights.$B$3:.$B$1002]&gt;=[.F$7])*([$PoweredFlights.$B$3:.$B$1002]&lt;[.G$7])*[$PoweredFlights.$P$3:.$P$1002])" office:value-type="float" office:value="0">
            <text:p>0</text:p>
          </table:table-cell>
          <table:table-cell table:style-name="ce74" table:number-matrix-columns-spanned="1" table:number-matrix-rows-spanned="1" table:formula="of:=SUM(([$PoweredFlights.$D$3:.$D$1002]=[.$A13])*([$PoweredFlights.$B$3:.$B$1002]&gt;=[.G$7])*([$PoweredFlights.$B$3:.$B$1002]&lt;[.H$7])*[$PoweredFlights.$O$3:.$O$1002])+SUM(([$PoweredFlights.$D$3:.$D$1002]=[.$A13])*([$PoweredFlights.$B$3:.$B$1002]&gt;=[.G$7])*([$PoweredFlights.$B$3:.$B$1002]&lt;[.H$7])*[$PoweredFlights.$P$3:.$P$1002])" office:value-type="float" office:value="0">
            <text:p>0</text:p>
          </table:table-cell>
          <table:table-cell table:style-name="ce74" table:number-matrix-columns-spanned="1" table:number-matrix-rows-spanned="1" table:formula="of:=SUM(([$PoweredFlights.$D$3:.$D$1002]=[.$A13])*([$PoweredFlights.$B$3:.$B$1002]&gt;=[.H$7])*([$PoweredFlights.$B$3:.$B$1002]&lt;[.I$7])*[$PoweredFlights.$O$3:.$O$1002])+SUM(([$PoweredFlights.$D$3:.$D$1002]=[.$A13])*([$PoweredFlights.$B$3:.$B$1002]&gt;=[.H$7])*([$PoweredFlights.$B$3:.$B$1002]&lt;[.I$7])*[$PoweredFlights.$P$3:.$P$1002])" office:value-type="float" office:value="0">
            <text:p>0</text:p>
          </table:table-cell>
          <table:table-cell table:style-name="ce74" table:number-matrix-columns-spanned="1" table:number-matrix-rows-spanned="1" table:formula="of:=SUM(([$PoweredFlights.$D$3:.$D$1002]=[.$A13])*([$PoweredFlights.$B$3:.$B$1002]&gt;=[.I$7])*([$PoweredFlights.$B$3:.$B$1002]&lt;[.J$7])*[$PoweredFlights.$O$3:.$O$1002])+SUM(([$PoweredFlights.$D$3:.$D$1002]=[.$A13])*([$PoweredFlights.$B$3:.$B$1002]&gt;=[.I$7])*([$PoweredFlights.$B$3:.$B$1002]&lt;[.J$7])*[$PoweredFlights.$P$3:.$P$1002])" office:value-type="float" office:value="0">
            <text:p>0</text:p>
          </table:table-cell>
          <table:table-cell table:style-name="ce74" table:number-matrix-columns-spanned="1" table:number-matrix-rows-spanned="1" table:formula="of:=SUM(([$PoweredFlights.$D$3:.$D$1002]=[.$A13])*([$PoweredFlights.$B$3:.$B$1002]&gt;=[.J$7])*([$PoweredFlights.$B$3:.$B$1002]&lt;[.K$7])*[$PoweredFlights.$O$3:.$O$1002])+SUM(([$PoweredFlights.$D$3:.$D$1002]=[.$A13])*([$PoweredFlights.$B$3:.$B$1002]&gt;=[.J$7])*([$PoweredFlights.$B$3:.$B$1002]&lt;[.K$7])*[$PoweredFlights.$P$3:.$P$1002])" office:value-type="float" office:value="0">
            <text:p>0</text:p>
          </table:table-cell>
          <table:table-cell table:style-name="ce74" table:number-matrix-columns-spanned="1" table:number-matrix-rows-spanned="1" table:formula="of:=SUM(([$PoweredFlights.$D$3:.$D$1002]=[.$A13])*([$PoweredFlights.$B$3:.$B$1002]&gt;=[.K$7])*([$PoweredFlights.$B$3:.$B$1002]&lt;[.L$7])*[$PoweredFlights.$O$3:.$O$1002])+SUM(([$PoweredFlights.$D$3:.$D$1002]=[.$A13])*([$PoweredFlights.$B$3:.$B$1002]&gt;=[.K$7])*([$PoweredFlights.$B$3:.$B$1002]&lt;[.L$7])*[$PoweredFlights.$P$3:.$P$1002])" office:value-type="float" office:value="0">
            <text:p>0</text:p>
          </table:table-cell>
          <table:table-cell table:style-name="ce74" table:number-matrix-columns-spanned="1" table:number-matrix-rows-spanned="1" table:formula="of:=SUM(([$PoweredFlights.$D$3:.$D$1002]=[.$A13])*([$PoweredFlights.$B$3:.$B$1002]&gt;=[.L$7])*([$PoweredFlights.$B$3:.$B$1002]&lt;[.M$7])*[$PoweredFlights.$O$3:.$O$1002])+SUM(([$PoweredFlights.$D$3:.$D$1002]=[.$A13])*([$PoweredFlights.$B$3:.$B$1002]&gt;=[.L$7])*([$PoweredFlights.$B$3:.$B$1002]&lt;[.M$7])*[$PoweredFlights.$P$3:.$P$1002])" office:value-type="float" office:value="0">
            <text:p>0</text:p>
          </table:table-cell>
          <table:table-cell table:style-name="ce74" table:number-matrix-columns-spanned="1" table:number-matrix-rows-spanned="1" table:formula="of:=SUM(([$PoweredFlights.$D$3:.$D$1002]=[.$A13])*([$PoweredFlights.$B$3:.$B$1002]&gt;=[.M$7])*([$PoweredFlights.$B$3:.$B$1002]&lt;[.N$7])*[$PoweredFlights.$O$3:.$O$1002])+SUM(([$PoweredFlights.$D$3:.$D$1002]=[.$A13])*([$PoweredFlights.$B$3:.$B$1002]&gt;=[.M$7])*([$PoweredFlights.$B$3:.$B$1002]&lt;[.N$7])*[$PoweredFlights.$P$3:.$P$1002])" office:value-type="float" office:value="0">
            <text:p>0</text:p>
          </table:table-cell>
          <table:table-cell table:style-name="ce74" table:number-matrix-columns-spanned="1" table:number-matrix-rows-spanned="1" table:formula="of:=SUM(([$PoweredFlights.$D$3:.$D$1002]=[.$A13])*([$PoweredFlights.$B$3:.$B$1002]&gt;=[.N$7])*([$PoweredFlights.$B$3:.$B$1002]&lt;DATE(YEAR([.$K$2])+1;1;1))*[$PoweredFlights.$O$3:.$O$1002])+SUM(([$PoweredFlights.$D$3:.$D$1002]=[.$A13])*([$PoweredFlights.$B$3:.$B$1002]&gt;=[.N$7])*([$PoweredFlights.$B$3:.$B$1002]&lt;DATE(YEAR([.$K$2])+1;1;1))*[$PoweredFlights.$P$3:.$P$1002])" office:value-type="float" office:value="4">
            <text:p>4</text:p>
          </table:table-cell>
          <table:table-cell table:style-name="ce98" table:number-matrix-columns-spanned="1" table:number-matrix-rows-spanned="1" table:formula="of:=SUM(([$PoweredFlights.$D$3:.$D$1002]=[.$A13])*([$PoweredFlights.$B$3:.$B$1002]&gt;=DATEVALUE(&quot;01/01/1900&quot;))*([$PoweredFlights.$B$3:.$B$1002]&lt;=[.$K$2])*[$PoweredFlights.$O$3:.$O$1002])+SUM(([$PoweredFlights.$D$3:.$D$1002]=[.$A13])*([$PoweredFlights.$B$3:.$B$1002]&gt;=DATEVALUE(&quot;01/01/1900&quot;))*([$PoweredFlights.$B$3:.$B$1002]&lt;=[.$K$2])*[$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13])*([$PoweredFlights.$B$3:.$B$1002]&gt;=[.C$7])*([$PoweredFlights.$B$3:.$B$1002]&lt;[.D$7])*[$PoweredFlights.$L$3:.$L$1002])+SUM(([$PoweredFlights.$D$3:.$D$1002]=[.$A13])*([$PoweredFlights.$B$3:.$B$1002]&gt;=[.C$7])*([$PoweredFlights.$B$3:.$B$1002]&lt;[.D$7])*[$PoweredFlights.$M$3:.$M$1002])" office:value-type="float" office:value="0">
            <text:p>0</text:p>
          </table:table-cell>
          <table:table-cell table:style-name="ce74" table:number-matrix-columns-spanned="1" table:number-matrix-rows-spanned="1" table:formula="of:=SUM(([$PoweredFlights.$D$3:.$D$1002]=[.$A13])*([$PoweredFlights.$B$3:.$B$1002]&gt;=[.D$7])*([$PoweredFlights.$B$3:.$B$1002]&lt;[.E$7])*[$PoweredFlights.$L$3:.$L$1002])+SUM(([$PoweredFlights.$D$3:.$D$1002]=[.$A13])*([$PoweredFlights.$B$3:.$B$1002]&gt;=[.D$7])*([$PoweredFlights.$B$3:.$B$1002]&lt;[.E$7])*[$PoweredFlights.$M$3:.$M$1002])" office:value-type="float" office:value="0">
            <text:p>0</text:p>
          </table:table-cell>
          <table:table-cell table:style-name="ce74" table:number-matrix-columns-spanned="1" table:number-matrix-rows-spanned="1" table:formula="of:=SUM(([$PoweredFlights.$D$3:.$D$1002]=[.$A13])*([$PoweredFlights.$B$3:.$B$1002]&gt;=[.E$7])*([$PoweredFlights.$B$3:.$B$1002]&lt;[.F$7])*[$PoweredFlights.$L$3:.$L$1002])+SUM(([$PoweredFlights.$D$3:.$D$1002]=[.$A13])*([$PoweredFlights.$B$3:.$B$1002]&gt;=[.E$7])*([$PoweredFlights.$B$3:.$B$1002]&lt;[.F$7])*[$PoweredFlights.$M$3:.$M$1002])" office:value-type="float" office:value="0">
            <text:p>0</text:p>
          </table:table-cell>
          <table:table-cell table:style-name="ce74" table:number-matrix-columns-spanned="1" table:number-matrix-rows-spanned="1" table:formula="of:=SUM(([$PoweredFlights.$D$3:.$D$1002]=[.$A13])*([$PoweredFlights.$B$3:.$B$1002]&gt;=[.F$7])*([$PoweredFlights.$B$3:.$B$1002]&lt;[.G$7])*[$PoweredFlights.$L$3:.$L$1002])+SUM(([$PoweredFlights.$D$3:.$D$1002]=[.$A13])*([$PoweredFlights.$B$3:.$B$1002]&gt;=[.F$7])*([$PoweredFlights.$B$3:.$B$1002]&lt;[.G$7])*[$PoweredFlights.$M$3:.$M$1002])" office:value-type="float" office:value="0">
            <text:p>0</text:p>
          </table:table-cell>
          <table:table-cell table:style-name="ce74" table:number-matrix-columns-spanned="1" table:number-matrix-rows-spanned="1" table:formula="of:=SUM(([$PoweredFlights.$D$3:.$D$1002]=[.$A13])*([$PoweredFlights.$B$3:.$B$1002]&gt;=[.G$7])*([$PoweredFlights.$B$3:.$B$1002]&lt;[.H$7])*[$PoweredFlights.$L$3:.$L$1002])+SUM(([$PoweredFlights.$D$3:.$D$1002]=[.$A13])*([$PoweredFlights.$B$3:.$B$1002]&gt;=[.G$7])*([$PoweredFlights.$B$3:.$B$1002]&lt;[.H$7])*[$PoweredFlights.$M$3:.$M$1002])" office:value-type="float" office:value="0">
            <text:p>0</text:p>
          </table:table-cell>
          <table:table-cell table:style-name="ce74" table:number-matrix-columns-spanned="1" table:number-matrix-rows-spanned="1" table:formula="of:=SUM(([$PoweredFlights.$D$3:.$D$1002]=[.$A13])*([$PoweredFlights.$B$3:.$B$1002]&gt;=[.H$7])*([$PoweredFlights.$B$3:.$B$1002]&lt;[.I$7])*[$PoweredFlights.$L$3:.$L$1002])+SUM(([$PoweredFlights.$D$3:.$D$1002]=[.$A13])*([$PoweredFlights.$B$3:.$B$1002]&gt;=[.H$7])*([$PoweredFlights.$B$3:.$B$1002]&lt;[.I$7])*[$PoweredFlights.$M$3:.$M$1002])" office:value-type="float" office:value="0">
            <text:p>0</text:p>
          </table:table-cell>
          <table:table-cell table:style-name="ce74" table:number-matrix-columns-spanned="1" table:number-matrix-rows-spanned="1" table:formula="of:=SUM(([$PoweredFlights.$D$3:.$D$1002]=[.$A13])*([$PoweredFlights.$B$3:.$B$1002]&gt;=[.I$7])*([$PoweredFlights.$B$3:.$B$1002]&lt;[.J$7])*[$PoweredFlights.$L$3:.$L$1002])+SUM(([$PoweredFlights.$D$3:.$D$1002]=[.$A13])*([$PoweredFlights.$B$3:.$B$1002]&gt;=[.I$7])*([$PoweredFlights.$B$3:.$B$1002]&lt;[.J$7])*[$PoweredFlights.$M$3:.$M$1002])" office:value-type="float" office:value="0">
            <text:p>0</text:p>
          </table:table-cell>
          <table:table-cell table:style-name="ce74" table:number-matrix-columns-spanned="1" table:number-matrix-rows-spanned="1" table:formula="of:=SUM(([$PoweredFlights.$D$3:.$D$1002]=[.$A13])*([$PoweredFlights.$B$3:.$B$1002]&gt;=[.J$7])*([$PoweredFlights.$B$3:.$B$1002]&lt;[.K$7])*[$PoweredFlights.$L$3:.$L$1002])+SUM(([$PoweredFlights.$D$3:.$D$1002]=[.$A13])*([$PoweredFlights.$B$3:.$B$1002]&gt;=[.J$7])*([$PoweredFlights.$B$3:.$B$1002]&lt;[.K$7])*[$PoweredFlights.$M$3:.$M$1002])" office:value-type="float" office:value="0">
            <text:p>0</text:p>
          </table:table-cell>
          <table:table-cell table:style-name="ce74" table:number-matrix-columns-spanned="1" table:number-matrix-rows-spanned="1" table:formula="of:=SUM(([$PoweredFlights.$D$3:.$D$1002]=[.$A13])*([$PoweredFlights.$B$3:.$B$1002]&gt;=[.K$7])*([$PoweredFlights.$B$3:.$B$1002]&lt;[.L$7])*[$PoweredFlights.$L$3:.$L$1002])+SUM(([$PoweredFlights.$D$3:.$D$1002]=[.$A13])*([$PoweredFlights.$B$3:.$B$1002]&gt;=[.K$7])*([$PoweredFlights.$B$3:.$B$1002]&lt;[.L$7])*[$PoweredFlights.$M$3:.$M$1002])" office:value-type="float" office:value="0">
            <text:p>0</text:p>
          </table:table-cell>
          <table:table-cell table:style-name="ce74" table:number-matrix-columns-spanned="1" table:number-matrix-rows-spanned="1" table:formula="of:=SUM(([$PoweredFlights.$D$3:.$D$1002]=[.$A13])*([$PoweredFlights.$B$3:.$B$1002]&gt;=[.L$7])*([$PoweredFlights.$B$3:.$B$1002]&lt;[.M$7])*[$PoweredFlights.$L$3:.$L$1002])+SUM(([$PoweredFlights.$D$3:.$D$1002]=[.$A13])*([$PoweredFlights.$B$3:.$B$1002]&gt;=[.L$7])*([$PoweredFlights.$B$3:.$B$1002]&lt;[.M$7])*[$PoweredFlights.$M$3:.$M$1002])" office:value-type="float" office:value="0">
            <text:p>0</text:p>
          </table:table-cell>
          <table:table-cell table:style-name="ce74" table:number-matrix-columns-spanned="1" table:number-matrix-rows-spanned="1" table:formula="of:=SUM(([$PoweredFlights.$D$3:.$D$1002]=[.$A13])*([$PoweredFlights.$B$3:.$B$1002]&gt;=[.M$7])*([$PoweredFlights.$B$3:.$B$1002]&lt;[.N$7])*[$PoweredFlights.$L$3:.$L$1002])+SUM(([$PoweredFlights.$D$3:.$D$1002]=[.$A13])*([$PoweredFlights.$B$3:.$B$1002]&gt;=[.M$7])*([$PoweredFlights.$B$3:.$B$1002]&lt;[.N$7])*[$PoweredFlights.$M$3:.$M$1002])" office:value-type="float" office:value="0">
            <text:p>0</text:p>
          </table:table-cell>
          <table:table-cell table:style-name="ce74" table:number-matrix-columns-spanned="1" table:number-matrix-rows-spanned="1" table:formula="of:=SUM(([$PoweredFlights.$D$3:.$D$1002]=[.$A13])*([$PoweredFlights.$B$3:.$B$1002]&gt;=[.N$7])*([$PoweredFlights.$B$3:.$B$1002]&lt;DATE(YEAR([.$K$2])+1;1;1))*[$PoweredFlights.$L$3:.$L$1002])+SUM(([$PoweredFlights.$D$3:.$D$1002]=[.$A13])*([$PoweredFlights.$B$3:.$B$1002]&gt;=[.N$7])*([$PoweredFlights.$B$3:.$B$1002]&lt;DATE(YEAR([.$K$2])+1;1;1))*[$PoweredFlights.$M$3:.$M$1002])" office:value-type="float" office:value="4">
            <text:p>4</text:p>
          </table:table-cell>
          <table:table-cell table:style-name="ce98" table:number-matrix-columns-spanned="1" table:number-matrix-rows-spanned="1" table:formula="of:=SUM(([$PoweredFlights.$D$3:.$D$1002]=[.$A13])*([$PoweredFlights.$B$3:.$B$1002]&gt;=DATEVALUE(&quot;01/01/1900&quot;))*([$PoweredFlights.$B$3:.$B$1002]&lt;=[.$K$2])*[$PoweredFlights.$L$3:.$L$1002])+SUM(([$PoweredFlights.$D$3:.$D$1002]=[.$A13])*([$PoweredFlights.$B$3:.$B$1002]&gt;=DATEVALUE(&quot;01/01/1900&quot;))*([$PoweredFlights.$B$3:.$B$1002]&lt;=[.$K$2])*[$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13])*([$PoweredFlights.$B$3:.$B$1002]&gt;=[.C$7])*([$PoweredFlights.$B$3:.$B$1002]&lt;[.D$7])*[$PoweredFlights.$N$3:.$N$1002])" office:value-type="float" office:value="0">
            <text:p>0</text:p>
          </table:table-cell>
          <table:table-cell table:style-name="ce73" table:number-matrix-columns-spanned="1" table:number-matrix-rows-spanned="1" table:formula="of:=SUM(([$PoweredFlights.$D$3:.$D$1002]=[.$A13])*([$PoweredFlights.$B$3:.$B$1002]&gt;=[.D$7])*([$PoweredFlights.$B$3:.$B$1002]&lt;[.E$7])*[$PoweredFlights.$N$3:.$N$1002])" office:value-type="float" office:value="0">
            <text:p>0</text:p>
          </table:table-cell>
          <table:table-cell table:style-name="ce73" table:number-matrix-columns-spanned="1" table:number-matrix-rows-spanned="1" table:formula="of:=SUM(([$PoweredFlights.$D$3:.$D$1002]=[.$A13])*([$PoweredFlights.$B$3:.$B$1002]&gt;=[.E$7])*([$PoweredFlights.$B$3:.$B$1002]&lt;[.F$7])*[$PoweredFlights.$N$3:.$N$1002])" office:value-type="float" office:value="0">
            <text:p>0</text:p>
          </table:table-cell>
          <table:table-cell table:style-name="ce73" table:number-matrix-columns-spanned="1" table:number-matrix-rows-spanned="1" table:formula="of:=SUM(([$PoweredFlights.$D$3:.$D$1002]=[.$A13])*([$PoweredFlights.$B$3:.$B$1002]&gt;=[.F$7])*([$PoweredFlights.$B$3:.$B$1002]&lt;[.G$7])*[$PoweredFlights.$N$3:.$N$1002])" office:value-type="float" office:value="0">
            <text:p>0</text:p>
          </table:table-cell>
          <table:table-cell table:style-name="ce73" table:number-matrix-columns-spanned="1" table:number-matrix-rows-spanned="1" table:formula="of:=SUM(([$PoweredFlights.$D$3:.$D$1002]=[.$A13])*([$PoweredFlights.$B$3:.$B$1002]&gt;=[.G$7])*([$PoweredFlights.$B$3:.$B$1002]&lt;[.H$7])*[$PoweredFlights.$N$3:.$N$1002])" office:value-type="float" office:value="0">
            <text:p>0</text:p>
          </table:table-cell>
          <table:table-cell table:style-name="ce73" table:number-matrix-columns-spanned="1" table:number-matrix-rows-spanned="1" table:formula="of:=SUM(([$PoweredFlights.$D$3:.$D$1002]=[.$A13])*([$PoweredFlights.$B$3:.$B$1002]&gt;=[.H$7])*([$PoweredFlights.$B$3:.$B$1002]&lt;[.I$7])*[$PoweredFlights.$N$3:.$N$1002])" office:value-type="float" office:value="0">
            <text:p>0</text:p>
          </table:table-cell>
          <table:table-cell table:style-name="ce73" table:number-matrix-columns-spanned="1" table:number-matrix-rows-spanned="1" table:formula="of:=SUM(([$PoweredFlights.$D$3:.$D$1002]=[.$A13])*([$PoweredFlights.$B$3:.$B$1002]&gt;=[.I$7])*([$PoweredFlights.$B$3:.$B$1002]&lt;[.J$7])*[$PoweredFlights.$N$3:.$N$1002])" office:value-type="float" office:value="0">
            <text:p>0</text:p>
          </table:table-cell>
          <table:table-cell table:style-name="ce73" table:number-matrix-columns-spanned="1" table:number-matrix-rows-spanned="1" table:formula="of:=SUM(([$PoweredFlights.$D$3:.$D$1002]=[.$A13])*([$PoweredFlights.$B$3:.$B$1002]&gt;=[.J$7])*([$PoweredFlights.$B$3:.$B$1002]&lt;[.K$7])*[$PoweredFlights.$N$3:.$N$1002])" office:value-type="float" office:value="0">
            <text:p>0</text:p>
          </table:table-cell>
          <table:table-cell table:style-name="ce73" table:number-matrix-columns-spanned="1" table:number-matrix-rows-spanned="1" table:formula="of:=SUM(([$PoweredFlights.$D$3:.$D$1002]=[.$A13])*([$PoweredFlights.$B$3:.$B$1002]&gt;=[.K$7])*([$PoweredFlights.$B$3:.$B$1002]&lt;[.L$7])*[$PoweredFlights.$N$3:.$N$1002])" office:value-type="float" office:value="0">
            <text:p>0</text:p>
          </table:table-cell>
          <table:table-cell table:style-name="ce73" table:number-matrix-columns-spanned="1" table:number-matrix-rows-spanned="1" table:formula="of:=SUM(([$PoweredFlights.$D$3:.$D$1002]=[.$A13])*([$PoweredFlights.$B$3:.$B$1002]&gt;=[.L$7])*([$PoweredFlights.$B$3:.$B$1002]&lt;[.M$7])*[$PoweredFlights.$N$3:.$N$1002])" office:value-type="float" office:value="0">
            <text:p>0</text:p>
          </table:table-cell>
          <table:table-cell table:style-name="ce73" table:number-matrix-columns-spanned="1" table:number-matrix-rows-spanned="1" table:formula="of:=SUM(([$PoweredFlights.$D$3:.$D$1002]=[.$A13])*([$PoweredFlights.$B$3:.$B$1002]&gt;=[.M$7])*([$PoweredFlights.$B$3:.$B$1002]&lt;[.N$7])*[$PoweredFlights.$N$3:.$N$1002])" office:value-type="float" office:value="0">
            <text:p>0</text:p>
          </table:table-cell>
          <table:table-cell table:style-name="ce73" table:number-matrix-columns-spanned="1" table:number-matrix-rows-spanned="1" table:formula="of:=SUM(([$PoweredFlights.$D$3:.$D$1002]=[.$A13])*([$PoweredFlights.$B$3:.$B$1002]&gt;=[.N$7])*([$PoweredFlights.$B$3:.$B$1002]&lt;DATE(YEAR([.$K$2])+1;1;1))*[$PoweredFlights.$N$3:.$N$1002])" office:value-type="float" office:value="1.25">
            <text:p>1.25</text:p>
          </table:table-cell>
          <table:table-cell table:style-name="ce97" table:number-matrix-columns-spanned="1" table:number-matrix-rows-spanned="1" table:formula="of:=SUM(([$PoweredFlights.$D$3:.$D$1002]=[.$A13])*([$PoweredFlights.$B$3:.$B$1002]&gt;=DATEVALUE(&quot;01/01/1900&quot;))*([$PoweredFlights.$B$3:.$B$1002]&lt;=[.$K$2])*[$PoweredFlights.$N$3:.$N$1002])" office:value-type="float" office:value="1.25">
            <text:p>1.25</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6" office:value-type="string">
            <text:p>This Yr</text:p>
          </table:table-cell>
          <table:table-cell table:style-name="ce78"/>
          <table:table-cell table:style-name="ce78">
            <draw:frame table:end-cell-address="PoweredStats.W35" table:end-x="2.01cm" table:end-y="0.17cm" draw:z-index="2" draw:style-name="gr1" svg:width="16cm" svg:height="7.75cm" svg:x="0.07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19])*([$PoweredFlights.$B$3:.$B$1002]&lt;[.D$19]))" office:value-type="float" office:value="1">
            <text:p>1</text:p>
          </table:table-cell>
          <table:table-cell table:style-name="ce73" table:number-matrix-columns-spanned="1" table:number-matrix-rows-spanned="1" table:formula="of:=SUM(([$PoweredFlights.$B$3:.$B$1002]&gt;=[.D$19])*([$PoweredFlights.$B$3:.$B$1002]&lt;[.E$19]))" office:value-type="float" office:value="0">
            <text:p>0</text:p>
          </table:table-cell>
          <table:table-cell table:style-name="ce73" table:number-matrix-columns-spanned="1" table:number-matrix-rows-spanned="1" table:formula="of:=SUM(([$PoweredFlights.$B$3:.$B$1002]&gt;=[.E$19])*([$PoweredFlights.$B$3:.$B$1002]&lt;[.F$19]))" office:value-type="float" office:value="0">
            <text:p>0</text:p>
          </table:table-cell>
          <table:table-cell table:style-name="ce73" table:number-matrix-columns-spanned="1" table:number-matrix-rows-spanned="1" table:formula="of:=SUM(([$PoweredFlights.$B$3:.$B$1002]&gt;=[.F$19])*([$PoweredFlights.$B$3:.$B$1002]&lt;[.G$19]))" office:value-type="float" office:value="0">
            <text:p>0</text:p>
          </table:table-cell>
          <table:table-cell table:style-name="ce73" table:number-matrix-columns-spanned="1" table:number-matrix-rows-spanned="1" table:formula="of:=SUM(([$PoweredFlights.$B$3:.$B$1002]&gt;=[.G$19])*([$PoweredFlights.$B$3:.$B$1002]&lt;[.H$19]))" office:value-type="float" office:value="0">
            <text:p>0</text:p>
          </table:table-cell>
          <table:table-cell table:style-name="ce73" table:number-matrix-columns-spanned="1" table:number-matrix-rows-spanned="1" table:formula="of:=SUM(([$PoweredFlights.$B$3:.$B$1002]&gt;=[.H$19])*([$PoweredFlights.$B$3:.$B$1002]&lt;[.I$19]))" office:value-type="float" office:value="0">
            <text:p>0</text:p>
          </table:table-cell>
          <table:table-cell table:style-name="ce73" table:number-matrix-columns-spanned="1" table:number-matrix-rows-spanned="1" table:formula="of:=SUM(([$PoweredFlights.$B$3:.$B$1002]&gt;=[.I$19])*([$PoweredFlights.$B$3:.$B$1002]&lt;[.J$19]))" office:value-type="float" office:value="0">
            <text:p>0</text:p>
          </table:table-cell>
          <table:table-cell table:style-name="ce73" table:number-matrix-columns-spanned="1" table:number-matrix-rows-spanned="1" table:formula="of:=SUM(([$PoweredFlights.$B$3:.$B$1002]&gt;=[.J$19])*([$PoweredFlights.$B$3:.$B$1002]&lt;[.K$19]))" office:value-type="float" office:value="0">
            <text:p>0</text:p>
          </table:table-cell>
          <table:table-cell table:style-name="ce73" table:number-matrix-columns-spanned="1" table:number-matrix-rows-spanned="1" table:formula="of:=SUM(([$PoweredFlights.$B$3:.$B$1002]&gt;=[.K$19])*([$PoweredFlights.$B$3:.$B$1002]&lt;[.L$19]))" office:value-type="float" office:value="0">
            <text:p>0</text:p>
          </table:table-cell>
          <table:table-cell table:style-name="ce73" table:number-matrix-columns-spanned="1" table:number-matrix-rows-spanned="1" table:formula="of:=SUM(([$PoweredFlights.$B$3:.$B$1002]&gt;=[.L$19])*([$PoweredFlights.$B$3:.$B$1002]&lt;[.M$19]))" office:value-type="float" office:value="0">
            <text:p>0</text:p>
          </table:table-cell>
          <table:table-cell table:style-name="ce73" table:number-matrix-columns-spanned="1" table:number-matrix-rows-spanned="1" table:formula="of:=SUM(([$PoweredFlights.$B$3:.$B$1002]&gt;=[.M$19])*([$PoweredFlights.$B$3:.$B$1002]&lt;[.N$19]))" office:value-type="float" office:value="0">
            <text:p>0</text:p>
          </table:table-cell>
          <table:table-cell table:style-name="ce73" table:number-matrix-columns-spanned="1" table:number-matrix-rows-spanned="1" table:formula="of:=SUM(([$PoweredFlights.$B$3:.$B$1002]&gt;=[.N$19])*([$PoweredFlights.$B$3:.$B$1002]&lt;DATE(YEAR([.$K$2])+1;1;1)))" office:value-type="float" office:value="0">
            <text:p>0</text:p>
          </table:table-cell>
          <table:table-cell table:style-name="ce87" table:number-matrix-columns-spanned="1" table:number-matrix-rows-spanned="1" table:formula="of:=SUM(([$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C$19])*([$PoweredFlights.$B$3:.$B$1002]&lt;[.D$19])*[$PoweredFlights.$O$3:.$O$1002])+SUM(([$PoweredFlights.$B$3:.$B$1002]&gt;=[.C$19])*([$PoweredFlights.$B$3:.$B$1002]&lt;[.D$19])*[$PoweredFlights.$P$3:.$P$1002])" office:value-type="float" office:value="4">
            <text:p>4</text:p>
          </table:table-cell>
          <table:table-cell table:style-name="ce74" table:number-matrix-columns-spanned="1" table:number-matrix-rows-spanned="1" table:formula="of:=SUM(([$PoweredFlights.$B$3:.$B$1002]&gt;=[.D$19])*([$PoweredFlights.$B$3:.$B$1002]&lt;[.E$19])*[$PoweredFlights.$O$3:.$O$1002])+SUM(([$PoweredFlights.$B$3:.$B$1002]&gt;=[.D$19])*([$PoweredFlights.$B$3:.$B$1002]&lt;[.E$19])*[$PoweredFlights.$P$3:.$P$1002])" office:value-type="float" office:value="0">
            <text:p>0</text:p>
          </table:table-cell>
          <table:table-cell table:style-name="ce74" table:number-matrix-columns-spanned="1" table:number-matrix-rows-spanned="1" table:formula="of:=SUM(([$PoweredFlights.$B$3:.$B$1002]&gt;=[.E$19])*([$PoweredFlights.$B$3:.$B$1002]&lt;[.F$19])*[$PoweredFlights.$O$3:.$O$1002])+SUM(([$PoweredFlights.$B$3:.$B$1002]&gt;=[.E$19])*([$PoweredFlights.$B$3:.$B$1002]&lt;[.F$19])*[$PoweredFlights.$P$3:.$P$1002])" office:value-type="float" office:value="0">
            <text:p>0</text:p>
          </table:table-cell>
          <table:table-cell table:style-name="ce74" table:number-matrix-columns-spanned="1" table:number-matrix-rows-spanned="1" table:formula="of:=SUM(([$PoweredFlights.$B$3:.$B$1002]&gt;=[.F$19])*([$PoweredFlights.$B$3:.$B$1002]&lt;[.G$19])*[$PoweredFlights.$O$3:.$O$1002])+SUM(([$PoweredFlights.$B$3:.$B$1002]&gt;=[.F$19])*([$PoweredFlights.$B$3:.$B$1002]&lt;[.G$19])*[$PoweredFlights.$P$3:.$P$1002])" office:value-type="float" office:value="0">
            <text:p>0</text:p>
          </table:table-cell>
          <table:table-cell table:style-name="ce74" table:number-matrix-columns-spanned="1" table:number-matrix-rows-spanned="1" table:formula="of:=SUM(([$PoweredFlights.$B$3:.$B$1002]&gt;=[.G$19])*([$PoweredFlights.$B$3:.$B$1002]&lt;[.H$19])*[$PoweredFlights.$O$3:.$O$1002])+SUM(([$PoweredFlights.$B$3:.$B$1002]&gt;=[.G$19])*([$PoweredFlights.$B$3:.$B$1002]&lt;[.H$19])*[$PoweredFlights.$P$3:.$P$1002])" office:value-type="float" office:value="0">
            <text:p>0</text:p>
          </table:table-cell>
          <table:table-cell table:style-name="ce74" table:number-matrix-columns-spanned="1" table:number-matrix-rows-spanned="1" table:formula="of:=SUM(([$PoweredFlights.$B$3:.$B$1002]&gt;=[.H$19])*([$PoweredFlights.$B$3:.$B$1002]&lt;[.I$19])*[$PoweredFlights.$O$3:.$O$1002])+SUM(([$PoweredFlights.$B$3:.$B$1002]&gt;=[.H$19])*([$PoweredFlights.$B$3:.$B$1002]&lt;[.I$19])*[$PoweredFlights.$P$3:.$P$1002])" office:value-type="float" office:value="0">
            <text:p>0</text:p>
          </table:table-cell>
          <table:table-cell table:style-name="ce74" table:number-matrix-columns-spanned="1" table:number-matrix-rows-spanned="1" table:formula="of:=SUM(([$PoweredFlights.$B$3:.$B$1002]&gt;=[.I$19])*([$PoweredFlights.$B$3:.$B$1002]&lt;[.J$19])*[$PoweredFlights.$O$3:.$O$1002])+SUM(([$PoweredFlights.$B$3:.$B$1002]&gt;=[.I$19])*([$PoweredFlights.$B$3:.$B$1002]&lt;[.J$19])*[$PoweredFlights.$P$3:.$P$1002])" office:value-type="float" office:value="0">
            <text:p>0</text:p>
          </table:table-cell>
          <table:table-cell table:style-name="ce74" table:number-matrix-columns-spanned="1" table:number-matrix-rows-spanned="1" table:formula="of:=SUM(([$PoweredFlights.$B$3:.$B$1002]&gt;=[.J$19])*([$PoweredFlights.$B$3:.$B$1002]&lt;[.K$19])*[$PoweredFlights.$O$3:.$O$1002])+SUM(([$PoweredFlights.$B$3:.$B$1002]&gt;=[.J$19])*([$PoweredFlights.$B$3:.$B$1002]&lt;[.K$19])*[$PoweredFlights.$P$3:.$P$1002])" office:value-type="float" office:value="0">
            <text:p>0</text:p>
          </table:table-cell>
          <table:table-cell table:style-name="ce74" table:number-matrix-columns-spanned="1" table:number-matrix-rows-spanned="1" table:formula="of:=SUM(([$PoweredFlights.$B$3:.$B$1002]&gt;=[.K$19])*([$PoweredFlights.$B$3:.$B$1002]&lt;[.L$19])*[$PoweredFlights.$O$3:.$O$1002])+SUM(([$PoweredFlights.$B$3:.$B$1002]&gt;=[.K$19])*([$PoweredFlights.$B$3:.$B$1002]&lt;[.L$19])*[$PoweredFlights.$P$3:.$P$1002])" office:value-type="float" office:value="0">
            <text:p>0</text:p>
          </table:table-cell>
          <table:table-cell table:style-name="ce74" table:number-matrix-columns-spanned="1" table:number-matrix-rows-spanned="1" table:formula="of:=SUM(([$PoweredFlights.$B$3:.$B$1002]&gt;=[.L$19])*([$PoweredFlights.$B$3:.$B$1002]&lt;[.M$19])*[$PoweredFlights.$O$3:.$O$1002])+SUM(([$PoweredFlights.$B$3:.$B$1002]&gt;=[.L$19])*([$PoweredFlights.$B$3:.$B$1002]&lt;[.M$19])*[$PoweredFlights.$P$3:.$P$1002])" office:value-type="float" office:value="0">
            <text:p>0</text:p>
          </table:table-cell>
          <table:table-cell table:style-name="ce74" table:number-matrix-columns-spanned="1" table:number-matrix-rows-spanned="1" table:formula="of:=SUM(([$PoweredFlights.$B$3:.$B$1002]&gt;=[.M$19])*([$PoweredFlights.$B$3:.$B$1002]&lt;[.N$19])*[$PoweredFlights.$O$3:.$O$1002])+SUM(([$PoweredFlights.$B$3:.$B$1002]&gt;=[.M$19])*([$PoweredFlights.$B$3:.$B$1002]&lt;[.N$19])*[$PoweredFlights.$P$3:.$P$1002])" office:value-type="float" office:value="0">
            <text:p>0</text:p>
          </table:table-cell>
          <table:table-cell table:style-name="ce74" table:number-matrix-columns-spanned="1" table:number-matrix-rows-spanned="1" table:formula="of:=SUM(([$PoweredFlights.$B$3:.$B$1002]&gt;=[.N$19])*([$PoweredFlights.$B$3:.$B$1002]&lt;DATE(YEAR([.$K$2])+1;1;1))*[$PoweredFlights.$O$3:.$O$1002])+SUM(([$PoweredFlights.$B$3:.$B$1002]&gt;=[.N$19])*([$PoweredFlights.$B$3:.$B$1002]&lt;DATE(YEAR([.$K$2])+1;1;1))*[$PoweredFlights.$P$3:.$P$1002])" office:value-type="float" office:value="0">
            <text:p>0</text:p>
          </table:table-cell>
          <table:table-cell table:style-name="ce88" table:number-matrix-columns-spanned="1" table:number-matrix-rows-spanned="1" table:formula="of:=SUM(([$PoweredFlights.$B$3:.$B$1002]&gt;=DATE(YEAR([.$K$2]);1;1))*([$PoweredFlights.$B$3:.$B$1002]&lt;DATE(YEAR([.$K$2])+1;1;1))*[$PoweredFlights.$O$3:.$O$1002])+SUM(([$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C$19])*([$PoweredFlights.$B$3:.$B$1002]&lt;[.D$19])*[$PoweredFlights.$L$3:.$L$1002])+SUM(([$PoweredFlights.$B$3:.$B$1002]&gt;=[.C$19])*([$PoweredFlights.$B$3:.$B$1002]&lt;[.D$19])*[$PoweredFlights.$M$3:.$M$1002])" office:value-type="float" office:value="4">
            <text:p>4</text:p>
          </table:table-cell>
          <table:table-cell table:style-name="ce74" table:number-matrix-columns-spanned="1" table:number-matrix-rows-spanned="1" table:formula="of:=SUM(([$PoweredFlights.$B$3:.$B$1002]&gt;=[.D$19])*([$PoweredFlights.$B$3:.$B$1002]&lt;[.E$19])*[$PoweredFlights.$L$3:.$L$1002])+SUM(([$PoweredFlights.$B$3:.$B$1002]&gt;=[.D$19])*([$PoweredFlights.$B$3:.$B$1002]&lt;[.E$19])*[$PoweredFlights.$M$3:.$M$1002])" office:value-type="float" office:value="0">
            <text:p>0</text:p>
          </table:table-cell>
          <table:table-cell table:style-name="ce74" table:number-matrix-columns-spanned="1" table:number-matrix-rows-spanned="1" table:formula="of:=SUM(([$PoweredFlights.$B$3:.$B$1002]&gt;=[.E$19])*([$PoweredFlights.$B$3:.$B$1002]&lt;[.F$19])*[$PoweredFlights.$L$3:.$L$1002])+SUM(([$PoweredFlights.$B$3:.$B$1002]&gt;=[.E$19])*([$PoweredFlights.$B$3:.$B$1002]&lt;[.F$19])*[$PoweredFlights.$M$3:.$M$1002])" office:value-type="float" office:value="0">
            <text:p>0</text:p>
          </table:table-cell>
          <table:table-cell table:style-name="ce74" table:number-matrix-columns-spanned="1" table:number-matrix-rows-spanned="1" table:formula="of:=SUM(([$PoweredFlights.$B$3:.$B$1002]&gt;=[.F$19])*([$PoweredFlights.$B$3:.$B$1002]&lt;[.G$19])*[$PoweredFlights.$L$3:.$L$1002])+SUM(([$PoweredFlights.$B$3:.$B$1002]&gt;=[.F$19])*([$PoweredFlights.$B$3:.$B$1002]&lt;[.G$19])*[$PoweredFlights.$M$3:.$M$1002])" office:value-type="float" office:value="0">
            <text:p>0</text:p>
          </table:table-cell>
          <table:table-cell table:style-name="ce74" table:number-matrix-columns-spanned="1" table:number-matrix-rows-spanned="1" table:formula="of:=SUM(([$PoweredFlights.$B$3:.$B$1002]&gt;=[.G$19])*([$PoweredFlights.$B$3:.$B$1002]&lt;[.H$19])*[$PoweredFlights.$L$3:.$L$1002])+SUM(([$PoweredFlights.$B$3:.$B$1002]&gt;=[.G$19])*([$PoweredFlights.$B$3:.$B$1002]&lt;[.H$19])*[$PoweredFlights.$M$3:.$M$1002])" office:value-type="float" office:value="0">
            <text:p>0</text:p>
          </table:table-cell>
          <table:table-cell table:style-name="ce74" table:number-matrix-columns-spanned="1" table:number-matrix-rows-spanned="1" table:formula="of:=SUM(([$PoweredFlights.$B$3:.$B$1002]&gt;=[.H$19])*([$PoweredFlights.$B$3:.$B$1002]&lt;[.I$19])*[$PoweredFlights.$L$3:.$L$1002])+SUM(([$PoweredFlights.$B$3:.$B$1002]&gt;=[.H$19])*([$PoweredFlights.$B$3:.$B$1002]&lt;[.I$19])*[$PoweredFlights.$M$3:.$M$1002])" office:value-type="float" office:value="0">
            <text:p>0</text:p>
          </table:table-cell>
          <table:table-cell table:style-name="ce74" table:number-matrix-columns-spanned="1" table:number-matrix-rows-spanned="1" table:formula="of:=SUM(([$PoweredFlights.$B$3:.$B$1002]&gt;=[.I$19])*([$PoweredFlights.$B$3:.$B$1002]&lt;[.J$19])*[$PoweredFlights.$L$3:.$L$1002])+SUM(([$PoweredFlights.$B$3:.$B$1002]&gt;=[.I$19])*([$PoweredFlights.$B$3:.$B$1002]&lt;[.J$19])*[$PoweredFlights.$M$3:.$M$1002])" office:value-type="float" office:value="0">
            <text:p>0</text:p>
          </table:table-cell>
          <table:table-cell table:style-name="ce74" table:number-matrix-columns-spanned="1" table:number-matrix-rows-spanned="1" table:formula="of:=SUM(([$PoweredFlights.$B$3:.$B$1002]&gt;=[.J$19])*([$PoweredFlights.$B$3:.$B$1002]&lt;[.K$19])*[$PoweredFlights.$L$3:.$L$1002])+SUM(([$PoweredFlights.$B$3:.$B$1002]&gt;=[.J$19])*([$PoweredFlights.$B$3:.$B$1002]&lt;[.K$19])*[$PoweredFlights.$M$3:.$M$1002])" office:value-type="float" office:value="0">
            <text:p>0</text:p>
          </table:table-cell>
          <table:table-cell table:style-name="ce74" table:number-matrix-columns-spanned="1" table:number-matrix-rows-spanned="1" table:formula="of:=SUM(([$PoweredFlights.$B$3:.$B$1002]&gt;=[.K$19])*([$PoweredFlights.$B$3:.$B$1002]&lt;[.L$19])*[$PoweredFlights.$L$3:.$L$1002])+SUM(([$PoweredFlights.$B$3:.$B$1002]&gt;=[.K$19])*([$PoweredFlights.$B$3:.$B$1002]&lt;[.L$19])*[$PoweredFlights.$M$3:.$M$1002])" office:value-type="float" office:value="0">
            <text:p>0</text:p>
          </table:table-cell>
          <table:table-cell table:style-name="ce74" table:number-matrix-columns-spanned="1" table:number-matrix-rows-spanned="1" table:formula="of:=SUM(([$PoweredFlights.$B$3:.$B$1002]&gt;=[.L$19])*([$PoweredFlights.$B$3:.$B$1002]&lt;[.M$19])*[$PoweredFlights.$L$3:.$L$1002])+SUM(([$PoweredFlights.$B$3:.$B$1002]&gt;=[.L$19])*([$PoweredFlights.$B$3:.$B$1002]&lt;[.M$19])*[$PoweredFlights.$M$3:.$M$1002])" office:value-type="float" office:value="0">
            <text:p>0</text:p>
          </table:table-cell>
          <table:table-cell table:style-name="ce74" table:number-matrix-columns-spanned="1" table:number-matrix-rows-spanned="1" table:formula="of:=SUM(([$PoweredFlights.$B$3:.$B$1002]&gt;=[.M$19])*([$PoweredFlights.$B$3:.$B$1002]&lt;[.N$19])*[$PoweredFlights.$L$3:.$L$1002])+SUM(([$PoweredFlights.$B$3:.$B$1002]&gt;=[.M$19])*([$PoweredFlights.$B$3:.$B$1002]&lt;[.N$19])*[$PoweredFlights.$M$3:.$M$1002])" office:value-type="float" office:value="0">
            <text:p>0</text:p>
          </table:table-cell>
          <table:table-cell table:style-name="ce74" table:number-matrix-columns-spanned="1" table:number-matrix-rows-spanned="1" table:formula="of:=SUM(([$PoweredFlights.$B$3:.$B$1002]&gt;=[.N$19])*([$PoweredFlights.$B$3:.$B$1002]&lt;DATE(YEAR([.$K$2])+1;1;1))*[$PoweredFlights.$L$3:.$L$1002])+SUM(([$PoweredFlights.$B$3:.$B$1002]&gt;=[.N$19])*([$PoweredFlights.$B$3:.$B$1002]&lt;DATE(YEAR([.$K$2])+1;1;1))*[$PoweredFlights.$M$3:.$M$1002])" office:value-type="float" office:value="0">
            <text:p>0</text:p>
          </table:table-cell>
          <table:table-cell table:style-name="ce88" table:number-matrix-columns-spanned="1" table:number-matrix-rows-spanned="1" table:formula="of:=SUM(([$PoweredFlights.$B$3:.$B$1002]&gt;=DATE(YEAR([.$K$2]);1;1))*([$PoweredFlights.$B$3:.$B$1002]&lt;DATE(YEAR([.$K$2])+1;1;1))*[$PoweredFlights.$L$3:.$L$1002])+SUM(([$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C$19])*([$PoweredFlights.$B$3:.$B$1002]&lt;[.D$19])*[$PoweredFlights.$N$3:.$N$1002])" office:value-type="float" office:value="1.25">
            <text:p>1.25</text:p>
          </table:table-cell>
          <table:table-cell table:style-name="ce73" table:number-matrix-columns-spanned="1" table:number-matrix-rows-spanned="1" table:formula="of:=SUM(([$PoweredFlights.$B$3:.$B$1002]&gt;=[.D$19])*([$PoweredFlights.$B$3:.$B$1002]&lt;[.E$19])*[$PoweredFlights.$N$3:.$N$1002])" office:value-type="float" office:value="0">
            <text:p>0</text:p>
          </table:table-cell>
          <table:table-cell table:style-name="ce73" table:number-matrix-columns-spanned="1" table:number-matrix-rows-spanned="1" table:formula="of:=SUM(([$PoweredFlights.$B$3:.$B$1002]&gt;=[.E$19])*([$PoweredFlights.$B$3:.$B$1002]&lt;[.F$19])*[$PoweredFlights.$N$3:.$N$1002])" office:value-type="float" office:value="0">
            <text:p>0</text:p>
          </table:table-cell>
          <table:table-cell table:style-name="ce73" table:number-matrix-columns-spanned="1" table:number-matrix-rows-spanned="1" table:formula="of:=SUM(([$PoweredFlights.$B$3:.$B$1002]&gt;=[.F$19])*([$PoweredFlights.$B$3:.$B$1002]&lt;[.G$19])*[$PoweredFlights.$N$3:.$N$1002])" office:value-type="float" office:value="0">
            <text:p>0</text:p>
          </table:table-cell>
          <table:table-cell table:style-name="ce73" table:number-matrix-columns-spanned="1" table:number-matrix-rows-spanned="1" table:formula="of:=SUM(([$PoweredFlights.$B$3:.$B$1002]&gt;=[.G$19])*([$PoweredFlights.$B$3:.$B$1002]&lt;[.H$19])*[$PoweredFlights.$N$3:.$N$1002])" office:value-type="float" office:value="0">
            <text:p>0</text:p>
          </table:table-cell>
          <table:table-cell table:style-name="ce73" table:number-matrix-columns-spanned="1" table:number-matrix-rows-spanned="1" table:formula="of:=SUM(([$PoweredFlights.$B$3:.$B$1002]&gt;=[.H$19])*([$PoweredFlights.$B$3:.$B$1002]&lt;[.I$19])*[$PoweredFlights.$N$3:.$N$1002])" office:value-type="float" office:value="0">
            <text:p>0</text:p>
          </table:table-cell>
          <table:table-cell table:style-name="ce73" table:number-matrix-columns-spanned="1" table:number-matrix-rows-spanned="1" table:formula="of:=SUM(([$PoweredFlights.$B$3:.$B$1002]&gt;=[.I$19])*([$PoweredFlights.$B$3:.$B$1002]&lt;[.J$19])*[$PoweredFlights.$N$3:.$N$1002])" office:value-type="float" office:value="0">
            <text:p>0</text:p>
          </table:table-cell>
          <table:table-cell table:style-name="ce73" table:number-matrix-columns-spanned="1" table:number-matrix-rows-spanned="1" table:formula="of:=SUM(([$PoweredFlights.$B$3:.$B$1002]&gt;=[.J$19])*([$PoweredFlights.$B$3:.$B$1002]&lt;[.K$19])*[$PoweredFlights.$N$3:.$N$1002])" office:value-type="float" office:value="0">
            <text:p>0</text:p>
          </table:table-cell>
          <table:table-cell table:style-name="ce73" table:number-matrix-columns-spanned="1" table:number-matrix-rows-spanned="1" table:formula="of:=SUM(([$PoweredFlights.$B$3:.$B$1002]&gt;=[.K$19])*([$PoweredFlights.$B$3:.$B$1002]&lt;[.L$19])*[$PoweredFlights.$N$3:.$N$1002])" office:value-type="float" office:value="0">
            <text:p>0</text:p>
          </table:table-cell>
          <table:table-cell table:style-name="ce73" table:number-matrix-columns-spanned="1" table:number-matrix-rows-spanned="1" table:formula="of:=SUM(([$PoweredFlights.$B$3:.$B$1002]&gt;=[.L$19])*([$PoweredFlights.$B$3:.$B$1002]&lt;[.M$19])*[$PoweredFlights.$N$3:.$N$1002])" office:value-type="float" office:value="0">
            <text:p>0</text:p>
          </table:table-cell>
          <table:table-cell table:style-name="ce73" table:number-matrix-columns-spanned="1" table:number-matrix-rows-spanned="1" table:formula="of:=SUM(([$PoweredFlights.$B$3:.$B$1002]&gt;=[.M$19])*([$PoweredFlights.$B$3:.$B$1002]&lt;[.N$19])*[$PoweredFlights.$N$3:.$N$1002])" office:value-type="float" office:value="0">
            <text:p>0</text:p>
          </table:table-cell>
          <table:table-cell table:style-name="ce73" table:number-matrix-columns-spanned="1" table:number-matrix-rows-spanned="1" table:formula="of:=SUM(([$PoweredFlights.$B$3:.$B$1002]&gt;=[.N$19])*([$PoweredFlights.$B$3:.$B$1002]&lt;DATE(YEAR([.$K$2])+1;1;1))*[$PoweredFlights.$N$3:.$N$1002])" office:value-type="float" office:value="0">
            <text:p>0</text:p>
          </table:table-cell>
          <table:table-cell table:style-name="ce89" table:number-matrix-columns-spanned="1" table:number-matrix-rows-spanned="1" table:formula="of:=SUM(([$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25])*([$PoweredFlights.$B$3:.$B$1002]&gt;=[.C$19])*([$PoweredFlights.$B$3:.$B$1002]&lt;[.D$19]))" office:value-type="float" office:value="1">
            <text:p>1</text:p>
          </table:table-cell>
          <table:table-cell table:style-name="ce73" table:number-matrix-columns-spanned="1" table:number-matrix-rows-spanned="1" table:formula="of:=SUM(([$PoweredFlights.$D$3:.$D$1002]=[.$A25])*([$PoweredFlights.$B$3:.$B$1002]&gt;=[.D$19])*([$PoweredFlights.$B$3:.$B$1002]&lt;[.E$19]))" office:value-type="float" office:value="0">
            <text:p>0</text:p>
          </table:table-cell>
          <table:table-cell table:style-name="ce73" table:number-matrix-columns-spanned="1" table:number-matrix-rows-spanned="1" table:formula="of:=SUM(([$PoweredFlights.$D$3:.$D$1002]=[.$A25])*([$PoweredFlights.$B$3:.$B$1002]&gt;=[.E$19])*([$PoweredFlights.$B$3:.$B$1002]&lt;[.F$19]))" office:value-type="float" office:value="0">
            <text:p>0</text:p>
          </table:table-cell>
          <table:table-cell table:style-name="ce73" table:number-matrix-columns-spanned="1" table:number-matrix-rows-spanned="1" table:formula="of:=SUM(([$PoweredFlights.$D$3:.$D$1002]=[.$A25])*([$PoweredFlights.$B$3:.$B$1002]&gt;=[.F$19])*([$PoweredFlights.$B$3:.$B$1002]&lt;[.G$19]))" office:value-type="float" office:value="0">
            <text:p>0</text:p>
          </table:table-cell>
          <table:table-cell table:style-name="ce73" table:number-matrix-columns-spanned="1" table:number-matrix-rows-spanned="1" table:formula="of:=SUM(([$PoweredFlights.$D$3:.$D$1002]=[.$A25])*([$PoweredFlights.$B$3:.$B$1002]&gt;=[.G$19])*([$PoweredFlights.$B$3:.$B$1002]&lt;[.H$19]))" office:value-type="float" office:value="0">
            <text:p>0</text:p>
          </table:table-cell>
          <table:table-cell table:style-name="ce73" table:number-matrix-columns-spanned="1" table:number-matrix-rows-spanned="1" table:formula="of:=SUM(([$PoweredFlights.$D$3:.$D$1002]=[.$A25])*([$PoweredFlights.$B$3:.$B$1002]&gt;=[.H$19])*([$PoweredFlights.$B$3:.$B$1002]&lt;[.I$19]))" office:value-type="float" office:value="0">
            <text:p>0</text:p>
          </table:table-cell>
          <table:table-cell table:style-name="ce73" table:number-matrix-columns-spanned="1" table:number-matrix-rows-spanned="1" table:formula="of:=SUM(([$PoweredFlights.$D$3:.$D$1002]=[.$A25])*([$PoweredFlights.$B$3:.$B$1002]&gt;=[.I$19])*([$PoweredFlights.$B$3:.$B$1002]&lt;[.J$19]))" office:value-type="float" office:value="0">
            <text:p>0</text:p>
          </table:table-cell>
          <table:table-cell table:style-name="ce73" table:number-matrix-columns-spanned="1" table:number-matrix-rows-spanned="1" table:formula="of:=SUM(([$PoweredFlights.$D$3:.$D$1002]=[.$A25])*([$PoweredFlights.$B$3:.$B$1002]&gt;=[.J$19])*([$PoweredFlights.$B$3:.$B$1002]&lt;[.K$19]))" office:value-type="float" office:value="0">
            <text:p>0</text:p>
          </table:table-cell>
          <table:table-cell table:style-name="ce73" table:number-matrix-columns-spanned="1" table:number-matrix-rows-spanned="1" table:formula="of:=SUM(([$PoweredFlights.$D$3:.$D$1002]=[.$A25])*([$PoweredFlights.$B$3:.$B$1002]&gt;=[.K$19])*([$PoweredFlights.$B$3:.$B$1002]&lt;[.L$19]))" office:value-type="float" office:value="0">
            <text:p>0</text:p>
          </table:table-cell>
          <table:table-cell table:style-name="ce73" table:number-matrix-columns-spanned="1" table:number-matrix-rows-spanned="1" table:formula="of:=SUM(([$PoweredFlights.$D$3:.$D$1002]=[.$A25])*([$PoweredFlights.$B$3:.$B$1002]&gt;=[.L$19])*([$PoweredFlights.$B$3:.$B$1002]&lt;[.M$19]))" office:value-type="float" office:value="0">
            <text:p>0</text:p>
          </table:table-cell>
          <table:table-cell table:style-name="ce73" table:number-matrix-columns-spanned="1" table:number-matrix-rows-spanned="1" table:formula="of:=SUM(([$PoweredFlights.$D$3:.$D$1002]=[.$A25])*([$PoweredFlights.$B$3:.$B$1002]&gt;=[.M$19])*([$PoweredFlights.$B$3:.$B$1002]&lt;[.N$19]))" office:value-type="float" office:value="0">
            <text:p>0</text:p>
          </table:table-cell>
          <table:table-cell table:style-name="ce73" table:number-matrix-columns-spanned="1" table:number-matrix-rows-spanned="1" table:formula="of:=SUM(([$PoweredFlights.$D$3:.$D$1002]=[.$A25])*([$PoweredFlights.$B$3:.$B$1002]&gt;=[.N$19])*([$PoweredFlights.$B$3:.$B$1002]&lt;DATE(YEAR([.$K$2])+1;1;1)))" office:value-type="float" office:value="0">
            <text:p>0</text:p>
          </table:table-cell>
          <table:table-cell table:style-name="ce87" table:number-matrix-columns-spanned="1" table:number-matrix-rows-spanned="1" table:formula="of:=SUM(([$PoweredFlights.$D$3:.$D$1002]=[.$A25])*([$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25])*([$PoweredFlights.$B$3:.$B$1002]&gt;=[.C$19])*([$PoweredFlights.$B$3:.$B$1002]&lt;[.D$19])*[$PoweredFlights.$O$3:.$O$1002])+SUM(([$PoweredFlights.$D$3:.$D$1002]=[.$A25])*([$PoweredFlights.$B$3:.$B$1002]&gt;=[.C$19])*([$PoweredFlights.$B$3:.$B$1002]&lt;[.D$19])*[$PoweredFlights.$P$3:.$P$1002])" office:value-type="float" office:value="4">
            <text:p>4</text:p>
          </table:table-cell>
          <table:table-cell table:style-name="ce74" table:number-matrix-columns-spanned="1" table:number-matrix-rows-spanned="1" table:formula="of:=SUM(([$PoweredFlights.$D$3:.$D$1002]=[.$A25])*([$PoweredFlights.$B$3:.$B$1002]&gt;=[.D$19])*([$PoweredFlights.$B$3:.$B$1002]&lt;[.E$19])*[$PoweredFlights.$O$3:.$O$1002])+SUM(([$PoweredFlights.$D$3:.$D$1002]=[.$A25])*([$PoweredFlights.$B$3:.$B$1002]&gt;=[.D$19])*([$PoweredFlights.$B$3:.$B$1002]&lt;[.E$19])*[$PoweredFlights.$P$3:.$P$1002])" office:value-type="float" office:value="0">
            <text:p>0</text:p>
          </table:table-cell>
          <table:table-cell table:style-name="ce74" table:number-matrix-columns-spanned="1" table:number-matrix-rows-spanned="1" table:formula="of:=SUM(([$PoweredFlights.$D$3:.$D$1002]=[.$A25])*([$PoweredFlights.$B$3:.$B$1002]&gt;=[.E$19])*([$PoweredFlights.$B$3:.$B$1002]&lt;[.F$19])*[$PoweredFlights.$O$3:.$O$1002])+SUM(([$PoweredFlights.$D$3:.$D$1002]=[.$A25])*([$PoweredFlights.$B$3:.$B$1002]&gt;=[.E$19])*([$PoweredFlights.$B$3:.$B$1002]&lt;[.F$19])*[$PoweredFlights.$P$3:.$P$1002])" office:value-type="float" office:value="0">
            <text:p>0</text:p>
          </table:table-cell>
          <table:table-cell table:style-name="ce74" table:number-matrix-columns-spanned="1" table:number-matrix-rows-spanned="1" table:formula="of:=SUM(([$PoweredFlights.$D$3:.$D$1002]=[.$A25])*([$PoweredFlights.$B$3:.$B$1002]&gt;=[.F$19])*([$PoweredFlights.$B$3:.$B$1002]&lt;[.G$19])*[$PoweredFlights.$O$3:.$O$1002])+SUM(([$PoweredFlights.$D$3:.$D$1002]=[.$A25])*([$PoweredFlights.$B$3:.$B$1002]&gt;=[.F$19])*([$PoweredFlights.$B$3:.$B$1002]&lt;[.G$19])*[$PoweredFlights.$P$3:.$P$1002])" office:value-type="float" office:value="0">
            <text:p>0</text:p>
          </table:table-cell>
          <table:table-cell table:style-name="ce74" table:number-matrix-columns-spanned="1" table:number-matrix-rows-spanned="1" table:formula="of:=SUM(([$PoweredFlights.$D$3:.$D$1002]=[.$A25])*([$PoweredFlights.$B$3:.$B$1002]&gt;=[.G$19])*([$PoweredFlights.$B$3:.$B$1002]&lt;[.H$19])*[$PoweredFlights.$O$3:.$O$1002])+SUM(([$PoweredFlights.$D$3:.$D$1002]=[.$A25])*([$PoweredFlights.$B$3:.$B$1002]&gt;=[.G$19])*([$PoweredFlights.$B$3:.$B$1002]&lt;[.H$19])*[$PoweredFlights.$P$3:.$P$1002])" office:value-type="float" office:value="0">
            <text:p>0</text:p>
          </table:table-cell>
          <table:table-cell table:style-name="ce74" table:number-matrix-columns-spanned="1" table:number-matrix-rows-spanned="1" table:formula="of:=SUM(([$PoweredFlights.$D$3:.$D$1002]=[.$A25])*([$PoweredFlights.$B$3:.$B$1002]&gt;=[.H$19])*([$PoweredFlights.$B$3:.$B$1002]&lt;[.I$19])*[$PoweredFlights.$O$3:.$O$1002])+SUM(([$PoweredFlights.$D$3:.$D$1002]=[.$A25])*([$PoweredFlights.$B$3:.$B$1002]&gt;=[.H$19])*([$PoweredFlights.$B$3:.$B$1002]&lt;[.I$19])*[$PoweredFlights.$P$3:.$P$1002])" office:value-type="float" office:value="0">
            <text:p>0</text:p>
          </table:table-cell>
          <table:table-cell table:style-name="ce74" table:number-matrix-columns-spanned="1" table:number-matrix-rows-spanned="1" table:formula="of:=SUM(([$PoweredFlights.$D$3:.$D$1002]=[.$A25])*([$PoweredFlights.$B$3:.$B$1002]&gt;=[.I$19])*([$PoweredFlights.$B$3:.$B$1002]&lt;[.J$19])*[$PoweredFlights.$O$3:.$O$1002])+SUM(([$PoweredFlights.$D$3:.$D$1002]=[.$A25])*([$PoweredFlights.$B$3:.$B$1002]&gt;=[.I$19])*([$PoweredFlights.$B$3:.$B$1002]&lt;[.J$19])*[$PoweredFlights.$P$3:.$P$1002])" office:value-type="float" office:value="0">
            <text:p>0</text:p>
          </table:table-cell>
          <table:table-cell table:style-name="ce74" table:number-matrix-columns-spanned="1" table:number-matrix-rows-spanned="1" table:formula="of:=SUM(([$PoweredFlights.$D$3:.$D$1002]=[.$A25])*([$PoweredFlights.$B$3:.$B$1002]&gt;=[.J$19])*([$PoweredFlights.$B$3:.$B$1002]&lt;[.K$19])*[$PoweredFlights.$O$3:.$O$1002])+SUM(([$PoweredFlights.$D$3:.$D$1002]=[.$A25])*([$PoweredFlights.$B$3:.$B$1002]&gt;=[.J$19])*([$PoweredFlights.$B$3:.$B$1002]&lt;[.K$19])*[$PoweredFlights.$P$3:.$P$1002])" office:value-type="float" office:value="0">
            <text:p>0</text:p>
          </table:table-cell>
          <table:table-cell table:style-name="ce74" table:number-matrix-columns-spanned="1" table:number-matrix-rows-spanned="1" table:formula="of:=SUM(([$PoweredFlights.$D$3:.$D$1002]=[.$A25])*([$PoweredFlights.$B$3:.$B$1002]&gt;=[.K$19])*([$PoweredFlights.$B$3:.$B$1002]&lt;[.L$19])*[$PoweredFlights.$O$3:.$O$1002])+SUM(([$PoweredFlights.$D$3:.$D$1002]=[.$A25])*([$PoweredFlights.$B$3:.$B$1002]&gt;=[.K$19])*([$PoweredFlights.$B$3:.$B$1002]&lt;[.L$19])*[$PoweredFlights.$P$3:.$P$1002])" office:value-type="float" office:value="0">
            <text:p>0</text:p>
          </table:table-cell>
          <table:table-cell table:style-name="ce74" table:number-matrix-columns-spanned="1" table:number-matrix-rows-spanned="1" table:formula="of:=SUM(([$PoweredFlights.$D$3:.$D$1002]=[.$A25])*([$PoweredFlights.$B$3:.$B$1002]&gt;=[.L$19])*([$PoweredFlights.$B$3:.$B$1002]&lt;[.M$19])*[$PoweredFlights.$O$3:.$O$1002])+SUM(([$PoweredFlights.$D$3:.$D$1002]=[.$A25])*([$PoweredFlights.$B$3:.$B$1002]&gt;=[.L$19])*([$PoweredFlights.$B$3:.$B$1002]&lt;[.M$19])*[$PoweredFlights.$P$3:.$P$1002])" office:value-type="float" office:value="0">
            <text:p>0</text:p>
          </table:table-cell>
          <table:table-cell table:style-name="ce74" table:number-matrix-columns-spanned="1" table:number-matrix-rows-spanned="1" table:formula="of:=SUM(([$PoweredFlights.$D$3:.$D$1002]=[.$A25])*([$PoweredFlights.$B$3:.$B$1002]&gt;=[.M$19])*([$PoweredFlights.$B$3:.$B$1002]&lt;[.N$19])*[$PoweredFlights.$O$3:.$O$1002])+SUM(([$PoweredFlights.$D$3:.$D$1002]=[.$A25])*([$PoweredFlights.$B$3:.$B$1002]&gt;=[.M$19])*([$PoweredFlights.$B$3:.$B$1002]&lt;[.N$19])*[$PoweredFlights.$P$3:.$P$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O$3:.$O$1002])+SUM(([$PoweredFlights.$D$3:.$D$1002]=[.$A25])*([$PoweredFlights.$B$3:.$B$1002]&gt;=[.N$19])*([$PoweredFlights.$B$3:.$B$1002]&lt;DATE(YEAR([.$K$2])+1;1;1))*[$PoweredFlights.$P$3:.$P$1002])" office:value-type="float" office:value="0">
            <text:p>0</text:p>
          </table:table-cell>
          <table:table-cell table:style-name="ce88" table:number-matrix-columns-spanned="1" table:number-matrix-rows-spanned="1" table:formula="of:=SUM(([$PoweredFlights.$D$3:.$D$1002]=[.$A25])*([$PoweredFlights.$B$3:.$B$1002]&gt;=DATE(YEAR([.$K$2]);1;1))*([$PoweredFlights.$B$3:.$B$1002]&lt;DATE(YEAR([.$K$2])+1;1;1))*[$PoweredFlights.$O$3:.$O$1002])+SUM(([$PoweredFlights.$D$3:.$D$1002]=[.$A25])*([$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25])*([$PoweredFlights.$B$3:.$B$1002]&gt;=[.C$19])*([$PoweredFlights.$B$3:.$B$1002]&lt;[.D$19])*[$PoweredFlights.$L$3:.$L$1002])+SUM(([$PoweredFlights.$D$3:.$D$1002]=[.$A25])*([$PoweredFlights.$B$3:.$B$1002]&gt;=[.C$19])*([$PoweredFlights.$B$3:.$B$1002]&lt;[.D$19])*[$PoweredFlights.$M$3:.$M$1002])" office:value-type="float" office:value="4">
            <text:p>4</text:p>
          </table:table-cell>
          <table:table-cell table:style-name="ce74" table:number-matrix-columns-spanned="1" table:number-matrix-rows-spanned="1" table:formula="of:=SUM(([$PoweredFlights.$D$3:.$D$1002]=[.$A25])*([$PoweredFlights.$B$3:.$B$1002]&gt;=[.D$19])*([$PoweredFlights.$B$3:.$B$1002]&lt;[.E$19])*[$PoweredFlights.$L$3:.$L$1002])+SUM(([$PoweredFlights.$D$3:.$D$1002]=[.$A25])*([$PoweredFlights.$B$3:.$B$1002]&gt;=[.D$19])*([$PoweredFlights.$B$3:.$B$1002]&lt;[.E$19])*[$PoweredFlights.$M$3:.$M$1002])" office:value-type="float" office:value="0">
            <text:p>0</text:p>
          </table:table-cell>
          <table:table-cell table:style-name="ce74" table:number-matrix-columns-spanned="1" table:number-matrix-rows-spanned="1" table:formula="of:=SUM(([$PoweredFlights.$D$3:.$D$1002]=[.$A25])*([$PoweredFlights.$B$3:.$B$1002]&gt;=[.E$19])*([$PoweredFlights.$B$3:.$B$1002]&lt;[.F$19])*[$PoweredFlights.$L$3:.$L$1002])+SUM(([$PoweredFlights.$D$3:.$D$1002]=[.$A25])*([$PoweredFlights.$B$3:.$B$1002]&gt;=[.E$19])*([$PoweredFlights.$B$3:.$B$1002]&lt;[.F$19])*[$PoweredFlights.$M$3:.$M$1002])" office:value-type="float" office:value="0">
            <text:p>0</text:p>
          </table:table-cell>
          <table:table-cell table:style-name="ce74" table:number-matrix-columns-spanned="1" table:number-matrix-rows-spanned="1" table:formula="of:=SUM(([$PoweredFlights.$D$3:.$D$1002]=[.$A25])*([$PoweredFlights.$B$3:.$B$1002]&gt;=[.F$19])*([$PoweredFlights.$B$3:.$B$1002]&lt;[.G$19])*[$PoweredFlights.$L$3:.$L$1002])+SUM(([$PoweredFlights.$D$3:.$D$1002]=[.$A25])*([$PoweredFlights.$B$3:.$B$1002]&gt;=[.F$19])*([$PoweredFlights.$B$3:.$B$1002]&lt;[.G$19])*[$PoweredFlights.$M$3:.$M$1002])" office:value-type="float" office:value="0">
            <text:p>0</text:p>
          </table:table-cell>
          <table:table-cell table:style-name="ce74" table:number-matrix-columns-spanned="1" table:number-matrix-rows-spanned="1" table:formula="of:=SUM(([$PoweredFlights.$D$3:.$D$1002]=[.$A25])*([$PoweredFlights.$B$3:.$B$1002]&gt;=[.G$19])*([$PoweredFlights.$B$3:.$B$1002]&lt;[.H$19])*[$PoweredFlights.$L$3:.$L$1002])+SUM(([$PoweredFlights.$D$3:.$D$1002]=[.$A25])*([$PoweredFlights.$B$3:.$B$1002]&gt;=[.G$19])*([$PoweredFlights.$B$3:.$B$1002]&lt;[.H$19])*[$PoweredFlights.$M$3:.$M$1002])" office:value-type="float" office:value="0">
            <text:p>0</text:p>
          </table:table-cell>
          <table:table-cell table:style-name="ce74" table:number-matrix-columns-spanned="1" table:number-matrix-rows-spanned="1" table:formula="of:=SUM(([$PoweredFlights.$D$3:.$D$1002]=[.$A25])*([$PoweredFlights.$B$3:.$B$1002]&gt;=[.H$19])*([$PoweredFlights.$B$3:.$B$1002]&lt;[.I$19])*[$PoweredFlights.$L$3:.$L$1002])+SUM(([$PoweredFlights.$D$3:.$D$1002]=[.$A25])*([$PoweredFlights.$B$3:.$B$1002]&gt;=[.H$19])*([$PoweredFlights.$B$3:.$B$1002]&lt;[.I$19])*[$PoweredFlights.$M$3:.$M$1002])" office:value-type="float" office:value="0">
            <text:p>0</text:p>
          </table:table-cell>
          <table:table-cell table:style-name="ce74" table:number-matrix-columns-spanned="1" table:number-matrix-rows-spanned="1" table:formula="of:=SUM(([$PoweredFlights.$D$3:.$D$1002]=[.$A25])*([$PoweredFlights.$B$3:.$B$1002]&gt;=[.I$19])*([$PoweredFlights.$B$3:.$B$1002]&lt;[.J$19])*[$PoweredFlights.$L$3:.$L$1002])+SUM(([$PoweredFlights.$D$3:.$D$1002]=[.$A25])*([$PoweredFlights.$B$3:.$B$1002]&gt;=[.I$19])*([$PoweredFlights.$B$3:.$B$1002]&lt;[.J$19])*[$PoweredFlights.$M$3:.$M$1002])" office:value-type="float" office:value="0">
            <text:p>0</text:p>
          </table:table-cell>
          <table:table-cell table:style-name="ce74" table:number-matrix-columns-spanned="1" table:number-matrix-rows-spanned="1" table:formula="of:=SUM(([$PoweredFlights.$D$3:.$D$1002]=[.$A25])*([$PoweredFlights.$B$3:.$B$1002]&gt;=[.J$19])*([$PoweredFlights.$B$3:.$B$1002]&lt;[.K$19])*[$PoweredFlights.$L$3:.$L$1002])+SUM(([$PoweredFlights.$D$3:.$D$1002]=[.$A25])*([$PoweredFlights.$B$3:.$B$1002]&gt;=[.J$19])*([$PoweredFlights.$B$3:.$B$1002]&lt;[.K$19])*[$PoweredFlights.$M$3:.$M$1002])" office:value-type="float" office:value="0">
            <text:p>0</text:p>
          </table:table-cell>
          <table:table-cell table:style-name="ce74" table:number-matrix-columns-spanned="1" table:number-matrix-rows-spanned="1" table:formula="of:=SUM(([$PoweredFlights.$D$3:.$D$1002]=[.$A25])*([$PoweredFlights.$B$3:.$B$1002]&gt;=[.K$19])*([$PoweredFlights.$B$3:.$B$1002]&lt;[.L$19])*[$PoweredFlights.$L$3:.$L$1002])+SUM(([$PoweredFlights.$D$3:.$D$1002]=[.$A25])*([$PoweredFlights.$B$3:.$B$1002]&gt;=[.K$19])*([$PoweredFlights.$B$3:.$B$1002]&lt;[.L$19])*[$PoweredFlights.$M$3:.$M$1002])" office:value-type="float" office:value="0">
            <text:p>0</text:p>
          </table:table-cell>
          <table:table-cell table:style-name="ce74" table:number-matrix-columns-spanned="1" table:number-matrix-rows-spanned="1" table:formula="of:=SUM(([$PoweredFlights.$D$3:.$D$1002]=[.$A25])*([$PoweredFlights.$B$3:.$B$1002]&gt;=[.L$19])*([$PoweredFlights.$B$3:.$B$1002]&lt;[.M$19])*[$PoweredFlights.$L$3:.$L$1002])+SUM(([$PoweredFlights.$D$3:.$D$1002]=[.$A25])*([$PoweredFlights.$B$3:.$B$1002]&gt;=[.L$19])*([$PoweredFlights.$B$3:.$B$1002]&lt;[.M$19])*[$PoweredFlights.$M$3:.$M$1002])" office:value-type="float" office:value="0">
            <text:p>0</text:p>
          </table:table-cell>
          <table:table-cell table:style-name="ce74" table:number-matrix-columns-spanned="1" table:number-matrix-rows-spanned="1" table:formula="of:=SUM(([$PoweredFlights.$D$3:.$D$1002]=[.$A25])*([$PoweredFlights.$B$3:.$B$1002]&gt;=[.M$19])*([$PoweredFlights.$B$3:.$B$1002]&lt;[.N$19])*[$PoweredFlights.$L$3:.$L$1002])+SUM(([$PoweredFlights.$D$3:.$D$1002]=[.$A25])*([$PoweredFlights.$B$3:.$B$1002]&gt;=[.M$19])*([$PoweredFlights.$B$3:.$B$1002]&lt;[.N$19])*[$PoweredFlights.$M$3:.$M$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L$3:.$L$1002])+SUM(([$PoweredFlights.$D$3:.$D$1002]=[.$A25])*([$PoweredFlights.$B$3:.$B$1002]&gt;=[.N$19])*([$PoweredFlights.$B$3:.$B$1002]&lt;DATE(YEAR([.$K$2])+1;1;1))*[$PoweredFlights.$M$3:.$M$1002])" office:value-type="float" office:value="0">
            <text:p>0</text:p>
          </table:table-cell>
          <table:table-cell table:style-name="ce88" table:number-matrix-columns-spanned="1" table:number-matrix-rows-spanned="1" table:formula="of:=SUM(([$PoweredFlights.$D$3:.$D$1002]=[.$A25])*([$PoweredFlights.$B$3:.$B$1002]&gt;=DATE(YEAR([.$K$2]);1;1))*([$PoweredFlights.$B$3:.$B$1002]&lt;DATE(YEAR([.$K$2])+1;1;1))*[$PoweredFlights.$L$3:.$L$1002])+SUM(([$PoweredFlights.$D$3:.$D$1002]=[.$A25])*([$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25])*([$PoweredFlights.$B$3:.$B$1002]&gt;=[.C$19])*([$PoweredFlights.$B$3:.$B$1002]&lt;[.D$19])*[$PoweredFlights.$N$3:.$N$1002])" office:value-type="float" office:value="1.25">
            <text:p>1.25</text:p>
          </table:table-cell>
          <table:table-cell table:style-name="ce73" table:number-matrix-columns-spanned="1" table:number-matrix-rows-spanned="1" table:formula="of:=SUM(([$PoweredFlights.$D$3:.$D$1002]=[.$A25])*([$PoweredFlights.$B$3:.$B$1002]&gt;=[.D$19])*([$PoweredFlights.$B$3:.$B$1002]&lt;[.E$19])*[$PoweredFlights.$N$3:.$N$1002])" office:value-type="float" office:value="0">
            <text:p>0</text:p>
          </table:table-cell>
          <table:table-cell table:style-name="ce73" table:number-matrix-columns-spanned="1" table:number-matrix-rows-spanned="1" table:formula="of:=SUM(([$PoweredFlights.$D$3:.$D$1002]=[.$A25])*([$PoweredFlights.$B$3:.$B$1002]&gt;=[.E$19])*([$PoweredFlights.$B$3:.$B$1002]&lt;[.F$19])*[$PoweredFlights.$N$3:.$N$1002])" office:value-type="float" office:value="0">
            <text:p>0</text:p>
          </table:table-cell>
          <table:table-cell table:style-name="ce73" table:number-matrix-columns-spanned="1" table:number-matrix-rows-spanned="1" table:formula="of:=SUM(([$PoweredFlights.$D$3:.$D$1002]=[.$A25])*([$PoweredFlights.$B$3:.$B$1002]&gt;=[.F$19])*([$PoweredFlights.$B$3:.$B$1002]&lt;[.G$19])*[$PoweredFlights.$N$3:.$N$1002])" office:value-type="float" office:value="0">
            <text:p>0</text:p>
          </table:table-cell>
          <table:table-cell table:style-name="ce73" table:number-matrix-columns-spanned="1" table:number-matrix-rows-spanned="1" table:formula="of:=SUM(([$PoweredFlights.$D$3:.$D$1002]=[.$A25])*([$PoweredFlights.$B$3:.$B$1002]&gt;=[.G$19])*([$PoweredFlights.$B$3:.$B$1002]&lt;[.H$19])*[$PoweredFlights.$N$3:.$N$1002])" office:value-type="float" office:value="0">
            <text:p>0</text:p>
          </table:table-cell>
          <table:table-cell table:style-name="ce73" table:number-matrix-columns-spanned="1" table:number-matrix-rows-spanned="1" table:formula="of:=SUM(([$PoweredFlights.$D$3:.$D$1002]=[.$A25])*([$PoweredFlights.$B$3:.$B$1002]&gt;=[.H$19])*([$PoweredFlights.$B$3:.$B$1002]&lt;[.I$19])*[$PoweredFlights.$N$3:.$N$1002])" office:value-type="float" office:value="0">
            <text:p>0</text:p>
          </table:table-cell>
          <table:table-cell table:style-name="ce73" table:number-matrix-columns-spanned="1" table:number-matrix-rows-spanned="1" table:formula="of:=SUM(([$PoweredFlights.$D$3:.$D$1002]=[.$A25])*([$PoweredFlights.$B$3:.$B$1002]&gt;=[.I$19])*([$PoweredFlights.$B$3:.$B$1002]&lt;[.J$19])*[$PoweredFlights.$N$3:.$N$1002])" office:value-type="float" office:value="0">
            <text:p>0</text:p>
          </table:table-cell>
          <table:table-cell table:style-name="ce73" table:number-matrix-columns-spanned="1" table:number-matrix-rows-spanned="1" table:formula="of:=SUM(([$PoweredFlights.$D$3:.$D$1002]=[.$A25])*([$PoweredFlights.$B$3:.$B$1002]&gt;=[.J$19])*([$PoweredFlights.$B$3:.$B$1002]&lt;[.K$19])*[$PoweredFlights.$N$3:.$N$1002])" office:value-type="float" office:value="0">
            <text:p>0</text:p>
          </table:table-cell>
          <table:table-cell table:style-name="ce73" table:number-matrix-columns-spanned="1" table:number-matrix-rows-spanned="1" table:formula="of:=SUM(([$PoweredFlights.$D$3:.$D$1002]=[.$A25])*([$PoweredFlights.$B$3:.$B$1002]&gt;=[.K$19])*([$PoweredFlights.$B$3:.$B$1002]&lt;[.L$19])*[$PoweredFlights.$N$3:.$N$1002])" office:value-type="float" office:value="0">
            <text:p>0</text:p>
          </table:table-cell>
          <table:table-cell table:style-name="ce73" table:number-matrix-columns-spanned="1" table:number-matrix-rows-spanned="1" table:formula="of:=SUM(([$PoweredFlights.$D$3:.$D$1002]=[.$A25])*([$PoweredFlights.$B$3:.$B$1002]&gt;=[.L$19])*([$PoweredFlights.$B$3:.$B$1002]&lt;[.M$19])*[$PoweredFlights.$N$3:.$N$1002])" office:value-type="float" office:value="0">
            <text:p>0</text:p>
          </table:table-cell>
          <table:table-cell table:style-name="ce73" table:number-matrix-columns-spanned="1" table:number-matrix-rows-spanned="1" table:formula="of:=SUM(([$PoweredFlights.$D$3:.$D$1002]=[.$A25])*([$PoweredFlights.$B$3:.$B$1002]&gt;=[.M$19])*([$PoweredFlights.$B$3:.$B$1002]&lt;[.N$19])*[$PoweredFlights.$N$3:.$N$1002])" office:value-type="float" office:value="0">
            <text:p>0</text:p>
          </table:table-cell>
          <table:table-cell table:style-name="ce73" table:number-matrix-columns-spanned="1" table:number-matrix-rows-spanned="1" table:formula="of:=SUM(([$PoweredFlights.$D$3:.$D$1002]=[.$A25])*([$PoweredFlights.$B$3:.$B$1002]&gt;=[.N$19])*([$PoweredFlights.$B$3:.$B$1002]&lt;DATE(YEAR([.$K$2])+1;1;1))*[$PoweredFlights.$N$3:.$N$1002])" office:value-type="float" office:value="0">
            <text:p>0</text:p>
          </table:table-cell>
          <table:table-cell table:style-name="ce89" table:number-matrix-columns-spanned="1" table:number-matrix-rows-spanned="1" table:formula="of:=SUM(([$PoweredFlights.$D$3:.$D$1002]=[.$A25])*([$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4"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5">Note:</text:span><text:span text:style-name="T3"> If the currency calculations produce errors, you must install and/or activate the </text:span><text:span text:style-name="T6">Analysis AddIn</text:span><text:span text:style-name="T3">.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K$2]-[.C$32]))*([$PoweredFlights.$B$3:.$B$1002]&lt;=[.$K$2]))" office:value-type="float" office:value="0">
            <text:p>0</text:p>
          </table:table-cell>
          <table:table-cell table:style-name="ce73" table:number-matrix-columns-spanned="1" table:number-matrix-rows-spanned="1" table:formula="of:=SUM(([$PoweredFlights.$B$3:.$B$1002]&gt;=([.$K$2]-[.D$32]))*([$PoweredFlights.$B$3:.$B$1002]&lt;=[.$K$2]))" office:value-type="float" office:value="0">
            <text:p>0</text:p>
          </table:table-cell>
          <table:table-cell table:style-name="ce73" table:number-matrix-columns-spanned="1" table:number-matrix-rows-spanned="1" table:formula="of:=SUM(([$PoweredFlights.$B$3:.$B$1002]&gt;=([.$K$2]-[.E$32]))*([$PoweredFlights.$B$3:.$B$1002]&lt;=[.$K$2]))" office:value-type="float" office:value="0">
            <text:p>0</text:p>
          </table:table-cell>
          <table:table-cell table:style-name="ce73" table:number-matrix-columns-spanned="1" table:number-matrix-rows-spanned="1" table:formula="of:=SUM(([$PoweredFlights.$B$3:.$B$1002]&gt;=([.$K$2]-[.F$32]))*([$PoweredFlights.$B$3:.$B$1002]&lt;=[.$K$2]))" office:value-type="float" office:value="1">
            <text:p>1</text:p>
          </table:table-cell>
          <table:table-cell table:style-name="ce73" table:number-matrix-columns-spanned="1" table:number-matrix-rows-spanned="1" table:formula="of:=SUM(([$PoweredFlights.$B$3:.$B$1002]&gt;=([.$K$2]-[.G$32]))*([$PoweredFlights.$B$3:.$B$1002]&lt;=[.$K$2]))" office:value-type="float" office:value="1">
            <text:p>1</text:p>
          </table:table-cell>
          <table:table-cell table:style-name="ce73" table:number-matrix-columns-spanned="1" table:number-matrix-rows-spanned="1" table:formula="of:=SUM(([$PoweredFlights.$B$3:.$B$1002]&gt;=([.$K$2]-[.H$32]))*([$PoweredFlights.$B$3:.$B$1002]&lt;=[.$K$2]))" office:value-type="float" office:value="1">
            <text:p>1</text:p>
          </table:table-cell>
          <table:table-cell table:style-name="ce73" table:number-matrix-columns-spanned="1" table:number-matrix-rows-spanned="1" table:formula="of:=SUM(([$PoweredFlights.$B$3:.$B$1002]&gt;=([.$K$2]-[.I$32]))*([$PoweredFlights.$B$3:.$B$1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K$2]-[.C$32]))*([$PoweredFlights.$B$3:.$B$1002]&lt;=[.$K$2])*[$PoweredFlights.$O$3:.$O$1002])+SUM(([$PoweredFlights.$B$3:.$B$1002]&gt;=([.$K$2]-[.C$32]))*([$PoweredFlights.$B$3:.$B$1002]&lt;=[.$K$2])*[$PoweredFlights.$P$3:.$P$1002])" office:value-type="float" office:value="0">
            <text:p>0</text:p>
          </table:table-cell>
          <table:table-cell table:style-name="ce74" table:number-matrix-columns-spanned="1" table:number-matrix-rows-spanned="1" table:formula="of:=SUM(([$PoweredFlights.$B$3:.$B$1002]&gt;=([.$K$2]-[.D$32]))*([$PoweredFlights.$B$3:.$B$1002]&lt;=[.$K$2])*[$PoweredFlights.$O$3:.$O$1002])+SUM(([$PoweredFlights.$B$3:.$B$1002]&gt;=([.$K$2]-[.D$32]))*([$PoweredFlights.$B$3:.$B$1002]&lt;=[.$K$2])*[$PoweredFlights.$P$3:.$P$1002])" office:value-type="float" office:value="0">
            <text:p>0</text:p>
          </table:table-cell>
          <table:table-cell table:style-name="ce74" table:number-matrix-columns-spanned="1" table:number-matrix-rows-spanned="1" table:formula="of:=SUM(([$PoweredFlights.$B$3:.$B$1002]&gt;=([.$K$2]-[.E$32]))*([$PoweredFlights.$B$3:.$B$1002]&lt;=[.$K$2])*[$PoweredFlights.$O$3:.$O$1002])+SUM(([$PoweredFlights.$B$3:.$B$1002]&gt;=([.$K$2]-[.E$32]))*([$PoweredFlights.$B$3:.$B$1002]&lt;=[.$K$2])*[$PoweredFlights.$P$3:.$P$1002])" office:value-type="float" office:value="0">
            <text:p>0</text:p>
          </table:table-cell>
          <table:table-cell table:style-name="ce74" table:number-matrix-columns-spanned="1" table:number-matrix-rows-spanned="1" table:formula="of:=SUM(([$PoweredFlights.$B$3:.$B$1002]&gt;=([.$K$2]-[.F$32]))*([$PoweredFlights.$B$3:.$B$1002]&lt;=[.$K$2])*[$PoweredFlights.$O$3:.$O$1002])+SUM(([$PoweredFlights.$B$3:.$B$1002]&gt;=([.$K$2]-[.F$32]))*([$PoweredFlights.$B$3:.$B$1002]&lt;=[.$K$2])*[$PoweredFlights.$P$3:.$P$1002])" office:value-type="float" office:value="4">
            <text:p>4</text:p>
          </table:table-cell>
          <table:table-cell table:style-name="ce74" table:number-matrix-columns-spanned="1" table:number-matrix-rows-spanned="1" table:formula="of:=SUM(([$PoweredFlights.$B$3:.$B$1002]&gt;=([.$K$2]-[.G$32]))*([$PoweredFlights.$B$3:.$B$1002]&lt;=[.$K$2])*[$PoweredFlights.$O$3:.$O$1002])+SUM(([$PoweredFlights.$B$3:.$B$1002]&gt;=([.$K$2]-[.G$32]))*([$PoweredFlights.$B$3:.$B$1002]&lt;=[.$K$2])*[$PoweredFlights.$P$3:.$P$1002])" office:value-type="float" office:value="4">
            <text:p>4</text:p>
          </table:table-cell>
          <table:table-cell table:style-name="ce74" table:number-matrix-columns-spanned="1" table:number-matrix-rows-spanned="1" table:formula="of:=SUM(([$PoweredFlights.$B$3:.$B$1002]&gt;=([.$K$2]-[.H$32]))*([$PoweredFlights.$B$3:.$B$1002]&lt;=[.$K$2])*[$PoweredFlights.$O$3:.$O$1002])+SUM(([$PoweredFlights.$B$3:.$B$1002]&gt;=([.$K$2]-[.H$32]))*([$PoweredFlights.$B$3:.$B$1002]&lt;=[.$K$2])*[$PoweredFlights.$P$3:.$P$1002])" office:value-type="float" office:value="4">
            <text:p>4</text:p>
          </table:table-cell>
          <table:table-cell table:style-name="ce74" table:number-matrix-columns-spanned="1" table:number-matrix-rows-spanned="1" table:formula="of:=SUM(([$PoweredFlights.$B$3:.$B$1002]&gt;=([.$K$2]-[.I$32]))*([$PoweredFlights.$B$3:.$B$1002]&lt;=[.$K$2])*[$PoweredFlights.$O$3:.$O$1002])+SUM(([$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K$2]-[.C$32]))*([$PoweredFlights.$B$3:.$B$1002]&lt;=[.$K$2])*[$PoweredFlights.$L$3:.$L$1002])+SUM(([$PoweredFlights.$B$3:.$B$1002]&gt;=([.$K$2]-[.C$32]))*([$PoweredFlights.$B$3:.$B$1002]&lt;=[.$K$2])*[$PoweredFlights.$M$3:.$M$1002])" office:value-type="float" office:value="0">
            <text:p>0</text:p>
          </table:table-cell>
          <table:table-cell table:style-name="ce74" table:number-matrix-columns-spanned="1" table:number-matrix-rows-spanned="1" table:formula="of:=SUM(([$PoweredFlights.$B$3:.$B$1002]&gt;=([.$K$2]-[.D$32]))*([$PoweredFlights.$B$3:.$B$1002]&lt;=[.$K$2])*[$PoweredFlights.$L$3:.$L$1002])+SUM(([$PoweredFlights.$B$3:.$B$1002]&gt;=([.$K$2]-[.D$32]))*([$PoweredFlights.$B$3:.$B$1002]&lt;=[.$K$2])*[$PoweredFlights.$M$3:.$M$1002])" office:value-type="float" office:value="0">
            <text:p>0</text:p>
          </table:table-cell>
          <table:table-cell table:style-name="ce74" table:number-matrix-columns-spanned="1" table:number-matrix-rows-spanned="1" table:formula="of:=SUM(([$PoweredFlights.$B$3:.$B$1002]&gt;=([.$K$2]-[.E$32]))*([$PoweredFlights.$B$3:.$B$1002]&lt;=[.$K$2])*[$PoweredFlights.$L$3:.$L$1002])+SUM(([$PoweredFlights.$B$3:.$B$1002]&gt;=([.$K$2]-[.E$32]))*([$PoweredFlights.$B$3:.$B$1002]&lt;=[.$K$2])*[$PoweredFlights.$M$3:.$M$1002])" office:value-type="float" office:value="0">
            <text:p>0</text:p>
          </table:table-cell>
          <table:table-cell table:style-name="ce74" table:number-matrix-columns-spanned="1" table:number-matrix-rows-spanned="1" table:formula="of:=SUM(([$PoweredFlights.$B$3:.$B$1002]&gt;=([.$K$2]-[.F$32]))*([$PoweredFlights.$B$3:.$B$1002]&lt;=[.$K$2])*[$PoweredFlights.$L$3:.$L$1002])+SUM(([$PoweredFlights.$B$3:.$B$1002]&gt;=([.$K$2]-[.F$32]))*([$PoweredFlights.$B$3:.$B$1002]&lt;=[.$K$2])*[$PoweredFlights.$M$3:.$M$1002])" office:value-type="float" office:value="4">
            <text:p>4</text:p>
          </table:table-cell>
          <table:table-cell table:style-name="ce74" table:number-matrix-columns-spanned="1" table:number-matrix-rows-spanned="1" table:formula="of:=SUM(([$PoweredFlights.$B$3:.$B$1002]&gt;=([.$K$2]-[.G$32]))*([$PoweredFlights.$B$3:.$B$1002]&lt;=[.$K$2])*[$PoweredFlights.$L$3:.$L$1002])+SUM(([$PoweredFlights.$B$3:.$B$1002]&gt;=([.$K$2]-[.G$32]))*([$PoweredFlights.$B$3:.$B$1002]&lt;=[.$K$2])*[$PoweredFlights.$M$3:.$M$1002])" office:value-type="float" office:value="4">
            <text:p>4</text:p>
          </table:table-cell>
          <table:table-cell table:style-name="ce74" table:number-matrix-columns-spanned="1" table:number-matrix-rows-spanned="1" table:formula="of:=SUM(([$PoweredFlights.$B$3:.$B$1002]&gt;=([.$K$2]-[.H$32]))*([$PoweredFlights.$B$3:.$B$1002]&lt;=[.$K$2])*[$PoweredFlights.$L$3:.$L$1002])+SUM(([$PoweredFlights.$B$3:.$B$1002]&gt;=([.$K$2]-[.H$32]))*([$PoweredFlights.$B$3:.$B$1002]&lt;=[.$K$2])*[$PoweredFlights.$M$3:.$M$1002])" office:value-type="float" office:value="4">
            <text:p>4</text:p>
          </table:table-cell>
          <table:table-cell table:style-name="ce74" table:number-matrix-columns-spanned="1" table:number-matrix-rows-spanned="1" table:formula="of:=SUM(([$PoweredFlights.$B$3:.$B$1002]&gt;=([.$K$2]-[.I$32]))*([$PoweredFlights.$B$3:.$B$1002]&lt;=[.$K$2])*[$PoweredFlights.$L$3:.$L$1002])+SUM(([$PoweredFlights.$B$3:.$B$1002]&gt;=([.$K$2]-[.I$32]))*([$PoweredFlights.$B$3:.$B$1002]&lt;=[.$K$2])*[$PoweredFlights.$M$3:.$M$1002])" office:value-type="float" office:value="4">
            <text:p>4</text:p>
          </table:table-cell>
          <table:table-cell table:number-columns-repeated="6"/>
          <table:table-cell table:style-name="ce78"/>
          <table:table-cell table:style-name="ce78">
            <draw:frame table:end-cell-address="PoweredStats.W50" table:end-x="2.01cm" table:end-y="0.25cm" draw:z-index="3" draw:style-name="gr1" svg:width="16cm" svg:height="7cm" svg:x="0.077cm" svg:y="0.42cm">
              <draw:object draw:notify-on-update-of-ranges="PoweredStats.S52:PoweredStats.V52 PoweredStats.S53:PoweredStats.V53 PoweredStats.S55:PoweredStats.V55" xlink:href="./Object 7" xlink:type="simple" xlink:show="embed" xlink:actuate="onLoad"/>
              <draw:image xlink:href="./ObjectReplacements/Object 7"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K$2]-[.C$32]))*([$PoweredFlights.$B$3:.$B$1002]&lt;=[.$K$2])*[$PoweredFlights.$N$3:.$N$1002])" office:value-type="float" office:value="0">
            <text:p>0</text:p>
          </table:table-cell>
          <table:table-cell table:style-name="ce73" table:number-matrix-columns-spanned="1" table:number-matrix-rows-spanned="1" table:formula="of:=SUM(([$PoweredFlights.$B$3:.$B$1002]&gt;=([.$K$2]-[.D$32]))*([$PoweredFlights.$B$3:.$B$1002]&lt;=[.$K$2])*[$PoweredFlights.$N$3:.$N$1002])" office:value-type="float" office:value="0">
            <text:p>0</text:p>
          </table:table-cell>
          <table:table-cell table:style-name="ce73" table:number-matrix-columns-spanned="1" table:number-matrix-rows-spanned="1" table:formula="of:=SUM(([$PoweredFlights.$B$3:.$B$1002]&gt;=([.$K$2]-[.E$32]))*([$PoweredFlights.$B$3:.$B$1002]&lt;=[.$K$2])*[$PoweredFlights.$N$3:.$N$1002])" office:value-type="float" office:value="0">
            <text:p>0</text:p>
          </table:table-cell>
          <table:table-cell table:style-name="ce73" table:number-matrix-columns-spanned="1" table:number-matrix-rows-spanned="1" table:formula="of:=SUM(([$PoweredFlights.$B$3:.$B$1002]&gt;=([.$K$2]-[.F$32]))*([$PoweredFlights.$B$3:.$B$1002]&lt;=[.$K$2])*[$PoweredFlights.$N$3:.$N$1002])" office:value-type="float" office:value="1.25">
            <text:p>1.25</text:p>
          </table:table-cell>
          <table:table-cell table:style-name="ce73" table:number-matrix-columns-spanned="1" table:number-matrix-rows-spanned="1" table:formula="of:=SUM(([$PoweredFlights.$B$3:.$B$1002]&gt;=([.$K$2]-[.G$32]))*([$PoweredFlights.$B$3:.$B$1002]&lt;=[.$K$2])*[$PoweredFlights.$N$3:.$N$1002])" office:value-type="float" office:value="1.25">
            <text:p>1.25</text:p>
          </table:table-cell>
          <table:table-cell table:style-name="ce73" table:number-matrix-columns-spanned="1" table:number-matrix-rows-spanned="1" table:formula="of:=SUM(([$PoweredFlights.$B$3:.$B$1002]&gt;=([.$K$2]-[.H$32]))*([$PoweredFlights.$B$3:.$B$1002]&lt;=[.$K$2])*[$PoweredFlights.$N$3:.$N$1002])" office:value-type="float" office:value="1.25">
            <text:p>1.25</text:p>
          </table:table-cell>
          <table:table-cell table:style-name="ce73" table:number-matrix-columns-spanned="1" table:number-matrix-rows-spanned="1" table:formula="of:=SUM(([$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LEFT([$PoweredFlights.$J$3:.$J$1002];2)=[.$A37])*([$PoweredFlights.$B$3:.$B$1002]&gt;=([.$K$2]-[.C$32]))*([$PoweredFlights.$B$3:.$B$1002]&lt;=[.$K$2]))" office:value-type="float" office:value="0">
            <text:p>0</text:p>
          </table:table-cell>
          <table:table-cell table:style-name="ce73" table:number-matrix-columns-spanned="1" table:number-matrix-rows-spanned="1" table:formula="of:=SUM((LEFT([$PoweredFlights.$J$3:.$J$1002];2)=[.$A37])*([$PoweredFlights.$B$3:.$B$1002]&gt;=([.$K$2]-[.D$32]))*([$PoweredFlights.$B$3:.$B$1002]&lt;=[.$K$2]))" office:value-type="float" office:value="0">
            <text:p>0</text:p>
          </table:table-cell>
          <table:table-cell table:style-name="ce73" table:number-matrix-columns-spanned="1" table:number-matrix-rows-spanned="1" table:formula="of:=SUM((LEFT([$PoweredFlights.$J$3:.$J$1002];2)=[.$A37])*([$PoweredFlights.$B$3:.$B$1002]&gt;=([.$K$2]-[.E$32]))*([$PoweredFlights.$B$3:.$B$1002]&lt;=[.$K$2]))" office:value-type="float" office:value="0">
            <text:p>0</text:p>
          </table:table-cell>
          <table:table-cell table:style-name="ce73" table:number-matrix-columns-spanned="1" table:number-matrix-rows-spanned="1" table:formula="of:=SUM((LEFT([$PoweredFlights.$J$3:.$J$1002];2)=[.$A37])*([$PoweredFlights.$B$3:.$B$1002]&gt;=([.$K$2]-[.F$32]))*([$PoweredFlights.$B$3:.$B$1002]&lt;=[.$K$2]))" office:value-type="float" office:value="0">
            <text:p>0</text:p>
          </table:table-cell>
          <table:table-cell table:style-name="ce73" table:number-matrix-columns-spanned="1" table:number-matrix-rows-spanned="1" table:formula="of:=SUM((LEFT([$PoweredFlights.$J$3:.$J$1002];2)=[.$A37])*([$PoweredFlights.$B$3:.$B$1002]&gt;=([.$K$2]-[.G$32]))*([$PoweredFlights.$B$3:.$B$1002]&lt;=[.$K$2]))" office:value-type="float" office:value="0">
            <text:p>0</text:p>
          </table:table-cell>
          <table:table-cell table:style-name="ce73" table:number-matrix-columns-spanned="1" table:number-matrix-rows-spanned="1" table:formula="of:=SUM((LEFT([$PoweredFlights.$J$3:.$J$1002];2)=[.$A37])*([$PoweredFlights.$B$3:.$B$1002]&gt;=([.$K$2]-[.H$32]))*([$PoweredFlights.$B$3:.$B$1002]&lt;=[.$K$2]))" office:value-type="float" office:value="0">
            <text:p>0</text:p>
          </table:table-cell>
          <table:table-cell table:style-name="ce73" table:number-matrix-columns-spanned="1" table:number-matrix-rows-spanned="1" table:formula="of:=SUM((LEFT([$PoweredFlights.$J$3:.$J$1002];2)=[.$A37])*([$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37])*([$PoweredFlights.$B$3:.$B$1002]&gt;=([.$K$2]-[.C$32]))*([$PoweredFlights.$B$3:.$B$1002]&lt;=[.$K$2])*[$PoweredFlights.$O$3:.$O$1002])+SUM((LEFT([$PoweredFlights.$J$3:.$J$1002];2)=[.$A37])*([$PoweredFlights.$B$3:.$B$1002]&gt;=([.$K$2]-[.C$32]))*([$PoweredFlights.$B$3:.$B$1002]&lt;=[.$K$2])*[$PoweredFlights.$P$3:.$P$1002])" office:value-type="float" office:value="0">
            <text:p>0</text:p>
          </table:table-cell>
          <table:table-cell table:style-name="ce74" table:number-matrix-columns-spanned="1" table:number-matrix-rows-spanned="1" table:formula="of:=SUM((LEFT([$PoweredFlights.$J$3:.$J$1002];2)=[.$A37])*([$PoweredFlights.$B$3:.$B$1002]&gt;=([.$K$2]-[.D$32]))*([$PoweredFlights.$B$3:.$B$1002]&lt;=[.$K$2])*[$PoweredFlights.$O$3:.$O$1002])+SUM((LEFT([$PoweredFlights.$J$3:.$J$1002];2)=[.$A37])*([$PoweredFlights.$B$3:.$B$1002]&gt;=([.$K$2]-[.D$32]))*([$PoweredFlights.$B$3:.$B$1002]&lt;=[.$K$2])*[$PoweredFlights.$P$3:.$P$1002])" office:value-type="float" office:value="0">
            <text:p>0</text:p>
          </table:table-cell>
          <table:table-cell table:style-name="ce74" table:number-matrix-columns-spanned="1" table:number-matrix-rows-spanned="1" table:formula="of:=SUM((LEFT([$PoweredFlights.$J$3:.$J$1002];2)=[.$A37])*([$PoweredFlights.$B$3:.$B$1002]&gt;=([.$K$2]-[.E$32]))*([$PoweredFlights.$B$3:.$B$1002]&lt;=[.$K$2])*[$PoweredFlights.$O$3:.$O$1002])+SUM((LEFT([$PoweredFlights.$J$3:.$J$1002];2)=[.$A37])*([$PoweredFlights.$B$3:.$B$1002]&gt;=([.$K$2]-[.E$32]))*([$PoweredFlights.$B$3:.$B$1002]&lt;=[.$K$2])*[$PoweredFlights.$P$3:.$P$1002])" office:value-type="float" office:value="0">
            <text:p>0</text:p>
          </table:table-cell>
          <table:table-cell table:style-name="ce74" table:number-matrix-columns-spanned="1" table:number-matrix-rows-spanned="1" table:formula="of:=SUM((LEFT([$PoweredFlights.$J$3:.$J$1002];2)=[.$A37])*([$PoweredFlights.$B$3:.$B$1002]&gt;=([.$K$2]-[.F$32]))*([$PoweredFlights.$B$3:.$B$1002]&lt;=[.$K$2])*[$PoweredFlights.$O$3:.$O$1002])+SUM((LEFT([$PoweredFlights.$J$3:.$J$1002];2)=[.$A37])*([$PoweredFlights.$B$3:.$B$1002]&gt;=([.$K$2]-[.F$32]))*([$PoweredFlights.$B$3:.$B$1002]&lt;=[.$K$2])*[$PoweredFlights.$P$3:.$P$1002])" office:value-type="float" office:value="0">
            <text:p>0</text:p>
          </table:table-cell>
          <table:table-cell table:style-name="ce74" table:number-matrix-columns-spanned="1" table:number-matrix-rows-spanned="1" table:formula="of:=SUM((LEFT([$PoweredFlights.$J$3:.$J$1002];2)=[.$A37])*([$PoweredFlights.$B$3:.$B$1002]&gt;=([.$K$2]-[.G$32]))*([$PoweredFlights.$B$3:.$B$1002]&lt;=[.$K$2])*[$PoweredFlights.$O$3:.$O$1002])+SUM((LEFT([$PoweredFlights.$J$3:.$J$1002];2)=[.$A37])*([$PoweredFlights.$B$3:.$B$1002]&gt;=([.$K$2]-[.G$32]))*([$PoweredFlights.$B$3:.$B$1002]&lt;=[.$K$2])*[$PoweredFlights.$P$3:.$P$1002])" office:value-type="float" office:value="0">
            <text:p>0</text:p>
          </table:table-cell>
          <table:table-cell table:style-name="ce74" table:number-matrix-columns-spanned="1" table:number-matrix-rows-spanned="1" table:formula="of:=SUM((LEFT([$PoweredFlights.$J$3:.$J$1002];2)=[.$A37])*([$PoweredFlights.$B$3:.$B$1002]&gt;=([.$K$2]-[.H$32]))*([$PoweredFlights.$B$3:.$B$1002]&lt;=[.$K$2])*[$PoweredFlights.$O$3:.$O$1002])+SUM((LEFT([$PoweredFlights.$J$3:.$J$1002];2)=[.$A37])*([$PoweredFlights.$B$3:.$B$1002]&gt;=([.$K$2]-[.H$32]))*([$PoweredFlights.$B$3:.$B$1002]&lt;=[.$K$2])*[$PoweredFlights.$P$3:.$P$1002])" office:value-type="float" office:value="0">
            <text:p>0</text:p>
          </table:table-cell>
          <table:table-cell table:style-name="ce74" table:number-matrix-columns-spanned="1" table:number-matrix-rows-spanned="1" table:formula="of:=SUM((LEFT([$PoweredFlights.$J$3:.$J$1002];2)=[.$A37])*([$PoweredFlights.$B$3:.$B$1002]&gt;=([.$K$2]-[.I$32]))*([$PoweredFlights.$B$3:.$B$1002]&lt;=[.$K$2])*[$PoweredFlights.$O$3:.$O$1002])+SUM((LEFT([$PoweredFlights.$J$3:.$J$1002];2)=[.$A37])*([$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37])*([$PoweredFlights.$B$3:.$B$1002]&gt;=([.$K$2]-[.C$32]))*([$PoweredFlights.$B$3:.$B$1002]&lt;=[.$K$2])*[$PoweredFlights.$L$3:.$L$1002])+SUM((LEFT([$PoweredFlights.$J$3:.$J$1002];2)=[.$A37])*([$PoweredFlights.$B$3:.$B$1002]&gt;=([.$K$2]-[.C$32]))*([$PoweredFlights.$B$3:.$B$1002]&lt;=[.$K$2])*[$PoweredFlights.$M$3:.$M$1002])" office:value-type="float" office:value="0">
            <text:p>0</text:p>
          </table:table-cell>
          <table:table-cell table:style-name="ce74" table:number-matrix-columns-spanned="1" table:number-matrix-rows-spanned="1" table:formula="of:=SUM((LEFT([$PoweredFlights.$J$3:.$J$1002];2)=[.$A37])*([$PoweredFlights.$B$3:.$B$1002]&gt;=([.$K$2]-[.D$32]))*([$PoweredFlights.$B$3:.$B$1002]&lt;=[.$K$2])*[$PoweredFlights.$L$3:.$L$1002])+SUM((LEFT([$PoweredFlights.$J$3:.$J$1002];2)=[.$A37])*([$PoweredFlights.$B$3:.$B$1002]&gt;=([.$K$2]-[.D$32]))*([$PoweredFlights.$B$3:.$B$1002]&lt;=[.$K$2])*[$PoweredFlights.$M$3:.$M$1002])" office:value-type="float" office:value="0">
            <text:p>0</text:p>
          </table:table-cell>
          <table:table-cell table:style-name="ce74" table:number-matrix-columns-spanned="1" table:number-matrix-rows-spanned="1" table:formula="of:=SUM((LEFT([$PoweredFlights.$J$3:.$J$1002];2)=[.$A37])*([$PoweredFlights.$B$3:.$B$1002]&gt;=([.$K$2]-[.E$32]))*([$PoweredFlights.$B$3:.$B$1002]&lt;=[.$K$2])*[$PoweredFlights.$L$3:.$L$1002])+SUM((LEFT([$PoweredFlights.$J$3:.$J$1002];2)=[.$A37])*([$PoweredFlights.$B$3:.$B$1002]&gt;=([.$K$2]-[.E$32]))*([$PoweredFlights.$B$3:.$B$1002]&lt;=[.$K$2])*[$PoweredFlights.$M$3:.$M$1002])" office:value-type="float" office:value="0">
            <text:p>0</text:p>
          </table:table-cell>
          <table:table-cell table:style-name="ce74" table:number-matrix-columns-spanned="1" table:number-matrix-rows-spanned="1" table:formula="of:=SUM((LEFT([$PoweredFlights.$J$3:.$J$1002];2)=[.$A37])*([$PoweredFlights.$B$3:.$B$1002]&gt;=([.$K$2]-[.F$32]))*([$PoweredFlights.$B$3:.$B$1002]&lt;=[.$K$2])*[$PoweredFlights.$L$3:.$L$1002])+SUM((LEFT([$PoweredFlights.$J$3:.$J$1002];2)=[.$A37])*([$PoweredFlights.$B$3:.$B$1002]&gt;=([.$K$2]-[.F$32]))*([$PoweredFlights.$B$3:.$B$1002]&lt;=[.$K$2])*[$PoweredFlights.$M$3:.$M$1002])" office:value-type="float" office:value="0">
            <text:p>0</text:p>
          </table:table-cell>
          <table:table-cell table:style-name="ce74" table:number-matrix-columns-spanned="1" table:number-matrix-rows-spanned="1" table:formula="of:=SUM((LEFT([$PoweredFlights.$J$3:.$J$1002];2)=[.$A37])*([$PoweredFlights.$B$3:.$B$1002]&gt;=([.$K$2]-[.G$32]))*([$PoweredFlights.$B$3:.$B$1002]&lt;=[.$K$2])*[$PoweredFlights.$L$3:.$L$1002])+SUM((LEFT([$PoweredFlights.$J$3:.$J$1002];2)=[.$A37])*([$PoweredFlights.$B$3:.$B$1002]&gt;=([.$K$2]-[.G$32]))*([$PoweredFlights.$B$3:.$B$1002]&lt;=[.$K$2])*[$PoweredFlights.$M$3:.$M$1002])" office:value-type="float" office:value="0">
            <text:p>0</text:p>
          </table:table-cell>
          <table:table-cell table:style-name="ce74" table:number-matrix-columns-spanned="1" table:number-matrix-rows-spanned="1" table:formula="of:=SUM((LEFT([$PoweredFlights.$J$3:.$J$1002];2)=[.$A37])*([$PoweredFlights.$B$3:.$B$1002]&gt;=([.$K$2]-[.H$32]))*([$PoweredFlights.$B$3:.$B$1002]&lt;=[.$K$2])*[$PoweredFlights.$L$3:.$L$1002])+SUM((LEFT([$PoweredFlights.$J$3:.$J$1002];2)=[.$A37])*([$PoweredFlights.$B$3:.$B$1002]&gt;=([.$K$2]-[.H$32]))*([$PoweredFlights.$B$3:.$B$1002]&lt;=[.$K$2])*[$PoweredFlights.$M$3:.$M$1002])" office:value-type="float" office:value="0">
            <text:p>0</text:p>
          </table:table-cell>
          <table:table-cell table:style-name="ce74" table:number-matrix-columns-spanned="1" table:number-matrix-rows-spanned="1" table:formula="of:=SUM((LEFT([$PoweredFlights.$J$3:.$J$1002];2)=[.$A37])*([$PoweredFlights.$B$3:.$B$1002]&gt;=([.$K$2]-[.I$32]))*([$PoweredFlights.$B$3:.$B$1002]&lt;=[.$K$2])*[$PoweredFlights.$L$3:.$L$1002])+SUM((LEFT([$PoweredFlights.$J$3:.$J$1002];2)=[.$A37])*([$PoweredFlights.$B$3:.$B$1002]&gt;=([.$K$2]-[.I$32]))*([$PoweredFlights.$B$3:.$B$1002]&lt;=[.$K$2])*[$PoweredFlights.$M$3:.$M$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37])*([$PoweredFlights.$B$3:.$B$1002]&gt;=([.$K$2]-[.C$32]))*([$PoweredFlights.$B$3:.$B$1002]&lt;=[.$K$2])*[$PoweredFlights.$N$3:.$N$1002])" office:value-type="float" office:value="0">
            <text:p>0</text:p>
          </table:table-cell>
          <table:table-cell table:style-name="ce73" table:number-matrix-columns-spanned="1" table:number-matrix-rows-spanned="1" table:formula="of:=SUM((LEFT([$PoweredFlights.$J$3:.$J$1002];2)=[.$A37])*([$PoweredFlights.$B$3:.$B$1002]&gt;=([.$K$2]-[.D$32]))*([$PoweredFlights.$B$3:.$B$1002]&lt;=[.$K$2])*[$PoweredFlights.$N$3:.$N$1002])" office:value-type="float" office:value="0">
            <text:p>0</text:p>
          </table:table-cell>
          <table:table-cell table:style-name="ce73" table:number-matrix-columns-spanned="1" table:number-matrix-rows-spanned="1" table:formula="of:=SUM((LEFT([$PoweredFlights.$J$3:.$J$1002];2)=[.$A37])*([$PoweredFlights.$B$3:.$B$1002]&gt;=([.$K$2]-[.E$32]))*([$PoweredFlights.$B$3:.$B$1002]&lt;=[.$K$2])*[$PoweredFlights.$N$3:.$N$1002])" office:value-type="float" office:value="0">
            <text:p>0</text:p>
          </table:table-cell>
          <table:table-cell table:style-name="ce73" table:number-matrix-columns-spanned="1" table:number-matrix-rows-spanned="1" table:formula="of:=SUM((LEFT([$PoweredFlights.$J$3:.$J$1002];2)=[.$A37])*([$PoweredFlights.$B$3:.$B$1002]&gt;=([.$K$2]-[.F$32]))*([$PoweredFlights.$B$3:.$B$1002]&lt;=[.$K$2])*[$PoweredFlights.$N$3:.$N$1002])" office:value-type="float" office:value="0">
            <text:p>0</text:p>
          </table:table-cell>
          <table:table-cell table:style-name="ce73" table:number-matrix-columns-spanned="1" table:number-matrix-rows-spanned="1" table:formula="of:=SUM((LEFT([$PoweredFlights.$J$3:.$J$1002];2)=[.$A37])*([$PoweredFlights.$B$3:.$B$1002]&gt;=([.$K$2]-[.G$32]))*([$PoweredFlights.$B$3:.$B$1002]&lt;=[.$K$2])*[$PoweredFlights.$N$3:.$N$1002])" office:value-type="float" office:value="0">
            <text:p>0</text:p>
          </table:table-cell>
          <table:table-cell table:style-name="ce73" table:number-matrix-columns-spanned="1" table:number-matrix-rows-spanned="1" table:formula="of:=SUM((LEFT([$PoweredFlights.$J$3:.$J$1002];2)=[.$A37])*([$PoweredFlights.$B$3:.$B$1002]&gt;=([.$K$2]-[.H$32]))*([$PoweredFlights.$B$3:.$B$1002]&lt;=[.$K$2])*[$PoweredFlights.$N$3:.$N$1002])" office:value-type="float" office:value="0">
            <text:p>0</text:p>
          </table:table-cell>
          <table:table-cell table:style-name="ce73" table:number-matrix-columns-spanned="1" table:number-matrix-rows-spanned="1" table:formula="of:=SUM((LEFT([$PoweredFlights.$J$3:.$J$1002];2)=[.$A37])*([$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LEFT([$PoweredFlights.$J$3:.$J$1002];2)=[.$A41])*([$PoweredFlights.$B$3:.$B$1002]&gt;=([.$K$2]-[.C$32]))*([$PoweredFlights.$B$3:.$B$1002]&lt;=[.$K$2]))" office:value-type="float" office:value="0">
            <text:p>0</text:p>
          </table:table-cell>
          <table:table-cell table:style-name="ce73" table:number-matrix-columns-spanned="1" table:number-matrix-rows-spanned="1" table:formula="of:=SUM((LEFT([$PoweredFlights.$J$3:.$J$1002];2)=[.$A41])*([$PoweredFlights.$B$3:.$B$1002]&gt;=([.$K$2]-[.D$32]))*([$PoweredFlights.$B$3:.$B$1002]&lt;=[.$K$2]))" office:value-type="float" office:value="0">
            <text:p>0</text:p>
          </table:table-cell>
          <table:table-cell table:style-name="ce73" table:number-matrix-columns-spanned="1" table:number-matrix-rows-spanned="1" table:formula="of:=SUM((LEFT([$PoweredFlights.$J$3:.$J$1002];2)=[.$A41])*([$PoweredFlights.$B$3:.$B$1002]&gt;=([.$K$2]-[.E$32]))*([$PoweredFlights.$B$3:.$B$1002]&lt;=[.$K$2]))" office:value-type="float" office:value="0">
            <text:p>0</text:p>
          </table:table-cell>
          <table:table-cell table:style-name="ce73" table:number-matrix-columns-spanned="1" table:number-matrix-rows-spanned="1" table:formula="of:=SUM((LEFT([$PoweredFlights.$J$3:.$J$1002];2)=[.$A41])*([$PoweredFlights.$B$3:.$B$1002]&gt;=([.$K$2]-[.F$32]))*([$PoweredFlights.$B$3:.$B$1002]&lt;=[.$K$2]))" office:value-type="float" office:value="1">
            <text:p>1</text:p>
          </table:table-cell>
          <table:table-cell table:style-name="ce73" table:number-matrix-columns-spanned="1" table:number-matrix-rows-spanned="1" table:formula="of:=SUM((LEFT([$PoweredFlights.$J$3:.$J$1002];2)=[.$A41])*([$PoweredFlights.$B$3:.$B$1002]&gt;=([.$K$2]-[.G$32]))*([$PoweredFlights.$B$3:.$B$1002]&lt;=[.$K$2]))" office:value-type="float" office:value="1">
            <text:p>1</text:p>
          </table:table-cell>
          <table:table-cell table:style-name="ce73" table:number-matrix-columns-spanned="1" table:number-matrix-rows-spanned="1" table:formula="of:=SUM((LEFT([$PoweredFlights.$J$3:.$J$1002];2)=[.$A41])*([$PoweredFlights.$B$3:.$B$1002]&gt;=([.$K$2]-[.H$32]))*([$PoweredFlights.$B$3:.$B$1002]&lt;=[.$K$2]))" office:value-type="float" office:value="1">
            <text:p>1</text:p>
          </table:table-cell>
          <table:table-cell table:style-name="ce73" table:number-matrix-columns-spanned="1" table:number-matrix-rows-spanned="1" table:formula="of:=SUM((LEFT([$PoweredFlights.$J$3:.$J$1002];2)=[.$A41])*([$PoweredFlights.$B$3:.$B$1002]&gt;=([.$K$2]-[.I$32]))*([$PoweredFlights.$B$3:.$B$1002]&lt;=[.$K$2]))" office:value-type="float" office:value="1">
            <text:p>1</text:p>
          </table:table-cell>
          <table:table-cell table:number-columns-repeated="6"/>
          <table:table-cell table:style-name="ce78" table:number-columns-repeated="5"/>
          <table:table-cell table:style-name="ce78">
            <draw:frame table:end-cell-address="PoweredStats.W45" table:end-x="1.87cm" table:end-y="0.372cm" draw:z-index="4" draw:style-name="gr5" draw:text-style-name="P3" svg:width="4.5cm" svg:height="2.16cm" svg:x="1.894cm" svg:y="0.124cm">
              <draw:text-box>
                <text:p><text:span text:style-name="T4">Outer Ring: No. of Flight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1])*([$PoweredFlights.$B$3:.$B$1002]&gt;=([.$K$2]-[.C$32]))*([$PoweredFlights.$B$3:.$B$1002]&lt;=[.$K$2])*[$PoweredFlights.$O$3:.$O$1002])+SUM((LEFT([$PoweredFlights.$J$3:.$J$1002];2)=[.$A41])*([$PoweredFlights.$B$3:.$B$1002]&gt;=([.$K$2]-[.C$32]))*([$PoweredFlights.$B$3:.$B$1002]&lt;=[.$K$2])*[$PoweredFlights.$P$3:.$P$1002])" office:value-type="float" office:value="0">
            <text:p>0</text:p>
          </table:table-cell>
          <table:table-cell table:style-name="ce74" table:number-matrix-columns-spanned="1" table:number-matrix-rows-spanned="1" table:formula="of:=SUM((LEFT([$PoweredFlights.$J$3:.$J$1002];2)=[.$A41])*([$PoweredFlights.$B$3:.$B$1002]&gt;=([.$K$2]-[.D$32]))*([$PoweredFlights.$B$3:.$B$1002]&lt;=[.$K$2])*[$PoweredFlights.$O$3:.$O$1002])+SUM((LEFT([$PoweredFlights.$J$3:.$J$1002];2)=[.$A41])*([$PoweredFlights.$B$3:.$B$1002]&gt;=([.$K$2]-[.D$32]))*([$PoweredFlights.$B$3:.$B$1002]&lt;=[.$K$2])*[$PoweredFlights.$P$3:.$P$1002])" office:value-type="float" office:value="0">
            <text:p>0</text:p>
          </table:table-cell>
          <table:table-cell table:style-name="ce74" table:number-matrix-columns-spanned="1" table:number-matrix-rows-spanned="1" table:formula="of:=SUM((LEFT([$PoweredFlights.$J$3:.$J$1002];2)=[.$A41])*([$PoweredFlights.$B$3:.$B$1002]&gt;=([.$K$2]-[.E$32]))*([$PoweredFlights.$B$3:.$B$1002]&lt;=[.$K$2])*[$PoweredFlights.$O$3:.$O$1002])+SUM((LEFT([$PoweredFlights.$J$3:.$J$1002];2)=[.$A41])*([$PoweredFlights.$B$3:.$B$1002]&gt;=([.$K$2]-[.E$32]))*([$PoweredFlights.$B$3:.$B$1002]&lt;=[.$K$2])*[$PoweredFlights.$P$3:.$P$1002])" office:value-type="float" office:value="0">
            <text:p>0</text:p>
          </table:table-cell>
          <table:table-cell table:style-name="ce74" table:number-matrix-columns-spanned="1" table:number-matrix-rows-spanned="1" table:formula="of:=SUM((LEFT([$PoweredFlights.$J$3:.$J$1002];2)=[.$A41])*([$PoweredFlights.$B$3:.$B$1002]&gt;=([.$K$2]-[.F$32]))*([$PoweredFlights.$B$3:.$B$1002]&lt;=[.$K$2])*[$PoweredFlights.$O$3:.$O$1002])+SUM((LEFT([$PoweredFlights.$J$3:.$J$1002];2)=[.$A41])*([$PoweredFlights.$B$3:.$B$1002]&gt;=([.$K$2]-[.F$32]))*([$PoweredFlights.$B$3:.$B$1002]&lt;=[.$K$2])*[$PoweredFlights.$P$3:.$P$1002])" office:value-type="float" office:value="4">
            <text:p>4</text:p>
          </table:table-cell>
          <table:table-cell table:style-name="ce74" table:number-matrix-columns-spanned="1" table:number-matrix-rows-spanned="1" table:formula="of:=SUM((LEFT([$PoweredFlights.$J$3:.$J$1002];2)=[.$A41])*([$PoweredFlights.$B$3:.$B$1002]&gt;=([.$K$2]-[.G$32]))*([$PoweredFlights.$B$3:.$B$1002]&lt;=[.$K$2])*[$PoweredFlights.$O$3:.$O$1002])+SUM((LEFT([$PoweredFlights.$J$3:.$J$1002];2)=[.$A41])*([$PoweredFlights.$B$3:.$B$1002]&gt;=([.$K$2]-[.G$32]))*([$PoweredFlights.$B$3:.$B$1002]&lt;=[.$K$2])*[$PoweredFlights.$P$3:.$P$1002])" office:value-type="float" office:value="4">
            <text:p>4</text:p>
          </table:table-cell>
          <table:table-cell table:style-name="ce74" table:number-matrix-columns-spanned="1" table:number-matrix-rows-spanned="1" table:formula="of:=SUM((LEFT([$PoweredFlights.$J$3:.$J$1002];2)=[.$A41])*([$PoweredFlights.$B$3:.$B$1002]&gt;=([.$K$2]-[.H$32]))*([$PoweredFlights.$B$3:.$B$1002]&lt;=[.$K$2])*[$PoweredFlights.$O$3:.$O$1002])+SUM((LEFT([$PoweredFlights.$J$3:.$J$1002];2)=[.$A41])*([$PoweredFlights.$B$3:.$B$1002]&gt;=([.$K$2]-[.H$32]))*([$PoweredFlights.$B$3:.$B$1002]&lt;=[.$K$2])*[$PoweredFlights.$P$3:.$P$1002])" office:value-type="float" office:value="4">
            <text:p>4</text:p>
          </table:table-cell>
          <table:table-cell table:style-name="ce74" table:number-matrix-columns-spanned="1" table:number-matrix-rows-spanned="1" table:formula="of:=SUM((LEFT([$PoweredFlights.$J$3:.$J$1002];2)=[.$A41])*([$PoweredFlights.$B$3:.$B$1002]&gt;=([.$K$2]-[.I$32]))*([$PoweredFlights.$B$3:.$B$1002]&lt;=[.$K$2])*[$PoweredFlights.$O$3:.$O$1002])+SUM((LEFT([$PoweredFlights.$J$3:.$J$1002];2)=[.$A41])*([$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1])*([$PoweredFlights.$B$3:.$B$1002]&gt;=([.$K$2]-[.C$32]))*([$PoweredFlights.$B$3:.$B$1002]&lt;=[.$K$2])*[$PoweredFlights.$L$3:.$L$1002])+SUM((LEFT([$PoweredFlights.$J$3:.$J$1002];2)=[.$A41])*([$PoweredFlights.$B$3:.$B$1002]&gt;=([.$K$2]-[.C$32]))*([$PoweredFlights.$B$3:.$B$1002]&lt;=[.$K$2])*[$PoweredFlights.$M$3:.$M$1002])" office:value-type="float" office:value="0">
            <text:p>0</text:p>
          </table:table-cell>
          <table:table-cell table:style-name="ce74" table:number-matrix-columns-spanned="1" table:number-matrix-rows-spanned="1" table:formula="of:=SUM((LEFT([$PoweredFlights.$J$3:.$J$1002];2)=[.$A41])*([$PoweredFlights.$B$3:.$B$1002]&gt;=([.$K$2]-[.D$32]))*([$PoweredFlights.$B$3:.$B$1002]&lt;=[.$K$2])*[$PoweredFlights.$L$3:.$L$1002])+SUM((LEFT([$PoweredFlights.$J$3:.$J$1002];2)=[.$A41])*([$PoweredFlights.$B$3:.$B$1002]&gt;=([.$K$2]-[.D$32]))*([$PoweredFlights.$B$3:.$B$1002]&lt;=[.$K$2])*[$PoweredFlights.$M$3:.$M$1002])" office:value-type="float" office:value="0">
            <text:p>0</text:p>
          </table:table-cell>
          <table:table-cell table:style-name="ce74" table:number-matrix-columns-spanned="1" table:number-matrix-rows-spanned="1" table:formula="of:=SUM((LEFT([$PoweredFlights.$J$3:.$J$1002];2)=[.$A41])*([$PoweredFlights.$B$3:.$B$1002]&gt;=([.$K$2]-[.E$32]))*([$PoweredFlights.$B$3:.$B$1002]&lt;=[.$K$2])*[$PoweredFlights.$L$3:.$L$1002])+SUM((LEFT([$PoweredFlights.$J$3:.$J$1002];2)=[.$A41])*([$PoweredFlights.$B$3:.$B$1002]&gt;=([.$K$2]-[.E$32]))*([$PoweredFlights.$B$3:.$B$1002]&lt;=[.$K$2])*[$PoweredFlights.$M$3:.$M$1002])" office:value-type="float" office:value="0">
            <text:p>0</text:p>
          </table:table-cell>
          <table:table-cell table:style-name="ce74" table:number-matrix-columns-spanned="1" table:number-matrix-rows-spanned="1" table:formula="of:=SUM((LEFT([$PoweredFlights.$J$3:.$J$1002];2)=[.$A41])*([$PoweredFlights.$B$3:.$B$1002]&gt;=([.$K$2]-[.F$32]))*([$PoweredFlights.$B$3:.$B$1002]&lt;=[.$K$2])*[$PoweredFlights.$L$3:.$L$1002])+SUM((LEFT([$PoweredFlights.$J$3:.$J$1002];2)=[.$A41])*([$PoweredFlights.$B$3:.$B$1002]&gt;=([.$K$2]-[.F$32]))*([$PoweredFlights.$B$3:.$B$1002]&lt;=[.$K$2])*[$PoweredFlights.$M$3:.$M$1002])" office:value-type="float" office:value="4">
            <text:p>4</text:p>
          </table:table-cell>
          <table:table-cell table:style-name="ce74" table:number-matrix-columns-spanned="1" table:number-matrix-rows-spanned="1" table:formula="of:=SUM((LEFT([$PoweredFlights.$J$3:.$J$1002];2)=[.$A41])*([$PoweredFlights.$B$3:.$B$1002]&gt;=([.$K$2]-[.G$32]))*([$PoweredFlights.$B$3:.$B$1002]&lt;=[.$K$2])*[$PoweredFlights.$L$3:.$L$1002])+SUM((LEFT([$PoweredFlights.$J$3:.$J$1002];2)=[.$A41])*([$PoweredFlights.$B$3:.$B$1002]&gt;=([.$K$2]-[.G$32]))*([$PoweredFlights.$B$3:.$B$1002]&lt;=[.$K$2])*[$PoweredFlights.$M$3:.$M$1002])" office:value-type="float" office:value="4">
            <text:p>4</text:p>
          </table:table-cell>
          <table:table-cell table:style-name="ce74" table:number-matrix-columns-spanned="1" table:number-matrix-rows-spanned="1" table:formula="of:=SUM((LEFT([$PoweredFlights.$J$3:.$J$1002];2)=[.$A41])*([$PoweredFlights.$B$3:.$B$1002]&gt;=([.$K$2]-[.H$32]))*([$PoweredFlights.$B$3:.$B$1002]&lt;=[.$K$2])*[$PoweredFlights.$L$3:.$L$1002])+SUM((LEFT([$PoweredFlights.$J$3:.$J$1002];2)=[.$A41])*([$PoweredFlights.$B$3:.$B$1002]&gt;=([.$K$2]-[.H$32]))*([$PoweredFlights.$B$3:.$B$1002]&lt;=[.$K$2])*[$PoweredFlights.$M$3:.$M$1002])" office:value-type="float" office:value="4">
            <text:p>4</text:p>
          </table:table-cell>
          <table:table-cell table:style-name="ce74" table:number-matrix-columns-spanned="1" table:number-matrix-rows-spanned="1" table:formula="of:=SUM((LEFT([$PoweredFlights.$J$3:.$J$1002];2)=[.$A41])*([$PoweredFlights.$B$3:.$B$1002]&gt;=([.$K$2]-[.I$32]))*([$PoweredFlights.$B$3:.$B$1002]&lt;=[.$K$2])*[$PoweredFlights.$L$3:.$L$1002])+SUM((LEFT([$PoweredFlights.$J$3:.$J$1002];2)=[.$A41])*([$PoweredFlights.$B$3:.$B$1002]&gt;=([.$K$2]-[.I$32]))*([$PoweredFlights.$B$3:.$B$1002]&lt;=[.$K$2])*[$PoweredFlights.$M$3:.$M$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1])*([$PoweredFlights.$B$3:.$B$1002]&gt;=([.$K$2]-[.C$32]))*([$PoweredFlights.$B$3:.$B$1002]&lt;=[.$K$2])*[$PoweredFlights.$N$3:.$N$1002])" office:value-type="float" office:value="0">
            <text:p>0</text:p>
          </table:table-cell>
          <table:table-cell table:style-name="ce73" table:number-matrix-columns-spanned="1" table:number-matrix-rows-spanned="1" table:formula="of:=SUM((LEFT([$PoweredFlights.$J$3:.$J$1002];2)=[.$A41])*([$PoweredFlights.$B$3:.$B$1002]&gt;=([.$K$2]-[.D$32]))*([$PoweredFlights.$B$3:.$B$1002]&lt;=[.$K$2])*[$PoweredFlights.$N$3:.$N$1002])" office:value-type="float" office:value="0">
            <text:p>0</text:p>
          </table:table-cell>
          <table:table-cell table:style-name="ce73" table:number-matrix-columns-spanned="1" table:number-matrix-rows-spanned="1" table:formula="of:=SUM((LEFT([$PoweredFlights.$J$3:.$J$1002];2)=[.$A41])*([$PoweredFlights.$B$3:.$B$1002]&gt;=([.$K$2]-[.E$32]))*([$PoweredFlights.$B$3:.$B$1002]&lt;=[.$K$2])*[$PoweredFlights.$N$3:.$N$1002])" office:value-type="float" office:value="0">
            <text:p>0</text:p>
          </table:table-cell>
          <table:table-cell table:style-name="ce73" table:number-matrix-columns-spanned="1" table:number-matrix-rows-spanned="1" table:formula="of:=SUM((LEFT([$PoweredFlights.$J$3:.$J$1002];2)=[.$A41])*([$PoweredFlights.$B$3:.$B$1002]&gt;=([.$K$2]-[.F$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G$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H$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LEFT([$PoweredFlights.$J$3:.$J$1002];2)=[.$A45])*([$PoweredFlights.$B$3:.$B$1002]&gt;=([.$K$2]-[.C$32]))*([$PoweredFlights.$B$3:.$B$1002]&lt;=[.$K$2]))" office:value-type="float" office:value="0">
            <text:p>0</text:p>
          </table:table-cell>
          <table:table-cell table:style-name="ce73" table:number-matrix-columns-spanned="1" table:number-matrix-rows-spanned="1" table:formula="of:=SUM((LEFT([$PoweredFlights.$J$3:.$J$1002];2)=[.$A45])*([$PoweredFlights.$B$3:.$B$1002]&gt;=([.$K$2]-[.D$32]))*([$PoweredFlights.$B$3:.$B$1002]&lt;=[.$K$2]))" office:value-type="float" office:value="0">
            <text:p>0</text:p>
          </table:table-cell>
          <table:table-cell table:style-name="ce73" table:number-matrix-columns-spanned="1" table:number-matrix-rows-spanned="1" table:formula="of:=SUM((LEFT([$PoweredFlights.$J$3:.$J$1002];2)=[.$A45])*([$PoweredFlights.$B$3:.$B$1002]&gt;=([.$K$2]-[.E$32]))*([$PoweredFlights.$B$3:.$B$1002]&lt;=[.$K$2]))" office:value-type="float" office:value="0">
            <text:p>0</text:p>
          </table:table-cell>
          <table:table-cell table:style-name="ce73" table:number-matrix-columns-spanned="1" table:number-matrix-rows-spanned="1" table:formula="of:=SUM((LEFT([$PoweredFlights.$J$3:.$J$1002];2)=[.$A45])*([$PoweredFlights.$B$3:.$B$1002]&gt;=([.$K$2]-[.F$32]))*([$PoweredFlights.$B$3:.$B$1002]&lt;=[.$K$2]))" office:value-type="float" office:value="0">
            <text:p>0</text:p>
          </table:table-cell>
          <table:table-cell table:style-name="ce73" table:number-matrix-columns-spanned="1" table:number-matrix-rows-spanned="1" table:formula="of:=SUM((LEFT([$PoweredFlights.$J$3:.$J$1002];2)=[.$A45])*([$PoweredFlights.$B$3:.$B$1002]&gt;=([.$K$2]-[.G$32]))*([$PoweredFlights.$B$3:.$B$1002]&lt;=[.$K$2]))" office:value-type="float" office:value="0">
            <text:p>0</text:p>
          </table:table-cell>
          <table:table-cell table:style-name="ce73" table:number-matrix-columns-spanned="1" table:number-matrix-rows-spanned="1" table:formula="of:=SUM((LEFT([$PoweredFlights.$J$3:.$J$1002];2)=[.$A45])*([$PoweredFlights.$B$3:.$B$1002]&gt;=([.$K$2]-[.H$32]))*([$PoweredFlights.$B$3:.$B$1002]&lt;=[.$K$2]))" office:value-type="float" office:value="0">
            <text:p>0</text:p>
          </table:table-cell>
          <table:table-cell table:style-name="ce73" table:number-matrix-columns-spanned="1" table:number-matrix-rows-spanned="1" table:formula="of:=SUM((LEFT([$PoweredFlights.$J$3:.$J$1002];2)=[.$A45])*([$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5])*([$PoweredFlights.$B$3:.$B$1002]&gt;=([.$K$2]-[.C$32]))*([$PoweredFlights.$B$3:.$B$1002]&lt;=[.$K$2])*[$PoweredFlights.$O$3:.$O$1002])+SUM((LEFT([$PoweredFlights.$J$3:.$J$1002];2)=[.$A45])*([$PoweredFlights.$B$3:.$B$1002]&gt;=([.$K$2]-[.C$32]))*([$PoweredFlights.$B$3:.$B$1002]&lt;=[.$K$2])*[$PoweredFlights.$P$3:.$P$1002])" office:value-type="float" office:value="0">
            <text:p>0</text:p>
          </table:table-cell>
          <table:table-cell table:style-name="ce74" table:number-matrix-columns-spanned="1" table:number-matrix-rows-spanned="1" table:formula="of:=SUM((LEFT([$PoweredFlights.$J$3:.$J$1002];2)=[.$A45])*([$PoweredFlights.$B$3:.$B$1002]&gt;=([.$K$2]-[.D$32]))*([$PoweredFlights.$B$3:.$B$1002]&lt;=[.$K$2])*[$PoweredFlights.$O$3:.$O$1002])+SUM((LEFT([$PoweredFlights.$J$3:.$J$1002];2)=[.$A45])*([$PoweredFlights.$B$3:.$B$1002]&gt;=([.$K$2]-[.D$32]))*([$PoweredFlights.$B$3:.$B$1002]&lt;=[.$K$2])*[$PoweredFlights.$P$3:.$P$1002])" office:value-type="float" office:value="0">
            <text:p>0</text:p>
          </table:table-cell>
          <table:table-cell table:style-name="ce74" table:number-matrix-columns-spanned="1" table:number-matrix-rows-spanned="1" table:formula="of:=SUM((LEFT([$PoweredFlights.$J$3:.$J$1002];2)=[.$A45])*([$PoweredFlights.$B$3:.$B$1002]&gt;=([.$K$2]-[.E$32]))*([$PoweredFlights.$B$3:.$B$1002]&lt;=[.$K$2])*[$PoweredFlights.$O$3:.$O$1002])+SUM((LEFT([$PoweredFlights.$J$3:.$J$1002];2)=[.$A45])*([$PoweredFlights.$B$3:.$B$1002]&gt;=([.$K$2]-[.E$32]))*([$PoweredFlights.$B$3:.$B$1002]&lt;=[.$K$2])*[$PoweredFlights.$P$3:.$P$1002])" office:value-type="float" office:value="0">
            <text:p>0</text:p>
          </table:table-cell>
          <table:table-cell table:style-name="ce74" table:number-matrix-columns-spanned="1" table:number-matrix-rows-spanned="1" table:formula="of:=SUM((LEFT([$PoweredFlights.$J$3:.$J$1002];2)=[.$A45])*([$PoweredFlights.$B$3:.$B$1002]&gt;=([.$K$2]-[.F$32]))*([$PoweredFlights.$B$3:.$B$1002]&lt;=[.$K$2])*[$PoweredFlights.$O$3:.$O$1002])+SUM((LEFT([$PoweredFlights.$J$3:.$J$1002];2)=[.$A45])*([$PoweredFlights.$B$3:.$B$1002]&gt;=([.$K$2]-[.F$32]))*([$PoweredFlights.$B$3:.$B$1002]&lt;=[.$K$2])*[$PoweredFlights.$P$3:.$P$1002])" office:value-type="float" office:value="0">
            <text:p>0</text:p>
          </table:table-cell>
          <table:table-cell table:style-name="ce74" table:number-matrix-columns-spanned="1" table:number-matrix-rows-spanned="1" table:formula="of:=SUM((LEFT([$PoweredFlights.$J$3:.$J$1002];2)=[.$A45])*([$PoweredFlights.$B$3:.$B$1002]&gt;=([.$K$2]-[.G$32]))*([$PoweredFlights.$B$3:.$B$1002]&lt;=[.$K$2])*[$PoweredFlights.$O$3:.$O$1002])+SUM((LEFT([$PoweredFlights.$J$3:.$J$1002];2)=[.$A45])*([$PoweredFlights.$B$3:.$B$1002]&gt;=([.$K$2]-[.G$32]))*([$PoweredFlights.$B$3:.$B$1002]&lt;=[.$K$2])*[$PoweredFlights.$P$3:.$P$1002])" office:value-type="float" office:value="0">
            <text:p>0</text:p>
          </table:table-cell>
          <table:table-cell table:style-name="ce74" table:number-matrix-columns-spanned="1" table:number-matrix-rows-spanned="1" table:formula="of:=SUM((LEFT([$PoweredFlights.$J$3:.$J$1002];2)=[.$A45])*([$PoweredFlights.$B$3:.$B$1002]&gt;=([.$K$2]-[.H$32]))*([$PoweredFlights.$B$3:.$B$1002]&lt;=[.$K$2])*[$PoweredFlights.$O$3:.$O$1002])+SUM((LEFT([$PoweredFlights.$J$3:.$J$1002];2)=[.$A45])*([$PoweredFlights.$B$3:.$B$1002]&gt;=([.$K$2]-[.H$32]))*([$PoweredFlights.$B$3:.$B$1002]&lt;=[.$K$2])*[$PoweredFlights.$P$3:.$P$1002])" office:value-type="float" office:value="0">
            <text:p>0</text:p>
          </table:table-cell>
          <table:table-cell table:style-name="ce74" table:number-matrix-columns-spanned="1" table:number-matrix-rows-spanned="1" table:formula="of:=SUM((LEFT([$PoweredFlights.$J$3:.$J$1002];2)=[.$A45])*([$PoweredFlights.$B$3:.$B$1002]&gt;=([.$K$2]-[.I$32]))*([$PoweredFlights.$B$3:.$B$1002]&lt;=[.$K$2])*[$PoweredFlights.$O$3:.$O$1002])+SUM((LEFT([$PoweredFlights.$J$3:.$J$1002];2)=[.$A45])*([$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5])*([$PoweredFlights.$B$3:.$B$1002]&gt;=([.$K$2]-[.C$32]))*([$PoweredFlights.$B$3:.$B$1002]&lt;=[.$K$2])*[$PoweredFlights.$L$3:.$L$1002])+SUM((LEFT([$PoweredFlights.$J$3:.$J$1002];2)=[.$A45])*([$PoweredFlights.$B$3:.$B$1002]&gt;=([.$K$2]-[.C$32]))*([$PoweredFlights.$B$3:.$B$1002]&lt;=[.$K$2])*[$PoweredFlights.$M$3:.$M$1002])" office:value-type="float" office:value="0">
            <text:p>0</text:p>
          </table:table-cell>
          <table:table-cell table:style-name="ce74" table:number-matrix-columns-spanned="1" table:number-matrix-rows-spanned="1" table:formula="of:=SUM((LEFT([$PoweredFlights.$J$3:.$J$1002];2)=[.$A45])*([$PoweredFlights.$B$3:.$B$1002]&gt;=([.$K$2]-[.D$32]))*([$PoweredFlights.$B$3:.$B$1002]&lt;=[.$K$2])*[$PoweredFlights.$L$3:.$L$1002])+SUM((LEFT([$PoweredFlights.$J$3:.$J$1002];2)=[.$A45])*([$PoweredFlights.$B$3:.$B$1002]&gt;=([.$K$2]-[.D$32]))*([$PoweredFlights.$B$3:.$B$1002]&lt;=[.$K$2])*[$PoweredFlights.$M$3:.$M$1002])" office:value-type="float" office:value="0">
            <text:p>0</text:p>
          </table:table-cell>
          <table:table-cell table:style-name="ce74" table:number-matrix-columns-spanned="1" table:number-matrix-rows-spanned="1" table:formula="of:=SUM((LEFT([$PoweredFlights.$J$3:.$J$1002];2)=[.$A45])*([$PoweredFlights.$B$3:.$B$1002]&gt;=([.$K$2]-[.E$32]))*([$PoweredFlights.$B$3:.$B$1002]&lt;=[.$K$2])*[$PoweredFlights.$L$3:.$L$1002])+SUM((LEFT([$PoweredFlights.$J$3:.$J$1002];2)=[.$A45])*([$PoweredFlights.$B$3:.$B$1002]&gt;=([.$K$2]-[.E$32]))*([$PoweredFlights.$B$3:.$B$1002]&lt;=[.$K$2])*[$PoweredFlights.$M$3:.$M$1002])" office:value-type="float" office:value="0">
            <text:p>0</text:p>
          </table:table-cell>
          <table:table-cell table:style-name="ce74" table:number-matrix-columns-spanned="1" table:number-matrix-rows-spanned="1" table:formula="of:=SUM((LEFT([$PoweredFlights.$J$3:.$J$1002];2)=[.$A45])*([$PoweredFlights.$B$3:.$B$1002]&gt;=([.$K$2]-[.F$32]))*([$PoweredFlights.$B$3:.$B$1002]&lt;=[.$K$2])*[$PoweredFlights.$L$3:.$L$1002])+SUM((LEFT([$PoweredFlights.$J$3:.$J$1002];2)=[.$A45])*([$PoweredFlights.$B$3:.$B$1002]&gt;=([.$K$2]-[.F$32]))*([$PoweredFlights.$B$3:.$B$1002]&lt;=[.$K$2])*[$PoweredFlights.$M$3:.$M$1002])" office:value-type="float" office:value="0">
            <text:p>0</text:p>
          </table:table-cell>
          <table:table-cell table:style-name="ce74" table:number-matrix-columns-spanned="1" table:number-matrix-rows-spanned="1" table:formula="of:=SUM((LEFT([$PoweredFlights.$J$3:.$J$1002];2)=[.$A45])*([$PoweredFlights.$B$3:.$B$1002]&gt;=([.$K$2]-[.G$32]))*([$PoweredFlights.$B$3:.$B$1002]&lt;=[.$K$2])*[$PoweredFlights.$L$3:.$L$1002])+SUM((LEFT([$PoweredFlights.$J$3:.$J$1002];2)=[.$A45])*([$PoweredFlights.$B$3:.$B$1002]&gt;=([.$K$2]-[.G$32]))*([$PoweredFlights.$B$3:.$B$1002]&lt;=[.$K$2])*[$PoweredFlights.$M$3:.$M$1002])" office:value-type="float" office:value="0">
            <text:p>0</text:p>
          </table:table-cell>
          <table:table-cell table:style-name="ce74" table:number-matrix-columns-spanned="1" table:number-matrix-rows-spanned="1" table:formula="of:=SUM((LEFT([$PoweredFlights.$J$3:.$J$1002];2)=[.$A45])*([$PoweredFlights.$B$3:.$B$1002]&gt;=([.$K$2]-[.H$32]))*([$PoweredFlights.$B$3:.$B$1002]&lt;=[.$K$2])*[$PoweredFlights.$L$3:.$L$1002])+SUM((LEFT([$PoweredFlights.$J$3:.$J$1002];2)=[.$A45])*([$PoweredFlights.$B$3:.$B$1002]&gt;=([.$K$2]-[.H$32]))*([$PoweredFlights.$B$3:.$B$1002]&lt;=[.$K$2])*[$PoweredFlights.$M$3:.$M$1002])" office:value-type="float" office:value="0">
            <text:p>0</text:p>
          </table:table-cell>
          <table:table-cell table:style-name="ce74" table:number-matrix-columns-spanned="1" table:number-matrix-rows-spanned="1" table:formula="of:=SUM((LEFT([$PoweredFlights.$J$3:.$J$1002];2)=[.$A45])*([$PoweredFlights.$B$3:.$B$1002]&gt;=([.$K$2]-[.I$32]))*([$PoweredFlights.$B$3:.$B$1002]&lt;=[.$K$2])*[$PoweredFlights.$L$3:.$L$1002])+SUM((LEFT([$PoweredFlights.$J$3:.$J$1002];2)=[.$A45])*([$PoweredFlights.$B$3:.$B$1002]&gt;=([.$K$2]-[.I$32]))*([$PoweredFlights.$B$3:.$B$1002]&lt;=[.$K$2])*[$PoweredFlights.$M$3:.$M$1002])"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5])*([$PoweredFlights.$B$3:.$B$1002]&gt;=([.$K$2]-[.C$32]))*([$PoweredFlights.$B$3:.$B$1002]&lt;=[.$K$2])*[$PoweredFlights.$N$3:.$N$1002])" office:value-type="float" office:value="0">
            <text:p>0</text:p>
          </table:table-cell>
          <table:table-cell table:style-name="ce73" table:number-matrix-columns-spanned="1" table:number-matrix-rows-spanned="1" table:formula="of:=SUM((LEFT([$PoweredFlights.$J$3:.$J$1002];2)=[.$A45])*([$PoweredFlights.$B$3:.$B$1002]&gt;=([.$K$2]-[.D$32]))*([$PoweredFlights.$B$3:.$B$1002]&lt;=[.$K$2])*[$PoweredFlights.$N$3:.$N$1002])" office:value-type="float" office:value="0">
            <text:p>0</text:p>
          </table:table-cell>
          <table:table-cell table:style-name="ce73" table:number-matrix-columns-spanned="1" table:number-matrix-rows-spanned="1" table:formula="of:=SUM((LEFT([$PoweredFlights.$J$3:.$J$1002];2)=[.$A45])*([$PoweredFlights.$B$3:.$B$1002]&gt;=([.$K$2]-[.E$32]))*([$PoweredFlights.$B$3:.$B$1002]&lt;=[.$K$2])*[$PoweredFlights.$N$3:.$N$1002])" office:value-type="float" office:value="0">
            <text:p>0</text:p>
          </table:table-cell>
          <table:table-cell table:style-name="ce73" table:number-matrix-columns-spanned="1" table:number-matrix-rows-spanned="1" table:formula="of:=SUM((LEFT([$PoweredFlights.$J$3:.$J$1002];2)=[.$A45])*([$PoweredFlights.$B$3:.$B$1002]&gt;=([.$K$2]-[.F$32]))*([$PoweredFlights.$B$3:.$B$1002]&lt;=[.$K$2])*[$PoweredFlights.$N$3:.$N$1002])" office:value-type="float" office:value="0">
            <text:p>0</text:p>
          </table:table-cell>
          <table:table-cell table:style-name="ce73" table:number-matrix-columns-spanned="1" table:number-matrix-rows-spanned="1" table:formula="of:=SUM((LEFT([$PoweredFlights.$J$3:.$J$1002];2)=[.$A45])*([$PoweredFlights.$B$3:.$B$1002]&gt;=([.$K$2]-[.G$32]))*([$PoweredFlights.$B$3:.$B$1002]&lt;=[.$K$2])*[$PoweredFlights.$N$3:.$N$1002])" office:value-type="float" office:value="0">
            <text:p>0</text:p>
          </table:table-cell>
          <table:table-cell table:style-name="ce73" table:number-matrix-columns-spanned="1" table:number-matrix-rows-spanned="1" table:formula="of:=SUM((LEFT([$PoweredFlights.$J$3:.$J$1002];2)=[.$A45])*([$PoweredFlights.$B$3:.$B$1002]&gt;=([.$K$2]-[.H$32]))*([$PoweredFlights.$B$3:.$B$1002]&lt;=[.$K$2])*[$PoweredFlights.$N$3:.$N$1002])" office:value-type="float" office:value="0">
            <text:p>0</text:p>
          </table:table-cell>
          <table:table-cell table:style-name="ce73" table:number-matrix-columns-spanned="1" table:number-matrix-rows-spanned="1" table:formula="of:=SUM((LEFT([$PoweredFlights.$J$3:.$J$1002];2)=[.$A45])*([$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LEFT([$PoweredFlights.$J$3:.$J$1002];2)=[.$A49])*([$PoweredFlights.$B$3:.$B$1002]&gt;=([.$K$2]-[.C$32]))*([$PoweredFlights.$B$3:.$B$1002]&lt;=[.$K$2]))" office:value-type="float" office:value="0">
            <text:p>0</text:p>
          </table:table-cell>
          <table:table-cell table:style-name="ce73" table:number-matrix-columns-spanned="1" table:number-matrix-rows-spanned="1" table:formula="of:=SUM((LEFT([$PoweredFlights.$J$3:.$J$1002];2)=[.$A49])*([$PoweredFlights.$B$3:.$B$1002]&gt;=([.$K$2]-[.D$32]))*([$PoweredFlights.$B$3:.$B$1002]&lt;=[.$K$2]))" office:value-type="float" office:value="0">
            <text:p>0</text:p>
          </table:table-cell>
          <table:table-cell table:style-name="ce73" table:number-matrix-columns-spanned="1" table:number-matrix-rows-spanned="1" table:formula="of:=SUM((LEFT([$PoweredFlights.$J$3:.$J$1002];2)=[.$A49])*([$PoweredFlights.$B$3:.$B$1002]&gt;=([.$K$2]-[.E$32]))*([$PoweredFlights.$B$3:.$B$1002]&lt;=[.$K$2]))" office:value-type="float" office:value="0">
            <text:p>0</text:p>
          </table:table-cell>
          <table:table-cell table:style-name="ce73" table:number-matrix-columns-spanned="1" table:number-matrix-rows-spanned="1" table:formula="of:=SUM((LEFT([$PoweredFlights.$J$3:.$J$1002];2)=[.$A49])*([$PoweredFlights.$B$3:.$B$1002]&gt;=([.$K$2]-[.F$32]))*([$PoweredFlights.$B$3:.$B$1002]&lt;=[.$K$2]))" office:value-type="float" office:value="0">
            <text:p>0</text:p>
          </table:table-cell>
          <table:table-cell table:style-name="ce73" table:number-matrix-columns-spanned="1" table:number-matrix-rows-spanned="1" table:formula="of:=SUM((LEFT([$PoweredFlights.$J$3:.$J$1002];2)=[.$A49])*([$PoweredFlights.$B$3:.$B$1002]&gt;=([.$K$2]-[.G$32]))*([$PoweredFlights.$B$3:.$B$1002]&lt;=[.$K$2]))" office:value-type="float" office:value="0">
            <text:p>0</text:p>
          </table:table-cell>
          <table:table-cell table:style-name="ce73" table:number-matrix-columns-spanned="1" table:number-matrix-rows-spanned="1" table:formula="of:=SUM((LEFT([$PoweredFlights.$J$3:.$J$1002];2)=[.$A49])*([$PoweredFlights.$B$3:.$B$1002]&gt;=([.$K$2]-[.H$32]))*([$PoweredFlights.$B$3:.$B$1002]&lt;=[.$K$2]))" office:value-type="float" office:value="0">
            <text:p>0</text:p>
          </table:table-cell>
          <table:table-cell table:style-name="ce73" table:number-matrix-columns-spanned="1" table:number-matrix-rows-spanned="1" table:formula="of:=SUM((LEFT([$PoweredFlights.$J$3:.$J$1002];2)=[.$A49])*([$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9])*([$PoweredFlights.$B$3:.$B$1002]&gt;=([.$K$2]-[.C$32]))*([$PoweredFlights.$B$3:.$B$1002]&lt;=[.$K$2])*[$PoweredFlights.$O$3:.$O$1002])+SUM((LEFT([$PoweredFlights.$J$3:.$J$1002];2)=[.$A49])*([$PoweredFlights.$B$3:.$B$1002]&gt;=([.$K$2]-[.C$32]))*([$PoweredFlights.$B$3:.$B$1002]&lt;=[.$K$2])*[$PoweredFlights.$P$3:.$P$1002])" office:value-type="float" office:value="0">
            <text:p>0</text:p>
          </table:table-cell>
          <table:table-cell table:style-name="ce74" table:number-matrix-columns-spanned="1" table:number-matrix-rows-spanned="1" table:formula="of:=SUM((LEFT([$PoweredFlights.$J$3:.$J$1002];2)=[.$A49])*([$PoweredFlights.$B$3:.$B$1002]&gt;=([.$K$2]-[.D$32]))*([$PoweredFlights.$B$3:.$B$1002]&lt;=[.$K$2])*[$PoweredFlights.$O$3:.$O$1002])+SUM((LEFT([$PoweredFlights.$J$3:.$J$1002];2)=[.$A49])*([$PoweredFlights.$B$3:.$B$1002]&gt;=([.$K$2]-[.D$32]))*([$PoweredFlights.$B$3:.$B$1002]&lt;=[.$K$2])*[$PoweredFlights.$P$3:.$P$1002])" office:value-type="float" office:value="0">
            <text:p>0</text:p>
          </table:table-cell>
          <table:table-cell table:style-name="ce74" table:number-matrix-columns-spanned="1" table:number-matrix-rows-spanned="1" table:formula="of:=SUM((LEFT([$PoweredFlights.$J$3:.$J$1002];2)=[.$A49])*([$PoweredFlights.$B$3:.$B$1002]&gt;=([.$K$2]-[.E$32]))*([$PoweredFlights.$B$3:.$B$1002]&lt;=[.$K$2])*[$PoweredFlights.$O$3:.$O$1002])+SUM((LEFT([$PoweredFlights.$J$3:.$J$1002];2)=[.$A49])*([$PoweredFlights.$B$3:.$B$1002]&gt;=([.$K$2]-[.E$32]))*([$PoweredFlights.$B$3:.$B$1002]&lt;=[.$K$2])*[$PoweredFlights.$P$3:.$P$1002])" office:value-type="float" office:value="0">
            <text:p>0</text:p>
          </table:table-cell>
          <table:table-cell table:style-name="ce74" table:number-matrix-columns-spanned="1" table:number-matrix-rows-spanned="1" table:formula="of:=SUM((LEFT([$PoweredFlights.$J$3:.$J$1002];2)=[.$A49])*([$PoweredFlights.$B$3:.$B$1002]&gt;=([.$K$2]-[.F$32]))*([$PoweredFlights.$B$3:.$B$1002]&lt;=[.$K$2])*[$PoweredFlights.$O$3:.$O$1002])+SUM((LEFT([$PoweredFlights.$J$3:.$J$1002];2)=[.$A49])*([$PoweredFlights.$B$3:.$B$1002]&gt;=([.$K$2]-[.F$32]))*([$PoweredFlights.$B$3:.$B$1002]&lt;=[.$K$2])*[$PoweredFlights.$P$3:.$P$1002])" office:value-type="float" office:value="0">
            <text:p>0</text:p>
          </table:table-cell>
          <table:table-cell table:style-name="ce74" table:number-matrix-columns-spanned="1" table:number-matrix-rows-spanned="1" table:formula="of:=SUM((LEFT([$PoweredFlights.$J$3:.$J$1002];2)=[.$A49])*([$PoweredFlights.$B$3:.$B$1002]&gt;=([.$K$2]-[.G$32]))*([$PoweredFlights.$B$3:.$B$1002]&lt;=[.$K$2])*[$PoweredFlights.$O$3:.$O$1002])+SUM((LEFT([$PoweredFlights.$J$3:.$J$1002];2)=[.$A49])*([$PoweredFlights.$B$3:.$B$1002]&gt;=([.$K$2]-[.G$32]))*([$PoweredFlights.$B$3:.$B$1002]&lt;=[.$K$2])*[$PoweredFlights.$P$3:.$P$1002])" office:value-type="float" office:value="0">
            <text:p>0</text:p>
          </table:table-cell>
          <table:table-cell table:style-name="ce74" table:number-matrix-columns-spanned="1" table:number-matrix-rows-spanned="1" table:formula="of:=SUM((LEFT([$PoweredFlights.$J$3:.$J$1002];2)=[.$A49])*([$PoweredFlights.$B$3:.$B$1002]&gt;=([.$K$2]-[.H$32]))*([$PoweredFlights.$B$3:.$B$1002]&lt;=[.$K$2])*[$PoweredFlights.$O$3:.$O$1002])+SUM((LEFT([$PoweredFlights.$J$3:.$J$1002];2)=[.$A49])*([$PoweredFlights.$B$3:.$B$1002]&gt;=([.$K$2]-[.H$32]))*([$PoweredFlights.$B$3:.$B$1002]&lt;=[.$K$2])*[$PoweredFlights.$P$3:.$P$1002])" office:value-type="float" office:value="0">
            <text:p>0</text:p>
          </table:table-cell>
          <table:table-cell table:style-name="ce74" table:number-matrix-columns-spanned="1" table:number-matrix-rows-spanned="1" table:formula="of:=SUM((LEFT([$PoweredFlights.$J$3:.$J$1002];2)=[.$A49])*([$PoweredFlights.$B$3:.$B$1002]&gt;=([.$K$2]-[.I$32]))*([$PoweredFlights.$B$3:.$B$1002]&lt;=[.$K$2])*[$PoweredFlights.$O$3:.$O$1002])+SUM((LEFT([$PoweredFlights.$J$3:.$J$1002];2)=[.$A49])*([$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9])*([$PoweredFlights.$B$3:.$B$1002]&gt;=([.$K$2]-[.C$32]))*([$PoweredFlights.$B$3:.$B$1002]&lt;=[.$K$2])*[$PoweredFlights.$L$3:.$L$1002])+SUM((LEFT([$PoweredFlights.$J$3:.$J$1002];2)=[.$A49])*([$PoweredFlights.$B$3:.$B$1002]&gt;=([.$K$2]-[.C$32]))*([$PoweredFlights.$B$3:.$B$1002]&lt;=[.$K$2])*[$PoweredFlights.$M$3:.$M$1002])" office:value-type="float" office:value="0">
            <text:p>0</text:p>
          </table:table-cell>
          <table:table-cell table:style-name="ce74" table:number-matrix-columns-spanned="1" table:number-matrix-rows-spanned="1" table:formula="of:=SUM((LEFT([$PoweredFlights.$J$3:.$J$1002];2)=[.$A49])*([$PoweredFlights.$B$3:.$B$1002]&gt;=([.$K$2]-[.D$32]))*([$PoweredFlights.$B$3:.$B$1002]&lt;=[.$K$2])*[$PoweredFlights.$L$3:.$L$1002])+SUM((LEFT([$PoweredFlights.$J$3:.$J$1002];2)=[.$A49])*([$PoweredFlights.$B$3:.$B$1002]&gt;=([.$K$2]-[.D$32]))*([$PoweredFlights.$B$3:.$B$1002]&lt;=[.$K$2])*[$PoweredFlights.$M$3:.$M$1002])" office:value-type="float" office:value="0">
            <text:p>0</text:p>
          </table:table-cell>
          <table:table-cell table:style-name="ce74" table:number-matrix-columns-spanned="1" table:number-matrix-rows-spanned="1" table:formula="of:=SUM((LEFT([$PoweredFlights.$J$3:.$J$1002];2)=[.$A49])*([$PoweredFlights.$B$3:.$B$1002]&gt;=([.$K$2]-[.E$32]))*([$PoweredFlights.$B$3:.$B$1002]&lt;=[.$K$2])*[$PoweredFlights.$L$3:.$L$1002])+SUM((LEFT([$PoweredFlights.$J$3:.$J$1002];2)=[.$A49])*([$PoweredFlights.$B$3:.$B$1002]&gt;=([.$K$2]-[.E$32]))*([$PoweredFlights.$B$3:.$B$1002]&lt;=[.$K$2])*[$PoweredFlights.$M$3:.$M$1002])" office:value-type="float" office:value="0">
            <text:p>0</text:p>
          </table:table-cell>
          <table:table-cell table:style-name="ce74" table:number-matrix-columns-spanned="1" table:number-matrix-rows-spanned="1" table:formula="of:=SUM((LEFT([$PoweredFlights.$J$3:.$J$1002];2)=[.$A49])*([$PoweredFlights.$B$3:.$B$1002]&gt;=([.$K$2]-[.F$32]))*([$PoweredFlights.$B$3:.$B$1002]&lt;=[.$K$2])*[$PoweredFlights.$L$3:.$L$1002])+SUM((LEFT([$PoweredFlights.$J$3:.$J$1002];2)=[.$A49])*([$PoweredFlights.$B$3:.$B$1002]&gt;=([.$K$2]-[.F$32]))*([$PoweredFlights.$B$3:.$B$1002]&lt;=[.$K$2])*[$PoweredFlights.$M$3:.$M$1002])" office:value-type="float" office:value="0">
            <text:p>0</text:p>
          </table:table-cell>
          <table:table-cell table:style-name="ce74" table:number-matrix-columns-spanned="1" table:number-matrix-rows-spanned="1" table:formula="of:=SUM((LEFT([$PoweredFlights.$J$3:.$J$1002];2)=[.$A49])*([$PoweredFlights.$B$3:.$B$1002]&gt;=([.$K$2]-[.G$32]))*([$PoweredFlights.$B$3:.$B$1002]&lt;=[.$K$2])*[$PoweredFlights.$L$3:.$L$1002])+SUM((LEFT([$PoweredFlights.$J$3:.$J$1002];2)=[.$A49])*([$PoweredFlights.$B$3:.$B$1002]&gt;=([.$K$2]-[.G$32]))*([$PoweredFlights.$B$3:.$B$1002]&lt;=[.$K$2])*[$PoweredFlights.$M$3:.$M$1002])" office:value-type="float" office:value="0">
            <text:p>0</text:p>
          </table:table-cell>
          <table:table-cell table:style-name="ce74" table:number-matrix-columns-spanned="1" table:number-matrix-rows-spanned="1" table:formula="of:=SUM((LEFT([$PoweredFlights.$J$3:.$J$1002];2)=[.$A49])*([$PoweredFlights.$B$3:.$B$1002]&gt;=([.$K$2]-[.H$32]))*([$PoweredFlights.$B$3:.$B$1002]&lt;=[.$K$2])*[$PoweredFlights.$L$3:.$L$1002])+SUM((LEFT([$PoweredFlights.$J$3:.$J$1002];2)=[.$A49])*([$PoweredFlights.$B$3:.$B$1002]&gt;=([.$K$2]-[.H$32]))*([$PoweredFlights.$B$3:.$B$1002]&lt;=[.$K$2])*[$PoweredFlights.$M$3:.$M$1002])" office:value-type="float" office:value="0">
            <text:p>0</text:p>
          </table:table-cell>
          <table:table-cell table:style-name="ce74" table:number-matrix-columns-spanned="1" table:number-matrix-rows-spanned="1" table:formula="of:=SUM((LEFT([$PoweredFlights.$J$3:.$J$1002];2)=[.$A49])*([$PoweredFlights.$B$3:.$B$1002]&gt;=([.$K$2]-[.I$32]))*([$PoweredFlights.$B$3:.$B$1002]&lt;=[.$K$2])*[$PoweredFlights.$L$3:.$L$1002])+SUM((LEFT([$PoweredFlights.$J$3:.$J$1002];2)=[.$A49])*([$PoweredFlights.$B$3:.$B$1002]&gt;=([.$K$2]-[.I$32]))*([$PoweredFlights.$B$3:.$B$1002]&lt;=[.$K$2])*[$PoweredFlights.$M$3:.$M$1002])"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9])*([$PoweredFlights.$B$3:.$B$1002]&gt;=([.$K$2]-[.C$32]))*([$PoweredFlights.$B$3:.$B$1002]&lt;=[.$K$2])*[$PoweredFlights.$N$3:.$N$1002])" office:value-type="float" office:value="0">
            <text:p>0</text:p>
          </table:table-cell>
          <table:table-cell table:style-name="ce73" table:number-matrix-columns-spanned="1" table:number-matrix-rows-spanned="1" table:formula="of:=SUM((LEFT([$PoweredFlights.$J$3:.$J$1002];2)=[.$A49])*([$PoweredFlights.$B$3:.$B$1002]&gt;=([.$K$2]-[.D$32]))*([$PoweredFlights.$B$3:.$B$1002]&lt;=[.$K$2])*[$PoweredFlights.$N$3:.$N$1002])" office:value-type="float" office:value="0">
            <text:p>0</text:p>
          </table:table-cell>
          <table:table-cell table:style-name="ce73" table:number-matrix-columns-spanned="1" table:number-matrix-rows-spanned="1" table:formula="of:=SUM((LEFT([$PoweredFlights.$J$3:.$J$1002];2)=[.$A49])*([$PoweredFlights.$B$3:.$B$1002]&gt;=([.$K$2]-[.E$32]))*([$PoweredFlights.$B$3:.$B$1002]&lt;=[.$K$2])*[$PoweredFlights.$N$3:.$N$1002])" office:value-type="float" office:value="0">
            <text:p>0</text:p>
          </table:table-cell>
          <table:table-cell table:style-name="ce73" table:number-matrix-columns-spanned="1" table:number-matrix-rows-spanned="1" table:formula="of:=SUM((LEFT([$PoweredFlights.$J$3:.$J$1002];2)=[.$A49])*([$PoweredFlights.$B$3:.$B$1002]&gt;=([.$K$2]-[.F$32]))*([$PoweredFlights.$B$3:.$B$1002]&lt;=[.$K$2])*[$PoweredFlights.$N$3:.$N$1002])" office:value-type="float" office:value="0">
            <text:p>0</text:p>
          </table:table-cell>
          <table:table-cell table:style-name="ce73" table:number-matrix-columns-spanned="1" table:number-matrix-rows-spanned="1" table:formula="of:=SUM((LEFT([$PoweredFlights.$J$3:.$J$1002];2)=[.$A49])*([$PoweredFlights.$B$3:.$B$1002]&gt;=([.$K$2]-[.G$32]))*([$PoweredFlights.$B$3:.$B$1002]&lt;=[.$K$2])*[$PoweredFlights.$N$3:.$N$1002])" office:value-type="float" office:value="0">
            <text:p>0</text:p>
          </table:table-cell>
          <table:table-cell table:style-name="ce73" table:number-matrix-columns-spanned="1" table:number-matrix-rows-spanned="1" table:formula="of:=SUM((LEFT([$PoweredFlights.$J$3:.$J$1002];2)=[.$A49])*([$PoweredFlights.$B$3:.$B$1002]&gt;=([.$K$2]-[.H$32]))*([$PoweredFlights.$B$3:.$B$1002]&lt;=[.$K$2])*[$PoweredFlights.$N$3:.$N$1002])" office:value-type="float" office:value="0">
            <text:p>0</text:p>
          </table:table-cell>
          <table:table-cell table:style-name="ce73" table:number-matrix-columns-spanned="1" table:number-matrix-rows-spanned="1" table:formula="of:=SUM((LEFT([$PoweredFlights.$J$3:.$J$1002];2)=[.$A49])*([$PoweredFlights.$B$3:.$B$1002]&gt;=([.$K$2]-[.I$32]))*([$PoweredFlights.$B$3:.$B$1002]&lt;=[.$K$2])*[$PoweredFlights.$N$3:.$N$1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54])*([$PoweredFlights.$B$3:.$B$1002]&gt;=([.$K$2]-[.C$32]))*([$PoweredFlights.$B$3:.$B$1002]&lt;=[.$K$2]))" office:value-type="float" office:value="0">
            <text:p>0</text:p>
          </table:table-cell>
          <table:table-cell table:style-name="ce73" table:number-matrix-columns-spanned="1" table:number-matrix-rows-spanned="1" table:formula="of:=SUM(([$PoweredFlights.$D$3:.$D$1002]=[.$A54])*([$PoweredFlights.$B$3:.$B$1002]&gt;=([.$K$2]-[.D$32]))*([$PoweredFlights.$B$3:.$B$1002]&lt;=[.$K$2]))" office:value-type="float" office:value="0">
            <text:p>0</text:p>
          </table:table-cell>
          <table:table-cell table:style-name="ce73" table:number-matrix-columns-spanned="1" table:number-matrix-rows-spanned="1" table:formula="of:=SUM(([$PoweredFlights.$D$3:.$D$1002]=[.$A54])*([$PoweredFlights.$B$3:.$B$1002]&gt;=([.$K$2]-[.E$32]))*([$PoweredFlights.$B$3:.$B$1002]&lt;=[.$K$2]))" office:value-type="float" office:value="0">
            <text:p>0</text:p>
          </table:table-cell>
          <table:table-cell table:style-name="ce73" table:number-matrix-columns-spanned="1" table:number-matrix-rows-spanned="1" table:formula="of:=SUM(([$PoweredFlights.$D$3:.$D$1002]=[.$A54])*([$PoweredFlights.$B$3:.$B$1002]&gt;=([.$K$2]-[.F$32]))*([$PoweredFlights.$B$3:.$B$1002]&lt;=[.$K$2]))" office:value-type="float" office:value="1">
            <text:p>1</text:p>
          </table:table-cell>
          <table:table-cell table:style-name="ce73" table:number-matrix-columns-spanned="1" table:number-matrix-rows-spanned="1" table:formula="of:=SUM(([$PoweredFlights.$D$3:.$D$1002]=[.$A54])*([$PoweredFlights.$B$3:.$B$1002]&gt;=([.$K$2]-[.G$32]))*([$PoweredFlights.$B$3:.$B$1002]&lt;=[.$K$2]))" office:value-type="float" office:value="1">
            <text:p>1</text:p>
          </table:table-cell>
          <table:table-cell table:style-name="ce73" table:number-matrix-columns-spanned="1" table:number-matrix-rows-spanned="1" table:formula="of:=SUM(([$PoweredFlights.$D$3:.$D$1002]=[.$A54])*([$PoweredFlights.$B$3:.$B$1002]&gt;=([.$K$2]-[.H$32]))*([$PoweredFlights.$B$3:.$B$1002]&lt;=[.$K$2]))" office:value-type="float" office:value="1">
            <text:p>1</text:p>
          </table:table-cell>
          <table:table-cell table:style-name="ce73" table:number-matrix-columns-spanned="1" table:number-matrix-rows-spanned="1" table:formula="of:=SUM(([$PoweredFlights.$D$3:.$D$1002]=[.$A54])*([$PoweredFlights.$B$3:.$B$1002]&gt;=([.$K$2]-[.I$32]))*([$PoweredFlights.$B$3:.$B$1002]&lt;=[.$K$2]))" office:value-type="float" office:value="1">
            <text:p>1</text:p>
          </table:table-cell>
          <table:table-cell table:number-columns-repeated="6"/>
          <table:table-cell table:style-name="ce78"/>
          <table:table-cell table:style-name="ce66" office:value-type="string">
            <text:p>No. of Flights</text:p>
          </table:table-cell>
          <table:table-cell table:style-name="ce95" table:formula="of:=COUNTA([$PoweredFlights.$B$3:.$B$1002])" office:value-type="float" office:value="1">
            <text:p>1</text:p>
          </table:table-cell>
          <table:table-cell table:style-name="ce73" table:number-matrix-columns-spanned="1" table:number-matrix-rows-spanned="1" table:formula="of:=SUM(LEFT([$PoweredFlights.$J$3:.$J$1002];2)=[.S$52])" office:value-type="float" office:value="0">
            <text:p>0</text:p>
          </table:table-cell>
          <table:table-cell table:style-name="ce73" table:number-matrix-columns-spanned="1" table:number-matrix-rows-spanned="1" table:formula="of:=SUM(LEFT([$PoweredFlights.$J$3:.$J$1002];2)=[.T$52])" office:value-type="float" office:value="1">
            <text:p>1</text:p>
          </table:table-cell>
          <table:table-cell table:style-name="ce73" table:number-matrix-columns-spanned="1" table:number-matrix-rows-spanned="1" table:formula="of:=SUM(LEFT([$PoweredFlights.$J$3:.$J$1002];2)=[.U$52])" office:value-type="float" office:value="0">
            <text:p>0</text:p>
          </table:table-cell>
          <table:table-cell table:style-name="ce73" table:number-matrix-columns-spanned="1" table:number-matrix-rows-spanned="1" table:formula="of:=SUM(LEFT([$PoweredFlights.$J$3:.$J$1002];2)=[.V$52])" office:value-type="float" office:value="0">
            <text:p>0</text:p>
          </table:table-cell>
          <table:table-cell table:style-name="ce73" table:number-matrix-columns-spanned="1" table:number-matrix-rows-spanned="1" table:formula="of:=SUM([$PoweredFlights.$D$3:.$D$1002]=[.W$52])" office:value-type="float" office:value="1">
            <text:p>1</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54])*([$PoweredFlights.$B$3:.$B$1002]&gt;=([.$K$2]-[.C$32]))*([$PoweredFlights.$B$3:.$B$1002]&lt;=[.$K$2])*[$PoweredFlights.$O$3:.$O$1002])+SUM(([$PoweredFlights.$D$3:.$D$1002]=[.$A54])*([$PoweredFlights.$B$3:.$B$1002]&gt;=([.$K$2]-[.C$32]))*([$PoweredFlights.$B$3:.$B$1002]&lt;=[.$K$2])*[$PoweredFlights.$P$3:.$P$1002])" office:value-type="float" office:value="0">
            <text:p>0</text:p>
          </table:table-cell>
          <table:table-cell table:style-name="ce74" table:number-matrix-columns-spanned="1" table:number-matrix-rows-spanned="1" table:formula="of:=SUM(([$PoweredFlights.$D$3:.$D$1002]=[.$A54])*([$PoweredFlights.$B$3:.$B$1002]&gt;=([.$K$2]-[.D$32]))*([$PoweredFlights.$B$3:.$B$1002]&lt;=[.$K$2])*[$PoweredFlights.$O$3:.$O$1002])+SUM(([$PoweredFlights.$D$3:.$D$1002]=[.$A54])*([$PoweredFlights.$B$3:.$B$1002]&gt;=([.$K$2]-[.D$32]))*([$PoweredFlights.$B$3:.$B$1002]&lt;=[.$K$2])*[$PoweredFlights.$P$3:.$P$1002])" office:value-type="float" office:value="0">
            <text:p>0</text:p>
          </table:table-cell>
          <table:table-cell table:style-name="ce74" table:number-matrix-columns-spanned="1" table:number-matrix-rows-spanned="1" table:formula="of:=SUM(([$PoweredFlights.$D$3:.$D$1002]=[.$A54])*([$PoweredFlights.$B$3:.$B$1002]&gt;=([.$K$2]-[.E$32]))*([$PoweredFlights.$B$3:.$B$1002]&lt;=[.$K$2])*[$PoweredFlights.$O$3:.$O$1002])+SUM(([$PoweredFlights.$D$3:.$D$1002]=[.$A54])*([$PoweredFlights.$B$3:.$B$1002]&gt;=([.$K$2]-[.E$32]))*([$PoweredFlights.$B$3:.$B$1002]&lt;=[.$K$2])*[$PoweredFlights.$P$3:.$P$1002])" office:value-type="float" office:value="0">
            <text:p>0</text:p>
          </table:table-cell>
          <table:table-cell table:style-name="ce74" table:number-matrix-columns-spanned="1" table:number-matrix-rows-spanned="1" table:formula="of:=SUM(([$PoweredFlights.$D$3:.$D$1002]=[.$A54])*([$PoweredFlights.$B$3:.$B$1002]&gt;=([.$K$2]-[.F$32]))*([$PoweredFlights.$B$3:.$B$1002]&lt;=[.$K$2])*[$PoweredFlights.$O$3:.$O$1002])+SUM(([$PoweredFlights.$D$3:.$D$1002]=[.$A54])*([$PoweredFlights.$B$3:.$B$1002]&gt;=([.$K$2]-[.F$32]))*([$PoweredFlights.$B$3:.$B$1002]&lt;=[.$K$2])*[$PoweredFlights.$P$3:.$P$1002])" office:value-type="float" office:value="4">
            <text:p>4</text:p>
          </table:table-cell>
          <table:table-cell table:style-name="ce74" table:number-matrix-columns-spanned="1" table:number-matrix-rows-spanned="1" table:formula="of:=SUM(([$PoweredFlights.$D$3:.$D$1002]=[.$A54])*([$PoweredFlights.$B$3:.$B$1002]&gt;=([.$K$2]-[.G$32]))*([$PoweredFlights.$B$3:.$B$1002]&lt;=[.$K$2])*[$PoweredFlights.$O$3:.$O$1002])+SUM(([$PoweredFlights.$D$3:.$D$1002]=[.$A54])*([$PoweredFlights.$B$3:.$B$1002]&gt;=([.$K$2]-[.G$32]))*([$PoweredFlights.$B$3:.$B$1002]&lt;=[.$K$2])*[$PoweredFlights.$P$3:.$P$1002])" office:value-type="float" office:value="4">
            <text:p>4</text:p>
          </table:table-cell>
          <table:table-cell table:style-name="ce74" table:number-matrix-columns-spanned="1" table:number-matrix-rows-spanned="1" table:formula="of:=SUM(([$PoweredFlights.$D$3:.$D$1002]=[.$A54])*([$PoweredFlights.$B$3:.$B$1002]&gt;=([.$K$2]-[.H$32]))*([$PoweredFlights.$B$3:.$B$1002]&lt;=[.$K$2])*[$PoweredFlights.$O$3:.$O$1002])+SUM(([$PoweredFlights.$D$3:.$D$1002]=[.$A54])*([$PoweredFlights.$B$3:.$B$1002]&gt;=([.$K$2]-[.H$32]))*([$PoweredFlights.$B$3:.$B$1002]&lt;=[.$K$2])*[$PoweredFlights.$P$3:.$P$1002])" office:value-type="float" office:value="4">
            <text:p>4</text:p>
          </table:table-cell>
          <table:table-cell table:style-name="ce74" table:number-matrix-columns-spanned="1" table:number-matrix-rows-spanned="1" table:formula="of:=SUM(([$PoweredFlights.$D$3:.$D$1002]=[.$A54])*([$PoweredFlights.$B$3:.$B$1002]&gt;=([.$K$2]-[.I$32]))*([$PoweredFlights.$B$3:.$B$1002]&lt;=[.$K$2])*[$PoweredFlights.$O$3:.$O$1002])+SUM(([$PoweredFlights.$D$3:.$D$1002]=[.$A54])*([$PoweredFlights.$B$3:.$B$1002]&gt;=([.$K$2]-[.I$32]))*([$PoweredFlights.$B$3:.$B$1002]&lt;=[.$K$2])*[$PoweredFlights.$P$3:.$P$1002])" office:value-type="float" office:value="4">
            <text:p>4</text:p>
          </table:table-cell>
          <table:table-cell table:number-columns-repeated="6"/>
          <table:table-cell table:style-name="ce78"/>
          <table:table-cell table:style-name="ce66" office:value-type="string">
            <text:p>No. of Landings</text:p>
          </table:table-cell>
          <table:table-cell table:style-name="ce99" table:formula="of:=SUM([$PoweredFlights.$O$3:.$O$1002])+SUM([$PoweredFlights.$P$3:.$P$1002])" office:value-type="float" office:value="4">
            <text:p>4</text:p>
          </table:table-cell>
          <table:table-cell table:style-name="ce74" table:number-matrix-columns-spanned="1" table:number-matrix-rows-spanned="1" table:formula="of:=SUM((LEFT([$PoweredFlights.$J$3:.$J$1002];2)=[.S$52])*[$PoweredFlights.$O$3:.$O$1002])+SUM((LEFT([$PoweredFlights.$J$3:.$J$1002];2)=[.S$52])*[$PoweredFlights.$P$3:.$P$1002])" office:value-type="float" office:value="0">
            <text:p>0</text:p>
          </table:table-cell>
          <table:table-cell table:style-name="ce74" table:number-matrix-columns-spanned="1" table:number-matrix-rows-spanned="1" table:formula="of:=SUM((LEFT([$PoweredFlights.$J$3:.$J$1002];2)=[.T$52])*[$PoweredFlights.$O$3:.$O$1002])+SUM((LEFT([$PoweredFlights.$J$3:.$J$1002];2)=[.T$52])*[$PoweredFlights.$P$3:.$P$1002])" office:value-type="float" office:value="4">
            <text:p>4</text:p>
          </table:table-cell>
          <table:table-cell table:style-name="ce74" table:number-matrix-columns-spanned="1" table:number-matrix-rows-spanned="1" table:formula="of:=SUM((LEFT([$PoweredFlights.$J$3:.$J$1002];2)=[.U$52])*[$PoweredFlights.$O$3:.$O$1002])+SUM((LEFT([$PoweredFlights.$J$3:.$J$1002];2)=[.U$52])*[$PoweredFlights.$P$3:.$P$1002])" office:value-type="float" office:value="0">
            <text:p>0</text:p>
          </table:table-cell>
          <table:table-cell table:style-name="ce74" table:number-matrix-columns-spanned="1" table:number-matrix-rows-spanned="1" table:formula="of:=SUM((LEFT([$PoweredFlights.$J$3:.$J$1002];2)=[.V$52])*[$PoweredFlights.$O$3:.$O$1002])+SUM((LEFT([$PoweredFlights.$J$3:.$J$1002];2)=[.V$52])*[$PoweredFlights.$P$3:.$P$1002])" office:value-type="float" office:value="0">
            <text:p>0</text:p>
          </table:table-cell>
          <table:table-cell table:style-name="ce74" table:number-matrix-columns-spanned="1" table:number-matrix-rows-spanned="1" table:formula="of:=SUM(([$PoweredFlights.$D$3:.$D$1002]=[.W$52])*[$PoweredFlights.$O$3:.$O$1002])+SUM(([$PoweredFlights.$D$3:.$D$1002]=[.W$52])*[$PoweredFlights.$P$3:.$P$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54])*([$PoweredFlights.$B$3:.$B$1002]&gt;=([.$K$2]-[.C$32]))*([$PoweredFlights.$B$3:.$B$1002]&lt;=[.$K$2])*[$PoweredFlights.$L$3:.$L$1002])+SUM(([$PoweredFlights.$D$3:.$D$1002]=[.$A54])*([$PoweredFlights.$B$3:.$B$1002]&gt;=([.$K$2]-[.C$32]))*([$PoweredFlights.$B$3:.$B$1002]&lt;=[.$K$2])*[$PoweredFlights.$M$3:.$M$1002])" office:value-type="float" office:value="0">
            <text:p>0</text:p>
          </table:table-cell>
          <table:table-cell table:style-name="ce74" table:number-matrix-columns-spanned="1" table:number-matrix-rows-spanned="1" table:formula="of:=SUM(([$PoweredFlights.$D$3:.$D$1002]=[.$A54])*([$PoweredFlights.$B$3:.$B$1002]&gt;=([.$K$2]-[.D$32]))*([$PoweredFlights.$B$3:.$B$1002]&lt;=[.$K$2])*[$PoweredFlights.$L$3:.$L$1002])+SUM(([$PoweredFlights.$D$3:.$D$1002]=[.$A54])*([$PoweredFlights.$B$3:.$B$1002]&gt;=([.$K$2]-[.D$32]))*([$PoweredFlights.$B$3:.$B$1002]&lt;=[.$K$2])*[$PoweredFlights.$M$3:.$M$1002])" office:value-type="float" office:value="0">
            <text:p>0</text:p>
          </table:table-cell>
          <table:table-cell table:style-name="ce74" table:number-matrix-columns-spanned="1" table:number-matrix-rows-spanned="1" table:formula="of:=SUM(([$PoweredFlights.$D$3:.$D$1002]=[.$A54])*([$PoweredFlights.$B$3:.$B$1002]&gt;=([.$K$2]-[.E$32]))*([$PoweredFlights.$B$3:.$B$1002]&lt;=[.$K$2])*[$PoweredFlights.$L$3:.$L$1002])+SUM(([$PoweredFlights.$D$3:.$D$1002]=[.$A54])*([$PoweredFlights.$B$3:.$B$1002]&gt;=([.$K$2]-[.E$32]))*([$PoweredFlights.$B$3:.$B$1002]&lt;=[.$K$2])*[$PoweredFlights.$M$3:.$M$1002])" office:value-type="float" office:value="0">
            <text:p>0</text:p>
          </table:table-cell>
          <table:table-cell table:style-name="ce74" table:number-matrix-columns-spanned="1" table:number-matrix-rows-spanned="1" table:formula="of:=SUM(([$PoweredFlights.$D$3:.$D$1002]=[.$A54])*([$PoweredFlights.$B$3:.$B$1002]&gt;=([.$K$2]-[.F$32]))*([$PoweredFlights.$B$3:.$B$1002]&lt;=[.$K$2])*[$PoweredFlights.$L$3:.$L$1002])+SUM(([$PoweredFlights.$D$3:.$D$1002]=[.$A54])*([$PoweredFlights.$B$3:.$B$1002]&gt;=([.$K$2]-[.F$32]))*([$PoweredFlights.$B$3:.$B$1002]&lt;=[.$K$2])*[$PoweredFlights.$M$3:.$M$1002])" office:value-type="float" office:value="4">
            <text:p>4</text:p>
          </table:table-cell>
          <table:table-cell table:style-name="ce74" table:number-matrix-columns-spanned="1" table:number-matrix-rows-spanned="1" table:formula="of:=SUM(([$PoweredFlights.$D$3:.$D$1002]=[.$A54])*([$PoweredFlights.$B$3:.$B$1002]&gt;=([.$K$2]-[.G$32]))*([$PoweredFlights.$B$3:.$B$1002]&lt;=[.$K$2])*[$PoweredFlights.$L$3:.$L$1002])+SUM(([$PoweredFlights.$D$3:.$D$1002]=[.$A54])*([$PoweredFlights.$B$3:.$B$1002]&gt;=([.$K$2]-[.G$32]))*([$PoweredFlights.$B$3:.$B$1002]&lt;=[.$K$2])*[$PoweredFlights.$M$3:.$M$1002])" office:value-type="float" office:value="4">
            <text:p>4</text:p>
          </table:table-cell>
          <table:table-cell table:style-name="ce74" table:number-matrix-columns-spanned="1" table:number-matrix-rows-spanned="1" table:formula="of:=SUM(([$PoweredFlights.$D$3:.$D$1002]=[.$A54])*([$PoweredFlights.$B$3:.$B$1002]&gt;=([.$K$2]-[.H$32]))*([$PoweredFlights.$B$3:.$B$1002]&lt;=[.$K$2])*[$PoweredFlights.$L$3:.$L$1002])+SUM(([$PoweredFlights.$D$3:.$D$1002]=[.$A54])*([$PoweredFlights.$B$3:.$B$1002]&gt;=([.$K$2]-[.H$32]))*([$PoweredFlights.$B$3:.$B$1002]&lt;=[.$K$2])*[$PoweredFlights.$M$3:.$M$1002])" office:value-type="float" office:value="4">
            <text:p>4</text:p>
          </table:table-cell>
          <table:table-cell table:style-name="ce74" table:number-matrix-columns-spanned="1" table:number-matrix-rows-spanned="1" table:formula="of:=SUM(([$PoweredFlights.$D$3:.$D$1002]=[.$A54])*([$PoweredFlights.$B$3:.$B$1002]&gt;=([.$K$2]-[.I$32]))*([$PoweredFlights.$B$3:.$B$1002]&lt;=[.$K$2])*[$PoweredFlights.$L$3:.$L$1002])+SUM(([$PoweredFlights.$D$3:.$D$1002]=[.$A54])*([$PoweredFlights.$B$3:.$B$1002]&gt;=([.$K$2]-[.I$32]))*([$PoweredFlights.$B$3:.$B$1002]&lt;=[.$K$2])*[$PoweredFlights.$M$3:.$M$1002])" office:value-type="float" office:value="4">
            <text:p>4</text:p>
          </table:table-cell>
          <table:table-cell table:number-columns-repeated="6"/>
          <table:table-cell table:style-name="ce78"/>
          <table:table-cell table:style-name="ce66" office:value-type="string">
            <text:p>Time (hrs)</text:p>
          </table:table-cell>
          <table:table-cell table:style-name="ce99" table:formula="of:=SUM([$PoweredFlights.$L$3:.$L$1002])+SUM([$PoweredFlights.$M$3:.$M$1002])" office:value-type="float" office:value="4">
            <text:p>4</text:p>
          </table:table-cell>
          <table:table-cell table:style-name="ce74" table:number-matrix-columns-spanned="1" table:number-matrix-rows-spanned="1" table:formula="of:=SUM((LEFT([$PoweredFlights.$J$3:.$J$1002];2)=[.S$52])*[$PoweredFlights.$L$3:.$L$1002])+SUM((LEFT([$PoweredFlights.$J$3:.$J$1002];2)=[.S$52])*[$PoweredFlights.$M$3:.$M$1002])" office:value-type="float" office:value="0">
            <text:p>0</text:p>
          </table:table-cell>
          <table:table-cell table:style-name="ce74" table:number-matrix-columns-spanned="1" table:number-matrix-rows-spanned="1" table:formula="of:=SUM((LEFT([$PoweredFlights.$J$3:.$J$1002];2)=[.T$52])*[$PoweredFlights.$L$3:.$L$1002])+SUM((LEFT([$PoweredFlights.$J$3:.$J$1002];2)=[.T$52])*[$PoweredFlights.$M$3:.$M$1002])" office:value-type="float" office:value="4">
            <text:p>4</text:p>
          </table:table-cell>
          <table:table-cell table:style-name="ce74" table:number-matrix-columns-spanned="1" table:number-matrix-rows-spanned="1" table:formula="of:=SUM((LEFT([$PoweredFlights.$J$3:.$J$1002];2)=[.U$52])*[$PoweredFlights.$L$3:.$L$1002])+SUM((LEFT([$PoweredFlights.$J$3:.$J$1002];2)=[.U$52])*[$PoweredFlights.$M$3:.$M$1002])" office:value-type="float" office:value="0">
            <text:p>0</text:p>
          </table:table-cell>
          <table:table-cell table:style-name="ce74" table:number-matrix-columns-spanned="1" table:number-matrix-rows-spanned="1" table:formula="of:=SUM((LEFT([$PoweredFlights.$J$3:.$J$1002];2)=[.V$52])*[$PoweredFlights.$L$3:.$L$1002])+SUM((LEFT([$PoweredFlights.$J$3:.$J$1002];2)=[.V$52])*[$PoweredFlights.$M$3:.$M$1002])" office:value-type="float" office:value="0">
            <text:p>0</text:p>
          </table:table-cell>
          <table:table-cell table:style-name="ce74" table:number-matrix-columns-spanned="1" table:number-matrix-rows-spanned="1" table:formula="of:=SUM(([$PoweredFlights.$D$3:.$D$1002]=[.W$52])*[$PoweredFlights.$L$3:.$L$1002])+SUM(([$PoweredFlights.$D$3:.$D$1002]=[.W$52])*[$PoweredFlights.$M$3:.$M$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54])*([$PoweredFlights.$B$3:.$B$1002]&gt;=([.$K$2]-[.C$32]))*([$PoweredFlights.$B$3:.$B$1002]&lt;=[.$K$2])*[$PoweredFlights.$N$3:.$N$1002])" office:value-type="float" office:value="0">
            <text:p>0</text:p>
          </table:table-cell>
          <table:table-cell table:style-name="ce73" table:number-matrix-columns-spanned="1" table:number-matrix-rows-spanned="1" table:formula="of:=SUM(([$PoweredFlights.$D$3:.$D$1002]=[.$A54])*([$PoweredFlights.$B$3:.$B$1002]&gt;=([.$K$2]-[.D$32]))*([$PoweredFlights.$B$3:.$B$1002]&lt;=[.$K$2])*[$PoweredFlights.$N$3:.$N$1002])" office:value-type="float" office:value="0">
            <text:p>0</text:p>
          </table:table-cell>
          <table:table-cell table:style-name="ce73" table:number-matrix-columns-spanned="1" table:number-matrix-rows-spanned="1" table:formula="of:=SUM(([$PoweredFlights.$D$3:.$D$1002]=[.$A54])*([$PoweredFlights.$B$3:.$B$1002]&gt;=([.$K$2]-[.E$32]))*([$PoweredFlights.$B$3:.$B$1002]&lt;=[.$K$2])*[$PoweredFlights.$N$3:.$N$1002])" office:value-type="float" office:value="0">
            <text:p>0</text:p>
          </table:table-cell>
          <table:table-cell table:style-name="ce73" table:number-matrix-columns-spanned="1" table:number-matrix-rows-spanned="1" table:formula="of:=SUM(([$PoweredFlights.$D$3:.$D$1002]=[.$A54])*([$PoweredFlights.$B$3:.$B$1002]&gt;=([.$K$2]-[.F$32]))*([$PoweredFlights.$B$3:.$B$1002]&lt;=[.$K$2])*[$PoweredFlights.$N$3:.$N$1002])" office:value-type="float" office:value="1.25">
            <text:p>1.25</text:p>
          </table:table-cell>
          <table:table-cell table:style-name="ce73" table:number-matrix-columns-spanned="1" table:number-matrix-rows-spanned="1" table:formula="of:=SUM(([$PoweredFlights.$D$3:.$D$1002]=[.$A54])*([$PoweredFlights.$B$3:.$B$1002]&gt;=([.$K$2]-[.G$32]))*([$PoweredFlights.$B$3:.$B$1002]&lt;=[.$K$2])*[$PoweredFlights.$N$3:.$N$1002])" office:value-type="float" office:value="1.25">
            <text:p>1.25</text:p>
          </table:table-cell>
          <table:table-cell table:style-name="ce73" table:number-matrix-columns-spanned="1" table:number-matrix-rows-spanned="1" table:formula="of:=SUM(([$PoweredFlights.$D$3:.$D$1002]=[.$A54])*([$PoweredFlights.$B$3:.$B$1002]&gt;=([.$K$2]-[.H$32]))*([$PoweredFlights.$B$3:.$B$1002]&lt;=[.$K$2])*[$PoweredFlights.$N$3:.$N$1002])" office:value-type="float" office:value="1.25">
            <text:p>1.25</text:p>
          </table:table-cell>
          <table:table-cell table:style-name="ce73" table:number-matrix-columns-spanned="1" table:number-matrix-rows-spanned="1" table:formula="of:=SUM(([$PoweredFlights.$D$3:.$D$1002]=[.$A54])*([$PoweredFlights.$B$3:.$B$1002]&gt;=([.$K$2]-[.I$32]))*([$PoweredFlights.$B$3:.$B$1002]&lt;=[.$K$2])*[$PoweredFlights.$N$3:.$N$1002])" office:value-type="float" office:value="1.25">
            <text:p>1.25</text:p>
          </table:table-cell>
          <table:table-cell table:number-columns-repeated="6"/>
          <table:table-cell table:style-name="ce78"/>
          <table:table-cell table:style-name="ce66" office:value-type="string">
            <text:p>Instr Time (hrs)</text:p>
          </table:table-cell>
          <table:table-cell table:style-name="ce95" table:formula="of:=SUM([$PoweredFlights.$N$3:.$N$1002])" office:value-type="float" office:value="1.25">
            <text:p>1.25</text:p>
          </table:table-cell>
          <table:table-cell table:style-name="ce73" table:number-matrix-columns-spanned="1" table:number-matrix-rows-spanned="1" table:formula="of:=SUM((LEFT([$PoweredFlights.$J$3:.$J$1002];2)=[.S$52])*[$PoweredFlights.$N$3:.$N$1002])" office:value-type="float" office:value="0">
            <text:p>0</text:p>
          </table:table-cell>
          <table:table-cell table:style-name="ce73" table:number-matrix-columns-spanned="1" table:number-matrix-rows-spanned="1" table:formula="of:=SUM((LEFT([$PoweredFlights.$J$3:.$J$1002];2)=[.T$52])*[$PoweredFlights.$N$3:.$N$1002])" office:value-type="float" office:value="1.25">
            <text:p>1.25</text:p>
          </table:table-cell>
          <table:table-cell table:style-name="ce73" table:number-matrix-columns-spanned="1" table:number-matrix-rows-spanned="1" table:formula="of:=SUM((LEFT([$PoweredFlights.$J$3:.$J$1002];2)=[.U$52])*[$PoweredFlights.$N$3:.$N$1002])" office:value-type="float" office:value="0">
            <text:p>0</text:p>
          </table:table-cell>
          <table:table-cell table:style-name="ce73" table:number-matrix-columns-spanned="1" table:number-matrix-rows-spanned="1" table:formula="of:=SUM((LEFT([$PoweredFlights.$J$3:.$J$1002];2)=[.V$52])*[$PoweredFlights.$N$3:.$N$1002])" office:value-type="float" office:value="0">
            <text:p>0</text:p>
          </table:table-cell>
          <table:table-cell table:style-name="ce73" table:number-matrix-columns-spanned="1" table:number-matrix-rows-spanned="1" table:formula="of:=SUM(([$PoweredFlights.$D$3:.$D$1002]=[.W$52])*[$PoweredFlights.$N$3:.$N$1002])" office:value-type="float" office:value="1.25">
            <text:p>1.25</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22" table:style-name="ce96"/>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Queries" table:style-name="ta1" table:protected="true" table:print-ranges="Queries.A1:Queries.AA45">
        <table:table-column table:style-name="co1" table:default-cell-style-name="ce55"/>
        <table:table-column table:style-name="co8" table:default-cell-style-name="ce105"/>
        <table:table-column table:style-name="co8" table:default-cell-style-name="ce55"/>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default-cell-style-name="ce55"/>
        <table:table-column table:style-name="co15" table:default-cell-style-name="ce55"/>
        <table:table-column table:style-name="co1" table:number-columns-repeated="2" table:default-cell-style-name="ce55"/>
        <table:table-column table:style-name="co16" table:default-cell-style-name="ce55"/>
        <table:table-column table:style-name="co17" table:default-cell-style-name="ce55"/>
        <table:table-column table:style-name="co1" table:default-cell-style-name="ce55"/>
        <table:table-column table:style-name="co8" table:default-cell-style-name="ce105"/>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number-columns-repeated="2" table:default-cell-style-name="ce55"/>
        <table:table-column table:style-name="co15" table:default-cell-style-name="ce55"/>
        <table:table-column table:style-name="co1" table:number-columns-repeated="3" table:default-cell-style-name="ce55"/>
        <table:table-column table:style-name="co8" table:number-columns-repeated="229" table:default-cell-style-name="ce55"/>
        <table:table-column table:style-name="co8" table:number-columns-repeated="768" table:default-cell-style-name="ce96"/>
        <table:table-row table:style-name="ro3">
          <table:table-cell table:style-name="ce100" office:value-type="string" table:number-columns-spanned="13" table:number-rows-spanned="1">
            <text:p>Gliding Database Queries</text:p>
          </table:table-cell>
          <table:covered-table-cell table:style-name="ce103"/>
          <table:covered-table-cell table:number-columns-repeated="5" table:style-name="ce106"/>
          <table:covered-table-cell table:style-name="ce108"/>
          <table:covered-table-cell table:number-columns-repeated="5" table:style-name="ce106"/>
          <table:table-cell/>
          <table:table-cell table:style-name="ce112" office:value-type="string" table:number-columns-spanned="13" table:number-rows-spanned="1">
            <text:p>Powered Flying Database Queries</text:p>
          </table:table-cell>
          <table:covered-table-cell table:style-name="ce113"/>
          <table:covered-table-cell table:style-name="ce114"/>
          <table:covered-table-cell table:number-columns-repeated="7" table:style-name="ce108"/>
          <table:covered-table-cell table:number-columns-repeated="3" table:style-name="ce106"/>
          <table:table-cell table:style-name="ce115"/>
          <table:table-cell table:number-columns-repeated="996"/>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office:value-type="string">
            <text:p>K13</text:p>
          </table:table-cell>
          <table:table-cell table:style-name="ce107" table:number-columns-repeated="2"/>
          <table:table-cell table:style-name="ce107" office:value-type="string">
            <text:p>Lasham</text:p>
          </table:table-cell>
          <table:table-cell table:style-name="ce107"/>
          <table:table-cell table:style-name="ce107" office:value-type="string">
            <text:p>An Other</text:p>
          </table:table-cell>
          <table:table-cell table:style-name="ce107"/>
          <table:table-cell table:style-name="ce109" table:formula="of:=DCOUNTA([$GlidingFlights.$A$1:$GlidingFlights.$N$3002];&quot;Date&quot;;[.A2:.I8])" office:value-type="float" office:value="0">
            <text:p>0</text:p>
          </table:table-cell>
          <table:table-cell table:style-name="ce109" table:formula="of:=DSUM([$GlidingFlights.$A$1:$GlidingFlights.$N$3002];&quot;Time (hrs)&quot;;[.A2:.I8])+FLOOR(DSUM([$GlidingFlights.$A$1:$GlidingFlights.$N$3002];&quot;Time (mins)&quot;;[.A2:.I8])/60;1)" office:value-type="float" office:value="0">
            <text:p>0</text:p>
          </table:table-cell>
          <table:table-cell table:style-name="ce85" table:formula="of:=MOD(DSUM([$GlidingFlights.$A$1:$GlidingFlights.$N$3002];&quot;Time (mins)&quot;;[.A2:.I8]);60)" office:value-type="float" office:value="0">
            <text:p>0</text:p>
          </table:table-cell>
          <table:table-cell table:style-name="ce109" table:formula="of:=DSUM([$GlidingFlights.$A$1:$GlidingFlights.$N$3002];&quot;Dist (kms)&quot;;[.A2:.I8])" office:value-type="float" office:value="0">
            <text:p>0</text:p>
          </table:table-cell>
          <table:table-cell/>
          <table:table-cell table:style-name="ce101"/>
          <table:table-cell table:style-name="ce104"/>
          <table:table-cell table:style-name="ce107" office:value-type="string">
            <text:p>PA28</text:p>
          </table:table-cell>
          <table:table-cell table:style-name="ce107"/>
          <table:table-cell table:style-name="ce107" office:value-type="string">
            <text:p>Filton</text:p>
          </table:table-cell>
          <table:table-cell table:style-name="ce107" table:number-columns-repeated="4"/>
          <table:table-cell table:style-name="ce109" table:formula="of:=DCOUNTA([$PoweredFlights.$A$1:$PoweredFlights.$Q$1002];&quot;Date&quot;;[.O2:.W8])" office:value-type="float" office:value="0">
            <text:p>0</text:p>
          </table:table-cell>
          <table:table-cell table:style-name="ce109" table:formula="of:=DSUM([$PoweredFlights.$A$1:$PoweredFlights.$Q$1002];&quot;Day (ldgs)&quot;;[.O2:.W8])+DSUM([$PoweredFlights.$A$1:$PoweredFlights.$Q$1002];&quot;Night (ldgs)&quot;;[.O2:.W8])" office:value-type="float" office:value="0">
            <text:p>0</text:p>
          </table:table-cell>
          <table:table-cell table:style-name="ce85" table:formula="of:=DSUM([$PoweredFlights.$A$1:$PoweredFlights.$Q$1002];&quot;Day (hrs)&quot;;[.O2:.W8])+DSUM([$PoweredFlights.$A$1:$PoweredFlights.$Q$1002];&quot;Night (hrs)&quot;;[.O2:.W8])" office:value-type="float" office:value="0">
            <text:p>0</text:p>
          </table:table-cell>
          <table:table-cell table:style-name="ce109" table:formula="of:=DSUM([$PoweredFlights.$A$1:$PoweredFlights.$Q$1002];&quot;Instr (hrs)&quot;;[.O2:.W8])" office:value-type="float" office:value="0">
            <text:p>0</text:p>
          </table:table-cell>
          <table:table-cell table:number-columns-repeated="997"/>
        </table:table-row>
        <table:table-row table:style-name="ro2" table:number-rows-repeated="3">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table:number-columns-repeated="25"/>
          <table:table-cell table:style-name="ce78" table:number-columns-repeated="2"/>
          <table:table-cell table:number-columns-repeated="997"/>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table:number-columns-repeated="2"/>
          <table:table-cell table:style-name="ce107" office:value-type="string">
            <text:p>W</text:p>
          </table:table-cell>
          <table:table-cell table:style-name="ce107"/>
          <table:table-cell table:style-name="ce107" office:value-type="string">
            <text:p>Field</text:p>
          </table:table-cell>
          <table:table-cell table:style-name="ce107" table:number-columns-repeated="2"/>
          <table:table-cell table:style-name="ce109" table:formula="of:=DCOUNTA([$GlidingFlights.$A$1:$GlidingFlights.$N$3002];&quot;Date&quot;;[.A10:.I16])" office:value-type="float" office:value="0">
            <text:p>0</text:p>
          </table:table-cell>
          <table:table-cell table:style-name="ce109" table:formula="of:=DSUM([$GlidingFlights.$A$1:$GlidingFlights.$N$3002];&quot;Time (hrs)&quot;;[.A10:.I16])+FLOOR(DSUM([$GlidingFlights.$A$1:$GlidingFlights.$N$3002];&quot;Time (mins)&quot;;[.A10:.I16])/60;1)" office:value-type="float" office:value="0">
            <text:p>0</text:p>
          </table:table-cell>
          <table:table-cell table:style-name="ce85" table:formula="of:=MOD(DSUM([$GlidingFlights.$A$1:$GlidingFlights.$N$3002];&quot;Time (mins)&quot;;[.A10:.I16]);60)" office:value-type="float" office:value="0">
            <text:p>0</text:p>
          </table:table-cell>
          <table:table-cell table:style-name="ce109" table:formula="of:=DSUM([$GlidingFlights.$A$1:$GlidingFlights.$N$3002];&quot;Dist (kms)&quot;;[.A10:.I16])" office:value-type="float" office:value="0">
            <text:p>0</text:p>
          </table:table-cell>
          <table:table-cell/>
          <table:table-cell table:style-name="ce101"/>
          <table:table-cell table:style-name="ce104"/>
          <table:table-cell table:style-name="ce107" table:number-columns-repeated="4"/>
          <table:table-cell table:style-name="ce107" office:value-type="string">
            <text:p>An Other</text:p>
          </table:table-cell>
          <table:table-cell table:style-name="ce107"/>
          <table:table-cell table:style-name="ce107" office:value-type="string">
            <text:p>SE</text:p>
          </table:table-cell>
          <table:table-cell table:style-name="ce109" table:formula="of:=DCOUNTA([$PoweredFlights.$A$1:$PoweredFlights.$Q$1002];&quot;Date&quot;;[.O10:.W16])" office:value-type="float" office:value="0">
            <text:p>0</text:p>
          </table:table-cell>
          <table:table-cell table:style-name="ce109" table:formula="of:=DSUM([$PoweredFlights.$A$1:$PoweredFlights.$Q$1002];&quot;Day (ldgs)&quot;;[.O10:.W16])+DSUM([$PoweredFlights.$A$1:$PoweredFlights.$Q$1002];&quot;Night (ldgs)&quot;;[.O10:.W16])" office:value-type="float" office:value="0">
            <text:p>0</text:p>
          </table:table-cell>
          <table:table-cell table:style-name="ce85" table:formula="of:=DSUM([$PoweredFlights.$A$1:$PoweredFlights.$Q$1002];&quot;Day (hrs)&quot;;[.O10:.W16])+DSUM([$PoweredFlights.$A$1:$PoweredFlights.$Q$1002];&quot;Night (hrs)&quot;;[.O10:.W16])" office:value-type="float" office:value="0">
            <text:p>0</text:p>
          </table:table-cell>
          <table:table-cell table:style-name="ce109" table:formula="of:=DSUM([$PoweredFlights.$A$1:$PoweredFlights.$Q$1002];&quot;Instr (hrs)&quot;;[.O10:.W16])" office:value-type="float" office:value="0">
            <text:p>0</text:p>
          </table:table-cell>
          <table:table-cell table:number-columns-repeated="997"/>
        </table:table-row>
        <table:table-row table:style-name="ro2" table:number-rows-repeated="3">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table:number-columns-repeated="2"/>
          <table:table-cell table:style-name="ce107" office:value-type="string">
            <text:p>A.*</text:p>
          </table:table-cell>
          <table:table-cell table:style-name="ce107" table:number-columns-repeated="4"/>
          <table:table-cell table:style-name="ce109" table:formula="of:=DCOUNTA([$GlidingFlights.$A$1:$GlidingFlights.$N$3002];&quot;Date&quot;;[.A18:.I24])" office:value-type="float" office:value="1">
            <text:p>1</text:p>
          </table:table-cell>
          <table:table-cell table:style-name="ce109" table:formula="of:=DSUM([$GlidingFlights.$A$1:$GlidingFlights.$N$3002];&quot;Time (hrs)&quot;;[.A18:.I24])+FLOOR(DSUM([$GlidingFlights.$A$1:$GlidingFlights.$N$3002];&quot;Time (mins)&quot;;[.A18:.I24])/60;1)" office:value-type="float" office:value="5">
            <text:p>5</text:p>
          </table:table-cell>
          <table:table-cell table:style-name="ce85" table:formula="of:=MOD(DSUM([$GlidingFlights.$A$1:$GlidingFlights.$N$3002];&quot;Time (mins)&quot;;[.A18:.I24]);60)" office:value-type="float" office:value="30">
            <text:p>30</text:p>
          </table:table-cell>
          <table:table-cell table:style-name="ce109" table:formula="of:=DSUM([$GlidingFlights.$A$1:$GlidingFlights.$N$3002];&quot;Dist (kms)&quot;;[.A18:.I24])" office:value-type="float" office:value="750">
            <text:p>750</text:p>
          </table:table-cell>
          <table:table-cell/>
          <table:table-cell table:style-name="ce101"/>
          <table:table-cell table:style-name="ce104"/>
          <table:table-cell table:style-name="ce107"/>
          <table:table-cell table:style-name="ce107" office:value-type="string">
            <text:p>G-XXXX</text:p>
          </table:table-cell>
          <table:table-cell table:style-name="ce107" table:number-columns-repeated="5"/>
          <table:table-cell table:style-name="ce109" table:formula="of:=DCOUNTA([$PoweredFlights.$A$1:$PoweredFlights.$Q$1002];&quot;Date&quot;;[.O18:.W24])" office:value-type="float" office:value="1">
            <text:p>1</text:p>
          </table:table-cell>
          <table:table-cell table:style-name="ce109" table:formula="of:=DSUM([$PoweredFlights.$A$1:$PoweredFlights.$Q$1002];&quot;Day (ldgs)&quot;;[.O18:.W24])+DSUM([$PoweredFlights.$A$1:$PoweredFlights.$Q$1002];&quot;Night (ldgs)&quot;;[.O18:.W24])" office:value-type="float" office:value="4">
            <text:p>4</text:p>
          </table:table-cell>
          <table:table-cell table:style-name="ce85" table:formula="of:=DSUM([$PoweredFlights.$A$1:$PoweredFlights.$Q$1002];&quot;Day (hrs)&quot;;[.O18:.W24])+DSUM([$PoweredFlights.$A$1:$PoweredFlights.$Q$1002];&quot;Night (hrs)&quot;;[.O18:.W24])" office:value-type="float" office:value="4">
            <text:p>4</text:p>
          </table:table-cell>
          <table:table-cell table:style-name="ce109" table:formula="of:=DSUM([$PoweredFlights.$A$1:$PoweredFlights.$Q$1002];&quot;Instr (hrs)&quot;;[.O18:.W24])" office:value-type="float" office:value="1.25">
            <text:p>1.25</text:p>
          </table:table-cell>
          <table:table-cell table:number-columns-repeated="997"/>
        </table:table-row>
        <table:table-row table:style-name="ro2">
          <table:table-cell table:style-name="ce101"/>
          <table:table-cell table:style-name="ce104"/>
          <table:table-cell table:style-name="ce107" table:number-columns-repeated="2"/>
          <table:table-cell table:style-name="ce107" office:value-type="string">
            <text:p>W</text:p>
          </table:table-cell>
          <table:table-cell table:style-name="ce107" table:number-columns-repeated="4"/>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1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11" table:number-columns-repeated="229"/>
          <table:table-cell table:style-name="ce116" table:number-columns-repeated="767"/>
          <table:table-cell table:style-name="ce117"/>
        </table:table-row>
        <table:table-row table:style-name="ro2">
          <table:table-cell table:style-name="ce101"/>
          <table:table-cell table:style-name="ce104"/>
          <table:table-cell table:style-name="ce107" table:number-columns-repeated="7"/>
          <table:table-cell table:style-name="ce109" table:formula="of:=DCOUNTA([$GlidingFlights.$A$1:$GlidingFlights.$N$3002];&quot;Date&quot;;[.A26:.I32])" office:value-type="float" office:value="0">
            <text:p>0</text:p>
          </table:table-cell>
          <table:table-cell table:style-name="ce109" table:formula="of:=DSUM([$GlidingFlights.$A$1:$GlidingFlights.$N$3002];&quot;Time (hrs)&quot;;[.A26:.I32])+FLOOR(DSUM([$GlidingFlights.$A$1:$GlidingFlights.$N$3002];&quot;Time (mins)&quot;;[.A26:.I32])/60;1)" office:value-type="float" office:value="0">
            <text:p>0</text:p>
          </table:table-cell>
          <table:table-cell table:style-name="ce85" table:formula="of:=MOD(DSUM([$GlidingFlights.$A$1:$GlidingFlights.$N$3002];&quot;Time (mins)&quot;;[.A26:.I32]);60)" office:value-type="float" office:value="0">
            <text:p>0</text:p>
          </table:table-cell>
          <table:table-cell table:style-name="ce109" table:formula="of:=DSUM([$GlidingFlights.$A$1:$GlidingFlights.$N$3002];&quot;Dist (kms)&quot;;[.A26:.I32])" office:value-type="float" office:value="0">
            <text:p>0</text:p>
          </table:table-cell>
          <table:table-cell/>
          <table:table-cell table:style-name="ce101"/>
          <table:table-cell table:style-name="ce104"/>
          <table:table-cell table:style-name="ce107" table:number-columns-repeated="7"/>
          <table:table-cell table:style-name="ce109" table:formula="of:=DCOUNTA([$PoweredFlights.$A$1:$PoweredFlights.$Q$1002];&quot;Date&quot;;[.O26:.W32])" office:value-type="float" office:value="0">
            <text:p>0</text:p>
          </table:table-cell>
          <table:table-cell table:style-name="ce109" table:formula="of:=DSUM([$PoweredFlights.$A$1:$PoweredFlights.$Q$1002];&quot;Day (ldgs)&quot;;[.O26:.W32])+DSUM([$PoweredFlights.$A$1:$PoweredFlights.$Q$1002];&quot;Night (ldgs)&quot;;[.O26:.W32])" office:value-type="float" office:value="0">
            <text:p>0</text:p>
          </table:table-cell>
          <table:table-cell table:style-name="ce85" table:formula="of:=DSUM([$PoweredFlights.$A$1:$PoweredFlights.$Q$1002];&quot;Day (hrs)&quot;;[.O26:.W32])+DSUM([$PoweredFlights.$A$1:$PoweredFlights.$Q$1002];&quot;Night (hrs)&quot;;[.O26:.W32])" office:value-type="float" office:value="0">
            <text:p>0</text:p>
          </table:table-cell>
          <table:table-cell table:style-name="ce109" table:formula="of:=DSUM([$PoweredFlights.$A$1:$PoweredFlights.$Q$1002];&quot;Instr (hrs)&quot;;[.O26:.W32])" office:value-type="float" office:value="0">
            <text:p>0</text:p>
          </table:table-cell>
          <table:table-cell table:number-columns-repeated="997"/>
        </table:table-row>
        <table:table-row table:style-name="ro2" table:number-rows-repeated="3">
          <table:table-cell table:style-name="ce101"/>
          <table:table-cell table:style-name="ce104"/>
          <table:table-cell table:style-name="ce107" table:number-columns-repeated="7"/>
          <table:table-cell table:style-name="ce110" table:number-columns-repeated="4"/>
          <table:table-cell/>
          <table:table-cell table:style-name="ce101"/>
          <table:table-cell table:style-name="ce104"/>
          <table:table-cell table:style-name="ce107" table:number-columns-repeated="7"/>
          <table:table-cell table:style-name="ce110" table:number-columns-repeated="4"/>
          <table:table-cell table:number-columns-repeated="997"/>
        </table:table-row>
        <table:table-row table:style-name="ro2" table:number-rows-repeated="2">
          <table:table-cell table:style-name="ce101"/>
          <table:table-cell table:style-name="ce104"/>
          <table:table-cell table:style-name="ce107" table:number-columns-repeated="7"/>
          <table:table-cell table:style-name="ce78" table:number-columns-repeated="4"/>
          <table:table-cell/>
          <table:table-cell table:style-name="ce101"/>
          <table:table-cell table:style-name="ce104"/>
          <table:table-cell table:style-name="ce107" table:number-columns-repeated="7"/>
          <table:table-cell table:style-name="ce78" table:number-columns-repeated="4"/>
          <table:table-cell table:number-columns-repeated="997"/>
        </table:table-row>
        <table:table-row table:style-name="ro2">
          <table:table-cell>
            <draw:frame table:end-cell-address="Queries.I42" table:end-x="1.197cm" table:end-y="0.444cm" draw:z-index="0" draw:style-name="gr6" draw:text-style-name="P2" svg:width="17.779cm" svg:height="4.4cm" svg:x="0.001cm" svg:y="0.346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draw:text-box>
            </draw:frame>
          </table:table-cell>
          <table:table-cell table:number-columns-repeated="12"/>
          <table:table-cell>
            <draw:frame table:end-cell-address="Queries.W42" table:end-x="1.216cm" table:end-y="0.444cm" draw:z-index="1" draw:style-name="gr7" draw:text-style-name="P2" svg:width="16.775cm" svg:height="4.4cm" svg:x="0.48cm" svg:y="0.346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single-engine piston aeroplane?".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draw:text-box>
            </draw:frame>
          </table:table-cell>
          <table:table-cell table:number-columns-repeated="1010"/>
        </table:table-row>
        <table:table-row table:style-name="ro2" table:number-rows-repeated="10">
          <table:table-cell table:number-columns-repeated="1024"/>
        </table:table-row>
        <table:table-row table:style-name="ro2">
          <table:table-cell table:style-name="ce102" office:value-type="string" table:number-columns-spanned="27" table:number-rows-spanned="1">
            <text:p><text:span text:style-name="T7">© M</text:span><text:span text:style-name="T8">ichael Schlotter (m.schlotter@bath.ac.uk) <text:s/>- <text:s/>Check web site for updates: </text:span><text:span text:style-name="T9">http://people.bath.ac.uk/enpms/logbook/</text:span></text:p>
          </table:table-cell>
          <table:covered-table-cell table:number-columns-repeated="26"/>
          <table:table-cell table:number-columns-repeated="997"/>
        </table:table-row>
        <table:table-row table:style-name="ro2" table:number-rows-repeated="65491">
          <table:table-cell table:number-columns-repeated="1024"/>
        </table:table-row>
        <table:table-row table:style-name="ro2">
          <table:table-cell table:number-columns-repeated="1024"/>
        </table:table-row>
      </table:table>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Lucidasans" svg:font-family="Lucidasans"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60%"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1">01/06/2009</text:date>, <text:time>14:38: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4-08-04T17:56:20</meta:creation-date>
    <dc:creator>Michael Schlotter</dc:creator>
    <dc:date>2009-06-01T14:38:17.80</dc:date>
    <meta:printed-by>Michael Schlotter</meta:printed-by>
    <meta:print-date>2009-02-04T17:48:31.22</meta:print-date>
    <dc:language>en-GB</dc:language>
    <meta:editing-cycles>541</meta:editing-cycles>
    <meta:editing-duration>PT111H33M03S</meta:editing-duration>
    <meta:document-statistic meta:table-count="5" meta:cell-count="2257"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2cm" svg:y="0.17cm" chart:style-name="ch2">
          <text:p>Yearly Flying in Previous 12 Years</text:p>
        </chart:title>
        <chart:legend chart:legend-position="end" svg:x="1.358cm" svg:y="0.859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5pt" style:font-size-asian="7.5pt" style:font-size-complex="7.5pt"/>
    </style:style>
    <style:style style:name="ch9" style:family="chart">
      <style:chart-properties chart:solid-type="cuboid"/>
      <style:graphic-properties draw:fill-color="#ffff99"/>
      <style:text-properties fo:font-size="7.5pt" style:font-size-asian="7.5pt" style:font-size-complex="7.5pt"/>
    </style:style>
    <style:style style:name="ch10" style:family="chart">
      <style:chart-properties chart:solid-type="cuboid"/>
      <style:graphic-properties draw:fill-color="#99ccff"/>
      <style:text-properties fo:font-size="7.5pt" style:font-size-asian="7.5pt" style:font-size-complex="7.5pt"/>
    </style:style>
    <style:style style:name="ch11" style:family="chart">
      <style:chart-properties chart:solid-type="cuboid"/>
      <style:graphic-properties draw:fill-color="#ff8080"/>
      <style:text-properties fo:font-size="7.5pt" style:font-size-asian="7.5pt" style:font-size-complex="7.5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cm" chart:style-name="ch2">
          <text:p>Total Number of Flights and Hours</text:p>
        </chart:title>
        <chart:legend chart:legend-position="start" svg:x="1.819cm" svg:y="2.211cm" chart:style-name="ch3"/>
        <chart:plot-area chart:style-name="ch4" table:cell-range-address="GlidingStats.S52:GlidingStats.V54" chart:data-source-has-labels="row" svg:x="1.048cm" svg:y="0.831cm" svg:width="13.752cm" svg:height="5.995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5">
                <text:p text:id="GlidingStats.S54:GlidingStats.V54">5</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92cm" svg:y="0.17cm" chart:style-name="ch2">
          <text:p>Monthly Flying in Current Year</text:p>
        </chart:title>
        <chart:legend chart:legend-position="end" svg:x="1.358cm" svg:y="0.859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1">
                <text:p text:id="GlidingStats.C20:Gliding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5">
                <text:p text:id="GlidingStats.C21:GlidingStats.N2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7cm" svg:y="0.17cm" chart:style-name="ch2">
          <text:p>Yearly Flying in Previous 12 Years</text:p>
        </chart:title>
        <chart:legend chart:legend-position="end" svg:x="1.356cm" svg:y="0.858cm" chart:style-name="ch3"/>
        <chart:plot-area chart:style-name="ch4" table:cell-range-address="PoweredStats.C7:PoweredStats.N8 PoweredStats.B8:PoweredStats.N8 PoweredStats.B10:PoweredStats.N10 PoweredStats.B7:PoweredStats.B7"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PoweredStats.B8:PoweredStats.B8">No. of Flights</text:p>
              </table:table-cell>
              <table:table-cell office:value-type="float" office:value="0">
                <text:p text:id="PoweredStats.C8:Powered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97cm" svg:y="0.17cm" chart:style-name="ch2">
          <text:p>Monthly Flying in Current Year</text:p>
        </chart:title>
        <chart:legend chart:legend-position="end" svg:x="1.356cm" svg:y="0.858cm" chart:style-name="ch3"/>
        <chart:plot-area chart:style-name="ch4" table:cell-range-address="PoweredStats.C19:PoweredStats.N20 PoweredStats.B20:PoweredStats.N20 PoweredStats.B22:PoweredStats.N22 PoweredStats.B19:PoweredStats.B19"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0:PoweredStats.B20">No. of Flights</text:p>
              </table:table-cell>
              <table:table-cell office:value-type="float" office:value="1">
                <text:p text:id="PoweredStats.C20:Powered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4">
                <text:p text:id="PoweredStats.C22:PoweredStats.N2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8.60000038146973pt" style:font-family-asian="'MS Gothic'" style:font-family-generic-asian="system" style:font-pitch-asian="variable" style:font-size-asian="8.60000038146973pt" style:font-family-complex="Tahoma" style:font-family-generic-complex="system" style:font-pitch-complex="variable" style:font-size-complex="8.60000038146973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30000019073486pt" style:font-size-asian="7.30000019073486pt" style:font-size-complex="7.30000019073486pt"/>
    </style:style>
    <style:style style:name="ch9" style:family="chart">
      <style:chart-properties chart:solid-type="cuboid"/>
      <style:graphic-properties draw:fill-color="#ffff99"/>
      <style:text-properties fo:font-size="7.30000019073486pt" style:font-size-asian="7.30000019073486pt" style:font-size-complex="7.30000019073486pt"/>
    </style:style>
    <style:style style:name="ch10" style:family="chart">
      <style:chart-properties chart:solid-type="cuboid"/>
      <style:graphic-properties draw:fill-color="#99ccff"/>
      <style:text-properties fo:font-size="7.30000019073486pt" style:font-size-asian="7.30000019073486pt" style:font-size-complex="7.30000019073486pt"/>
    </style:style>
    <style:style style:name="ch11" style:family="chart">
      <style:chart-properties chart:solid-type="cuboid"/>
      <style:graphic-properties draw:fill-color="#ff8080"/>
      <style:text-properties fo:font-size="7.30000019073486pt" style:font-size-asian="7.30000019073486pt" style:font-size-complex="7.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cm" chart:style-name="ch2">
          <text:p>Total Number of Flights and Hours</text:p>
        </chart:title>
        <chart:legend chart:legend-position="start" svg:x="1.819cm" svg:y="2.211cm" chart:style-name="ch3"/>
        <chart:plot-area chart:style-name="ch4" table:cell-range-address="PoweredStats.S52:PoweredStats.V53 PoweredStats.S55:PoweredStats.V55" chart:data-source-has-labels="row" svg:x="1.048cm" svg:y="0.81cm" svg:width="13.752cm" svg:height="5.995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0">
                <text:p text:id="PoweredStats.S53:PoweredStats.V53">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4">
                <text:p>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